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822cm"/>
    </style:style>
    <style:style style:name="co13" style:family="table-column">
      <style:table-column-properties fo:break-before="auto" style:column-width="1.152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7.056cm"/>
    </style:style>
    <style:style style:name="co18" style:family="table-column">
      <style:table-column-properties fo:break-before="auto" style:column-width="1.162cm"/>
    </style:style>
    <style:style style:name="co19" style:family="table-column">
      <style:table-column-properties fo:break-before="auto" style:column-width="1.461cm"/>
    </style:style>
    <style:style style:name="co20" style:family="table-column">
      <style:table-column-properties fo:break-before="auto" style:column-width="1.658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3.242cm"/>
    </style:style>
    <style:style style:name="co23" style:family="table-column">
      <style:table-column-properties fo:break-before="auto" style:column-width="1.039cm"/>
    </style:style>
    <style:style style:name="co24" style:family="table-column">
      <style:table-column-properties fo:break-before="auto" style:column-width="1.311cm"/>
    </style:style>
    <style:style style:name="co25" style:family="table-column">
      <style:table-column-properties fo:break-before="auto" style:column-width="1.113cm"/>
    </style:style>
    <style:style style:name="co26" style:family="table-column">
      <style:table-column-properties fo:break-before="auto" style:column-width="1.201cm"/>
    </style:style>
    <style:style style:name="co27" style:family="table-column">
      <style:table-column-properties fo:break-before="auto" style:column-width="1.51cm"/>
    </style:style>
    <style:style style:name="co28" style:family="table-column">
      <style:table-column-properties fo:break-before="auto" style:column-width="4.69cm"/>
    </style:style>
    <style:style style:name="co30" style:family="table-column">
      <style:table-column-properties fo:break-before="auto" style:column-width="0.817cm"/>
    </style:style>
    <style:style style:name="co31" style:family="table-column">
      <style:table-column-properties fo:break-before="auto" style:column-width="1.6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100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9" style:family="table-cell" style:parent-style-name="Default" style:data-style-name="N37"/>
    <style:style style:name="ce84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</style:style>
    <style:style style:name="ce91" style:family="table-cell" style:parent-style-name="Default">
      <style:table-cell-properties fo:border-bottom="0.06pt solid #000000" fo:border-left="none" fo:border-right="none" fo:border-top="none"/>
    </style:style>
    <style:style style:name="ce9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95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99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3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4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07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9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9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10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11" style:family="table-cell" style:parent-style-name="Default">
      <style:table-cell-properties fo:border-bottom="0.06pt solid #000000" fo:border-left="0.06pt solid #000000" fo:border-right="none" fo:border-top="none"/>
    </style:style>
    <style:style style:name="ce112" style:family="table-cell" style:parent-style-name="Default">
      <style:table-cell-properties fo:border-bottom="none" fo:border-left="0.06pt solid #000000" fo:border-right="none" fo:border-top="none"/>
    </style:style>
    <style:style style:name="ce11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14" style:family="table-cell" style:parent-style-name="Default">
      <style:table-cell-properties fo:border-bottom="none" fo:border-left="none" fo:border-right="0.06pt solid #000000" fo:border-top="none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17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 style:data-style-name="N10003"/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order-left="none" fo:border-right="none" fo:border-top="none"/>
    </style:style>
    <style:style style:name="ce53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37"/>
    <style:style style:name="ce56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57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1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2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6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1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72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3" style:family="table-cell" style:parent-style-name="Default">
      <style:table-cell-properties fo:border-bottom="0.06pt solid #000000" fo:border-left="0.06pt solid #000000" fo:border-right="none" fo:border-top="none"/>
    </style:style>
    <style:style style:name="ce74" style:family="table-cell" style:parent-style-name="Default">
      <style:table-cell-properties fo:border-bottom="none" fo:border-left="0.06pt solid #000000" fo:border-right="none" fo:border-top="none"/>
    </style:style>
    <style:style style:name="ce7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79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 style:data-style-name="N10003"/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2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2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1pt" style:font-size-asian="11pt" style:font-weight-asian="bold" style:font-size-complex="11pt" style:font-weight-complex="bold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1pt" fo:font-weight="bold" style:font-size-asian="11pt" style:font-size-complex="11pt" style:font-weight-asian="bold" style:font-weight-complex="bold"/>
    </style:style>
    <style:style style:name="T9" style:family="text">
      <style:text-properties fo:color="#000000" fo:font-size="11pt" style:font-size-asian="11pt" style:font-size-complex="11pt" style:font-weight-asian="bold" style:font-weight-complex="bold"/>
    </style:style>
    <style:style style:name="T10" style:family="text">
      <style:text-properties fo:color="#000000" fo:font-weight="bold" style:font-weight-asian="bold" style:font-weight-complex="bold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30" table:default-cell-style-name="Default"/>
        <table:table-column table:style-name="co31" table:number-columns-repeated="4" table:default-cell-style-name="Default"/>
        <table:table-column table:style-name="co31" table:default-cell-style-name="ce47"/>
        <table:table-column table:style-name="co31" table:number-columns-repeated="5" table:default-cell-style-name="Default"/>
        <table:table-column table:style-name="co31" table:default-cell-style-name="ce47"/>
        <table:table-column table:style-name="co31" table:number-columns-repeated="6" table:default-cell-style-name="Default"/>
        <table:table-row table:style-name="ro1">
          <table:table-cell/>
          <table:table-cell table:style-name="ce43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 hoja 5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44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44" office:value-type="string" calcext:value-type="string">
            <text:p>Casos declarados</text:p>
          </table:table-cell>
          <table:table-cell table:number-columns-repeated="5"/>
          <table:table-cell table:style-name="ce44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091cm" svg:y="0.223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45"/>
          <table:table-cell table:style-name="ce48" office:value-type="string" calcext:value-type="string">
            <text:p>Italia</text:p>
          </table:table-cell>
          <table:table-cell table:style-name="ce48" office:value-type="string" calcext:value-type="string">
            <text:p>España</text:p>
          </table:table-cell>
          <table:table-cell table:style-name="ce48" office:value-type="string" calcext:value-type="string">
            <text:p>Francia</text:p>
          </table:table-cell>
          <table:table-cell table:style-name="ce48" office:value-type="string" calcext:value-type="string">
            <text:p>Alemania</text:p>
          </table:table-cell>
          <table:table-cell/>
          <table:table-cell table:style-name="ce45"/>
          <table:table-cell table:style-name="ce48" office:value-type="string" calcext:value-type="string">
            <text:p>Italia</text:p>
          </table:table-cell>
          <table:table-cell table:style-name="ce48" office:value-type="string" calcext:value-type="string">
            <text:p>España</text:p>
          </table:table-cell>
          <table:table-cell table:style-name="ce48" office:value-type="string" calcext:value-type="string">
            <text:p>Francia</text:p>
          </table:table-cell>
          <table:table-cell table:style-name="ce48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/>
          <table:table-cell table:style-name="ce46" office:value-type="date" office:date-value="2020-02-20" calcext:value-type="date">
            <text:p>20/02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number-columns-repeated="2"/>
          <table:table-cell table:style-name="ce46" office:value-type="date" office:date-value="2020-02-20" calcext:value-type="date">
            <text:p>20/02</text:p>
          </table:table-cell>
          <table:table-cell table:style-name="ce47" table:number-columns-repeated="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/>
          <table:table-cell table:style-name="ce46" office:value-type="date" office:date-value="2020-02-21" calcext:value-type="date">
            <text:p>21/02</text:p>
          </table:table-cell>
          <table:table-cell table:style-name="ce47" office:value-type="float" office:value="20" calcext:value-type="float">
            <text:p>20</text:p>
          </table:table-cell>
          <table:table-cell table:style-name="ce47" table:number-columns-repeated="2"/>
          <table:table-cell table:number-columns-repeated="2"/>
          <table:table-cell table:style-name="ce46" office:value-type="date" office:date-value="2020-02-21" calcext:value-type="date">
            <text:p>21/02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46" office:value-type="date" office:date-value="2020-02-22" calcext:value-type="date">
            <text:p>22/02</text:p>
          </table:table-cell>
          <table:table-cell table:style-name="ce47" office:value-type="float" office:value="79" calcext:value-type="float">
            <text:p>79</text:p>
          </table:table-cell>
          <table:table-cell table:style-name="ce47" table:number-columns-repeated="2"/>
          <table:table-cell table:number-columns-repeated="2"/>
          <table:table-cell table:style-name="ce46" office:value-type="date" office:date-value="2020-02-22" calcext:value-type="date">
            <text:p>22/0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46" office:value-type="date" office:date-value="2020-02-23" calcext:value-type="date">
            <text:p>23/02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table:number-columns-repeated="2"/>
          <table:table-cell/>
          <table:table-cell table:style-name="ce47" office:value-type="string" calcext:value-type="string">
            <text:p>L</text:p>
          </table:table-cell>
          <table:table-cell table:style-name="ce46" office:value-type="date" office:date-value="2020-02-23" calcext:value-type="date">
            <text:p>23/0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/>
          <table:table-cell table:style-name="ce46" office:value-type="date" office:date-value="2020-02-24" calcext:value-type="date">
            <text:p>24/02</text:p>
          </table:table-cell>
          <table:table-cell table:style-name="ce47" office:value-type="float" office:value="227" calcext:value-type="float">
            <text:p>227</text:p>
          </table:table-cell>
          <table:table-cell table:style-name="ce47" table:number-columns-repeated="2"/>
          <table:table-cell office:value-type="float" office:value="16" calcext:value-type="float">
            <text:p>16</text:p>
          </table:table-cell>
          <table:table-cell table:style-name="ce47"/>
          <table:table-cell table:style-name="ce46" office:value-type="date" office:date-value="2020-02-24" calcext:value-type="date">
            <text:p>24/02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/>
          <table:table-cell table:style-name="ce46" office:value-type="date" office:date-value="2020-02-25" calcext:value-type="date">
            <text:p>25/02</text:p>
          </table:table-cell>
          <table:table-cell table:style-name="ce47" office:value-type="float" office:value="320" calcext:value-type="float">
            <text:p>32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47"/>
          <table:table-cell table:style-name="ce46" office:value-type="date" office:date-value="2020-02-25" calcext:value-type="date">
            <text:p>25/02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/>
          <table:table-cell table:style-name="ce46" office:value-type="date" office:date-value="2020-02-26" calcext:value-type="date">
            <text:p>26/02</text:p>
          </table:table-cell>
          <table:table-cell table:style-name="ce47" office:value-type="float" office:value="445" calcext:value-type="float">
            <text:p>445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47"/>
          <table:table-cell table:style-name="ce46" office:value-type="date" office:date-value="2020-02-26" calcext:value-type="date">
            <text:p>26/02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/>
          <table:table-cell table:style-name="ce46" office:value-type="date" office:date-value="2020-02-27" calcext:value-type="date">
            <text:p>27/02</text:p>
          </table:table-cell>
          <table:table-cell table:style-name="ce47" office:value-type="float" office:value="650" calcext:value-type="float">
            <text:p>650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47"/>
          <table:table-cell table:style-name="ce46" office:value-type="date" office:date-value="2020-02-27" calcext:value-type="date">
            <text:p>27/02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/>
          <table:table-cell table:style-name="ce46" office:value-type="date" office:date-value="2020-02-28" calcext:value-type="date">
            <text:p>28/02</text:p>
          </table:table-cell>
          <table:table-cell table:style-name="ce47" office:value-type="float" office:value="888" calcext:value-type="float">
            <text:p>888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47"/>
          <table:table-cell table:style-name="ce46" office:value-type="date" office:date-value="2020-02-28" calcext:value-type="date">
            <text:p>28/02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/>
          <table:table-cell table:style-name="ce46" office:value-type="date" office:date-value="2020-02-29" calcext:value-type="date">
            <text:p>29/02</text:p>
          </table:table-cell>
          <table:table-cell table:style-name="ce47" office:value-type="float" office:value="1128" calcext:value-type="float">
            <text:p>112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47"/>
          <table:table-cell table:style-name="ce46" office:value-type="date" office:date-value="2020-02-29" calcext:value-type="date">
            <text:p>29/02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/>
          <table:table-cell table:style-name="ce46" office:value-type="date" office:date-value="2020-03-01" calcext:value-type="date">
            <text:p>01/03</text:p>
          </table:table-cell>
          <table:table-cell table:style-name="ce47" office:value-type="float" office:value="1694" calcext:value-type="float">
            <text:p>1694</text:p>
          </table:table-cell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47" office:value-type="string" calcext:value-type="string">
            <text:p>L</text:p>
          </table:table-cell>
          <table:table-cell table:style-name="ce46" office:value-type="date" office:date-value="2020-03-01" calcext:value-type="date">
            <text:p>01/0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46" office:value-type="date" office:date-value="2020-03-02" calcext:value-type="date">
            <text:p>02/03</text:p>
          </table:table-cell>
          <table:table-cell table:style-name="ce47" office:value-type="float" office:value="2036" calcext:value-type="float">
            <text:p>2036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47"/>
          <table:table-cell table:style-name="ce46" office:value-type="date" office:date-value="2020-03-02" calcext:value-type="date">
            <text:p>02/0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46" office:value-type="date" office:date-value="2020-03-03" calcext:value-type="date">
            <text:p>03/03</text:p>
          </table:table-cell>
          <table:table-cell table:style-name="ce47" office:value-type="float" office:value="2502" calcext:value-type="float">
            <text:p>2502</text:p>
          </table:table-cell>
          <table:table-cell table:style-name="ce47" office:value-type="float" office:value="169" calcext:value-type="float">
            <text:p>169</text:p>
          </table:table-cell>
          <table:table-cell table:style-name="ce47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47"/>
          <table:table-cell table:style-name="ce46" office:value-type="date" office:date-value="2020-03-03" calcext:value-type="date">
            <text:p>03/03</text:p>
          </table:table-cell>
          <table:table-cell table:style-name="ce47" office:value-type="float" office:value="79" calcext:value-type="float">
            <text:p>79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46" office:value-type="date" office:date-value="2020-03-04" calcext:value-type="date">
            <text:p>04/03</text:p>
          </table:table-cell>
          <table:table-cell table:style-name="ce47" office:value-type="float" office:value="3089" calcext:value-type="float">
            <text:p>3089</text:p>
          </table:table-cell>
          <table:table-cell table:style-name="ce47" office:value-type="float" office:value="228" calcext:value-type="float">
            <text:p>228</text:p>
          </table:table-cell>
          <table:table-cell table:style-name="ce47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47"/>
          <table:table-cell table:style-name="ce46" office:value-type="date" office:date-value="2020-03-04" calcext:value-type="date">
            <text:p>04/03</text:p>
          </table:table-cell>
          <table:table-cell table:style-name="ce47" office:value-type="float" office:value="107" calcext:value-type="float">
            <text:p>10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46" office:value-type="date" office:date-value="2020-03-05" calcext:value-type="date">
            <text:p>05/03</text:p>
          </table:table-cell>
          <table:table-cell table:style-name="ce47" office:value-type="float" office:value="3858" calcext:value-type="float">
            <text:p>3858</text:p>
          </table:table-cell>
          <table:table-cell table:style-name="ce47" office:value-type="float" office:value="282" calcext:value-type="float">
            <text:p>282</text:p>
          </table:table-cell>
          <table:table-cell table:style-name="ce47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47"/>
          <table:table-cell table:style-name="ce46" office:value-type="date" office:date-value="2020-03-05" calcext:value-type="date">
            <text:p>05/03</text:p>
          </table:table-cell>
          <table:table-cell table:style-name="ce47" office:value-type="float" office:value="148" calcext:value-type="float">
            <text:p>14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table:style-name="ce47"/>
          <table:table-cell table:number-columns-repeated="5"/>
        </table:table-row>
        <table:table-row table:style-name="ro1">
          <table:table-cell/>
          <table:table-cell table:style-name="ce46" office:value-type="date" office:date-value="2020-03-06" calcext:value-type="date">
            <text:p>06/03</text:p>
          </table:table-cell>
          <table:table-cell table:style-name="ce47" office:value-type="float" office:value="4636" calcext:value-type="float">
            <text:p>4636</text:p>
          </table:table-cell>
          <table:table-cell table:style-name="ce47" office:value-type="float" office:value="365" calcext:value-type="float">
            <text:p>365</text:p>
          </table:table-cell>
          <table:table-cell table:style-name="ce47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47"/>
          <table:table-cell table:style-name="ce46" office:value-type="date" office:date-value="2020-03-06" calcext:value-type="date">
            <text:p>06/03</text:p>
          </table:table-cell>
          <table:table-cell table:style-name="ce47" office:value-type="float" office:value="197" calcext:value-type="float">
            <text:p>19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/>
          <table:table-cell table:style-name="ce47"/>
          <table:table-cell table:number-columns-repeated="5"/>
        </table:table-row>
        <table:table-row table:style-name="ro1">
          <table:table-cell/>
          <table:table-cell table:style-name="ce46" office:value-type="date" office:date-value="2020-03-07" calcext:value-type="date">
            <text:p>07/03</text:p>
          </table:table-cell>
          <table:table-cell table:style-name="ce47" office:value-type="float" office:value="5883" calcext:value-type="float">
            <text:p>5883</text:p>
          </table:table-cell>
          <table:table-cell table:style-name="ce47" office:value-type="float" office:value="430" calcext:value-type="float">
            <text:p>430</text:p>
          </table:table-cell>
          <table:table-cell table:style-name="ce47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47"/>
          <table:table-cell table:style-name="ce46" office:value-type="date" office:date-value="2020-03-07" calcext:value-type="date">
            <text:p>07/03</text:p>
          </table:table-cell>
          <table:table-cell table:style-name="ce47" office:value-type="float" office:value="233" calcext:value-type="float">
            <text:p>23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/>
          <table:table-cell table:style-name="ce47"/>
          <table:table-cell table:number-columns-repeated="3"/>
        </table:table-row>
        <table:table-row table:style-name="ro1">
          <table:table-cell/>
          <table:table-cell table:style-name="ce46" office:value-type="date" office:date-value="2020-03-08" calcext:value-type="date">
            <text:p>08/03</text:p>
          </table:table-cell>
          <table:table-cell table:style-name="ce47" office:value-type="float" office:value="7375" calcext:value-type="float">
            <text:p>7375</text:p>
          </table:table-cell>
          <table:table-cell table:style-name="ce47" office:value-type="float" office:value="674" calcext:value-type="float">
            <text:p>674</text:p>
          </table:table-cell>
          <table:table-cell table:style-name="ce47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47" office:value-type="string" calcext:value-type="string">
            <text:p>L</text:p>
          </table:table-cell>
          <table:table-cell table:style-name="ce46" office:value-type="date" office:date-value="2020-03-08" calcext:value-type="date">
            <text:p>08/03</text:p>
          </table:table-cell>
          <table:table-cell table:style-name="ce47" office:value-type="float" office:value="366" calcext:value-type="float">
            <text:p>36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9" calcext:value-type="float">
            <text:p>19</text:p>
          </table:table-cell>
          <table:table-cell/>
          <table:table-cell table:style-name="ce47"/>
          <table:table-cell/>
          <table:table-cell table:style-name="ce47"/>
          <table:table-cell table:number-columns-repeated="3"/>
        </table:table-row>
        <table:table-row table:style-name="ro1">
          <table:table-cell/>
          <table:table-cell table:style-name="ce46" office:value-type="date" office:date-value="2020-03-09" calcext:value-type="date">
            <text:p>09/03</text:p>
          </table:table-cell>
          <table:table-cell table:style-name="ce47" office:value-type="float" office:value="9172" calcext:value-type="float">
            <text:p>9172</text:p>
          </table:table-cell>
          <table:table-cell table:style-name="ce47" office:value-type="float" office:value="1231" calcext:value-type="float">
            <text:p>1231</text:p>
          </table:table-cell>
          <table:table-cell table:style-name="ce47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47"/>
          <table:table-cell table:style-name="ce46" office:value-type="date" office:date-value="2020-03-09" calcext:value-type="date">
            <text:p>09/03</text:p>
          </table:table-cell>
          <table:table-cell table:style-name="ce47" office:value-type="float" office:value="463" calcext:value-type="float">
            <text:p>46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7"/>
          <table:table-cell/>
          <table:table-cell table:style-name="ce47"/>
          <table:table-cell table:number-columns-repeated="3"/>
        </table:table-row>
        <table:table-row table:style-name="ro1">
          <table:table-cell/>
          <table:table-cell table:style-name="ce46" office:value-type="date" office:date-value="2020-03-10" calcext:value-type="date">
            <text:p>10/03</text:p>
          </table:table-cell>
          <table:table-cell table:style-name="ce47" office:value-type="float" office:value="10149" calcext:value-type="float">
            <text:p>10149</text:p>
          </table:table-cell>
          <table:table-cell table:style-name="ce47" office:value-type="float" office:value="1695" calcext:value-type="float">
            <text:p>1695</text:p>
          </table:table-cell>
          <table:table-cell table:style-name="ce47" office:value-type="float" office:value="1784" calcext:value-type="float">
            <text:p>1784</text:p>
          </table:table-cell>
          <table:table-cell office:value-type="float" office:value="1565" calcext:value-type="float">
            <text:p>1565</text:p>
          </table:table-cell>
          <table:table-cell table:style-name="ce47"/>
          <table:table-cell table:style-name="ce46" office:value-type="date" office:date-value="2020-03-10" calcext:value-type="date">
            <text:p>10/03</text:p>
          </table:table-cell>
          <table:table-cell table:style-name="ce47" office:value-type="float" office:value="631" calcext:value-type="float">
            <text:p>631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47"/>
          <table:table-cell table:number-columns-repeated="5"/>
        </table:table-row>
        <table:table-row table:style-name="ro1">
          <table:table-cell/>
          <table:table-cell table:style-name="ce46" office:value-type="date" office:date-value="2020-03-11" calcext:value-type="date">
            <text:p>11/03</text:p>
          </table:table-cell>
          <table:table-cell table:style-name="ce47" office:value-type="float" office:value="12462" calcext:value-type="float">
            <text:p>12462</text:p>
          </table:table-cell>
          <table:table-cell table:style-name="ce47" office:value-type="float" office:value="2277" calcext:value-type="float">
            <text:p>2277</text:p>
          </table:table-cell>
          <table:table-cell table:style-name="ce47" office:value-type="float" office:value="2281" calcext:value-type="float">
            <text:p>2281</text:p>
          </table:table-cell>
          <table:table-cell office:value-type="float" office:value="1966" calcext:value-type="float">
            <text:p>1966</text:p>
          </table:table-cell>
          <table:table-cell table:style-name="ce47"/>
          <table:table-cell table:style-name="ce46" office:value-type="date" office:date-value="2020-03-11" calcext:value-type="date">
            <text:p>11/03</text:p>
          </table:table-cell>
          <table:table-cell table:style-name="ce47" office:value-type="float" office:value="827" calcext:value-type="float">
            <text:p>827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47"/>
          <table:table-cell/>
          <table:table-cell table:style-name="ce47"/>
          <table:table-cell table:number-columns-repeated="3"/>
        </table:table-row>
        <table:table-row table:style-name="ro1">
          <table:table-cell/>
          <table:table-cell table:style-name="ce46" office:value-type="date" office:date-value="2020-03-12" calcext:value-type="date">
            <text:p>12/03</text:p>
          </table:table-cell>
          <table:table-cell table:style-name="ce47" office:value-type="float" office:value="15113" calcext:value-type="float">
            <text:p>15113</text:p>
          </table:table-cell>
          <table:table-cell table:style-name="ce47" office:value-type="float" office:value="3146" calcext:value-type="float">
            <text:p>3146</text:p>
          </table:table-cell>
          <table:table-cell table:style-name="ce47" office:value-type="float" office:value="2876" calcext:value-type="float">
            <text:p>2876</text:p>
          </table:table-cell>
          <table:table-cell office:value-type="float" office:value="2745" calcext:value-type="float">
            <text:p>2745</text:p>
          </table:table-cell>
          <table:table-cell table:style-name="ce47"/>
          <table:table-cell table:style-name="ce46" office:value-type="date" office:date-value="2020-03-12" calcext:value-type="date">
            <text:p>12/03</text:p>
          </table:table-cell>
          <table:table-cell table:style-name="ce47" office:value-type="float" office:value="1016" calcext:value-type="float">
            <text:p>1016</text:p>
          </table:table-cell>
          <table:table-cell table:style-name="ce47" office:value-type="float" office:value="79" calcext:value-type="float">
            <text:p>79</text:p>
          </table:table-cell>
          <table:table-cell table:style-name="ce47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47"/>
          <table:table-cell/>
          <table:table-cell table:style-name="ce47"/>
          <table:table-cell table:number-columns-repeated="3"/>
        </table:table-row>
        <table:table-row table:style-name="ro1">
          <table:table-cell/>
          <table:table-cell table:style-name="ce46" office:value-type="date" office:date-value="2020-03-13" calcext:value-type="date">
            <text:p>13/03</text:p>
          </table:table-cell>
          <table:table-cell table:style-name="ce47" office:value-type="float" office:value="17660" calcext:value-type="float">
            <text:p>17660</text:p>
          </table:table-cell>
          <table:table-cell table:style-name="ce47" office:value-type="float" office:value="5232" calcext:value-type="float">
            <text:p>5232</text:p>
          </table:table-cell>
          <table:table-cell table:style-name="ce47" office:value-type="float" office:value="3661" calcext:value-type="float">
            <text:p>3661</text:p>
          </table:table-cell>
          <table:table-cell office:value-type="float" office:value="3675" calcext:value-type="float">
            <text:p>3675</text:p>
          </table:table-cell>
          <table:table-cell table:style-name="ce47"/>
          <table:table-cell table:style-name="ce46" office:value-type="date" office:date-value="2020-03-13" calcext:value-type="date">
            <text:p>13/03</text:p>
          </table:table-cell>
          <table:table-cell table:style-name="ce47" office:value-type="float" office:value="1266" calcext:value-type="float">
            <text:p>1266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style-name="ce47"/>
          <table:table-cell/>
          <table:table-cell table:style-name="ce47" table:number-columns-repeated="2"/>
          <table:table-cell table:number-columns-repeated="2"/>
        </table:table-row>
        <table:table-row table:style-name="ro1">
          <table:table-cell/>
          <table:table-cell table:style-name="ce46" office:value-type="date" office:date-value="2020-03-14" calcext:value-type="date">
            <text:p>14/03</text:p>
          </table:table-cell>
          <table:table-cell table:style-name="ce47" office:value-type="float" office:value="21157" calcext:value-type="float">
            <text:p>21157</text:p>
          </table:table-cell>
          <table:table-cell table:style-name="ce47" office:value-type="float" office:value="6313" calcext:value-type="float">
            <text:p>6313</text:p>
          </table:table-cell>
          <table:table-cell table:style-name="ce47" office:value-type="float" office:value="4500" calcext:value-type="float">
            <text:p>4500</text:p>
          </table:table-cell>
          <table:table-cell office:value-type="float" office:value="4585" calcext:value-type="float">
            <text:p>4585</text:p>
          </table:table-cell>
          <table:table-cell table:style-name="ce47"/>
          <table:table-cell table:style-name="ce46" office:value-type="date" office:date-value="2020-03-14" calcext:value-type="date">
            <text:p>14/03</text:p>
          </table:table-cell>
          <table:table-cell table:style-name="ce47" office:value-type="float" office:value="1441" calcext:value-type="float">
            <text:p>1441</text:p>
          </table:table-cell>
          <table:table-cell table:style-name="ce47" office:value-type="float" office:value="193" calcext:value-type="float">
            <text:p>193</text:p>
          </table:table-cell>
          <table:table-cell table:style-name="ce47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style-name="ce47"/>
          <table:table-cell table:number-columns-repeated="2"/>
          <table:table-cell table:style-name="ce47"/>
          <table:table-cell table:number-columns-repeated="2"/>
        </table:table-row>
        <table:table-row table:style-name="ro1">
          <table:table-cell/>
          <table:table-cell table:style-name="ce46" office:value-type="date" office:date-value="2020-03-15" calcext:value-type="date">
            <text:p>15/03</text:p>
          </table:table-cell>
          <table:table-cell table:style-name="ce47" office:value-type="float" office:value="24747" calcext:value-type="float">
            <text:p>24747</text:p>
          </table:table-cell>
          <table:table-cell table:style-name="ce47" office:value-type="float" office:value="7798" calcext:value-type="float">
            <text:p>7798</text:p>
          </table:table-cell>
          <table:table-cell table:style-name="ce47" office:value-type="float" office:value="5400" calcext:value-type="float">
            <text:p>5400</text:p>
          </table:table-cell>
          <table:table-cell office:value-type="float" office:value="5813" calcext:value-type="float">
            <text:p>5813</text:p>
          </table:table-cell>
          <table:table-cell table:style-name="ce47"/>
          <table:table-cell table:style-name="ce46" office:value-type="date" office:date-value="2020-03-15" calcext:value-type="date">
            <text:p>15/03</text:p>
          </table:table-cell>
          <table:table-cell table:style-name="ce47" office:value-type="float" office:value="1809" calcext:value-type="float">
            <text:p>1809</text:p>
          </table:table-cell>
          <table:table-cell table:style-name="ce47" office:value-type="float" office:value="293" calcext:value-type="float">
            <text:p>293</text:p>
          </table:table-cell>
          <table:table-cell table:style-name="ce47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47"/>
          <table:table-cell table:number-columns-repeated="2"/>
          <table:table-cell table:style-name="ce47"/>
          <table:table-cell table:number-columns-repeated="2"/>
        </table:table-row>
        <table:table-row table:style-name="ro1">
          <table:table-cell/>
          <table:table-cell table:style-name="ce46" office:value-type="date" office:date-value="2020-03-16" calcext:value-type="date">
            <text:p>16/03</text:p>
          </table:table-cell>
          <table:table-cell table:style-name="ce47" office:value-type="float" office:value="27980" calcext:value-type="float">
            <text:p>27980</text:p>
          </table:table-cell>
          <table:table-cell table:style-name="ce47" office:value-type="float" office:value="9933" calcext:value-type="float">
            <text:p>9933</text:p>
          </table:table-cell>
          <table:table-cell table:style-name="ce47" office:value-type="float" office:value="6633" calcext:value-type="float">
            <text:p>6633</text:p>
          </table:table-cell>
          <table:table-cell office:value-type="float" office:value="6012" calcext:value-type="float">
            <text:p>6012</text:p>
          </table:table-cell>
          <table:table-cell table:style-name="ce47"/>
          <table:table-cell table:style-name="ce46" office:value-type="date" office:date-value="2020-03-16" calcext:value-type="date">
            <text:p>16/03</text:p>
          </table:table-cell>
          <table:table-cell table:style-name="ce47" office:value-type="float" office:value="2158" calcext:value-type="float">
            <text:p>2158</text:p>
          </table:table-cell>
          <table:table-cell table:style-name="ce47" office:value-type="float" office:value="432" calcext:value-type="float">
            <text:p>432</text:p>
          </table:table-cell>
          <table:table-cell table:style-name="ce47"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table:style-name="ce47"/>
          <table:table-cell table:number-columns-repeated="2"/>
          <table:table-cell table:style-name="ce47"/>
          <table:table-cell table:number-columns-repeated="2"/>
        </table:table-row>
        <table:table-row table:style-name="ro1">
          <table:table-cell/>
          <table:table-cell table:style-name="ce46" office:value-type="date" office:date-value="2020-03-17" calcext:value-type="date">
            <text:p>17/03</text:p>
          </table:table-cell>
          <table:table-cell table:style-name="ce47" office:value-type="float" office:value="31506" calcext:value-type="float">
            <text:p>31506</text:p>
          </table:table-cell>
          <table:table-cell table:style-name="ce47" office:value-type="float" office:value="11784" calcext:value-type="float">
            <text:p>11784</text:p>
          </table:table-cell>
          <table:table-cell table:style-name="ce47" office:value-type="float" office:value="7730" calcext:value-type="float">
            <text:p>7730</text:p>
          </table:table-cell>
          <table:table-cell office:value-type="float" office:value="7156" calcext:value-type="float">
            <text:p>7156</text:p>
          </table:table-cell>
          <table:table-cell table:style-name="ce47"/>
          <table:table-cell table:style-name="ce46" office:value-type="date" office:date-value="2020-03-17" calcext:value-type="date">
            <text:p>17/03</text:p>
          </table:table-cell>
          <table:table-cell table:style-name="ce47" office:value-type="float" office:value="2503" calcext:value-type="float">
            <text:p>2503</text:p>
          </table:table-cell>
          <table:table-cell table:style-name="ce47" office:value-type="float" office:value="491" calcext:value-type="float">
            <text:p>491</text:p>
          </table:table-cell>
          <table:table-cell table:style-name="ce47"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table:style-name="ce47"/>
          <table:table-cell table:number-columns-repeated="2"/>
          <table:table-cell table:style-name="ce47"/>
          <table:table-cell table:number-columns-repeated="2"/>
        </table:table-row>
        <table:table-row table:style-name="ro1">
          <table:table-cell/>
          <table:table-cell table:style-name="ce46" office:value-type="date" office:date-value="2020-03-18" calcext:value-type="date">
            <text:p>18/03</text:p>
          </table:table-cell>
          <table:table-cell table:style-name="ce47" office:value-type="float" office:value="35713" calcext:value-type="float">
            <text:p>35713</text:p>
          </table:table-cell>
          <table:table-cell table:style-name="ce47" office:value-type="float" office:value="14575" calcext:value-type="float">
            <text:p>14575</text:p>
          </table:table-cell>
          <table:table-cell table:style-name="ce47" office:value-type="float" office:value="9134" calcext:value-type="float">
            <text:p>9134</text:p>
          </table:table-cell>
          <table:table-cell office:value-type="float" office:value="8198" calcext:value-type="float">
            <text:p>8198</text:p>
          </table:table-cell>
          <table:table-cell table:style-name="ce47"/>
          <table:table-cell table:style-name="ce46" office:value-type="date" office:date-value="2020-03-18" calcext:value-type="date">
            <text:p>18/03</text:p>
          </table:table-cell>
          <table:table-cell table:style-name="ce47" office:value-type="float" office:value="2978" calcext:value-type="float">
            <text:p>2978</text:p>
          </table:table-cell>
          <table:table-cell table:style-name="ce47" office:value-type="float" office:value="612" calcext:value-type="float">
            <text:p>612</text:p>
          </table:table-cell>
          <table:table-cell table:style-name="ce47" office:value-type="float" office:value="244" calcext:value-type="float">
            <text:p>244</text:p>
          </table:table-cell>
          <table:table-cell office:value-type="float" office:value="27" calcext:value-type="float">
            <text:p>27</text:p>
          </table:table-cell>
          <table:table-cell table:style-name="ce47"/>
          <table:table-cell table:number-columns-repeated="2"/>
          <table:table-cell table:style-name="ce47"/>
          <table:table-cell table:number-columns-repeated="2"/>
        </table:table-row>
        <table:table-row table:style-name="ro1">
          <table:table-cell/>
          <table:table-cell table:style-name="ce47" table:number-columns-repeated="4"/>
          <table:table-cell/>
          <table:table-cell table:style-name="ce47"/>
          <table:table-cell table:style-name="ce7" office:value-type="date" office:date-value="2020-03-19" calcext:value-type="date">
            <text:p>19/03/20</text:p>
          </table:table-cell>
          <table:table-cell table:style-name="ce47" table:number-columns-repeated="3"/>
          <table:table-cell/>
          <table:table-cell table:style-name="ce47"/>
          <table:table-cell table:number-columns-repeated="2"/>
          <table:table-cell table:style-name="ce47"/>
          <table:table-cell table:number-columns-repeated="2"/>
        </table:table-row>
        <table:table-row table:style-name="ro1" table:number-rows-repeated="13">
          <table:table-cell/>
          <table:table-cell table:style-name="ce47" table:number-columns-repeated="4"/>
          <table:table-cell/>
          <table:table-cell table:style-name="ce47" table:number-columns-repeated="5"/>
          <table:table-cell/>
          <table:table-cell table:style-name="ce47"/>
          <table:table-cell table:number-columns-repeated="2"/>
          <table:table-cell table:style-name="ce47"/>
          <table:table-cell table:number-columns-repeated="2"/>
        </table:table-row>
        <table:table-row table:style-name="ro1" table:number-rows-repeated="6">
          <table:table-cell/>
          <table:table-cell table:style-name="ce47" table:number-columns-repeated="4"/>
          <table:table-cell/>
          <table:table-cell table:style-name="ce47" table:number-columns-repeated="5"/>
          <table:table-cell/>
          <table:table-cell table:style-name="ce47"/>
          <table:table-cell table:number-columns-repeated="5"/>
        </table:table-row>
        <table:table-row table:style-name="ro1" table:number-rows-repeated="2">
          <table:table-cell/>
          <table:table-cell table:style-name="ce47" table:number-columns-repeated="4"/>
          <table:table-cell/>
          <table:table-cell table:style-name="ce47" table:number-columns-repeated="5"/>
          <table:table-cell/>
          <table:table-cell table:style-name="ce47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47" table:number-columns-repeated="4"/>
          <table:table-cell/>
          <table:table-cell table:style-name="ce47" table:number-columns-repeated="5"/>
          <table:table-cell/>
          <table:table-cell table:style-name="ce47"/>
          <table:table-cell table:number-columns-repeated="5"/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ce47"/>
        <table:table-column table:style-name="co3" table:default-cell-style-name="ce47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 table:number-rows-repeated="4">
          <table:table-cell table:number-columns-repeated="51"/>
        </table:table-row>
        <table:table-row table:style-name="ro1">
          <table:table-cell/>
          <table:table-cell table:style-name="ce44" office:value-type="string" calcext:value-type="string">
            <text:p>Casos declarad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51"/>
          <table:table-cell table:style-name="ce48" office:value-type="string" calcext:value-type="string">
            <text:p>Andalucía</text:p>
          </table:table-cell>
          <table:table-cell table:style-name="ce48" office:value-type="string" calcext:value-type="string">
            <text:p>Aragón</text:p>
          </table:table-cell>
          <table:table-cell table:style-name="ce48" office:value-type="string" calcext:value-type="string">
            <text:p>Asturias </text:p>
          </table:table-cell>
          <table:table-cell table:style-name="ce48" office:value-type="string" calcext:value-type="string">
            <text:p>Baleares</text:p>
          </table:table-cell>
          <table:table-cell table:style-name="ce48" office:value-type="string" calcext:value-type="string">
            <text:p>País Vasco</text:p>
          </table:table-cell>
          <table:table-cell table:style-name="ce48" office:value-type="string" calcext:value-type="string">
            <text:p>Isalas Canarias</text:p>
          </table:table-cell>
          <table:table-cell table:style-name="ce48" office:value-type="string" calcext:value-type="string">
            <text:p>Cantabria</text:p>
          </table:table-cell>
          <table:table-cell table:style-name="ce48" office:value-type="string" calcext:value-type="string">
            <text:p>Castilla–La Mancha</text:p>
          </table:table-cell>
          <table:table-cell table:style-name="ce48" office:value-type="string" calcext:value-type="string">
            <text:p>Castilla y León</text:p>
          </table:table-cell>
          <table:table-cell table:style-name="ce48" office:value-type="string" calcext:value-type="string">
            <text:p>Cataluña</text:p>
          </table:table-cell>
          <table:table-cell table:style-name="ce48" office:value-type="string" calcext:value-type="string">
            <text:p>Ceuta</text:p>
          </table:table-cell>
          <table:table-cell table:style-name="ce48" office:value-type="string" calcext:value-type="string">
            <text:p>Extremadura</text:p>
          </table:table-cell>
          <table:table-cell table:style-name="ce48" office:value-type="string" calcext:value-type="string">
            <text:p>Galicia</text:p>
          </table:table-cell>
          <table:table-cell table:style-name="ce48" office:value-type="string" calcext:value-type="string">
            <text:p>Madrid</text:p>
          </table:table-cell>
          <table:table-cell table:style-name="ce48" office:value-type="string" calcext:value-type="string">
            <text:p>Melilla</text:p>
          </table:table-cell>
          <table:table-cell table:style-name="ce48" office:value-type="string" calcext:value-type="string">
            <text:p>Murcia</text:p>
          </table:table-cell>
          <table:table-cell table:style-name="ce48" office:value-type="string" calcext:value-type="string">
            <text:p>Navarra</text:p>
          </table:table-cell>
          <table:table-cell table:style-name="ce48" office:value-type="string" calcext:value-type="string">
            <text:p>La Rioja</text:p>
          </table:table-cell>
          <table:table-cell table:style-name="ce48" office:value-type="string" calcext:value-type="string">
            <text:p>Comunidad Valenciana</text:p>
          </table:table-cell>
          <table:table-cell table:style-name="ce48" office:value-type="string" calcext:value-type="string">
            <text:p>TOTAL 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1" calcext:value-type="date">
            <text:p>01/0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2" calcext:value-type="date">
            <text:p>02/0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3" calcext:value-type="date">
            <text:p>03/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4" calcext:value-type="date">
            <text:p>04/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5" calcext:value-type="date">
            <text:p>05/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6" calcext:value-type="date">
            <text:p>06/0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1" calcext:value-type="float">
            <text:p>401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7" calcext:value-type="date">
            <text:p>07/0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8" calcext:value-type="date">
            <text:p>08/0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76" calcext:value-type="float">
            <text:p>676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9" calcext:value-type="date">
            <text:p>09/03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231" calcext:value-type="float">
            <text:p>1231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10" calcext:value-type="date">
            <text:p>10/03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1695" calcext:value-type="float">
            <text:p>1695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11" calcext:value-type="date">
            <text:p>11/03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61" calcext:value-type="float">
            <text:p>26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185" calcext:value-type="float">
            <text:p>185</text:p>
          </table:table-cell>
          <table:table-cell office:value-type="float" office:value="76" calcext:value-type="float">
            <text:p>76</text:p>
          </table:table-cell>
          <table:table-cell office:value-type="float" office:value="2277" calcext:value-type="float">
            <text:p>2277</text:p>
          </table:table-cell>
          <table:table-cell table:number-columns-repeated="3"/>
          <table:table-cell office:value-type="string" calcext:value-type="string">
            <text:p>Andalusia Andalusia 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12" calcext:value-type="date">
            <text:p>12/03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46" calcext:value-type="float">
            <text:p>3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3146" calcext:value-type="float">
            <text:p>3146</text:p>
          </table:table-cell>
          <table:table-cell table:number-columns-repeated="3"/>
          <table:table-cell office:value-type="string" calcext:value-type="string">
            <text:p>Aragon Aragon 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13" calcext:value-type="date">
            <text:p>13/03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417" calcext:value-type="float">
            <text:p>417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2078" calcext:value-type="float">
            <text:p>207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  <table:table-cell office:value-type="float" office:value="259" calcext:value-type="float">
            <text:p>259</text:p>
          </table:table-cell>
          <table:table-cell office:value-type="float" office:value="119" calcext:value-type="float">
            <text:p>119</text:p>
          </table:table-cell>
          <table:table-cell office:value-type="float" office:value="5232" calcext:value-type="float">
            <text:p>5232</text:p>
          </table:table-cell>
          <table:table-cell table:number-columns-repeated="3"/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14" calcext:value-type="date">
            <text:p>14/03</text:p>
          </table:table-cell>
          <table:table-cell table:number-columns-repeated="23"/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15" calcext:value-type="date">
            <text:p>15/03</text:p>
          </table:table-cell>
          <table:table-cell table:number-columns-repeated="23"/>
          <table:table-cell office:value-type="string" calcext:value-type="string">
            <text:p>Basque Country (autonomous community) Basque Country 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16" calcext:value-type="date">
            <text:p>16/03</text:p>
          </table:table-cell>
          <table:table-cell table:number-columns-repeated="23"/>
          <table:table-cell office:value-type="string" calcext:value-type="string">
            <text:p>Canary Islands Canary Islands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17" calcext:value-type="date">
            <text:p>17/03</text:p>
          </table:table-cell>
          <table:table-cell table:number-columns-repeated="49"/>
        </table:table-row>
        <table:table-row table:style-name="ro1">
          <table:table-cell table:number-columns-repeated="25"/>
          <table:table-cell office:value-type="string" calcext:value-type="string">
            <text:p>Cantabria Cantabri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44" office:value-type="string" calcext:value-type="string">
            <text:p>Muertes totales</text:p>
          </table:table-cell>
          <table:table-cell table:number-columns-repeated="23"/>
          <table:table-cell office:value-type="string" calcext:value-type="string">
            <text:p>Castilla–La Mancha Castilla–La Mancha 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number-columns-repeated="25"/>
          <table:table-cell office:value-type="string" calcext:value-type="string">
            <text:p>Castile and León Castile and León 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/>
          <table:table-cell table:style-name="ce52"/>
          <table:table-cell table:style-name="ce48" office:value-type="string" calcext:value-type="string">
            <text:p>Andalucía</text:p>
          </table:table-cell>
          <table:table-cell table:style-name="ce48" office:value-type="string" calcext:value-type="string">
            <text:p>Aragón</text:p>
          </table:table-cell>
          <table:table-cell table:style-name="ce48" office:value-type="string" calcext:value-type="string">
            <text:p>Asturias </text:p>
          </table:table-cell>
          <table:table-cell table:style-name="ce48" office:value-type="string" calcext:value-type="string">
            <text:p>Baleares</text:p>
          </table:table-cell>
          <table:table-cell table:style-name="ce48" office:value-type="string" calcext:value-type="string">
            <text:p>País Vasco</text:p>
          </table:table-cell>
          <table:table-cell table:style-name="ce48" office:value-type="string" calcext:value-type="string">
            <text:p>Canarias</text:p>
          </table:table-cell>
          <table:table-cell table:style-name="ce48" office:value-type="string" calcext:value-type="string">
            <text:p>Cantabria</text:p>
          </table:table-cell>
          <table:table-cell table:style-name="ce48" office:value-type="string" calcext:value-type="string">
            <text:p>Castilla–La Mancha</text:p>
          </table:table-cell>
          <table:table-cell table:style-name="ce48" office:value-type="string" calcext:value-type="string">
            <text:p>Castilla y León</text:p>
          </table:table-cell>
          <table:table-cell table:style-name="ce48" office:value-type="string" calcext:value-type="string">
            <text:p>Cataluña</text:p>
          </table:table-cell>
          <table:table-cell table:style-name="ce48" office:value-type="string" calcext:value-type="string">
            <text:p>Ceuta</text:p>
          </table:table-cell>
          <table:table-cell table:style-name="ce48" office:value-type="string" calcext:value-type="string">
            <text:p>Extremadura</text:p>
          </table:table-cell>
          <table:table-cell table:style-name="ce48" office:value-type="string" calcext:value-type="string">
            <text:p>Galicia</text:p>
          </table:table-cell>
          <table:table-cell table:style-name="ce48" office:value-type="string" calcext:value-type="string">
            <text:p>Madrid</text:p>
          </table:table-cell>
          <table:table-cell table:style-name="ce48" office:value-type="string" calcext:value-type="string">
            <text:p>Melilla</text:p>
          </table:table-cell>
          <table:table-cell table:style-name="ce48" office:value-type="string" calcext:value-type="string">
            <text:p>Murcia</text:p>
          </table:table-cell>
          <table:table-cell table:style-name="ce48" office:value-type="string" calcext:value-type="string">
            <text:p>Navarra</text:p>
          </table:table-cell>
          <table:table-cell table:style-name="ce48" office:value-type="string" calcext:value-type="string">
            <text:p>La Rioja</text:p>
          </table:table-cell>
          <table:table-cell table:style-name="ce48" office:value-type="string" calcext:value-type="string">
            <text:p>Comunidad Valenciana</text:p>
          </table:table-cell>
          <table:table-cell table:style-name="ce48" office:value-type="string" calcext:value-type="string">
            <text:p>TOTAL </text:p>
          </table:table-cell>
          <table:table-cell table:style-name="ce48"/>
          <table:table-cell table:number-columns-repeated="2"/>
          <table:table-cell office:value-type="string" calcext:value-type="string">
            <text:p>Catalonia Catalonia 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01" calcext:value-type="date">
            <text:p>01/0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9:.U2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euta Ceut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02" calcext:value-type="date">
            <text:p>02/0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0:.U3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tremadura Extremadura 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03" calcext:value-type="date">
            <text:p>03/0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1:.U3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04" calcext:value-type="date">
            <text:p>04/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32:.U32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mmunity of Madrid Community of Madrid </text:p>
          </table:table-cell>
          <table:table-cell office:value-type="float" office:value="213" calcext:value-type="float">
            <text:p>213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05" calcext:value-type="date">
            <text:p>05/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33:.U33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lilla Melill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06" calcext:value-type="date">
            <text:p>06/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C34:.U34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gion of Murcia Murci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07" calcext:value-type="date">
            <text:p>07/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C35:.U35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08" calcext:value-type="date">
            <text:p>08/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([.C36:.U36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a Rioja (Spain) La Rioja 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09" calcext:value-type="date">
            <text:p>09/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([.C37:.U37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Valencian Community Valencian Community 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46" office:value-type="date" office:date-value="2020-03-10" calcext:value-type="date">
            <text:p>10/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SUM([.C38:.U38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1" calcext:value-type="date">
            <text:p>11/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SUM([.C39:.U39])"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2" calcext:value-type="date">
            <text:p>12/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SUM([.C40:.U40])" office:value-type="float" office:value="87" calcext:value-type="float">
            <text:p>87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3" calcext:value-type="date">
            <text:p>13/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formula="of:=SUM([.C41:.U41])" office:value-type="float" office:value="133" calcext:value-type="float">
            <text:p>133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4" calcext:value-type="date">
            <text:p>14/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table:formula="of:=SUM([.C42:.U42])" office:value-type="float" office:value="193" calcext:value-type="float">
            <text:p>193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5" calcext:value-type="date">
            <text:p>15/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table:formula="of:=SUM([.C43:.U43])" office:value-type="float" office:value="293" calcext:value-type="float">
            <text:p>293</text:p>
          </table:table-cell>
          <table:table-cell table:number-columns-repeated="28"/>
        </table:table-row>
        <table:table-row table:style-name="ro1">
          <table:table-cell/>
          <table:table-cell table:style-name="ce53" office:value-type="date" office:date-value="2020-03-16" calcext:value-type="date">
            <text:p>16/0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42" calcext:value-type="float">
            <text:p>342</text:p>
          </table:table-cell>
          <table:table-cell table:formula="of:=SUM([.C44:.U44])" office:value-type="float" office:value="342" calcext:value-type="float">
            <text:p>342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7" calcext:value-type="date">
            <text:p>17/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table:formula="of:=SUM([.C45:.U45])" office:value-type="float" office:value="533" calcext:value-type="float">
            <text:p>533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8" calcext:value-type="date">
            <text:p>18/0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12" calcext:value-type="float">
            <text:p>612</text:p>
          </table:table-cell>
          <table:table-cell table:formula="of:=SUM([.C46:.U46])" office:value-type="float" office:value="612" calcext:value-type="float">
            <text:p>612</text:p>
          </table:table-cell>
          <table:table-cell table:number-columns-repeated="28"/>
        </table:table-row>
        <table:table-row table:style-name="ro1">
          <table:table-cell/>
          <table:table-cell table:style-name="ce46"/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table:style-name="ce53"/>
          <table:table-cell table:number-columns-repeated="10"/>
          <table:table-cell table:style-name="ce56"/>
          <table:table-cell table:number-columns-repeated="38"/>
        </table:table-row>
        <table:table-row table:style-name="ro1">
          <table:table-cell/>
          <table:table-cell table:style-name="ce53"/>
          <table:table-cell table:style-name="ce56" table:number-columns-repeated="15"/>
          <table:table-cell/>
          <table:table-cell table:style-name="ce56" table:number-columns-repeated="4"/>
          <table:table-cell table:number-columns-repeated="29"/>
        </table:table-row>
        <table:table-row table:style-name="ro1">
          <table:table-cell/>
          <table:table-cell table:style-name="ce53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53"/>
          <table:table-cell table:style-name="ce56" office:value-type="float" office:value="1410945" calcext:value-type="float">
            <text:p>1.410.945</text:p>
          </table:table-cell>
          <table:table-cell table:style-name="ce56" office:value-type="float" office:value="282920" calcext:value-type="float">
            <text:p>282.920</text:p>
          </table:table-cell>
          <table:table-cell table:style-name="ce56" office:value-type="float" office:value="259614" calcext:value-type="float">
            <text:p>259.614</text:p>
          </table:table-cell>
          <table:table-cell table:style-name="ce56" office:value-type="float" office:value="174839" calcext:value-type="float">
            <text:p>174.839</text:p>
          </table:table-cell>
          <table:table-cell table:style-name="ce56" office:value-type="float" office:value="484101" calcext:value-type="float">
            <text:p>484.101</text:p>
          </table:table-cell>
          <table:table-cell table:style-name="ce56" office:value-type="float" office:value="331530" calcext:value-type="float">
            <text:p>331.530</text:p>
          </table:table-cell>
          <table:table-cell table:style-name="ce56" office:value-type="float" office:value="124586" calcext:value-type="float">
            <text:p>124.586</text:p>
          </table:table-cell>
          <table:table-cell table:style-name="ce56" office:value-type="float" office:value="382588" calcext:value-type="float">
            <text:p>382.588</text:p>
          </table:table-cell>
          <table:table-cell table:style-name="ce56" office:value-type="float" office:value="603839" calcext:value-type="float">
            <text:p>603.839</text:p>
          </table:table-cell>
          <table:table-cell table:style-name="ce56" office:value-type="float" office:value="1421421" calcext:value-type="float">
            <text:p>1.421.421</text:p>
          </table:table-cell>
          <table:table-cell office:value-type="float" office:value="9743" calcext:value-type="float">
            <text:p>9743</text:p>
          </table:table-cell>
          <table:table-cell table:style-name="ce56" office:value-type="float" office:value="219198" calcext:value-type="float">
            <text:p>219.198</text:p>
          </table:table-cell>
          <table:table-cell table:style-name="ce56" office:value-type="float" office:value="672930" calcext:value-type="float">
            <text:p>672.930</text:p>
          </table:table-cell>
          <table:table-cell table:style-name="ce56" office:value-type="float" office:value="1154255" calcext:value-type="float">
            <text:p>1.154.255</text:p>
          </table:table-cell>
          <table:table-cell table:style-name="ce56" office:value-type="float" office:value="8673" calcext:value-type="float">
            <text:p>8.673</text:p>
          </table:table-cell>
          <table:table-cell table:style-name="ce56" office:value-type="float" office:value="228510" calcext:value-type="float">
            <text:p>228.510</text:p>
          </table:table-cell>
          <table:table-cell table:style-name="ce56" office:value-type="float" office:value="126436" calcext:value-type="float">
            <text:p>126.436</text:p>
          </table:table-cell>
          <table:table-cell table:style-name="ce56" office:value-type="float" office:value="65385" calcext:value-type="float">
            <text:p>65.385</text:p>
          </table:table-cell>
          <table:table-cell table:style-name="ce56" office:value-type="float" office:value="946638" calcext:value-type="float">
            <text:p>946.638</text:p>
          </table:table-cell>
          <table:table-cell table:style-name="ce56" table:formula="of:=SUM([.C53:.U53])" office:value-type="float" office:value="8908151" calcext:value-type="float">
            <text:p>8.908.151</text:p>
          </table:table-cell>
          <table:table-cell table:number-columns-repeated="29"/>
        </table:table-row>
        <table:table-row table:style-name="ro1">
          <table:table-cell table:number-columns-repeated="14"/>
          <table:table-cell table:style-name="ce56"/>
          <table:table-cell table:number-columns-repeated="36"/>
        </table:table-row>
        <table:table-row table:style-name="ro1">
          <table:table-cell/>
          <table:table-cell table:style-name="ce44" office:value-type="string" calcext:value-type="string">
            <text:p>Muertes totales</text:p>
          </table:table-cell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52" office:value-type="string" calcext:value-type="string">
            <text:p>Mayores &gt; 65</text:p>
          </table:table-cell>
          <table:table-cell table:style-name="ce57" office:value-type="float" office:value="1410945" calcext:value-type="float">
            <text:p>1.410.945</text:p>
          </table:table-cell>
          <table:table-cell table:style-name="ce57" office:value-type="float" office:value="282920" calcext:value-type="float">
            <text:p>282.920</text:p>
          </table:table-cell>
          <table:table-cell table:style-name="ce57" office:value-type="float" office:value="259614" calcext:value-type="float">
            <text:p>259.614</text:p>
          </table:table-cell>
          <table:table-cell table:style-name="ce57" office:value-type="float" office:value="174839" calcext:value-type="float">
            <text:p>174.839</text:p>
          </table:table-cell>
          <table:table-cell table:style-name="ce57" office:value-type="float" office:value="484101" calcext:value-type="float">
            <text:p>484.101</text:p>
          </table:table-cell>
          <table:table-cell table:style-name="ce57" office:value-type="float" office:value="331530" calcext:value-type="float">
            <text:p>331.530</text:p>
          </table:table-cell>
          <table:table-cell table:style-name="ce57" office:value-type="float" office:value="124586" calcext:value-type="float">
            <text:p>124.586</text:p>
          </table:table-cell>
          <table:table-cell table:style-name="ce57" office:value-type="float" office:value="382588" calcext:value-type="float">
            <text:p>382.588</text:p>
          </table:table-cell>
          <table:table-cell table:style-name="ce57" office:value-type="float" office:value="603839" calcext:value-type="float">
            <text:p>603.839</text:p>
          </table:table-cell>
          <table:table-cell table:style-name="ce57" office:value-type="float" office:value="1421421" calcext:value-type="float">
            <text:p>1.421.421</text:p>
          </table:table-cell>
          <table:table-cell table:style-name="ce48" office:value-type="float" office:value="9743" calcext:value-type="float">
            <text:p>9743</text:p>
          </table:table-cell>
          <table:table-cell table:style-name="ce57" office:value-type="float" office:value="219198" calcext:value-type="float">
            <text:p>219.198</text:p>
          </table:table-cell>
          <table:table-cell table:style-name="ce57" office:value-type="float" office:value="672930" calcext:value-type="float">
            <text:p>672.930</text:p>
          </table:table-cell>
          <table:table-cell table:style-name="ce57" office:value-type="float" office:value="1154255" calcext:value-type="float">
            <text:p>1.154.255</text:p>
          </table:table-cell>
          <table:table-cell table:style-name="ce57" office:value-type="float" office:value="8673" calcext:value-type="float">
            <text:p>8.673</text:p>
          </table:table-cell>
          <table:table-cell table:style-name="ce57" office:value-type="float" office:value="228510" calcext:value-type="float">
            <text:p>228.510</text:p>
          </table:table-cell>
          <table:table-cell table:style-name="ce57" office:value-type="float" office:value="126436" calcext:value-type="float">
            <text:p>126.436</text:p>
          </table:table-cell>
          <table:table-cell table:style-name="ce57" office:value-type="float" office:value="65385" calcext:value-type="float">
            <text:p>65.385</text:p>
          </table:table-cell>
          <table:table-cell table:style-name="ce57" office:value-type="float" office:value="946638" calcext:value-type="float">
            <text:p>946.638</text:p>
          </table:table-cell>
          <table:table-cell table:style-name="ce57" table:formula="of:=SUM([.C59:.U59])" office:value-type="float" office:value="8908151" calcext:value-type="float">
            <text:p>8.908.151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1" calcext:value-type="date">
            <text:p>01/0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60:.U60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02" calcext:value-type="date">
            <text:p>02/0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61:.U61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03" calcext:value-type="date">
            <text:p>03/0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62:.U62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04" calcext:value-type="date">
            <text:p>04/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63:.U63]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05" calcext:value-type="date">
            <text:p>05/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64:.U64]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06" calcext:value-type="date">
            <text:p>06/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C65:.U65])"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07" calcext:value-type="date">
            <text:p>07/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C66:.U66])"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08" calcext:value-type="date">
            <text:p>08/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([.C67:.U67])"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09" calcext:value-type="date">
            <text:p>09/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([.C68:.U68])"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0" calcext:value-type="date">
            <text:p>10/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SUM([.C69:.U69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1" calcext:value-type="date">
            <text:p>11/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SUM([.C70:.U70])"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2" calcext:value-type="date">
            <text:p>12/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SUM([.C71:.U71])" office:value-type="float" office:value="87" calcext:value-type="float">
            <text:p>87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3" calcext:value-type="date">
            <text:p>13/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formula="of:=SUM([.C72:.U72])" office:value-type="float" office:value="133" calcext:value-type="float">
            <text:p>133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4" calcext:value-type="date">
            <text:p>14/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table:formula="of:=SUM([.C73:.U73])" office:value-type="float" office:value="193" calcext:value-type="float">
            <text:p>193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5" calcext:value-type="date">
            <text:p>15/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table:formula="of:=SUM([.C74:.U74])" office:value-type="float" office:value="289" calcext:value-type="float">
            <text:p>289</text:p>
          </table:table-cell>
          <table:table-cell table:number-columns-repeated="28"/>
        </table:table-row>
        <table:table-row table:style-name="ro1">
          <table:table-cell/>
          <table:table-cell table:style-name="ce53" office:value-type="date" office:date-value="2020-03-16" calcext:value-type="date">
            <text:p>16/0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42" calcext:value-type="float">
            <text:p>342</text:p>
          </table:table-cell>
          <table:table-cell table:formula="of:=SUM([.C75:.U75])" office:value-type="float" office:value="342" calcext:value-type="float">
            <text:p>342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7" calcext:value-type="date">
            <text:p>17/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table:formula="of:=SUM([.C76:.U76])" office:value-type="float" office:value="533" calcext:value-type="float">
            <text:p>533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8" calcext:value-type="date">
            <text:p>18/0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12" calcext:value-type="float">
            <text:p>612</text:p>
          </table:table-cell>
          <table:table-cell table:formula="of:=SUM([.C77:.U77])" office:value-type="float" office:value="612" calcext:value-type="float">
            <text:p>612</text:p>
          </table:table-cell>
          <table:table-cell table:number-columns-repeated="28"/>
        </table:table-row>
        <table:table-row table:style-name="ro1">
          <table:table-cell/>
          <table:table-cell table:style-name="ce46" office:value-type="date" office:date-value="2020-03-19" calcext:value-type="date">
            <text:p>19/03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54" office:value-type="string" calcext:value-type="string">
            <text:p>Muertes por millón de habitantes de más de 65 añ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52"/>
          <table:table-cell table:style-name="ce48" office:value-type="string" calcext:value-type="string">
            <text:p>Andalucía</text:p>
          </table:table-cell>
          <table:table-cell table:style-name="ce48" office:value-type="string" calcext:value-type="string">
            <text:p>Aragón</text:p>
          </table:table-cell>
          <table:table-cell table:style-name="ce48" office:value-type="string" calcext:value-type="string">
            <text:p>Asturias </text:p>
          </table:table-cell>
          <table:table-cell table:style-name="ce48" office:value-type="string" calcext:value-type="string">
            <text:p>Baleares</text:p>
          </table:table-cell>
          <table:table-cell table:style-name="ce48" office:value-type="string" calcext:value-type="string">
            <text:p>País Vasco</text:p>
          </table:table-cell>
          <table:table-cell table:style-name="ce48" office:value-type="string" calcext:value-type="string">
            <text:p>Canarias</text:p>
          </table:table-cell>
          <table:table-cell table:style-name="ce48" office:value-type="string" calcext:value-type="string">
            <text:p>Cantabria</text:p>
          </table:table-cell>
          <table:table-cell table:style-name="ce48" office:value-type="string" calcext:value-type="string">
            <text:p>Castilla–La Mancha</text:p>
          </table:table-cell>
          <table:table-cell table:style-name="ce48" office:value-type="string" calcext:value-type="string">
            <text:p>Castilla y León</text:p>
          </table:table-cell>
          <table:table-cell table:style-name="ce48" office:value-type="string" calcext:value-type="string">
            <text:p>Cataluña</text:p>
          </table:table-cell>
          <table:table-cell table:style-name="ce48" office:value-type="string" calcext:value-type="string">
            <text:p>Ceuta</text:p>
          </table:table-cell>
          <table:table-cell table:style-name="ce48" office:value-type="string" calcext:value-type="string">
            <text:p>Extremadura</text:p>
          </table:table-cell>
          <table:table-cell table:style-name="ce48" office:value-type="string" calcext:value-type="string">
            <text:p>Galicia</text:p>
          </table:table-cell>
          <table:table-cell table:style-name="ce48" office:value-type="string" calcext:value-type="string">
            <text:p>Madrid</text:p>
          </table:table-cell>
          <table:table-cell table:style-name="ce48" office:value-type="string" calcext:value-type="string">
            <text:p>Melilla</text:p>
          </table:table-cell>
          <table:table-cell table:style-name="ce48" office:value-type="string" calcext:value-type="string">
            <text:p>Murcia</text:p>
          </table:table-cell>
          <table:table-cell table:style-name="ce48" office:value-type="string" calcext:value-type="string">
            <text:p>Navarra</text:p>
          </table:table-cell>
          <table:table-cell table:style-name="ce48" office:value-type="string" calcext:value-type="string">
            <text:p>La Rioja</text:p>
          </table:table-cell>
          <table:table-cell table:style-name="ce48" office:value-type="string" calcext:value-type="string">
            <text:p>Comunidad Valenciana</text:p>
          </table:table-cell>
          <table:table-cell table:style-name="ce60"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1" calcext:value-type="date">
            <text:p>01/03</text:p>
          </table:table-cell>
          <table:table-cell table:style-name="ce58" table:formula="of:=[.C60]/[.C$59]*1000000" office:value-type="float" office:value="0" calcext:value-type="float">
            <text:p>0</text:p>
          </table:table-cell>
          <table:table-cell table:style-name="ce58" table:formula="of:=[.D60]/[.D$59]*1000000" office:value-type="float" office:value="0" calcext:value-type="float">
            <text:p>0</text:p>
          </table:table-cell>
          <table:table-cell table:style-name="ce58" table:formula="of:=[.E60]/[.E$59]*1000000" office:value-type="float" office:value="0" calcext:value-type="float">
            <text:p>0</text:p>
          </table:table-cell>
          <table:table-cell table:style-name="ce58" table:formula="of:=[.F60]/[.F$59]*1000000" office:value-type="float" office:value="0" calcext:value-type="float">
            <text:p>0</text:p>
          </table:table-cell>
          <table:table-cell table:style-name="ce58" table:formula="of:=[.G60]/[.G$59]*1000000" office:value-type="float" office:value="0" calcext:value-type="float">
            <text:p>0</text:p>
          </table:table-cell>
          <table:table-cell table:style-name="ce58" table:formula="of:=[.H60]/[.H$59]*1000000" office:value-type="float" office:value="0" calcext:value-type="float">
            <text:p>0</text:p>
          </table:table-cell>
          <table:table-cell table:style-name="ce58" table:formula="of:=[.I60]/[.I$59]*1000000" office:value-type="float" office:value="0" calcext:value-type="float">
            <text:p>0</text:p>
          </table:table-cell>
          <table:table-cell table:style-name="ce58" table:formula="of:=[.J60]/[.J$59]*1000000" office:value-type="float" office:value="0" calcext:value-type="float">
            <text:p>0</text:p>
          </table:table-cell>
          <table:table-cell table:style-name="ce58" table:formula="of:=[.K60]/[.K$59]*1000000" office:value-type="float" office:value="0" calcext:value-type="float">
            <text:p>0</text:p>
          </table:table-cell>
          <table:table-cell table:style-name="ce58" table:formula="of:=[.L60]/[.L$59]*1000000" office:value-type="float" office:value="0" calcext:value-type="float">
            <text:p>0</text:p>
          </table:table-cell>
          <table:table-cell table:style-name="ce58" table:formula="of:=[.M60]/[.M$59]*1000000" office:value-type="float" office:value="0" calcext:value-type="float">
            <text:p>0</text:p>
          </table:table-cell>
          <table:table-cell table:style-name="ce58" table:formula="of:=[.N60]/[.N$59]*1000000" office:value-type="float" office:value="0" calcext:value-type="float">
            <text:p>0</text:p>
          </table:table-cell>
          <table:table-cell table:style-name="ce58" table:formula="of:=[.O60]/[.O$59]*1000000" office:value-type="float" office:value="0" calcext:value-type="float">
            <text:p>0</text:p>
          </table:table-cell>
          <table:table-cell table:style-name="ce58" table:formula="of:=[.P60]/[.P$59]*1000000" office:value-type="float" office:value="0" calcext:value-type="float">
            <text:p>0</text:p>
          </table:table-cell>
          <table:table-cell table:style-name="ce58" table:formula="of:=[.Q60]/[.Q$59]*1000000" office:value-type="float" office:value="0" calcext:value-type="float">
            <text:p>0</text:p>
          </table:table-cell>
          <table:table-cell table:style-name="ce58" table:formula="of:=[.R60]/[.R$59]*1000000" office:value-type="float" office:value="0" calcext:value-type="float">
            <text:p>0</text:p>
          </table:table-cell>
          <table:table-cell table:style-name="ce58" table:formula="of:=[.S60]/[.S$59]*1000000" office:value-type="float" office:value="0" calcext:value-type="float">
            <text:p>0</text:p>
          </table:table-cell>
          <table:table-cell table:style-name="ce58" table:formula="of:=[.T60]/[.T$59]*1000000" office:value-type="float" office:value="0" calcext:value-type="float">
            <text:p>0</text:p>
          </table:table-cell>
          <table:table-cell table:style-name="ce58" table:formula="of:=[.U60]/[.U$59]*1000000" office:value-type="float" office:value="1.05637001683854" calcext:value-type="float">
            <text:p>1</text:p>
          </table:table-cell>
          <table:table-cell table:style-name="ce61" table:formula="of:=[.V60]/[.V$59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2" calcext:value-type="date">
            <text:p>02/03</text:p>
          </table:table-cell>
          <table:table-cell table:style-name="ce58" table:formula="of:=[.C61]/[.C$59]*1000000" office:value-type="float" office:value="0" calcext:value-type="float">
            <text:p>0</text:p>
          </table:table-cell>
          <table:table-cell table:style-name="ce58" table:formula="of:=[.D61]/[.D$59]*1000000" office:value-type="float" office:value="0" calcext:value-type="float">
            <text:p>0</text:p>
          </table:table-cell>
          <table:table-cell table:style-name="ce58" table:formula="of:=[.E61]/[.E$59]*1000000" office:value-type="float" office:value="0" calcext:value-type="float">
            <text:p>0</text:p>
          </table:table-cell>
          <table:table-cell table:style-name="ce58" table:formula="of:=[.F61]/[.F$59]*1000000" office:value-type="float" office:value="0" calcext:value-type="float">
            <text:p>0</text:p>
          </table:table-cell>
          <table:table-cell table:style-name="ce58" table:formula="of:=[.G61]/[.G$59]*1000000" office:value-type="float" office:value="0" calcext:value-type="float">
            <text:p>0</text:p>
          </table:table-cell>
          <table:table-cell table:style-name="ce58" table:formula="of:=[.H61]/[.H$59]*1000000" office:value-type="float" office:value="0" calcext:value-type="float">
            <text:p>0</text:p>
          </table:table-cell>
          <table:table-cell table:style-name="ce58" table:formula="of:=[.I61]/[.I$59]*1000000" office:value-type="float" office:value="0" calcext:value-type="float">
            <text:p>0</text:p>
          </table:table-cell>
          <table:table-cell table:style-name="ce58" table:formula="of:=[.J61]/[.J$59]*1000000" office:value-type="float" office:value="0" calcext:value-type="float">
            <text:p>0</text:p>
          </table:table-cell>
          <table:table-cell table:style-name="ce58" table:formula="of:=[.K61]/[.K$59]*1000000" office:value-type="float" office:value="0" calcext:value-type="float">
            <text:p>0</text:p>
          </table:table-cell>
          <table:table-cell table:style-name="ce58" table:formula="of:=[.L61]/[.L$59]*1000000" office:value-type="float" office:value="0" calcext:value-type="float">
            <text:p>0</text:p>
          </table:table-cell>
          <table:table-cell table:style-name="ce58" table:formula="of:=[.M61]/[.M$59]*1000000" office:value-type="float" office:value="0" calcext:value-type="float">
            <text:p>0</text:p>
          </table:table-cell>
          <table:table-cell table:style-name="ce58" table:formula="of:=[.N61]/[.N$59]*1000000" office:value-type="float" office:value="0" calcext:value-type="float">
            <text:p>0</text:p>
          </table:table-cell>
          <table:table-cell table:style-name="ce58" table:formula="of:=[.O61]/[.O$59]*1000000" office:value-type="float" office:value="0" calcext:value-type="float">
            <text:p>0</text:p>
          </table:table-cell>
          <table:table-cell table:style-name="ce58" table:formula="of:=[.P61]/[.P$59]*1000000" office:value-type="float" office:value="0" calcext:value-type="float">
            <text:p>0</text:p>
          </table:table-cell>
          <table:table-cell table:style-name="ce58" table:formula="of:=[.Q61]/[.Q$59]*1000000" office:value-type="float" office:value="0" calcext:value-type="float">
            <text:p>0</text:p>
          </table:table-cell>
          <table:table-cell table:style-name="ce58" table:formula="of:=[.R61]/[.R$59]*1000000" office:value-type="float" office:value="0" calcext:value-type="float">
            <text:p>0</text:p>
          </table:table-cell>
          <table:table-cell table:style-name="ce58" table:formula="of:=[.S61]/[.S$59]*1000000" office:value-type="float" office:value="0" calcext:value-type="float">
            <text:p>0</text:p>
          </table:table-cell>
          <table:table-cell table:style-name="ce58" table:formula="of:=[.T61]/[.T$59]*1000000" office:value-type="float" office:value="0" calcext:value-type="float">
            <text:p>0</text:p>
          </table:table-cell>
          <table:table-cell table:style-name="ce58" table:formula="of:=[.U61]/[.U$59]*1000000" office:value-type="float" office:value="1.05637001683854" calcext:value-type="float">
            <text:p>1</text:p>
          </table:table-cell>
          <table:table-cell table:style-name="ce61" table:formula="of:=[.V61]/[.V$59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3" calcext:value-type="date">
            <text:p>03/03</text:p>
          </table:table-cell>
          <table:table-cell table:style-name="ce58" table:formula="of:=[.C62]/[.C$59]*1000000" office:value-type="float" office:value="0" calcext:value-type="float">
            <text:p>0</text:p>
          </table:table-cell>
          <table:table-cell table:style-name="ce58" table:formula="of:=[.D62]/[.D$59]*1000000" office:value-type="float" office:value="0" calcext:value-type="float">
            <text:p>0</text:p>
          </table:table-cell>
          <table:table-cell table:style-name="ce58" table:formula="of:=[.E62]/[.E$59]*1000000" office:value-type="float" office:value="0" calcext:value-type="float">
            <text:p>0</text:p>
          </table:table-cell>
          <table:table-cell table:style-name="ce58" table:formula="of:=[.F62]/[.F$59]*1000000" office:value-type="float" office:value="0" calcext:value-type="float">
            <text:p>0</text:p>
          </table:table-cell>
          <table:table-cell table:style-name="ce58" table:formula="of:=[.G62]/[.G$59]*1000000" office:value-type="float" office:value="0" calcext:value-type="float">
            <text:p>0</text:p>
          </table:table-cell>
          <table:table-cell table:style-name="ce58" table:formula="of:=[.H62]/[.H$59]*1000000" office:value-type="float" office:value="0" calcext:value-type="float">
            <text:p>0</text:p>
          </table:table-cell>
          <table:table-cell table:style-name="ce58" table:formula="of:=[.I62]/[.I$59]*1000000" office:value-type="float" office:value="0" calcext:value-type="float">
            <text:p>0</text:p>
          </table:table-cell>
          <table:table-cell table:style-name="ce58" table:formula="of:=[.J62]/[.J$59]*1000000" office:value-type="float" office:value="0" calcext:value-type="float">
            <text:p>0</text:p>
          </table:table-cell>
          <table:table-cell table:style-name="ce58" table:formula="of:=[.K62]/[.K$59]*1000000" office:value-type="float" office:value="0" calcext:value-type="float">
            <text:p>0</text:p>
          </table:table-cell>
          <table:table-cell table:style-name="ce58" table:formula="of:=[.L62]/[.L$59]*1000000" office:value-type="float" office:value="0" calcext:value-type="float">
            <text:p>0</text:p>
          </table:table-cell>
          <table:table-cell table:style-name="ce58" table:formula="of:=[.M62]/[.M$59]*1000000" office:value-type="float" office:value="0" calcext:value-type="float">
            <text:p>0</text:p>
          </table:table-cell>
          <table:table-cell table:style-name="ce58" table:formula="of:=[.N62]/[.N$59]*1000000" office:value-type="float" office:value="0" calcext:value-type="float">
            <text:p>0</text:p>
          </table:table-cell>
          <table:table-cell table:style-name="ce58" table:formula="of:=[.O62]/[.O$59]*1000000" office:value-type="float" office:value="0" calcext:value-type="float">
            <text:p>0</text:p>
          </table:table-cell>
          <table:table-cell table:style-name="ce58" table:formula="of:=[.P62]/[.P$59]*1000000" office:value-type="float" office:value="0" calcext:value-type="float">
            <text:p>0</text:p>
          </table:table-cell>
          <table:table-cell table:style-name="ce58" table:formula="of:=[.Q62]/[.Q$59]*1000000" office:value-type="float" office:value="0" calcext:value-type="float">
            <text:p>0</text:p>
          </table:table-cell>
          <table:table-cell table:style-name="ce58" table:formula="of:=[.R62]/[.R$59]*1000000" office:value-type="float" office:value="0" calcext:value-type="float">
            <text:p>0</text:p>
          </table:table-cell>
          <table:table-cell table:style-name="ce58" table:formula="of:=[.S62]/[.S$59]*1000000" office:value-type="float" office:value="0" calcext:value-type="float">
            <text:p>0</text:p>
          </table:table-cell>
          <table:table-cell table:style-name="ce58" table:formula="of:=[.T62]/[.T$59]*1000000" office:value-type="float" office:value="0" calcext:value-type="float">
            <text:p>0</text:p>
          </table:table-cell>
          <table:table-cell table:style-name="ce58" table:formula="of:=[.U62]/[.U$59]*1000000" office:value-type="float" office:value="1.05637001683854" calcext:value-type="float">
            <text:p>1</text:p>
          </table:table-cell>
          <table:table-cell table:style-name="ce61" table:formula="of:=[.V62]/[.V$59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4" calcext:value-type="date">
            <text:p>04/03</text:p>
          </table:table-cell>
          <table:table-cell table:style-name="ce58" table:formula="of:=[.C63]/[.C$59]*1000000" office:value-type="float" office:value="0" calcext:value-type="float">
            <text:p>0</text:p>
          </table:table-cell>
          <table:table-cell table:style-name="ce58" table:formula="of:=[.D63]/[.D$59]*1000000" office:value-type="float" office:value="0" calcext:value-type="float">
            <text:p>0</text:p>
          </table:table-cell>
          <table:table-cell table:style-name="ce58" table:formula="of:=[.E63]/[.E$59]*1000000" office:value-type="float" office:value="0" calcext:value-type="float">
            <text:p>0</text:p>
          </table:table-cell>
          <table:table-cell table:style-name="ce58" table:formula="of:=[.F63]/[.F$59]*1000000" office:value-type="float" office:value="0" calcext:value-type="float">
            <text:p>0</text:p>
          </table:table-cell>
          <table:table-cell table:style-name="ce58" table:formula="of:=[.G63]/[.G$59]*1000000" office:value-type="float" office:value="2.06568464018872" calcext:value-type="float">
            <text:p>2</text:p>
          </table:table-cell>
          <table:table-cell table:style-name="ce58" table:formula="of:=[.H63]/[.H$59]*1000000" office:value-type="float" office:value="0" calcext:value-type="float">
            <text:p>0</text:p>
          </table:table-cell>
          <table:table-cell table:style-name="ce58" table:formula="of:=[.I63]/[.I$59]*1000000" office:value-type="float" office:value="0" calcext:value-type="float">
            <text:p>0</text:p>
          </table:table-cell>
          <table:table-cell table:style-name="ce58" table:formula="of:=[.J63]/[.J$59]*1000000" office:value-type="float" office:value="0" calcext:value-type="float">
            <text:p>0</text:p>
          </table:table-cell>
          <table:table-cell table:style-name="ce58" table:formula="of:=[.K63]/[.K$59]*1000000" office:value-type="float" office:value="0" calcext:value-type="float">
            <text:p>0</text:p>
          </table:table-cell>
          <table:table-cell table:style-name="ce58" table:formula="of:=[.L63]/[.L$59]*1000000" office:value-type="float" office:value="0" calcext:value-type="float">
            <text:p>0</text:p>
          </table:table-cell>
          <table:table-cell table:style-name="ce58" table:formula="of:=[.M63]/[.M$59]*1000000" office:value-type="float" office:value="0" calcext:value-type="float">
            <text:p>0</text:p>
          </table:table-cell>
          <table:table-cell table:style-name="ce58" table:formula="of:=[.N63]/[.N$59]*1000000" office:value-type="float" office:value="0" calcext:value-type="float">
            <text:p>0</text:p>
          </table:table-cell>
          <table:table-cell table:style-name="ce58" table:formula="of:=[.O63]/[.O$59]*1000000" office:value-type="float" office:value="0" calcext:value-type="float">
            <text:p>0</text:p>
          </table:table-cell>
          <table:table-cell table:style-name="ce58" table:formula="of:=[.P63]/[.P$59]*1000000" office:value-type="float" office:value="0" calcext:value-type="float">
            <text:p>0</text:p>
          </table:table-cell>
          <table:table-cell table:style-name="ce58" table:formula="of:=[.Q63]/[.Q$59]*1000000" office:value-type="float" office:value="0" calcext:value-type="float">
            <text:p>0</text:p>
          </table:table-cell>
          <table:table-cell table:style-name="ce58" table:formula="of:=[.R63]/[.R$59]*1000000" office:value-type="float" office:value="0" calcext:value-type="float">
            <text:p>0</text:p>
          </table:table-cell>
          <table:table-cell table:style-name="ce58" table:formula="of:=[.S63]/[.S$59]*1000000" office:value-type="float" office:value="0" calcext:value-type="float">
            <text:p>0</text:p>
          </table:table-cell>
          <table:table-cell table:style-name="ce58" table:formula="of:=[.T63]/[.T$59]*1000000" office:value-type="float" office:value="0" calcext:value-type="float">
            <text:p>0</text:p>
          </table:table-cell>
          <table:table-cell table:style-name="ce58" table:formula="of:=[.U63]/[.U$59]*1000000" office:value-type="float" office:value="1.05637001683854" calcext:value-type="float">
            <text:p>1</text:p>
          </table:table-cell>
          <table:table-cell table:style-name="ce61" table:formula="of:=[.V63]/[.V$59]*1000000" office:value-type="float" office:value="0.224513482090728" calcext:value-type="float">
            <text:p>0.2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5" calcext:value-type="date">
            <text:p>05/03</text:p>
          </table:table-cell>
          <table:table-cell table:style-name="ce58" table:formula="of:=[.C64]/[.C$59]*1000000" office:value-type="float" office:value="0" calcext:value-type="float">
            <text:p>0</text:p>
          </table:table-cell>
          <table:table-cell table:style-name="ce58" table:formula="of:=[.D64]/[.D$59]*1000000" office:value-type="float" office:value="0" calcext:value-type="float">
            <text:p>0</text:p>
          </table:table-cell>
          <table:table-cell table:style-name="ce58" table:formula="of:=[.E64]/[.E$59]*1000000" office:value-type="float" office:value="0" calcext:value-type="float">
            <text:p>0</text:p>
          </table:table-cell>
          <table:table-cell table:style-name="ce58" table:formula="of:=[.F64]/[.F$59]*1000000" office:value-type="float" office:value="0" calcext:value-type="float">
            <text:p>0</text:p>
          </table:table-cell>
          <table:table-cell table:style-name="ce58" table:formula="of:=[.G64]/[.G$59]*1000000" office:value-type="float" office:value="2.06568464018872" calcext:value-type="float">
            <text:p>2</text:p>
          </table:table-cell>
          <table:table-cell table:style-name="ce58" table:formula="of:=[.H64]/[.H$59]*1000000" office:value-type="float" office:value="0" calcext:value-type="float">
            <text:p>0</text:p>
          </table:table-cell>
          <table:table-cell table:style-name="ce58" table:formula="of:=[.I64]/[.I$59]*1000000" office:value-type="float" office:value="0" calcext:value-type="float">
            <text:p>0</text:p>
          </table:table-cell>
          <table:table-cell table:style-name="ce58" table:formula="of:=[.J64]/[.J$59]*1000000" office:value-type="float" office:value="0" calcext:value-type="float">
            <text:p>0</text:p>
          </table:table-cell>
          <table:table-cell table:style-name="ce58" table:formula="of:=[.K64]/[.K$59]*1000000" office:value-type="float" office:value="0" calcext:value-type="float">
            <text:p>0</text:p>
          </table:table-cell>
          <table:table-cell table:style-name="ce58" table:formula="of:=[.L64]/[.L$59]*1000000" office:value-type="float" office:value="0" calcext:value-type="float">
            <text:p>0</text:p>
          </table:table-cell>
          <table:table-cell table:style-name="ce58" table:formula="of:=[.M64]/[.M$59]*1000000" office:value-type="float" office:value="0" calcext:value-type="float">
            <text:p>0</text:p>
          </table:table-cell>
          <table:table-cell table:style-name="ce58" table:formula="of:=[.N64]/[.N$59]*1000000" office:value-type="float" office:value="0" calcext:value-type="float">
            <text:p>0</text:p>
          </table:table-cell>
          <table:table-cell table:style-name="ce58" table:formula="of:=[.O64]/[.O$59]*1000000" office:value-type="float" office:value="0" calcext:value-type="float">
            <text:p>0</text:p>
          </table:table-cell>
          <table:table-cell table:style-name="ce58" table:formula="of:=[.P64]/[.P$59]*1000000" office:value-type="float" office:value="0.866359686551065" calcext:value-type="float">
            <text:p>1</text:p>
          </table:table-cell>
          <table:table-cell table:style-name="ce58" table:formula="of:=[.Q64]/[.Q$59]*1000000" office:value-type="float" office:value="0" calcext:value-type="float">
            <text:p>0</text:p>
          </table:table-cell>
          <table:table-cell table:style-name="ce58" table:formula="of:=[.R64]/[.R$59]*1000000" office:value-type="float" office:value="0" calcext:value-type="float">
            <text:p>0</text:p>
          </table:table-cell>
          <table:table-cell table:style-name="ce58" table:formula="of:=[.S64]/[.S$59]*1000000" office:value-type="float" office:value="0" calcext:value-type="float">
            <text:p>0</text:p>
          </table:table-cell>
          <table:table-cell table:style-name="ce58" table:formula="of:=[.T64]/[.T$59]*1000000" office:value-type="float" office:value="0" calcext:value-type="float">
            <text:p>0</text:p>
          </table:table-cell>
          <table:table-cell table:style-name="ce58" table:formula="of:=[.U64]/[.U$59]*1000000" office:value-type="float" office:value="1.05637001683854" calcext:value-type="float">
            <text:p>1</text:p>
          </table:table-cell>
          <table:table-cell table:style-name="ce61" table:formula="of:=[.V64]/[.V$59]*1000000" office:value-type="float" office:value="0.336770223136092" calcext:value-type="float">
            <text:p>0.3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6" calcext:value-type="date">
            <text:p>06/03</text:p>
          </table:table-cell>
          <table:table-cell table:style-name="ce58" table:formula="of:=[.C65]/[.C$59]*1000000" office:value-type="float" office:value="0" calcext:value-type="float">
            <text:p>0</text:p>
          </table:table-cell>
          <table:table-cell table:style-name="ce58" table:formula="of:=[.D65]/[.D$59]*1000000" office:value-type="float" office:value="3.53456807578114" calcext:value-type="float">
            <text:p>4</text:p>
          </table:table-cell>
          <table:table-cell table:style-name="ce58" table:formula="of:=[.E65]/[.E$59]*1000000" office:value-type="float" office:value="0" calcext:value-type="float">
            <text:p>0</text:p>
          </table:table-cell>
          <table:table-cell table:style-name="ce58" table:formula="of:=[.F65]/[.F$59]*1000000" office:value-type="float" office:value="0" calcext:value-type="float">
            <text:p>0</text:p>
          </table:table-cell>
          <table:table-cell table:style-name="ce58" table:formula="of:=[.G65]/[.G$59]*1000000" office:value-type="float" office:value="2.06568464018872" calcext:value-type="float">
            <text:p>2</text:p>
          </table:table-cell>
          <table:table-cell table:style-name="ce58" table:formula="of:=[.H65]/[.H$59]*1000000" office:value-type="float" office:value="0" calcext:value-type="float">
            <text:p>0</text:p>
          </table:table-cell>
          <table:table-cell table:style-name="ce58" table:formula="of:=[.I65]/[.I$59]*1000000" office:value-type="float" office:value="0" calcext:value-type="float">
            <text:p>0</text:p>
          </table:table-cell>
          <table:table-cell table:style-name="ce58" table:formula="of:=[.J65]/[.J$59]*1000000" office:value-type="float" office:value="0" calcext:value-type="float">
            <text:p>0</text:p>
          </table:table-cell>
          <table:table-cell table:style-name="ce58" table:formula="of:=[.K65]/[.K$59]*1000000" office:value-type="float" office:value="0" calcext:value-type="float">
            <text:p>0</text:p>
          </table:table-cell>
          <table:table-cell table:style-name="ce58" table:formula="of:=[.L65]/[.L$59]*1000000" office:value-type="float" office:value="0.703521335339776" calcext:value-type="float">
            <text:p>1</text:p>
          </table:table-cell>
          <table:table-cell table:style-name="ce58" table:formula="of:=[.M65]/[.M$59]*1000000" office:value-type="float" office:value="0" calcext:value-type="float">
            <text:p>0</text:p>
          </table:table-cell>
          <table:table-cell table:style-name="ce58" table:formula="of:=[.N65]/[.N$59]*1000000" office:value-type="float" office:value="0" calcext:value-type="float">
            <text:p>0</text:p>
          </table:table-cell>
          <table:table-cell table:style-name="ce58" table:formula="of:=[.O65]/[.O$59]*1000000" office:value-type="float" office:value="0" calcext:value-type="float">
            <text:p>0</text:p>
          </table:table-cell>
          <table:table-cell table:style-name="ce58" table:formula="of:=[.P65]/[.P$59]*1000000" office:value-type="float" office:value="3.46543874620426" calcext:value-type="float">
            <text:p>3</text:p>
          </table:table-cell>
          <table:table-cell table:style-name="ce58" table:formula="of:=[.Q65]/[.Q$59]*1000000" office:value-type="float" office:value="0" calcext:value-type="float">
            <text:p>0</text:p>
          </table:table-cell>
          <table:table-cell table:style-name="ce58" table:formula="of:=[.R65]/[.R$59]*1000000" office:value-type="float" office:value="0" calcext:value-type="float">
            <text:p>0</text:p>
          </table:table-cell>
          <table:table-cell table:style-name="ce58" table:formula="of:=[.S65]/[.S$59]*1000000" office:value-type="float" office:value="0" calcext:value-type="float">
            <text:p>0</text:p>
          </table:table-cell>
          <table:table-cell table:style-name="ce58" table:formula="of:=[.T65]/[.T$59]*1000000" office:value-type="float" office:value="0" calcext:value-type="float">
            <text:p>0</text:p>
          </table:table-cell>
          <table:table-cell table:style-name="ce58" table:formula="of:=[.U65]/[.U$59]*1000000" office:value-type="float" office:value="1.05637001683854" calcext:value-type="float">
            <text:p>1</text:p>
          </table:table-cell>
          <table:table-cell table:style-name="ce61" table:formula="of:=[.V65]/[.V$59]*1000000" office:value-type="float" office:value="0.898053928362912" calcext:value-type="float">
            <text:p>0.9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7" calcext:value-type="date">
            <text:p>07/03</text:p>
          </table:table-cell>
          <table:table-cell table:style-name="ce58" table:formula="of:=[.C66]/[.C$59]*1000000" office:value-type="float" office:value="0" calcext:value-type="float">
            <text:p>0</text:p>
          </table:table-cell>
          <table:table-cell table:style-name="ce58" table:formula="of:=[.D66]/[.D$59]*1000000" office:value-type="float" office:value="3.53456807578114" calcext:value-type="float">
            <text:p>4</text:p>
          </table:table-cell>
          <table:table-cell table:style-name="ce58" table:formula="of:=[.E66]/[.E$59]*1000000" office:value-type="float" office:value="0" calcext:value-type="float">
            <text:p>0</text:p>
          </table:table-cell>
          <table:table-cell table:style-name="ce58" table:formula="of:=[.F66]/[.F$59]*1000000" office:value-type="float" office:value="0" calcext:value-type="float">
            <text:p>0</text:p>
          </table:table-cell>
          <table:table-cell table:style-name="ce58" table:formula="of:=[.G66]/[.G$59]*1000000" office:value-type="float" office:value="4.13136928037744" calcext:value-type="float">
            <text:p>4</text:p>
          </table:table-cell>
          <table:table-cell table:style-name="ce58" table:formula="of:=[.H66]/[.H$59]*1000000" office:value-type="float" office:value="0" calcext:value-type="float">
            <text:p>0</text:p>
          </table:table-cell>
          <table:table-cell table:style-name="ce58" table:formula="of:=[.I66]/[.I$59]*1000000" office:value-type="float" office:value="0" calcext:value-type="float">
            <text:p>0</text:p>
          </table:table-cell>
          <table:table-cell table:style-name="ce58" table:formula="of:=[.J66]/[.J$59]*1000000" office:value-type="float" office:value="0" calcext:value-type="float">
            <text:p>0</text:p>
          </table:table-cell>
          <table:table-cell table:style-name="ce58" table:formula="of:=[.K66]/[.K$59]*1000000" office:value-type="float" office:value="0" calcext:value-type="float">
            <text:p>0</text:p>
          </table:table-cell>
          <table:table-cell table:style-name="ce58" table:formula="of:=[.L66]/[.L$59]*1000000" office:value-type="float" office:value="0.703521335339776" calcext:value-type="float">
            <text:p>1</text:p>
          </table:table-cell>
          <table:table-cell table:style-name="ce58" table:formula="of:=[.M66]/[.M$59]*1000000" office:value-type="float" office:value="0" calcext:value-type="float">
            <text:p>0</text:p>
          </table:table-cell>
          <table:table-cell table:style-name="ce58" table:formula="of:=[.N66]/[.N$59]*1000000" office:value-type="float" office:value="0" calcext:value-type="float">
            <text:p>0</text:p>
          </table:table-cell>
          <table:table-cell table:style-name="ce58" table:formula="of:=[.O66]/[.O$59]*1000000" office:value-type="float" office:value="0" calcext:value-type="float">
            <text:p>0</text:p>
          </table:table-cell>
          <table:table-cell table:style-name="ce58" table:formula="of:=[.P66]/[.P$59]*1000000" office:value-type="float" office:value="4.33179843275533" calcext:value-type="float">
            <text:p>4</text:p>
          </table:table-cell>
          <table:table-cell table:style-name="ce58" table:formula="of:=[.Q66]/[.Q$59]*1000000" office:value-type="float" office:value="0" calcext:value-type="float">
            <text:p>0</text:p>
          </table:table-cell>
          <table:table-cell table:style-name="ce58" table:formula="of:=[.R66]/[.R$59]*1000000" office:value-type="float" office:value="0" calcext:value-type="float">
            <text:p>0</text:p>
          </table:table-cell>
          <table:table-cell table:style-name="ce58" table:formula="of:=[.S66]/[.S$59]*1000000" office:value-type="float" office:value="0" calcext:value-type="float">
            <text:p>0</text:p>
          </table:table-cell>
          <table:table-cell table:style-name="ce58" table:formula="of:=[.T66]/[.T$59]*1000000" office:value-type="float" office:value="0" calcext:value-type="float">
            <text:p>0</text:p>
          </table:table-cell>
          <table:table-cell table:style-name="ce58" table:formula="of:=[.U66]/[.U$59]*1000000" office:value-type="float" office:value="1.05637001683854" calcext:value-type="float">
            <text:p>1</text:p>
          </table:table-cell>
          <table:table-cell table:style-name="ce61" table:formula="of:=[.V66]/[.V$59]*1000000" office:value-type="float" office:value="1.12256741045364" calcext:value-type="float">
            <text:p>1.1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8" calcext:value-type="date">
            <text:p>08/03</text:p>
          </table:table-cell>
          <table:table-cell table:style-name="ce58" table:formula="of:=[.C67]/[.C$59]*1000000" office:value-type="float" office:value="0" calcext:value-type="float">
            <text:p>0</text:p>
          </table:table-cell>
          <table:table-cell table:style-name="ce58" table:formula="of:=[.D67]/[.D$59]*1000000" office:value-type="float" office:value="7.06913615156228" calcext:value-type="float">
            <text:p>7</text:p>
          </table:table-cell>
          <table:table-cell table:style-name="ce58" table:formula="of:=[.E67]/[.E$59]*1000000" office:value-type="float" office:value="0" calcext:value-type="float">
            <text:p>0</text:p>
          </table:table-cell>
          <table:table-cell table:style-name="ce58" table:formula="of:=[.F67]/[.F$59]*1000000" office:value-type="float" office:value="0" calcext:value-type="float">
            <text:p>0</text:p>
          </table:table-cell>
          <table:table-cell table:style-name="ce58" table:formula="of:=[.G67]/[.G$59]*1000000" office:value-type="float" office:value="10.3284232009436" calcext:value-type="float">
            <text:p>10</text:p>
          </table:table-cell>
          <table:table-cell table:style-name="ce58" table:formula="of:=[.H67]/[.H$59]*1000000" office:value-type="float" office:value="0" calcext:value-type="float">
            <text:p>0</text:p>
          </table:table-cell>
          <table:table-cell table:style-name="ce58" table:formula="of:=[.I67]/[.I$59]*1000000" office:value-type="float" office:value="0" calcext:value-type="float">
            <text:p>0</text:p>
          </table:table-cell>
          <table:table-cell table:style-name="ce58" table:formula="of:=[.J67]/[.J$59]*1000000" office:value-type="float" office:value="0" calcext:value-type="float">
            <text:p>0</text:p>
          </table:table-cell>
          <table:table-cell table:style-name="ce58" table:formula="of:=[.K67]/[.K$59]*1000000" office:value-type="float" office:value="0" calcext:value-type="float">
            <text:p>0</text:p>
          </table:table-cell>
          <table:table-cell table:style-name="ce58" table:formula="of:=[.L67]/[.L$59]*1000000" office:value-type="float" office:value="0.703521335339776" calcext:value-type="float">
            <text:p>1</text:p>
          </table:table-cell>
          <table:table-cell table:style-name="ce58" table:formula="of:=[.M67]/[.M$59]*1000000" office:value-type="float" office:value="0" calcext:value-type="float">
            <text:p>0</text:p>
          </table:table-cell>
          <table:table-cell table:style-name="ce58" table:formula="of:=[.N67]/[.N$59]*1000000" office:value-type="float" office:value="0" calcext:value-type="float">
            <text:p>0</text:p>
          </table:table-cell>
          <table:table-cell table:style-name="ce58" table:formula="of:=[.O67]/[.O$59]*1000000" office:value-type="float" office:value="0" calcext:value-type="float">
            <text:p>0</text:p>
          </table:table-cell>
          <table:table-cell table:style-name="ce58" table:formula="of:=[.P67]/[.P$59]*1000000" office:value-type="float" office:value="6.93087749240852" calcext:value-type="float">
            <text:p>7</text:p>
          </table:table-cell>
          <table:table-cell table:style-name="ce58" table:formula="of:=[.Q67]/[.Q$59]*1000000" office:value-type="float" office:value="0" calcext:value-type="float">
            <text:p>0</text:p>
          </table:table-cell>
          <table:table-cell table:style-name="ce58" table:formula="of:=[.R67]/[.R$59]*1000000" office:value-type="float" office:value="0" calcext:value-type="float">
            <text:p>0</text:p>
          </table:table-cell>
          <table:table-cell table:style-name="ce58" table:formula="of:=[.S67]/[.S$59]*1000000" office:value-type="float" office:value="0" calcext:value-type="float">
            <text:p>0</text:p>
          </table:table-cell>
          <table:table-cell table:style-name="ce58" table:formula="of:=[.T67]/[.T$59]*1000000" office:value-type="float" office:value="0" calcext:value-type="float">
            <text:p>0</text:p>
          </table:table-cell>
          <table:table-cell table:style-name="ce58" table:formula="of:=[.U67]/[.U$59]*1000000" office:value-type="float" office:value="1.05637001683854" calcext:value-type="float">
            <text:p>1</text:p>
          </table:table-cell>
          <table:table-cell table:style-name="ce61" table:formula="of:=[.V67]/[.V$59]*1000000" office:value-type="float" office:value="1.90836459777119" calcext:value-type="float">
            <text:p>1.9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09" calcext:value-type="date">
            <text:p>09/03</text:p>
          </table:table-cell>
          <table:table-cell table:style-name="ce58" table:formula="of:=[.C68]/[.C$59]*1000000" office:value-type="float" office:value="0" calcext:value-type="float">
            <text:p>0</text:p>
          </table:table-cell>
          <table:table-cell table:style-name="ce58" table:formula="of:=[.D68]/[.D$59]*1000000" office:value-type="float" office:value="10.6037042273434" calcext:value-type="float">
            <text:p>11</text:p>
          </table:table-cell>
          <table:table-cell table:style-name="ce58" table:formula="of:=[.E68]/[.E$59]*1000000" office:value-type="float" office:value="0" calcext:value-type="float">
            <text:p>0</text:p>
          </table:table-cell>
          <table:table-cell table:style-name="ce58" table:formula="of:=[.F68]/[.F$59]*1000000" office:value-type="float" office:value="0" calcext:value-type="float">
            <text:p>0</text:p>
          </table:table-cell>
          <table:table-cell table:style-name="ce58" table:formula="of:=[.G68]/[.G$59]*1000000" office:value-type="float" office:value="12.3941078411323" calcext:value-type="float">
            <text:p>12</text:p>
          </table:table-cell>
          <table:table-cell table:style-name="ce58" table:formula="of:=[.H68]/[.H$59]*1000000" office:value-type="float" office:value="0" calcext:value-type="float">
            <text:p>0</text:p>
          </table:table-cell>
          <table:table-cell table:style-name="ce58" table:formula="of:=[.I68]/[.I$59]*1000000" office:value-type="float" office:value="0" calcext:value-type="float">
            <text:p>0</text:p>
          </table:table-cell>
          <table:table-cell table:style-name="ce58" table:formula="of:=[.J68]/[.J$59]*1000000" office:value-type="float" office:value="0" calcext:value-type="float">
            <text:p>0</text:p>
          </table:table-cell>
          <table:table-cell table:style-name="ce58" table:formula="of:=[.K68]/[.K$59]*1000000" office:value-type="float" office:value="0" calcext:value-type="float">
            <text:p>0</text:p>
          </table:table-cell>
          <table:table-cell table:style-name="ce58" table:formula="of:=[.L68]/[.L$59]*1000000" office:value-type="float" office:value="2.11056400601933" calcext:value-type="float">
            <text:p>2</text:p>
          </table:table-cell>
          <table:table-cell table:style-name="ce58" table:formula="of:=[.M68]/[.M$59]*1000000" office:value-type="float" office:value="0" calcext:value-type="float">
            <text:p>0</text:p>
          </table:table-cell>
          <table:table-cell table:style-name="ce58" table:formula="of:=[.N68]/[.N$59]*1000000" office:value-type="float" office:value="0" calcext:value-type="float">
            <text:p>0</text:p>
          </table:table-cell>
          <table:table-cell table:style-name="ce58" table:formula="of:=[.O68]/[.O$59]*1000000" office:value-type="float" office:value="0" calcext:value-type="float">
            <text:p>0</text:p>
          </table:table-cell>
          <table:table-cell table:style-name="ce58" table:formula="of:=[.P68]/[.P$59]*1000000" office:value-type="float" office:value="14.7281146713681" calcext:value-type="float">
            <text:p>15</text:p>
          </table:table-cell>
          <table:table-cell table:style-name="ce58" table:formula="of:=[.Q68]/[.Q$59]*1000000" office:value-type="float" office:value="0" calcext:value-type="float">
            <text:p>0</text:p>
          </table:table-cell>
          <table:table-cell table:style-name="ce58" table:formula="of:=[.R68]/[.R$59]*1000000" office:value-type="float" office:value="0" calcext:value-type="float">
            <text:p>0</text:p>
          </table:table-cell>
          <table:table-cell table:style-name="ce58" table:formula="of:=[.S68]/[.S$59]*1000000" office:value-type="float" office:value="0" calcext:value-type="float">
            <text:p>0</text:p>
          </table:table-cell>
          <table:table-cell table:style-name="ce58" table:formula="of:=[.T68]/[.T$59]*1000000" office:value-type="float" office:value="0" calcext:value-type="float">
            <text:p>0</text:p>
          </table:table-cell>
          <table:table-cell table:style-name="ce58" table:formula="of:=[.U68]/[.U$59]*1000000" office:value-type="float" office:value="1.05637001683854" calcext:value-type="float">
            <text:p>1</text:p>
          </table:table-cell>
          <table:table-cell table:style-name="ce61" table:formula="of:=[.V68]/[.V$59]*1000000" office:value-type="float" office:value="3.36770223136092" calcext:value-type="float">
            <text:p>3.4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10" calcext:value-type="date">
            <text:p>10/03</text:p>
          </table:table-cell>
          <table:table-cell table:style-name="ce58" table:formula="of:=[.C69]/[.C$59]*1000000" office:value-type="float" office:value="0" calcext:value-type="float">
            <text:p>0</text:p>
          </table:table-cell>
          <table:table-cell table:style-name="ce58" table:formula="of:=[.D69]/[.D$59]*1000000" office:value-type="float" office:value="10.6037042273434" calcext:value-type="float">
            <text:p>11</text:p>
          </table:table-cell>
          <table:table-cell table:style-name="ce58" table:formula="of:=[.E69]/[.E$59]*1000000" office:value-type="float" office:value="0" calcext:value-type="float">
            <text:p>0</text:p>
          </table:table-cell>
          <table:table-cell table:style-name="ce58" table:formula="of:=[.F69]/[.F$59]*1000000" office:value-type="float" office:value="0" calcext:value-type="float">
            <text:p>0</text:p>
          </table:table-cell>
          <table:table-cell table:style-name="ce58" table:formula="of:=[.G69]/[.G$59]*1000000" office:value-type="float" office:value="12.3941078411323" calcext:value-type="float">
            <text:p>12</text:p>
          </table:table-cell>
          <table:table-cell table:style-name="ce58" table:formula="of:=[.H69]/[.H$59]*1000000" office:value-type="float" office:value="0" calcext:value-type="float">
            <text:p>0</text:p>
          </table:table-cell>
          <table:table-cell table:style-name="ce58" table:formula="of:=[.I69]/[.I$59]*1000000" office:value-type="float" office:value="0" calcext:value-type="float">
            <text:p>0</text:p>
          </table:table-cell>
          <table:table-cell table:style-name="ce58" table:formula="of:=[.J69]/[.J$59]*1000000" office:value-type="float" office:value="0" calcext:value-type="float">
            <text:p>0</text:p>
          </table:table-cell>
          <table:table-cell table:style-name="ce58" table:formula="of:=[.K69]/[.K$59]*1000000" office:value-type="float" office:value="0" calcext:value-type="float">
            <text:p>0</text:p>
          </table:table-cell>
          <table:table-cell table:style-name="ce58" table:formula="of:=[.L69]/[.L$59]*1000000" office:value-type="float" office:value="2.11056400601933" calcext:value-type="float">
            <text:p>2</text:p>
          </table:table-cell>
          <table:table-cell table:style-name="ce58" table:formula="of:=[.M69]/[.M$59]*1000000" office:value-type="float" office:value="0" calcext:value-type="float">
            <text:p>0</text:p>
          </table:table-cell>
          <table:table-cell table:style-name="ce58" table:formula="of:=[.N69]/[.N$59]*1000000" office:value-type="float" office:value="0" calcext:value-type="float">
            <text:p>0</text:p>
          </table:table-cell>
          <table:table-cell table:style-name="ce58" table:formula="of:=[.O69]/[.O$59]*1000000" office:value-type="float" office:value="0" calcext:value-type="float">
            <text:p>0</text:p>
          </table:table-cell>
          <table:table-cell table:style-name="ce58" table:formula="of:=[.P69]/[.P$59]*1000000" office:value-type="float" office:value="18.1935534175724" calcext:value-type="float">
            <text:p>18</text:p>
          </table:table-cell>
          <table:table-cell table:style-name="ce58" table:formula="of:=[.Q69]/[.Q$59]*1000000" office:value-type="float" office:value="0" calcext:value-type="float">
            <text:p>0</text:p>
          </table:table-cell>
          <table:table-cell table:style-name="ce58" table:formula="of:=[.R69]/[.R$59]*1000000" office:value-type="float" office:value="0" calcext:value-type="float">
            <text:p>0</text:p>
          </table:table-cell>
          <table:table-cell table:style-name="ce58" table:formula="of:=[.S69]/[.S$59]*1000000" office:value-type="float" office:value="0" calcext:value-type="float">
            <text:p>0</text:p>
          </table:table-cell>
          <table:table-cell table:style-name="ce58" table:formula="of:=[.T69]/[.T$59]*1000000" office:value-type="float" office:value="15.2940276821901" calcext:value-type="float">
            <text:p>15</text:p>
          </table:table-cell>
          <table:table-cell table:style-name="ce58" table:formula="of:=[.U69]/[.U$59]*1000000" office:value-type="float" office:value="1.05637001683854" calcext:value-type="float">
            <text:p>1</text:p>
          </table:table-cell>
          <table:table-cell table:style-name="ce61" table:formula="of:=[.V69]/[.V$59]*1000000" office:value-type="float" office:value="4.0412426776331" calcext:value-type="float">
            <text:p>4.0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11" calcext:value-type="date">
            <text:p>11/03</text:p>
          </table:table-cell>
          <table:table-cell table:style-name="ce58" table:formula="of:=[.C70]/[.C$59]*1000000" office:value-type="float" office:value="0" calcext:value-type="float">
            <text:p>0</text:p>
          </table:table-cell>
          <table:table-cell table:style-name="ce58" table:formula="of:=[.D70]/[.D$59]*1000000" office:value-type="float" office:value="21.2074084546868" calcext:value-type="float">
            <text:p>21</text:p>
          </table:table-cell>
          <table:table-cell table:style-name="ce58" table:formula="of:=[.E70]/[.E$59]*1000000" office:value-type="float" office:value="0" calcext:value-type="float">
            <text:p>0</text:p>
          </table:table-cell>
          <table:table-cell table:style-name="ce58" table:formula="of:=[.F70]/[.F$59]*1000000" office:value-type="float" office:value="0" calcext:value-type="float">
            <text:p>0</text:p>
          </table:table-cell>
          <table:table-cell table:style-name="ce58" table:formula="of:=[.G70]/[.G$59]*1000000" office:value-type="float" office:value="18.5911617616985" calcext:value-type="float">
            <text:p>19</text:p>
          </table:table-cell>
          <table:table-cell table:style-name="ce58" table:formula="of:=[.H70]/[.H$59]*1000000" office:value-type="float" office:value="0" calcext:value-type="float">
            <text:p>0</text:p>
          </table:table-cell>
          <table:table-cell table:style-name="ce58" table:formula="of:=[.I70]/[.I$59]*1000000" office:value-type="float" office:value="0" calcext:value-type="float">
            <text:p>0</text:p>
          </table:table-cell>
          <table:table-cell table:style-name="ce58" table:formula="of:=[.J70]/[.J$59]*1000000" office:value-type="float" office:value="0" calcext:value-type="float">
            <text:p>0</text:p>
          </table:table-cell>
          <table:table-cell table:style-name="ce58" table:formula="of:=[.K70]/[.K$59]*1000000" office:value-type="float" office:value="0" calcext:value-type="float">
            <text:p>0</text:p>
          </table:table-cell>
          <table:table-cell table:style-name="ce58" table:formula="of:=[.L70]/[.L$59]*1000000" office:value-type="float" office:value="2.8140853413591" calcext:value-type="float">
            <text:p>3</text:p>
          </table:table-cell>
          <table:table-cell table:style-name="ce58" table:formula="of:=[.M70]/[.M$59]*1000000" office:value-type="float" office:value="0" calcext:value-type="float">
            <text:p>0</text:p>
          </table:table-cell>
          <table:table-cell table:style-name="ce58" table:formula="of:=[.N70]/[.N$59]*1000000" office:value-type="float" office:value="4.56208542048741" calcext:value-type="float">
            <text:p>5</text:p>
          </table:table-cell>
          <table:table-cell table:style-name="ce58" table:formula="of:=[.O70]/[.O$59]*1000000" office:value-type="float" office:value="0" calcext:value-type="float">
            <text:p>0</text:p>
          </table:table-cell>
          <table:table-cell table:style-name="ce58" table:formula="of:=[.P70]/[.P$59]*1000000" office:value-type="float" office:value="26.857150283083" calcext:value-type="float">
            <text:p>27</text:p>
          </table:table-cell>
          <table:table-cell table:style-name="ce58" table:formula="of:=[.Q70]/[.Q$59]*1000000" office:value-type="float" office:value="0" calcext:value-type="float">
            <text:p>0</text:p>
          </table:table-cell>
          <table:table-cell table:style-name="ce58" table:formula="of:=[.R70]/[.R$59]*1000000" office:value-type="float" office:value="0" calcext:value-type="float">
            <text:p>0</text:p>
          </table:table-cell>
          <table:table-cell table:style-name="ce58" table:formula="of:=[.S70]/[.S$59]*1000000" office:value-type="float" office:value="0" calcext:value-type="float">
            <text:p>0</text:p>
          </table:table-cell>
          <table:table-cell table:style-name="ce58" table:formula="of:=[.T70]/[.T$59]*1000000" office:value-type="float" office:value="30.5880553643802" calcext:value-type="float">
            <text:p>31</text:p>
          </table:table-cell>
          <table:table-cell table:style-name="ce58" table:formula="of:=[.U70]/[.U$59]*1000000" office:value-type="float" office:value="1.05637001683854" calcext:value-type="float">
            <text:p>1</text:p>
          </table:table-cell>
          <table:table-cell table:style-name="ce61" table:formula="of:=[.V70]/[.V$59]*1000000" office:value-type="float" office:value="6.06186401644965" calcext:value-type="float">
            <text:p>6.1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12" calcext:value-type="date">
            <text:p>12/03</text:p>
          </table:table-cell>
          <table:table-cell table:style-name="ce58" table:formula="of:=[.C71]/[.C$59]*1000000" office:value-type="float" office:value="0" calcext:value-type="float">
            <text:p>0</text:p>
          </table:table-cell>
          <table:table-cell table:style-name="ce58" table:formula="of:=[.D71]/[.D$59]*1000000" office:value-type="float" office:value="21.2074084546868" calcext:value-type="float">
            <text:p>21</text:p>
          </table:table-cell>
          <table:table-cell table:style-name="ce58" table:formula="of:=[.E71]/[.E$59]*1000000" office:value-type="float" office:value="3.85187239517129" calcext:value-type="float">
            <text:p>4</text:p>
          </table:table-cell>
          <table:table-cell table:style-name="ce58" table:formula="of:=[.F71]/[.F$59]*1000000" office:value-type="float" office:value="5.71954769816803" calcext:value-type="float">
            <text:p>6</text:p>
          </table:table-cell>
          <table:table-cell table:style-name="ce58" table:formula="of:=[.G71]/[.G$59]*1000000" office:value-type="float" office:value="22.7225310420759" calcext:value-type="float">
            <text:p>23</text:p>
          </table:table-cell>
          <table:table-cell table:style-name="ce58" table:formula="of:=[.H71]/[.H$59]*1000000" office:value-type="float" office:value="0" calcext:value-type="float">
            <text:p>0</text:p>
          </table:table-cell>
          <table:table-cell table:style-name="ce58" table:formula="of:=[.I71]/[.I$59]*1000000" office:value-type="float" office:value="0" calcext:value-type="float">
            <text:p>0</text:p>
          </table:table-cell>
          <table:table-cell table:style-name="ce58" table:formula="of:=[.J71]/[.J$59]*1000000" office:value-type="float" office:value="2.61377774525077" calcext:value-type="float">
            <text:p>3</text:p>
          </table:table-cell>
          <table:table-cell table:style-name="ce58" table:formula="of:=[.K71]/[.K$59]*1000000" office:value-type="float" office:value="1.65607057510363" calcext:value-type="float">
            <text:p>2</text:p>
          </table:table-cell>
          <table:table-cell table:style-name="ce58" table:formula="of:=[.L71]/[.L$59]*1000000" office:value-type="float" office:value="4.22112801203866" calcext:value-type="float">
            <text:p>4</text:p>
          </table:table-cell>
          <table:table-cell table:style-name="ce58" table:formula="of:=[.M71]/[.M$59]*1000000" office:value-type="float" office:value="0" calcext:value-type="float">
            <text:p>0</text:p>
          </table:table-cell>
          <table:table-cell table:style-name="ce58" table:formula="of:=[.N71]/[.N$59]*1000000" office:value-type="float" office:value="4.56208542048741" calcext:value-type="float">
            <text:p>5</text:p>
          </table:table-cell>
          <table:table-cell table:style-name="ce58" table:formula="of:=[.O71]/[.O$59]*1000000" office:value-type="float" office:value="0" calcext:value-type="float">
            <text:p>0</text:p>
          </table:table-cell>
          <table:table-cell table:style-name="ce58" table:formula="of:=[.P71]/[.P$59]*1000000" office:value-type="float" office:value="48.5161424468597" calcext:value-type="float">
            <text:p>49</text:p>
          </table:table-cell>
          <table:table-cell table:style-name="ce58" table:formula="of:=[.Q71]/[.Q$59]*1000000" office:value-type="float" office:value="0" calcext:value-type="float">
            <text:p>0</text:p>
          </table:table-cell>
          <table:table-cell table:style-name="ce58" table:formula="of:=[.R71]/[.R$59]*1000000" office:value-type="float" office:value="0" calcext:value-type="float">
            <text:p>0</text:p>
          </table:table-cell>
          <table:table-cell table:style-name="ce58" table:formula="of:=[.S71]/[.S$59]*1000000" office:value-type="float" office:value="0" calcext:value-type="float">
            <text:p>0</text:p>
          </table:table-cell>
          <table:table-cell table:style-name="ce58" table:formula="of:=[.T71]/[.T$59]*1000000" office:value-type="float" office:value="30.5880553643802" calcext:value-type="float">
            <text:p>31</text:p>
          </table:table-cell>
          <table:table-cell table:style-name="ce58" table:formula="of:=[.U71]/[.U$59]*1000000" office:value-type="float" office:value="1.05637001683854" calcext:value-type="float">
            <text:p>1</text:p>
          </table:table-cell>
          <table:table-cell table:style-name="ce61" table:formula="of:=[.V71]/[.V$59]*1000000" office:value-type="float" office:value="9.76633647094667" calcext:value-type="float">
            <text:p>9.8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13" calcext:value-type="date">
            <text:p>13/03</text:p>
          </table:table-cell>
          <table:table-cell table:style-name="ce58" table:formula="of:=[.C72]/[.C$59]*1000000" office:value-type="float" office:value="1.41748969662177" calcext:value-type="float">
            <text:p>1</text:p>
          </table:table-cell>
          <table:table-cell table:style-name="ce58" table:formula="of:=[.D72]/[.D$59]*1000000" office:value-type="float" office:value="24.741976530468" calcext:value-type="float">
            <text:p>25</text:p>
          </table:table-cell>
          <table:table-cell table:style-name="ce58" table:formula="of:=[.E72]/[.E$59]*1000000" office:value-type="float" office:value="3.85187239517129" calcext:value-type="float">
            <text:p>4</text:p>
          </table:table-cell>
          <table:table-cell table:style-name="ce58" table:formula="of:=[.F72]/[.F$59]*1000000" office:value-type="float" office:value="5.71954769816803" calcext:value-type="float">
            <text:p>6</text:p>
          </table:table-cell>
          <table:table-cell table:style-name="ce58" table:formula="of:=[.G72]/[.G$59]*1000000" office:value-type="float" office:value="28.9195849626421" calcext:value-type="float">
            <text:p>29</text:p>
          </table:table-cell>
          <table:table-cell table:style-name="ce58" table:formula="of:=[.H72]/[.H$59]*1000000" office:value-type="float" office:value="0" calcext:value-type="float">
            <text:p>0</text:p>
          </table:table-cell>
          <table:table-cell table:style-name="ce58" table:formula="of:=[.I72]/[.I$59]*1000000" office:value-type="float" office:value="0" calcext:value-type="float">
            <text:p>0</text:p>
          </table:table-cell>
          <table:table-cell table:style-name="ce58" table:formula="of:=[.J72]/[.J$59]*1000000" office:value-type="float" office:value="13.0688887262538" calcext:value-type="float">
            <text:p>13</text:p>
          </table:table-cell>
          <table:table-cell table:style-name="ce58" table:formula="of:=[.K72]/[.K$59]*1000000" office:value-type="float" office:value="4.96821172531089" calcext:value-type="float">
            <text:p>5</text:p>
          </table:table-cell>
          <table:table-cell table:style-name="ce58" table:formula="of:=[.L72]/[.L$59]*1000000" office:value-type="float" office:value="4.22112801203866" calcext:value-type="float">
            <text:p>4</text:p>
          </table:table-cell>
          <table:table-cell table:style-name="ce58" table:formula="of:=[.M72]/[.M$59]*1000000" office:value-type="float" office:value="0" calcext:value-type="float">
            <text:p>0</text:p>
          </table:table-cell>
          <table:table-cell table:style-name="ce58" table:formula="of:=[.N72]/[.N$59]*1000000" office:value-type="float" office:value="4.56208542048741" calcext:value-type="float">
            <text:p>5</text:p>
          </table:table-cell>
          <table:table-cell table:style-name="ce58" table:formula="of:=[.O72]/[.O$59]*1000000" office:value-type="float" office:value="0" calcext:value-type="float">
            <text:p>0</text:p>
          </table:table-cell>
          <table:table-cell table:style-name="ce58" table:formula="of:=[.P72]/[.P$59]*1000000" office:value-type="float" office:value="77.1060121030448" calcext:value-type="float">
            <text:p>77</text:p>
          </table:table-cell>
          <table:table-cell table:style-name="ce58" table:formula="of:=[.Q72]/[.Q$59]*1000000" office:value-type="float" office:value="0" calcext:value-type="float">
            <text:p>0</text:p>
          </table:table-cell>
          <table:table-cell table:style-name="ce58" table:formula="of:=[.R72]/[.R$59]*1000000" office:value-type="float" office:value="0" calcext:value-type="float">
            <text:p>0</text:p>
          </table:table-cell>
          <table:table-cell table:style-name="ce58" table:formula="of:=[.S72]/[.S$59]*1000000" office:value-type="float" office:value="0" calcext:value-type="float">
            <text:p>0</text:p>
          </table:table-cell>
          <table:table-cell table:style-name="ce58" table:formula="of:=[.T72]/[.T$59]*1000000" office:value-type="float" office:value="45.8820830465703" calcext:value-type="float">
            <text:p>46</text:p>
          </table:table-cell>
          <table:table-cell table:style-name="ce58" table:formula="of:=[.U72]/[.U$59]*1000000" office:value-type="float" office:value="1.05637001683854" calcext:value-type="float">
            <text:p>1</text:p>
          </table:table-cell>
          <table:table-cell table:style-name="ce62" table:formula="of:=[.V72]/[.V$59]*1000000" office:value-type="float" office:value="14.9301465590334" calcext:value-type="float">
            <text:p>15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14" calcext:value-type="date">
            <text:p>14/03</text:p>
          </table:table-cell>
          <table:table-cell table:style-name="ce58" table:formula="of:=[.C73]/[.C$59]*1000000" office:value-type="float" office:value="2.12623454493265" calcext:value-type="float">
            <text:p>2</text:p>
          </table:table-cell>
          <table:table-cell table:style-name="ce58" table:formula="of:=[.D73]/[.D$59]*1000000" office:value-type="float" office:value="24.741976530468" calcext:value-type="float">
            <text:p>25</text:p>
          </table:table-cell>
          <table:table-cell table:style-name="ce58" table:formula="of:=[.E73]/[.E$59]*1000000" office:value-type="float" office:value="3.85187239517129" calcext:value-type="float">
            <text:p>4</text:p>
          </table:table-cell>
          <table:table-cell table:style-name="ce58" table:formula="of:=[.F73]/[.F$59]*1000000" office:value-type="float" office:value="5.71954769816803" calcext:value-type="float">
            <text:p>6</text:p>
          </table:table-cell>
          <table:table-cell table:style-name="ce58" table:formula="of:=[.G73]/[.G$59]*1000000" office:value-type="float" office:value="39.2480081635857" calcext:value-type="float">
            <text:p>39</text:p>
          </table:table-cell>
          <table:table-cell table:style-name="ce58" table:formula="of:=[.H73]/[.H$59]*1000000" office:value-type="float" office:value="3.01631828190511" calcext:value-type="float">
            <text:p>3</text:p>
          </table:table-cell>
          <table:table-cell table:style-name="ce58" table:formula="of:=[.I73]/[.I$59]*1000000" office:value-type="float" office:value="0" calcext:value-type="float">
            <text:p>0</text:p>
          </table:table-cell>
          <table:table-cell table:style-name="ce58" table:formula="of:=[.J73]/[.J$59]*1000000" office:value-type="float" office:value="15.6826664715046" calcext:value-type="float">
            <text:p>16</text:p>
          </table:table-cell>
          <table:table-cell table:style-name="ce58" table:formula="of:=[.K73]/[.K$59]*1000000" office:value-type="float" office:value="8.28035287551814" calcext:value-type="float">
            <text:p>8</text:p>
          </table:table-cell>
          <table:table-cell table:style-name="ce58" table:formula="of:=[.L73]/[.L$59]*1000000" office:value-type="float" office:value="5.62817068271821" calcext:value-type="float">
            <text:p>6</text:p>
          </table:table-cell>
          <table:table-cell table:style-name="ce58" table:formula="of:=[.M73]/[.M$59]*1000000" office:value-type="float" office:value="0" calcext:value-type="float">
            <text:p>0</text:p>
          </table:table-cell>
          <table:table-cell table:style-name="ce58" table:formula="of:=[.N73]/[.N$59]*1000000" office:value-type="float" office:value="9.12417084097483" calcext:value-type="float">
            <text:p>9</text:p>
          </table:table-cell>
          <table:table-cell table:style-name="ce58" table:formula="of:=[.O73]/[.O$59]*1000000" office:value-type="float" office:value="1.48603866672611" calcext:value-type="float">
            <text:p>1</text:p>
          </table:table-cell>
          <table:table-cell table:style-name="ce58" table:formula="of:=[.P73]/[.P$59]*1000000" office:value-type="float" office:value="115.225838311292" calcext:value-type="float">
            <text:p>115</text:p>
          </table:table-cell>
          <table:table-cell table:style-name="ce58" table:formula="of:=[.Q73]/[.Q$59]*1000000" office:value-type="float" office:value="0" calcext:value-type="float">
            <text:p>0</text:p>
          </table:table-cell>
          <table:table-cell table:style-name="ce58" table:formula="of:=[.R73]/[.R$59]*1000000" office:value-type="float" office:value="0" calcext:value-type="float">
            <text:p>0</text:p>
          </table:table-cell>
          <table:table-cell table:style-name="ce58" table:formula="of:=[.S73]/[.S$59]*1000000" office:value-type="float" office:value="0" calcext:value-type="float">
            <text:p>0</text:p>
          </table:table-cell>
          <table:table-cell table:style-name="ce58" table:formula="of:=[.T73]/[.T$59]*1000000" office:value-type="float" office:value="45.8820830465703" calcext:value-type="float">
            <text:p>46</text:p>
          </table:table-cell>
          <table:table-cell table:style-name="ce58" table:formula="of:=[.U73]/[.U$59]*1000000" office:value-type="float" office:value="3.16911005051561" calcext:value-type="float">
            <text:p>3</text:p>
          </table:table-cell>
          <table:table-cell table:style-name="ce62" table:formula="of:=[.V73]/[.V$59]*1000000" office:value-type="float" office:value="21.6655510217552" calcext:value-type="float">
            <text:p>22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15" calcext:value-type="date">
            <text:p>15/03</text:p>
          </table:table-cell>
          <table:table-cell table:style-name="ce58" table:formula="of:=[.C74]/[.C$59]*1000000" office:value-type="float" office:value="3.54372424155442" calcext:value-type="float">
            <text:p>4</text:p>
          </table:table-cell>
          <table:table-cell table:style-name="ce58" table:formula="of:=[.D74]/[.D$59]*1000000" office:value-type="float" office:value="24.741976530468" calcext:value-type="float">
            <text:p>25</text:p>
          </table:table-cell>
          <table:table-cell table:style-name="ce58" table:formula="of:=[.E74]/[.E$59]*1000000" office:value-type="float" office:value="3.85187239517129" calcext:value-type="float">
            <text:p>4</text:p>
          </table:table-cell>
          <table:table-cell table:style-name="ce58" table:formula="of:=[.F74]/[.F$59]*1000000" office:value-type="float" office:value="5.71954769816803" calcext:value-type="float">
            <text:p>6</text:p>
          </table:table-cell>
          <table:table-cell table:style-name="ce59" table:formula="of:=[.G74]/[.G$59]*1000000" office:value-type="float" office:value="45.4450620841519" calcext:value-type="float">
            <text:p>45</text:p>
          </table:table-cell>
          <table:table-cell table:style-name="ce58" table:formula="of:=[.H74]/[.H$59]*1000000" office:value-type="float" office:value="3.01631828190511" calcext:value-type="float">
            <text:p>3</text:p>
          </table:table-cell>
          <table:table-cell table:style-name="ce58" table:formula="of:=[.I74]/[.I$59]*1000000" office:value-type="float" office:value="0" calcext:value-type="float">
            <text:p>0</text:p>
          </table:table-cell>
          <table:table-cell table:style-name="ce59" table:formula="of:=[.J74]/[.J$59]*1000000" office:value-type="float" office:value="26.1377774525077" calcext:value-type="float">
            <text:p>26</text:p>
          </table:table-cell>
          <table:table-cell table:style-name="ce58" table:formula="of:=[.K74]/[.K$59]*1000000" office:value-type="float" office:value="14.9046351759327" calcext:value-type="float">
            <text:p>15</text:p>
          </table:table-cell>
          <table:table-cell table:style-name="ce58" table:formula="of:=[.L74]/[.L$59]*1000000" office:value-type="float" office:value="5.62817068271821" calcext:value-type="float">
            <text:p>6</text:p>
          </table:table-cell>
          <table:table-cell table:style-name="ce58" table:formula="of:=[.M74]/[.M$59]*1000000" office:value-type="float" office:value="0" calcext:value-type="float">
            <text:p>0</text:p>
          </table:table-cell>
          <table:table-cell table:style-name="ce58" table:formula="of:=[.N74]/[.N$59]*1000000" office:value-type="float" office:value="9.12417084097483" calcext:value-type="float">
            <text:p>9</text:p>
          </table:table-cell>
          <table:table-cell table:style-name="ce58" table:formula="of:=[.O74]/[.O$59]*1000000" office:value-type="float" office:value="2.97207733345222" calcext:value-type="float">
            <text:p>3</text:p>
          </table:table-cell>
          <table:table-cell table:style-name="ce59" table:formula="of:=[.P74]/[.P$59]*1000000" office:value-type="float" office:value="184.534613235377" calcext:value-type="float">
            <text:p>185</text:p>
          </table:table-cell>
          <table:table-cell table:style-name="ce58" table:formula="of:=[.Q74]/[.Q$59]*1000000" office:value-type="float" office:value="0" calcext:value-type="float">
            <text:p>0</text:p>
          </table:table-cell>
          <table:table-cell table:style-name="ce58" table:formula="of:=[.R74]/[.R$59]*1000000" office:value-type="float" office:value="0" calcext:value-type="float">
            <text:p>0</text:p>
          </table:table-cell>
          <table:table-cell table:style-name="ce58" table:formula="of:=[.S74]/[.S$59]*1000000" office:value-type="float" office:value="7.90913980195514" calcext:value-type="float">
            <text:p>8</text:p>
          </table:table-cell>
          <table:table-cell table:style-name="ce59" table:formula="of:=[.T74]/[.T$59]*1000000" office:value-type="float" office:value="45.8820830465703" calcext:value-type="float">
            <text:p>46</text:p>
          </table:table-cell>
          <table:table-cell table:style-name="ce58" table:formula="of:=[.U74]/[.U$59]*1000000" office:value-type="float" office:value="4.22548006735415" calcext:value-type="float">
            <text:p>4</text:p>
          </table:table-cell>
          <table:table-cell table:style-name="ce62" table:formula="of:=[.V74]/[.V$59]*1000000" office:value-type="float" office:value="32.4421981621102" calcext:value-type="float">
            <text:p>32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16" calcext:value-type="date">
            <text:p>16/03</text:p>
          </table:table-cell>
          <table:table-cell table:style-name="ce58" table:formula="of:=[.C75]/[.C$59]*1000000" office:value-type="float" office:value="4.96121393817619" calcext:value-type="float">
            <text:p>5</text:p>
          </table:table-cell>
          <table:table-cell table:style-name="ce58" table:formula="of:=[.D75]/[.D$59]*1000000" office:value-type="float" office:value="38.8802488335925" calcext:value-type="float">
            <text:p>39</text:p>
          </table:table-cell>
          <table:table-cell table:style-name="ce58" table:formula="of:=[.E75]/[.E$59]*1000000" office:value-type="float" office:value="3.85187239517129" calcext:value-type="float">
            <text:p>4</text:p>
          </table:table-cell>
          <table:table-cell table:style-name="ce58" table:formula="of:=[.F75]/[.F$59]*1000000" office:value-type="float" office:value="5.71954769816803" calcext:value-type="float">
            <text:p>6</text:p>
          </table:table-cell>
          <table:table-cell table:style-name="ce59" table:formula="of:=[.G75]/[.G$59]*1000000" office:value-type="float" office:value="74.364647046794" calcext:value-type="float">
            <text:p>74</text:p>
          </table:table-cell>
          <table:table-cell table:style-name="ce58" table:formula="of:=[.H75]/[.H$59]*1000000" office:value-type="float" office:value="3.01631828190511" calcext:value-type="float">
            <text:p>3</text:p>
          </table:table-cell>
          <table:table-cell table:style-name="ce58" table:formula="of:=[.I75]/[.I$59]*1000000" office:value-type="float" office:value="0" calcext:value-type="float">
            <text:p>0</text:p>
          </table:table-cell>
          <table:table-cell table:style-name="ce59" table:formula="of:=[.J75]/[.J$59]*1000000" office:value-type="float" office:value="44.434221669263" calcext:value-type="float">
            <text:p>44</text:p>
          </table:table-cell>
          <table:table-cell table:style-name="ce58" table:formula="of:=[.K75]/[.K$59]*1000000" office:value-type="float" office:value="19.8728469012435" calcext:value-type="float">
            <text:p>20</text:p>
          </table:table-cell>
          <table:table-cell table:style-name="ce58" table:formula="of:=[.L75]/[.L$59]*1000000" office:value-type="float" office:value="12.663384036116" calcext:value-type="float">
            <text:p>13</text:p>
          </table:table-cell>
          <table:table-cell table:style-name="ce58" table:formula="of:=[.M75]/[.M$59]*1000000" office:value-type="float" office:value="0" calcext:value-type="float">
            <text:p>0</text:p>
          </table:table-cell>
          <table:table-cell table:style-name="ce58" table:formula="of:=[.N75]/[.N$59]*1000000" office:value-type="float" office:value="13.6862562614622" calcext:value-type="float">
            <text:p>14</text:p>
          </table:table-cell>
          <table:table-cell table:style-name="ce58" table:formula="of:=[.O75]/[.O$59]*1000000" office:value-type="float" office:value="4.45811600017832" calcext:value-type="float">
            <text:p>4</text:p>
          </table:table-cell>
          <table:table-cell table:style-name="ce59" table:formula="of:=[.P75]/[.P$59]*1000000" office:value-type="float" office:value="184.534613235377" calcext:value-type="float">
            <text:p>185</text:p>
          </table:table-cell>
          <table:table-cell table:style-name="ce58" table:formula="of:=[.Q75]/[.Q$59]*1000000" office:value-type="float" office:value="0" calcext:value-type="float">
            <text:p>0</text:p>
          </table:table-cell>
          <table:table-cell table:style-name="ce58" table:formula="of:=[.R75]/[.R$59]*1000000" office:value-type="float" office:value="0" calcext:value-type="float">
            <text:p>0</text:p>
          </table:table-cell>
          <table:table-cell table:style-name="ce58" table:formula="of:=[.S75]/[.S$59]*1000000" office:value-type="float" office:value="15.8182796039103" calcext:value-type="float">
            <text:p>16</text:p>
          </table:table-cell>
          <table:table-cell table:style-name="ce59" table:formula="of:=[.T75]/[.T$59]*1000000" office:value-type="float" office:value="61.1761107287604" calcext:value-type="float">
            <text:p>61</text:p>
          </table:table-cell>
          <table:table-cell table:style-name="ce58" table:formula="of:=[.U75]/[.U$59]*1000000" office:value-type="float" office:value="13.732810218901" calcext:value-type="float">
            <text:p>14</text:p>
          </table:table-cell>
          <table:table-cell table:style-name="ce62" table:formula="of:=[.V75]/[.V$59]*1000000" office:value-type="float" office:value="38.3918054375145" calcext:value-type="float">
            <text:p>38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17" calcext:value-type="date">
            <text:p>17/03</text:p>
          </table:table-cell>
          <table:table-cell table:style-name="ce58" table:formula="of:=[.C76]/[.C$59]*1000000" office:value-type="float" office:value="7.79619333141972" calcext:value-type="float">
            <text:p>8</text:p>
          </table:table-cell>
          <table:table-cell table:style-name="ce58" table:formula="of:=[.D76]/[.D$59]*1000000" office:value-type="float" office:value="42.4148169093737" calcext:value-type="float">
            <text:p>42</text:p>
          </table:table-cell>
          <table:table-cell table:style-name="ce58" table:formula="of:=[.E76]/[.E$59]*1000000" office:value-type="float" office:value="3.85187239517129" calcext:value-type="float">
            <text:p>4</text:p>
          </table:table-cell>
          <table:table-cell table:style-name="ce58" table:formula="of:=[.F76]/[.F$59]*1000000" office:value-type="float" office:value="5.71954769816803" calcext:value-type="float">
            <text:p>6</text:p>
          </table:table-cell>
          <table:table-cell table:style-name="ce59" table:formula="of:=[.G76]/[.G$59]*1000000" office:value-type="float" office:value="74.364647046794" calcext:value-type="float">
            <text:p>74</text:p>
          </table:table-cell>
          <table:table-cell table:style-name="ce58" table:formula="of:=[.H76]/[.H$59]*1000000" office:value-type="float" office:value="6.03263656381021" calcext:value-type="float">
            <text:p>6</text:p>
          </table:table-cell>
          <table:table-cell table:style-name="ce58" table:formula="of:=[.I76]/[.I$59]*1000000" office:value-type="float" office:value="8.02658404636155" calcext:value-type="float">
            <text:p>8</text:p>
          </table:table-cell>
          <table:table-cell table:style-name="ce59" table:formula="of:=[.J76]/[.J$59]*1000000" office:value-type="float" office:value="60.1168881407676" calcext:value-type="float">
            <text:p>60</text:p>
          </table:table-cell>
          <table:table-cell table:style-name="ce58" table:formula="of:=[.K76]/[.K$59]*1000000" office:value-type="float" office:value="34.7774820771762" calcext:value-type="float">
            <text:p>35</text:p>
          </table:table-cell>
          <table:table-cell table:style-name="ce58" table:formula="of:=[.L76]/[.L$59]*1000000" office:value-type="float" office:value="28.8443747489308" calcext:value-type="float">
            <text:p>29</text:p>
          </table:table-cell>
          <table:table-cell table:style-name="ce58" table:formula="of:=[.M76]/[.M$59]*1000000" office:value-type="float" office:value="0" calcext:value-type="float">
            <text:p>0</text:p>
          </table:table-cell>
          <table:table-cell table:style-name="ce58" table:formula="of:=[.N76]/[.N$59]*1000000" office:value-type="float" office:value="22.8104271024371" calcext:value-type="float">
            <text:p>23</text:p>
          </table:table-cell>
          <table:table-cell table:style-name="ce58" table:formula="of:=[.O76]/[.O$59]*1000000" office:value-type="float" office:value="4.45811600017832" calcext:value-type="float">
            <text:p>4</text:p>
          </table:table-cell>
          <table:table-cell table:style-name="ce59" table:formula="of:=[.P76]/[.P$59]*1000000" office:value-type="float" office:value="307.557688725628" calcext:value-type="float">
            <text:p>308</text:p>
          </table:table-cell>
          <table:table-cell table:style-name="ce58" table:formula="of:=[.Q76]/[.Q$59]*1000000" office:value-type="float" office:value="0" calcext:value-type="float">
            <text:p>0</text:p>
          </table:table-cell>
          <table:table-cell table:style-name="ce58" table:formula="of:=[.R76]/[.R$59]*1000000" office:value-type="float" office:value="0" calcext:value-type="float">
            <text:p>0</text:p>
          </table:table-cell>
          <table:table-cell table:style-name="ce58" table:formula="of:=[.S76]/[.S$59]*1000000" office:value-type="float" office:value="23.7274194058654" calcext:value-type="float">
            <text:p>24</text:p>
          </table:table-cell>
          <table:table-cell table:style-name="ce59" table:formula="of:=[.T76]/[.T$59]*1000000" office:value-type="float" office:value="76.4701384109505" calcext:value-type="float">
            <text:p>76</text:p>
          </table:table-cell>
          <table:table-cell table:style-name="ce58" table:formula="of:=[.U76]/[.U$59]*1000000" office:value-type="float" office:value="13.732810218901" calcext:value-type="float">
            <text:p>14</text:p>
          </table:table-cell>
          <table:table-cell table:style-name="ce62" table:formula="of:=[.V76]/[.V$59]*1000000" office:value-type="float" office:value="59.832842977179" calcext:value-type="float">
            <text:p>60</text:p>
          </table:table-cell>
          <table:table-cell table:number-columns-repeated="29"/>
        </table:table-row>
        <table:table-row table:style-name="ro1">
          <table:table-cell/>
          <table:table-cell table:style-name="ce46" office:value-type="date" office:date-value="2020-03-18" calcext:value-type="date">
            <text:p>18/03</text:p>
          </table:table-cell>
          <table:table-cell table:style-name="ce58" table:formula="of:=[.C77]/[.C$59]*1000000" office:value-type="float" office:value="13.4661521179068" calcext:value-type="float">
            <text:p>13</text:p>
          </table:table-cell>
          <table:table-cell table:style-name="ce58" table:formula="of:=[.D77]/[.D$59]*1000000" office:value-type="float" office:value="45.9493849851548" calcext:value-type="float">
            <text:p>46</text:p>
          </table:table-cell>
          <table:table-cell table:style-name="ce58" table:formula="of:=[.E77]/[.E$59]*1000000" office:value-type="float" office:value="3.85187239517129" calcext:value-type="float">
            <text:p>4</text:p>
          </table:table-cell>
          <table:table-cell table:style-name="ce58" table:formula="of:=[.F77]/[.F$59]*1000000" office:value-type="float" office:value="5.71954769816803" calcext:value-type="float">
            <text:p>6</text:p>
          </table:table-cell>
          <table:table-cell table:style-name="ce59" table:formula="of:=[.G77]/[.G$59]*1000000" office:value-type="float" office:value="82.6273856075489" calcext:value-type="float">
            <text:p>83</text:p>
          </table:table-cell>
          <table:table-cell table:style-name="ce58" table:formula="of:=[.H77]/[.H$59]*1000000" office:value-type="float" office:value="9.04895484571532" calcext:value-type="float">
            <text:p>9</text:p>
          </table:table-cell>
          <table:table-cell table:style-name="ce58" table:formula="of:=[.I77]/[.I$59]*1000000" office:value-type="float" office:value="8.02658404636155" calcext:value-type="float">
            <text:p>8</text:p>
          </table:table-cell>
          <table:table-cell table:style-name="ce59" table:formula="of:=[.J77]/[.J$59]*1000000" office:value-type="float" office:value="57.5031103955168" calcext:value-type="float">
            <text:p>58</text:p>
          </table:table-cell>
          <table:table-cell table:style-name="ce58" table:formula="of:=[.K77]/[.K$59]*1000000" office:value-type="float" office:value="46.3699761029016" calcext:value-type="float">
            <text:p>46</text:p>
          </table:table-cell>
          <table:table-cell table:style-name="ce58" table:formula="of:=[.L77]/[.L$59]*1000000" office:value-type="float" office:value="38.6936734436877" calcext:value-type="float">
            <text:p>39</text:p>
          </table:table-cell>
          <table:table-cell table:style-name="ce58" table:formula="of:=[.M77]/[.M$59]*1000000" office:value-type="float" office:value="0" calcext:value-type="float">
            <text:p>0</text:p>
          </table:table-cell>
          <table:table-cell table:style-name="ce58" table:formula="of:=[.N77]/[.N$59]*1000000" office:value-type="float" office:value="27.3725125229245" calcext:value-type="float">
            <text:p>27</text:p>
          </table:table-cell>
          <table:table-cell table:style-name="ce58" table:formula="of:=[.O77]/[.O$59]*1000000" office:value-type="float" office:value="4.45811600017832" calcext:value-type="float">
            <text:p>4</text:p>
          </table:table-cell>
          <table:table-cell table:style-name="ce59" table:formula="of:=[.P77]/[.P$59]*1000000" office:value-type="float" office:value="337.880277754916" calcext:value-type="float">
            <text:p>338</text:p>
          </table:table-cell>
          <table:table-cell table:style-name="ce58" table:formula="of:=[.Q77]/[.Q$59]*1000000" office:value-type="float" office:value="0" calcext:value-type="float">
            <text:p>0</text:p>
          </table:table-cell>
          <table:table-cell table:style-name="ce58" table:formula="of:=[.R77]/[.R$59]*1000000" office:value-type="float" office:value="0" calcext:value-type="float">
            <text:p>0</text:p>
          </table:table-cell>
          <table:table-cell table:style-name="ce58" table:formula="of:=[.S77]/[.S$59]*1000000" office:value-type="float" office:value="23.7274194058654" calcext:value-type="float">
            <text:p>24</text:p>
          </table:table-cell>
          <table:table-cell table:style-name="ce59" table:formula="of:=[.T77]/[.T$59]*1000000" office:value-type="float" office:value="76.4701384109505" calcext:value-type="float">
            <text:p>76</text:p>
          </table:table-cell>
          <table:table-cell table:style-name="ce58" table:formula="of:=[.U77]/[.U$59]*1000000" office:value-type="float" office:value="23.2401403704478" calcext:value-type="float">
            <text:p>23</text:p>
          </table:table-cell>
          <table:table-cell table:style-name="ce62" table:formula="of:=[.V77]/[.V$59]*1000000" office:value-type="float" office:value="68.7011255197627" calcext:value-type="float">
            <text:p>69</text:p>
          </table:table-cell>
          <table:table-cell table:number-columns-repeated="29"/>
        </table:table-row>
        <table:table-row table:style-name="ro1">
          <table:table-cell/>
          <table:table-cell table:style-name="ce55" office:value-type="date" office:date-value="2020-03-19" calcext:value-type="date">
            <text:p>19/03/20</text:p>
          </table:table-cell>
          <table:table-cell table:number-columns-repeated="9"/>
          <table:table-cell table:style-name="ce58" table:formula="of:=[.L78]/[.L$59]*1000000" office:value-type="float" office:value="0" calcext:value-type="float">
            <text:p>0</text:p>
          </table:table-cell>
          <table:table-cell table:number-columns-repeated="9"/>
          <table:table-cell table:style-name="ce62" table:formula="of:=[.V78]/[.V$59]*1000000" office:value-type="float" office:value="0" calcext:value-type="float">
            <text:p>0</text:p>
          </table:table-cell>
          <table:table-cell table:number-columns-repeated="29"/>
        </table:table-row>
        <table:table-row table:style-name="ro1" table:number-rows-repeated="1048474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3" table:style-name="ta1">
        <table:table-column table:style-name="co11" table:default-cell-style-name="Default"/>
        <table:table-column table:style-name="co3" table:default-cell-style-name="Default"/>
        <table:table-column table:style-name="co12" table:number-columns-repeated="4" table:default-cell-style-name="ce47"/>
        <table:table-column table:style-name="co13" table:default-cell-style-name="Default"/>
        <table:table-column table:style-name="co3" table:default-cell-style-name="Default"/>
        <table:table-column table:style-name="co14" table:number-columns-repeated="4" table:default-cell-style-name="ce47"/>
        <table:table-column table:style-name="co13" table:default-cell-style-name="Default"/>
        <table:table-column table:style-name="co3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/>
          <table:table-cell table:style-name="ce43" office:value-type="string" calcext:value-type="string">
            <text:p>Coronavirus COVID-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19"/>
        </table:table-row>
        <table:table-row table:style-name="ro1">
          <table:table-cell/>
          <table:table-cell table:style-name="ce45" office:value-type="string" calcext:value-type="string">
            <text:p>Habitantes</text:p>
          </table:table-cell>
          <table:table-cell table:style-name="ce48" office:value-type="string" calcext:value-type="string">
            <text:p>Italia</text:p>
          </table:table-cell>
          <table:table-cell table:style-name="ce48" office:value-type="string" calcext:value-type="string">
            <text:p>España</text:p>
          </table:table-cell>
          <table:table-cell table:style-name="ce48" office:value-type="string" calcext:value-type="string">
            <text:p>Francia</text:p>
          </table:table-cell>
          <table:table-cell table:style-name="ce48" office:value-type="string" calcext:value-type="string">
            <text:p>Alemania</text:p>
          </table:table-cell>
          <table:table-cell/>
          <table:table-cell table:style-name="ce45" office:value-type="string" calcext:value-type="string">
            <text:p>&gt; 65 años</text:p>
          </table:table-cell>
          <table:table-cell table:style-name="ce48" office:value-type="string" calcext:value-type="string">
            <text:p>Italia</text:p>
          </table:table-cell>
          <table:table-cell table:style-name="ce48" office:value-type="string" calcext:value-type="string">
            <text:p>España</text:p>
          </table:table-cell>
          <table:table-cell table:style-name="ce48" office:value-type="string" calcext:value-type="string">
            <text:p>Francia</text:p>
          </table:table-cell>
          <table:table-cell table:style-name="ce48" office:value-type="string" calcext:value-type="string">
            <text:p>Alemania</text:p>
          </table:table-cell>
          <table:table-cell table:number-columns-repeated="9"/>
        </table:table-row>
        <table:table-row table:style-name="ro1">
          <table:table-cell/>
          <table:table-cell table:style-name="ce63" office:value-type="string" calcext:value-type="string">
            <text:p>Millones</text:p>
          </table:table-cell>
          <table:table-cell table:style-name="ce66" office:value-type="float" office:value="62.246674" calcext:value-type="float">
            <text:p>62,2</text:p>
          </table:table-cell>
          <table:table-cell table:style-name="ce66" office:value-type="float" office:value="46.723" calcext:value-type="float">
            <text:p>46,7</text:p>
          </table:table-cell>
          <table:table-cell table:style-name="ce66" office:value-type="float" office:value="67.364357" calcext:value-type="float">
            <text:p>67,4</text:p>
          </table:table-cell>
          <table:table-cell table:style-name="ce66" office:value-type="float" office:value="80.457737" calcext:value-type="float">
            <text:p>80,5</text:p>
          </table:table-cell>
          <table:table-cell/>
          <table:table-cell table:style-name="ce63" office:value-type="string" calcext:value-type="string">
            <text:p>Millones</text:p>
          </table:table-cell>
          <table:table-cell table:style-name="ce66" office:value-type="float" office:value="13.501303" calcext:value-type="float">
            <text:p>13,5</text:p>
          </table:table-cell>
          <table:table-cell table:style-name="ce66" office:value-type="float" office:value="8.908151" calcext:value-type="float">
            <text:p>8,9</text:p>
          </table:table-cell>
          <table:table-cell table:style-name="ce66" office:value-type="float" office:value="13.3516155574" calcext:value-type="float">
            <text:p>13,4</text:p>
          </table:table-cell>
          <table:table-cell table:style-name="ce68" office:value-type="float" office:value="17.99035" calcext:value-type="float">
            <text:p>18.0</text:p>
          </table:table-cell>
          <table:table-cell table:number-columns-repeated="9"/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 table:style-name="ce69"/>
          <table:table-cell table:number-columns-repeated="12"/>
        </table:table-row>
        <table:table-row table:style-name="ro1">
          <table:table-cell/>
          <table:table-cell table:style-name="ce54" office:value-type="string" calcext:value-type="string">
            <text:p>Casos por millón de habitantes</text:p>
          </table:table-cell>
          <table:table-cell table:number-columns-repeated="5"/>
          <table:table-cell table:style-name="ce54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44" office:value-type="string" calcext:value-type="string">
            <text:p>Muertes por casos declarados</text:p>
          </table:table-cell>
          <table:table-cell table:number-columns-repeated="5"/>
          <table:table-cell table:style-name="ce44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64"/>
          <table:table-cell table:number-columns-repeated="5"/>
          <table:table-cell table:style-name="ce64"/>
          <table:table-cell table:number-columns-repeated="13"/>
        </table:table-row>
        <table:table-row table:style-name="ro1">
          <table:table-cell/>
          <table:table-cell table:style-name="ce45"/>
          <table:table-cell table:style-name="ce48" office:value-type="string" calcext:value-type="string">
            <text:p>Italia</text:p>
          </table:table-cell>
          <table:table-cell table:style-name="ce48" office:value-type="string" calcext:value-type="string">
            <text:p>España</text:p>
          </table:table-cell>
          <table:table-cell table:style-name="ce48" office:value-type="string" calcext:value-type="string">
            <text:p>Francia</text:p>
          </table:table-cell>
          <table:table-cell table:style-name="ce48" office:value-type="string" calcext:value-type="string">
            <text:p>Alemania</text:p>
          </table:table-cell>
          <table:table-cell/>
          <table:table-cell table:style-name="ce45"/>
          <table:table-cell table:style-name="ce48" office:value-type="string" calcext:value-type="string">
            <text:p>Italia</text:p>
          </table:table-cell>
          <table:table-cell table:style-name="ce48" office:value-type="string" calcext:value-type="string">
            <text:p>España</text:p>
          </table:table-cell>
          <table:table-cell table:style-name="ce48" office:value-type="string" calcext:value-type="string">
            <text:p>Francia</text:p>
          </table:table-cell>
          <table:table-cell table:style-name="ce48" office:value-type="string" calcext:value-type="string">
            <text:p>Alemania</text:p>
          </table:table-cell>
          <table:table-cell/>
          <table:table-cell table:style-name="ce45"/>
          <table:table-cell table:style-name="ce48" office:value-type="string" calcext:value-type="string">
            <text:p>Italia</text:p>
          </table:table-cell>
          <table:table-cell table:style-name="ce48" office:value-type="string" calcext:value-type="string">
            <text:p>España</text:p>
          </table:table-cell>
          <table:table-cell table:style-name="ce48" office:value-type="string" calcext:value-type="string">
            <text:p>Francia</text:p>
          </table:table-cell>
          <table:table-cell table:style-name="ce48" office:value-type="string" calcext:value-type="string">
            <text:p>Alemania</text:p>
          </table:table-cell>
          <table:table-cell/>
          <table:table-cell table:style-name="ce48" office:value-type="string" calcext:value-type="string">
            <text:p>Enfermedades</text:p>
          </table:table-cell>
          <table:table-cell table:style-name="ce48" office:value-type="string" calcext:value-type="string">
            <text:p>España</text:p>
          </table:table-cell>
        </table:table-row>
        <table:table-row table:style-name="ro1">
          <table:table-cell/>
          <table:table-cell table:style-name="ce46" office:value-type="date" office:date-value="2020-02-20" calcext:value-type="date">
            <text:p>20/02</text:p>
          </table:table-cell>
          <table:table-cell table:style-name="ce67" table:formula="of:=[Hoja1.C9]/[.C$4]" office:value-type="float" office:value="0.0481953461481332" calcext:value-type="float">
            <text:p>0.05</text:p>
          </table:table-cell>
          <table:table-cell table:style-name="ce67" table:number-columns-repeated="2"/>
          <table:table-cell table:number-columns-repeated="2"/>
          <table:table-cell table:style-name="ce46" office:value-type="date" office:date-value="2020-02-20" calcext:value-type="date">
            <text:p>20/02</text:p>
          </table:table-cell>
          <table:table-cell table:number-columns-repeated="5"/>
          <table:table-cell table:style-name="ce50" office:value-type="date" office:date-value="2020-02-20" calcext:value-type="date">
            <text:p>20/02/20</text:p>
          </table:table-cell>
          <table:table-cell table:style-name="ce47" table:number-columns-repeated="4"/>
          <table:table-cell/>
          <table:table-cell office:value-type="string" calcext:value-type="string">
            <text:p>Enfermedades del sistema circulatorio</text:p>
          </table:table-cell>
          <table:table-cell table:style-name="ce58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46" office:value-type="date" office:date-value="2020-02-21" calcext:value-type="date">
            <text:p>21/02</text:p>
          </table:table-cell>
          <table:table-cell table:style-name="ce67" table:formula="of:=[Hoja1.C10]/[.C$4]" office:value-type="float" office:value="0.321302307654221" calcext:value-type="float">
            <text:p>0.32</text:p>
          </table:table-cell>
          <table:table-cell table:style-name="ce67" table:number-columns-repeated="2"/>
          <table:table-cell table:number-columns-repeated="2"/>
          <table:table-cell table:style-name="ce46" office:value-type="date" office:date-value="2020-02-21" calcext:value-type="date">
            <text:p>21/02</text:p>
          </table:table-cell>
          <table:table-cell table:style-name="ce67" table:formula="of:=[Hoja1.I10]/[.I$4]" office:value-type="float" office:value="0.0740669252441783" calcext:value-type="float">
            <text:p>0.07</text:p>
          </table:table-cell>
          <table:table-cell table:style-name="ce68" table:formula="of:=[Hoja1.J10]/[.J$4]" office:value-type="float" office:value="0.112256741045364" calcext:value-type="float">
            <text:p>0.1</text:p>
          </table:table-cell>
          <table:table-cell table:style-name="ce68" table:formula="of:=[Hoja1.K10]/[.K$4]" office:value-type="float" office:value="0.0748973033039256" calcext:value-type="float">
            <text:p>0.1</text:p>
          </table:table-cell>
          <table:table-cell table:number-columns-repeated="2"/>
          <table:table-cell table:style-name="ce46" office:value-type="date" office:date-value="2020-02-21" calcext:value-type="date">
            <text:p>21/02</text:p>
          </table:table-cell>
          <table:table-cell table:style-name="ce68" table:formula="of:=[Hoja1.I10]/[Hoja1.C10]*100" office:value-type="float" office:value="5" calcext:value-type="float">
            <text:p>5.0</text:p>
          </table:table-cell>
          <table:table-cell table:style-name="ce68" table:number-columns-repeated="3"/>
          <table:table-cell/>
          <table:table-cell office:value-type="string" calcext:value-type="string">
            <text:p>Tumores</text:p>
          </table:table-cell>
          <table:table-cell table:style-name="ce58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46" office:value-type="date" office:date-value="2020-02-22" calcext:value-type="date">
            <text:p>22/02</text:p>
          </table:table-cell>
          <table:table-cell table:style-name="ce68" table:formula="of:=[Hoja1.C11]/[.C$4]" office:value-type="float" office:value="1.26914411523417" calcext:value-type="float">
            <text:p>1.3</text:p>
          </table:table-cell>
          <table:table-cell table:style-name="ce68" table:number-columns-repeated="2"/>
          <table:table-cell table:number-columns-repeated="2"/>
          <table:table-cell table:style-name="ce46" office:value-type="date" office:date-value="2020-02-22" calcext:value-type="date">
            <text:p>22/02</text:p>
          </table:table-cell>
          <table:table-cell table:style-name="ce67" table:formula="of:=[Hoja1.I11]/[.I$4]" office:value-type="float" office:value="0.148133850488357" calcext:value-type="float">
            <text:p>0.15</text:p>
          </table:table-cell>
          <table:table-cell table:style-name="ce68" table:formula="of:=[Hoja1.J11]/[.J$4]" office:value-type="float" office:value="0.112256741045364" calcext:value-type="float">
            <text:p>0.1</text:p>
          </table:table-cell>
          <table:table-cell table:style-name="ce68" table:formula="of:=[Hoja1.K11]/[.K$4]" office:value-type="float" office:value="0.0748973033039256" calcext:value-type="float">
            <text:p>0.1</text:p>
          </table:table-cell>
          <table:table-cell table:number-columns-repeated="2"/>
          <table:table-cell table:style-name="ce46" office:value-type="date" office:date-value="2020-02-22" calcext:value-type="date">
            <text:p>22/02</text:p>
          </table:table-cell>
          <table:table-cell table:style-name="ce68" table:formula="of:=[Hoja1.I11]/[Hoja1.C11]*100" office:value-type="float" office:value="2.53164556962025" calcext:value-type="float">
            <text:p>2.5</text:p>
          </table:table-cell>
          <table:table-cell table:style-name="ce68" table:number-columns-repeated="2"/>
          <table:table-cell table:style-name="ce47"/>
          <table:table-cell/>
          <table:table-cell office:value-type="string" calcext:value-type="string">
            <text:p>Enfermedades del sistema respiratorio</text:p>
          </table:table-cell>
          <table:table-cell table:style-name="ce58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46" office:value-type="date" office:date-value="2020-02-23" calcext:value-type="date">
            <text:p>23/02</text:p>
          </table:table-cell>
          <table:table-cell table:style-name="ce68" table:formula="of:=[Hoja1.C12]/[.C$4]" office:value-type="float" office:value="2.40976730740666" calcext:value-type="float">
            <text:p>2.4</text:p>
          </table:table-cell>
          <table:table-cell table:style-name="ce68" table:number-columns-repeated="2"/>
          <table:table-cell table:number-columns-repeated="2"/>
          <table:table-cell table:style-name="ce46" office:value-type="date" office:date-value="2020-02-23" calcext:value-type="date">
            <text:p>23/02</text:p>
          </table:table-cell>
          <table:table-cell table:style-name="ce68" table:formula="of:=[Hoja1.I12]/[.I$4]" office:value-type="float" office:value="0.222200775732535" calcext:value-type="float">
            <text:p>0.2</text:p>
          </table:table-cell>
          <table:table-cell table:style-name="ce68" table:formula="of:=[Hoja1.J12]/[.J$4]" office:value-type="float" office:value="0.112256741045364" calcext:value-type="float">
            <text:p>0.1</text:p>
          </table:table-cell>
          <table:table-cell table:style-name="ce68" table:formula="of:=[Hoja1.K12]/[.K$4]" office:value-type="float" office:value="0.0748973033039256" calcext:value-type="float">
            <text:p>0.1</text:p>
          </table:table-cell>
          <table:table-cell table:number-columns-repeated="2"/>
          <table:table-cell table:style-name="ce46" office:value-type="date" office:date-value="2020-02-23" calcext:value-type="date">
            <text:p>23/02</text:p>
          </table:table-cell>
          <table:table-cell table:style-name="ce68" table:formula="of:=[Hoja1.I12]/[Hoja1.C12]*100" office:value-type="float" office:value="2" calcext:value-type="float">
            <text:p>2.0</text:p>
          </table:table-cell>
          <table:table-cell table:style-name="ce68" table:number-columns-repeated="2"/>
          <table:table-cell table:style-name="ce47"/>
          <table:table-cell/>
          <table:table-cell office:value-type="string" calcext:value-type="string">
            <text:p>Enfermedades del sistema nervioso</text:p>
          </table:table-cell>
          <table:table-cell table:style-name="ce58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46" office:value-type="date" office:date-value="2020-02-24" calcext:value-type="date">
            <text:p>24/02</text:p>
          </table:table-cell>
          <table:table-cell table:style-name="ce68" table:formula="of:=[Hoja1.C13]/[.C$4]" office:value-type="float" office:value="3.64678119187541" calcext:value-type="float">
            <text:p>3.6</text:p>
          </table:table-cell>
          <table:table-cell table:style-name="ce68" table:number-columns-repeated="2"/>
          <table:table-cell table:number-columns-repeated="2"/>
          <table:table-cell table:style-name="ce46" office:value-type="date" office:date-value="2020-02-24" calcext:value-type="date">
            <text:p>24/02</text:p>
          </table:table-cell>
          <table:table-cell table:style-name="ce68" table:formula="of:=[Hoja1.I13]/[.I$4]" office:value-type="float" office:value="0.518468476709248" calcext:value-type="float">
            <text:p>0.5</text:p>
          </table:table-cell>
          <table:table-cell table:style-name="ce68" table:formula="of:=[Hoja1.J13]/[.J$4]" office:value-type="float" office:value="0.112256741045364" calcext:value-type="float">
            <text:p>0.1</text:p>
          </table:table-cell>
          <table:table-cell table:style-name="ce68" table:formula="of:=[Hoja1.K13]/[.K$4]" office:value-type="float" office:value="0.0748973033039256" calcext:value-type="float">
            <text:p>0.1</text:p>
          </table:table-cell>
          <table:table-cell table:number-columns-repeated="2"/>
          <table:table-cell table:style-name="ce46" office:value-type="date" office:date-value="2020-02-24" calcext:value-type="date">
            <text:p>24/02</text:p>
          </table:table-cell>
          <table:table-cell table:style-name="ce68" table:formula="of:=[Hoja1.I13]/[Hoja1.C13]*100" office:value-type="float" office:value="3.08370044052863" calcext:value-type="float">
            <text:p>3.1</text:p>
          </table:table-cell>
          <table:table-cell table:style-name="ce68" table:number-columns-repeated="2"/>
          <table:table-cell table:style-name="ce47"/>
          <table:table-cell/>
          <table:table-cell office:value-type="string" calcext:value-type="string">
            <text:p>Trastornos mentales</text:p>
          </table:table-cell>
          <table:table-cell table:style-name="ce58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46" office:value-type="date" office:date-value="2020-02-25" calcext:value-type="date">
            <text:p>25/02</text:p>
          </table:table-cell>
          <table:table-cell table:style-name="ce68" table:formula="of:=[Hoja1.C14]/[.C$4]" office:value-type="float" office:value="5.14083692246754" calcext:value-type="float">
            <text:p>5.1</text:p>
          </table:table-cell>
          <table:table-cell table:style-name="ce68" table:formula="of:=[Hoja1.D14]/[.D$4]" office:value-type="float" office:value="0.17122188215654" calcext:value-type="float">
            <text:p>0.2</text:p>
          </table:table-cell>
          <table:table-cell table:style-name="ce68" table:formula="of:=[Hoja1.E14]/[.E$4]" office:value-type="float" office:value="0.192980391692895" calcext:value-type="float">
            <text:p>0.2</text:p>
          </table:table-cell>
          <table:table-cell table:style-name="ce68" table:formula="of:=[Hoja1.F14]/[.F$4]" office:value-type="float" office:value="0.2237199388295" calcext:value-type="float">
            <text:p>0.2</text:p>
          </table:table-cell>
          <table:table-cell/>
          <table:table-cell table:style-name="ce46" office:value-type="date" office:date-value="2020-02-25" calcext:value-type="date">
            <text:p>25/02</text:p>
          </table:table-cell>
          <table:table-cell table:style-name="ce68" table:formula="of:=[Hoja1.I14]/[.I$4]" office:value-type="float" office:value="0.740669252441783" calcext:value-type="float">
            <text:p>0.7</text:p>
          </table:table-cell>
          <table:table-cell table:style-name="ce68" table:formula="of:=[Hoja1.J14]/[.J$4]" office:value-type="float" office:value="0.112256741045364" calcext:value-type="float">
            <text:p>0.1</text:p>
          </table:table-cell>
          <table:table-cell table:style-name="ce68" table:formula="of:=[Hoja1.K14]/[.K$4]" office:value-type="float" office:value="0.0748973033039256" calcext:value-type="float">
            <text:p>0.1</text:p>
          </table:table-cell>
          <table:table-cell table:number-columns-repeated="2"/>
          <table:table-cell table:style-name="ce46" office:value-type="date" office:date-value="2020-02-25" calcext:value-type="date">
            <text:p>25/02</text:p>
          </table:table-cell>
          <table:table-cell table:style-name="ce68" table:formula="of:=[Hoja1.I14]/[Hoja1.C14]*100" office:value-type="float" office:value="3.125" calcext:value-type="float">
            <text:p>3.1</text:p>
          </table:table-cell>
          <table:table-cell table:style-name="ce68" table:formula="of:=[Hoja1.J14]/[Hoja1.D14]*100" office:value-type="float" office:value="12.5" calcext:value-type="float">
            <text:p>12.5</text:p>
          </table:table-cell>
          <table:table-cell table:style-name="ce68" table:formula="of:=[Hoja1.K14]/[Hoja1.E14]*100" office:value-type="float" office:value="7.69230769230769" calcext:value-type="float">
            <text:p>7.7</text:p>
          </table:table-cell>
          <table:table-cell table:style-name="ce47"/>
          <table:table-cell/>
          <table:table-cell office:value-type="string" calcext:value-type="string">
            <text:p>Enfermedades del sistema digestivo</text:p>
          </table:table-cell>
          <table:table-cell table:style-name="ce58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46" office:value-type="date" office:date-value="2020-02-26" calcext:value-type="date">
            <text:p>26/02</text:p>
          </table:table-cell>
          <table:table-cell table:style-name="ce68" table:formula="of:=[Hoja1.C15]/[.C$4]" office:value-type="float" office:value="7.14897634530642" calcext:value-type="float">
            <text:p>7.1</text:p>
          </table:table-cell>
          <table:table-cell table:style-name="ce68" table:formula="of:=[Hoja1.D15]/[.D$4]" office:value-type="float" office:value="0.299638293773944" calcext:value-type="float">
            <text:p>0.3</text:p>
          </table:table-cell>
          <table:table-cell table:style-name="ce68" table:formula="of:=[Hoja1.E15]/[.E$4]" office:value-type="float" office:value="0.267203619267085" calcext:value-type="float">
            <text:p>0.3</text:p>
          </table:table-cell>
          <table:table-cell table:style-name="ce68" table:formula="of:=[Hoja1.F15]/[.F$4]" office:value-type="float" office:value="0.261006595301083" calcext:value-type="float">
            <text:p>0.3</text:p>
          </table:table-cell>
          <table:table-cell/>
          <table:table-cell table:style-name="ce46" office:value-type="date" office:date-value="2020-02-26" calcext:value-type="date">
            <text:p>26/02</text:p>
          </table:table-cell>
          <table:table-cell table:style-name="ce68" table:formula="of:=[Hoja1.I15]/[.I$4]" office:value-type="float" office:value="0.888803102930139" calcext:value-type="float">
            <text:p>0.9</text:p>
          </table:table-cell>
          <table:table-cell table:style-name="ce68" table:formula="of:=[Hoja1.J15]/[.J$4]" office:value-type="float" office:value="0.112256741045364" calcext:value-type="float">
            <text:p>0.1</text:p>
          </table:table-cell>
          <table:table-cell table:style-name="ce68" table:formula="of:=[Hoja1.K15]/[.K$4]" office:value-type="float" office:value="0.149794606607851" calcext:value-type="float">
            <text:p>0.1</text:p>
          </table:table-cell>
          <table:table-cell table:number-columns-repeated="2"/>
          <table:table-cell table:style-name="ce46" office:value-type="date" office:date-value="2020-02-26" calcext:value-type="date">
            <text:p>26/02</text:p>
          </table:table-cell>
          <table:table-cell table:style-name="ce68" table:formula="of:=[Hoja1.I15]/[Hoja1.C15]*100" office:value-type="float" office:value="2.69662921348315" calcext:value-type="float">
            <text:p>2.7</text:p>
          </table:table-cell>
          <table:table-cell table:style-name="ce68" table:formula="of:=[Hoja1.J15]/[Hoja1.D15]*100" office:value-type="float" office:value="7.14285714285714" calcext:value-type="float">
            <text:p>7.1</text:p>
          </table:table-cell>
          <table:table-cell table:style-name="ce68" table:formula="of:=[Hoja1.K15]/[Hoja1.E15]*100" office:value-type="float" office:value="11.1111111111111" calcext:value-type="float">
            <text:p>11.1</text:p>
          </table:table-cell>
          <table:table-cell table:style-name="ce47"/>
          <table:table-cell/>
          <table:table-cell office:value-type="string" calcext:value-type="string">
            <text:p>Enfermedades del sistema genitourinario</text:p>
          </table:table-cell>
          <table:table-cell table:style-name="ce58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46" office:value-type="date" office:date-value="2020-02-27" calcext:value-type="date">
            <text:p>27/02</text:p>
          </table:table-cell>
          <table:table-cell table:style-name="ce58" table:formula="of:=[Hoja1.C16]/[.C$4]" office:value-type="float" office:value="10.4423249987622" calcext:value-type="float">
            <text:p>10</text:p>
          </table:table-cell>
          <table:table-cell table:style-name="ce68" table:formula="of:=[Hoja1.D16]/[.D$4]" office:value-type="float" office:value="0.556471117008754" calcext:value-type="float">
            <text:p>0.6</text:p>
          </table:table-cell>
          <table:table-cell table:style-name="ce68" table:formula="of:=[Hoja1.E16]/[.E$4]" office:value-type="float" office:value="0.564096529563846" calcext:value-type="float">
            <text:p>0.6</text:p>
          </table:table-cell>
          <table:table-cell table:style-name="ce68" table:formula="of:=[Hoja1.F16]/[.F$4]" office:value-type="float" office:value="0.323151022753722" calcext:value-type="float">
            <text:p>0.3</text:p>
          </table:table-cell>
          <table:table-cell/>
          <table:table-cell table:style-name="ce46" office:value-type="date" office:date-value="2020-02-27" calcext:value-type="date">
            <text:p>27/02</text:p>
          </table:table-cell>
          <table:table-cell table:style-name="ce68" table:formula="of:=[Hoja1.I16]/[.I$4]" office:value-type="float" office:value="1.25913772915103" calcext:value-type="float">
            <text:p>1.3</text:p>
          </table:table-cell>
          <table:table-cell table:style-name="ce68" table:formula="of:=[Hoja1.J16]/[.J$4]" office:value-type="float" office:value="0.112256741045364" calcext:value-type="float">
            <text:p>0.1</text:p>
          </table:table-cell>
          <table:table-cell table:style-name="ce68" table:formula="of:=[Hoja1.K16]/[.K$4]" office:value-type="float" office:value="0.149794606607851" calcext:value-type="float">
            <text:p>0.1</text:p>
          </table:table-cell>
          <table:table-cell table:number-columns-repeated="2"/>
          <table:table-cell table:style-name="ce46" office:value-type="date" office:date-value="2020-02-27" calcext:value-type="date">
            <text:p>27/02</text:p>
          </table:table-cell>
          <table:table-cell table:style-name="ce68" table:formula="of:=[Hoja1.I16]/[Hoja1.C16]*100" office:value-type="float" office:value="2.61538461538462" calcext:value-type="float">
            <text:p>2.6</text:p>
          </table:table-cell>
          <table:table-cell table:style-name="ce68" table:formula="of:=[Hoja1.J16]/[Hoja1.D16]*100" office:value-type="float" office:value="3.84615384615385" calcext:value-type="float">
            <text:p>3.8</text:p>
          </table:table-cell>
          <table:table-cell table:style-name="ce68" table:formula="of:=[Hoja1.K16]/[Hoja1.E16]*100" office:value-type="float" office:value="5.26315789473684" calcext:value-type="float">
            <text:p>5.3</text:p>
          </table:table-cell>
          <table:table-cell table:style-name="ce47"/>
          <table:table-cell/>
          <table:table-cell office:value-type="string" calcext:value-type="string">
            <text:p>Enfermedades endocrinas</text:p>
          </table:table-cell>
          <table:table-cell table:style-name="ce58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46" office:value-type="date" office:date-value="2020-02-28" calcext:value-type="date">
            <text:p>28/02</text:p>
          </table:table-cell>
          <table:table-cell table:style-name="ce58" table:formula="of:=[Hoja1.C17]/[.C$4]" office:value-type="float" office:value="14.2658224598474" calcext:value-type="float">
            <text:p>14</text:p>
          </table:table-cell>
          <table:table-cell table:style-name="ce68" table:formula="of:=[Hoja1.D17]/[.D$4]" office:value-type="float" office:value="0.963123087130535" calcext:value-type="float">
            <text:p>1.0</text:p>
          </table:table-cell>
          <table:table-cell table:style-name="ce68" table:formula="of:=[Hoja1.E17]/[.E$4]" office:value-type="float" office:value="0.846144794345769" calcext:value-type="float">
            <text:p>0.8</text:p>
          </table:table-cell>
          <table:table-cell table:style-name="ce68" table:formula="of:=[Hoja1.F17]/[.F$4]" office:value-type="float" office:value="0.658730930997972" calcext:value-type="float">
            <text:p>0.7</text:p>
          </table:table-cell>
          <table:table-cell/>
          <table:table-cell table:style-name="ce46" office:value-type="date" office:date-value="2020-02-28" calcext:value-type="date">
            <text:p>28/02</text:p>
          </table:table-cell>
          <table:table-cell table:style-name="ce68" table:formula="of:=[Hoja1.I17]/[.I$4]" office:value-type="float" office:value="1.55540543012774" calcext:value-type="float">
            <text:p>1.6</text:p>
          </table:table-cell>
          <table:table-cell table:style-name="ce68" table:formula="of:=[Hoja1.J17]/[.J$4]" office:value-type="float" office:value="0.112256741045364" calcext:value-type="float">
            <text:p>0.1</text:p>
          </table:table-cell>
          <table:table-cell table:style-name="ce68" table:formula="of:=[Hoja1.K17]/[.K$4]" office:value-type="float" office:value="0.149794606607851" calcext:value-type="float">
            <text:p>0.1</text:p>
          </table:table-cell>
          <table:table-cell table:number-columns-repeated="2"/>
          <table:table-cell table:style-name="ce46" office:value-type="date" office:date-value="2020-02-28" calcext:value-type="date">
            <text:p>28/02</text:p>
          </table:table-cell>
          <table:table-cell table:style-name="ce68" table:formula="of:=[Hoja1.I17]/[Hoja1.C17]*100" office:value-type="float" office:value="2.36486486486486" calcext:value-type="float">
            <text:p>2.4</text:p>
          </table:table-cell>
          <table:table-cell table:style-name="ce68" table:formula="of:=[Hoja1.J17]/[Hoja1.D17]*100" office:value-type="float" office:value="2.22222222222222" calcext:value-type="float">
            <text:p>2.2</text:p>
          </table:table-cell>
          <table:table-cell table:style-name="ce68" table:formula="of:=[Hoja1.K17]/[Hoja1.E17]*100" office:value-type="float" office:value="3.50877192982456" calcext:value-type="float">
            <text:p>3.5</text:p>
          </table:table-cell>
          <table:table-cell table:style-name="ce47"/>
          <table:table-cell/>
          <table:table-cell office:value-type="string" calcext:value-type="string">
            <text:p>Causas externas</text:p>
          </table:table-cell>
          <table:table-cell table:style-name="ce58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46" office:value-type="date" office:date-value="2020-02-29" calcext:value-type="date">
            <text:p>29/02</text:p>
          </table:table-cell>
          <table:table-cell table:style-name="ce58" table:formula="of:=[Hoja1.C18]/[.C$4]" office:value-type="float" office:value="18.1214501516981" calcext:value-type="float">
            <text:p>18</text:p>
          </table:table-cell>
          <table:table-cell table:style-name="ce68" table:formula="of:=[Hoja1.D18]/[.D$4]" office:value-type="float" office:value="1.26276138090448" calcext:value-type="float">
            <text:p>1.3</text:p>
          </table:table-cell>
          <table:table-cell table:style-name="ce68" table:formula="of:=[Hoja1.E18]/[.E$4]" office:value-type="float" office:value="1.48446455148381" calcext:value-type="float">
            <text:p>1.5</text:p>
          </table:table-cell>
          <table:table-cell table:style-name="ce68" table:formula="of:=[Hoja1.F18]/[.F$4]" office:value-type="float" office:value="0.820306442374833" calcext:value-type="float">
            <text:p>0.8</text:p>
          </table:table-cell>
          <table:table-cell/>
          <table:table-cell table:style-name="ce46" office:value-type="date" office:date-value="2020-02-29" calcext:value-type="date">
            <text:p>29/02</text:p>
          </table:table-cell>
          <table:table-cell table:style-name="ce68" table:formula="of:=[Hoja1.I18]/[.I$4]" office:value-type="float" office:value="2.14794083208117" calcext:value-type="float">
            <text:p>2.1</text:p>
          </table:table-cell>
          <table:table-cell table:style-name="ce68" table:formula="of:=[Hoja1.J18]/[.J$4]" office:value-type="float" office:value="0.112256741045364" calcext:value-type="float">
            <text:p>0.1</text:p>
          </table:table-cell>
          <table:table-cell table:style-name="ce68" table:formula="of:=[Hoja1.K18]/[.K$4]" office:value-type="float" office:value="0.149794606607851" calcext:value-type="float">
            <text:p>0.1</text:p>
          </table:table-cell>
          <table:table-cell table:number-columns-repeated="2"/>
          <table:table-cell table:style-name="ce46" office:value-type="date" office:date-value="2020-02-29" calcext:value-type="date">
            <text:p>29/02</text:p>
          </table:table-cell>
          <table:table-cell table:style-name="ce68" table:formula="of:=[Hoja1.I18]/[Hoja1.C18]*100" office:value-type="float" office:value="2.5709219858156" calcext:value-type="float">
            <text:p>2.6</text:p>
          </table:table-cell>
          <table:table-cell table:style-name="ce68" table:formula="of:=[Hoja1.J18]/[Hoja1.D18]*100" office:value-type="float" office:value="1.69491525423729" calcext:value-type="float">
            <text:p>1.7</text:p>
          </table:table-cell>
          <table:table-cell table:style-name="ce68" table:formula="of:=[Hoja1.K18]/[Hoja1.E18]*100" office:value-type="float" office:value="2" calcext:value-type="float">
            <text:p>2.0</text:p>
          </table:table-cell>
          <table:table-cell table:style-name="ce47"/>
          <table:table-cell/>
          <table:table-cell office:value-type="string" calcext:value-type="string">
            <text:p>No clasificados en otra parte</text:p>
          </table:table-cell>
          <table:table-cell table:style-name="ce58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46" office:value-type="date" office:date-value="2020-03-01" calcext:value-type="date">
            <text:p>01/03</text:p>
          </table:table-cell>
          <table:table-cell table:style-name="ce58" table:formula="of:=[Hoja1.C19]/[.C$4]" office:value-type="float" office:value="27.2143054583125" calcext:value-type="float">
            <text:p>27</text:p>
          </table:table-cell>
          <table:table-cell table:style-name="ce68" table:formula="of:=[Hoja1.D19]/[.D$4]" office:value-type="float" office:value="1.79782976264367" calcext:value-type="float">
            <text:p>1.8</text:p>
          </table:table-cell>
          <table:table-cell table:style-name="ce68" table:formula="of:=[Hoja1.E19]/[.E$4]" office:value-type="float" office:value="1.92980391692895" calcext:value-type="float">
            <text:p>1.9</text:p>
          </table:table-cell>
          <table:table-cell table:style-name="ce68" table:formula="of:=[Hoja1.F19]/[.F$4]" office:value-type="float" office:value="1.45417960239175" calcext:value-type="float">
            <text:p>1.5</text:p>
          </table:table-cell>
          <table:table-cell/>
          <table:table-cell table:style-name="ce46" office:value-type="date" office:date-value="2020-03-01" calcext:value-type="date">
            <text:p>01/03</text:p>
          </table:table-cell>
          <table:table-cell table:style-name="ce68" table:formula="of:=[Hoja1.I19]/[.I$4]" office:value-type="float" office:value="2.51827545830206" calcext:value-type="float">
            <text:p>2.5</text:p>
          </table:table-cell>
          <table:table-cell table:style-name="ce68" table:formula="of:=[Hoja1.J19]/[.J$4]" office:value-type="float" office:value="0.112256741045364" calcext:value-type="float">
            <text:p>0.1</text:p>
          </table:table-cell>
          <table:table-cell table:style-name="ce68" table:formula="of:=[Hoja1.K19]/[.K$4]" office:value-type="float" office:value="0.149794606607851" calcext:value-type="float">
            <text:p>0.1</text:p>
          </table:table-cell>
          <table:table-cell table:number-columns-repeated="2"/>
          <table:table-cell table:style-name="ce46" office:value-type="date" office:date-value="2020-03-01" calcext:value-type="date">
            <text:p>01/03</text:p>
          </table:table-cell>
          <table:table-cell table:style-name="ce68" table:formula="of:=[Hoja1.I19]/[Hoja1.C19]*100" office:value-type="float" office:value="2.00708382526564" calcext:value-type="float">
            <text:p>2.0</text:p>
          </table:table-cell>
          <table:table-cell table:style-name="ce68" table:formula="of:=[Hoja1.J19]/[Hoja1.D19]*100" office:value-type="float" office:value="1.19047619047619" calcext:value-type="float">
            <text:p>1.2</text:p>
          </table:table-cell>
          <table:table-cell table:style-name="ce68" table:formula="of:=[Hoja1.K19]/[Hoja1.E19]*100" office:value-type="float" office:value="1.53846153846154" calcext:value-type="float">
            <text:p>1.5</text:p>
          </table:table-cell>
          <table:table-cell table:style-name="ce47"/>
          <table:table-cell/>
          <table:table-cell office:value-type="string" calcext:value-type="string">
            <text:p>Enfermedades infecciosas y parasitarias</text:p>
          </table:table-cell>
          <table:table-cell table:style-name="ce58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46" office:value-type="date" office:date-value="2020-03-02" calcext:value-type="date">
            <text:p>02/03</text:p>
          </table:table-cell>
          <table:table-cell table:style-name="ce58" table:formula="of:=[Hoja1.C20]/[.C$4]" office:value-type="float" office:value="32.7085749191997" calcext:value-type="float">
            <text:p>33</text:p>
          </table:table-cell>
          <table:table-cell table:style-name="ce68" table:formula="of:=[Hoja1.D20]/[.D$4]" office:value-type="float" office:value="2.67534190869593" calcext:value-type="float">
            <text:p>2.7</text:p>
          </table:table-cell>
          <table:table-cell table:style-name="ce68" table:formula="of:=[Hoja1.E20]/[.E$4]" office:value-type="float" office:value="2.83532729333407" calcext:value-type="float">
            <text:p>2.8</text:p>
          </table:table-cell>
          <table:table-cell table:style-name="ce68" table:formula="of:=[Hoja1.F20]/[.F$4]" office:value-type="float" office:value="1.87676170906969" calcext:value-type="float">
            <text:p>1.9</text:p>
          </table:table-cell>
          <table:table-cell/>
          <table:table-cell table:style-name="ce46" office:value-type="date" office:date-value="2020-03-02" calcext:value-type="date">
            <text:p>02/03</text:p>
          </table:table-cell>
          <table:table-cell table:style-name="ce68" table:formula="of:=[Hoja1.I20]/[.I$4]" office:value-type="float" office:value="3.85148011269727" calcext:value-type="float">
            <text:p>3.9</text:p>
          </table:table-cell>
          <table:table-cell table:style-name="ce68" table:formula="of:=[Hoja1.J20]/[.J$4]" office:value-type="float" office:value="0.112256741045364" calcext:value-type="float">
            <text:p>0.1</text:p>
          </table:table-cell>
          <table:table-cell table:style-name="ce68" table:formula="of:=[Hoja1.K20]/[.K$4]" office:value-type="float" office:value="0.224691909911777" calcext:value-type="float">
            <text:p>0.2</text:p>
          </table:table-cell>
          <table:table-cell table:number-columns-repeated="2"/>
          <table:table-cell table:style-name="ce46" office:value-type="date" office:date-value="2020-03-02" calcext:value-type="date">
            <text:p>02/03</text:p>
          </table:table-cell>
          <table:table-cell table:style-name="ce68" table:formula="of:=[Hoja1.I20]/[Hoja1.C20]*100" office:value-type="float" office:value="2.55402750491159" calcext:value-type="float">
            <text:p>2.6</text:p>
          </table:table-cell>
          <table:table-cell table:style-name="ce68" table:formula="of:=[Hoja1.J20]/[Hoja1.D20]*100" office:value-type="float" office:value="0.8" calcext:value-type="float">
            <text:p>0.8</text:p>
          </table:table-cell>
          <table:table-cell table:style-name="ce68" table:formula="of:=[Hoja1.K20]/[Hoja1.E20]*100" office:value-type="float" office:value="1.57068062827225" calcext:value-type="float">
            <text:p>1.6</text:p>
          </table:table-cell>
          <table:table-cell table:style-name="ce47"/>
          <table:table-cell/>
          <table:table-cell office:value-type="string" calcext:value-type="string">
            <text:p>Enfermedades del sistema osteomuscular</text:p>
          </table:table-cell>
          <table:table-cell table:style-name="ce58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46" office:value-type="date" office:date-value="2020-03-03" calcext:value-type="date">
            <text:p>03/03</text:p>
          </table:table-cell>
          <table:table-cell table:style-name="ce58" table:formula="of:=[Hoja1.C21]/[.C$4]" office:value-type="float" office:value="40.1949186875431" calcext:value-type="float">
            <text:p>40</text:p>
          </table:table-cell>
          <table:table-cell table:style-name="ce68" table:formula="of:=[Hoja1.D21]/[.D$4]" office:value-type="float" office:value="3.6170622605569" calcext:value-type="float">
            <text:p>3.6</text:p>
          </table:table-cell>
          <table:table-cell table:style-name="ce68" table:formula="of:=[Hoja1.E21]/[.E$4]" office:value-type="float" office:value="3.14706484914567" calcext:value-type="float">
            <text:p>3.1</text:p>
          </table:table-cell>
          <table:table-cell table:style-name="ce68" table:formula="of:=[Hoja1.F21]/[.F$4]" office:value-type="float" office:value="2.33663047221922" calcext:value-type="float">
            <text:p>2.3</text:p>
          </table:table-cell>
          <table:table-cell/>
          <table:table-cell table:style-name="ce46" office:value-type="date" office:date-value="2020-03-03" calcext:value-type="date">
            <text:p>03/03</text:p>
          </table:table-cell>
          <table:table-cell table:style-name="ce68" table:formula="of:=[Hoja1.I21]/[.I$4]" office:value-type="float" office:value="5.85128709429008" calcext:value-type="float">
            <text:p>5.9</text:p>
          </table:table-cell>
          <table:table-cell table:style-name="ce68" table:formula="of:=[Hoja1.J21]/[.J$4]" office:value-type="float" office:value="0.224513482090728" calcext:value-type="float">
            <text:p>0.2</text:p>
          </table:table-cell>
          <table:table-cell table:style-name="ce68" table:formula="of:=[Hoja1.K21]/[.K$4]" office:value-type="float" office:value="0.299589213215703" calcext:value-type="float">
            <text:p>0.3</text:p>
          </table:table-cell>
          <table:table-cell table:number-columns-repeated="2"/>
          <table:table-cell table:style-name="ce46" office:value-type="date" office:date-value="2020-03-03" calcext:value-type="date">
            <text:p>03/03</text:p>
          </table:table-cell>
          <table:table-cell table:style-name="ce68" table:formula="of:=[Hoja1.I21]/[Hoja1.C21]*100" office:value-type="float" office:value="3.15747402078337" calcext:value-type="float">
            <text:p>3.2</text:p>
          </table:table-cell>
          <table:table-cell table:style-name="ce68" table:formula="of:=[Hoja1.J21]/[Hoja1.D21]*100" office:value-type="float" office:value="1.18343195266272" calcext:value-type="float">
            <text:p>1.2</text:p>
          </table:table-cell>
          <table:table-cell table:style-name="ce68" table:formula="of:=[Hoja1.K21]/[Hoja1.E21]*100" office:value-type="float" office:value="1.88679245283019" calcext:value-type="float">
            <text:p>1.9</text:p>
          </table:table-cell>
          <table:table-cell table:style-name="ce47"/>
          <table:table-cell/>
          <table:table-cell office:value-type="string" calcext:value-type="string">
            <text:p>Enfermedades de la piel</text:p>
          </table:table-cell>
          <table:table-cell table:style-name="ce58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46" office:value-type="date" office:date-value="2020-03-04" calcext:value-type="date">
            <text:p>04/03</text:p>
          </table:table-cell>
          <table:table-cell table:style-name="ce58" table:formula="of:=[Hoja1.C22]/[.C$4]" office:value-type="float" office:value="49.6251414171944" calcext:value-type="float">
            <text:p>50</text:p>
          </table:table-cell>
          <table:table-cell table:style-name="ce68" table:formula="of:=[Hoja1.D22]/[.D$4]" office:value-type="float" office:value="4.87982364146138" calcext:value-type="float">
            <text:p>4.9</text:p>
          </table:table-cell>
          <table:table-cell table:style-name="ce68" table:formula="of:=[Hoja1.E22]/[.E$4]" office:value-type="float" office:value="4.23072397172885" calcext:value-type="float">
            <text:p>4.2</text:p>
          </table:table-cell>
          <table:table-cell table:style-name="ce68" table:formula="of:=[Hoja1.F22]/[.F$4]" office:value-type="float" office:value="2.98293251772667" calcext:value-type="float">
            <text:p>3.0</text:p>
          </table:table-cell>
          <table:table-cell/>
          <table:table-cell table:style-name="ce46" office:value-type="date" office:date-value="2020-03-04" calcext:value-type="date">
            <text:p>04/03</text:p>
          </table:table-cell>
          <table:table-cell table:style-name="ce68" table:formula="of:=[Hoja1.I22]/[.I$4]" office:value-type="float" office:value="7.92516100112708" calcext:value-type="float">
            <text:p>7.9</text:p>
          </table:table-cell>
          <table:table-cell table:style-name="ce68" table:formula="of:=[Hoja1.J22]/[.J$4]" office:value-type="float" office:value="0.336770223136092" calcext:value-type="float">
            <text:p>0.3</text:p>
          </table:table-cell>
          <table:table-cell table:style-name="ce68" table:formula="of:=[Hoja1.K22]/[.K$4]" office:value-type="float" office:value="0.299589213215703" calcext:value-type="float">
            <text:p>0.3</text:p>
          </table:table-cell>
          <table:table-cell table:number-columns-repeated="2"/>
          <table:table-cell table:style-name="ce46" office:value-type="date" office:date-value="2020-03-04" calcext:value-type="date">
            <text:p>04/03</text:p>
          </table:table-cell>
          <table:table-cell table:style-name="ce68" table:formula="of:=[Hoja1.I22]/[Hoja1.C22]*100" office:value-type="float" office:value="3.46390417610877" calcext:value-type="float">
            <text:p>3.5</text:p>
          </table:table-cell>
          <table:table-cell table:style-name="ce68" table:formula="of:=[Hoja1.J22]/[Hoja1.D22]*100" office:value-type="float" office:value="1.31578947368421" calcext:value-type="float">
            <text:p>1.3</text:p>
          </table:table-cell>
          <table:table-cell table:style-name="ce68" table:formula="of:=[Hoja1.K22]/[Hoja1.E22]*100" office:value-type="float" office:value="1.40350877192982" calcext:value-type="float">
            <text:p>1.4</text:p>
          </table:table-cell>
          <table:table-cell table:style-name="ce47"/>
          <table:table-cell/>
          <table:table-cell office:value-type="string" calcext:value-type="string">
            <text:p>Enfermedades de la sangre</text:p>
          </table:table-cell>
          <table:table-cell table:style-name="ce58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46" office:value-type="date" office:date-value="2020-03-05" calcext:value-type="date">
            <text:p>05/03</text:p>
          </table:table-cell>
          <table:table-cell table:style-name="ce58" table:formula="of:=[Hoja1.C23]/[.C$4]" office:value-type="float" office:value="61.9792151464992" calcext:value-type="float">
            <text:p>62</text:p>
          </table:table-cell>
          <table:table-cell table:style-name="ce68" table:formula="of:=[Hoja1.D23]/[.D$4]" office:value-type="float" office:value="6.03557134601802" calcext:value-type="float">
            <text:p>6.0</text:p>
          </table:table-cell>
          <table:table-cell table:style-name="ce68" table:formula="of:=[Hoja1.E23]/[.E$4]" office:value-type="float" office:value="6.2792850527765" calcext:value-type="float">
            <text:p>6.3</text:p>
          </table:table-cell>
          <table:table-cell table:style-name="ce68" table:formula="of:=[Hoja1.F23]/[.F$4]" office:value-type="float" office:value="4.3376810361942" calcext:value-type="float">
            <text:p>4.3</text:p>
          </table:table-cell>
          <table:table-cell/>
          <table:table-cell table:style-name="ce46" office:value-type="date" office:date-value="2020-03-05" calcext:value-type="date">
            <text:p>05/03</text:p>
          </table:table-cell>
          <table:table-cell table:style-name="ce58" table:formula="of:=[Hoja1.I23]/[.I$4]" office:value-type="float" office:value="10.9619049361384" calcext:value-type="float">
            <text:p>11</text:p>
          </table:table-cell>
          <table:table-cell table:style-name="ce68" table:formula="of:=[Hoja1.J23]/[.J$4]" office:value-type="float" office:value="0.336770223136092" calcext:value-type="float">
            <text:p>0.3</text:p>
          </table:table-cell>
          <table:table-cell table:style-name="ce68" table:formula="of:=[Hoja1.K23]/[.K$4]" office:value-type="float" office:value="0.524281123127479" calcext:value-type="float">
            <text:p>0.5</text:p>
          </table:table-cell>
          <table:table-cell table:number-columns-repeated="2"/>
          <table:table-cell table:style-name="ce46" office:value-type="date" office:date-value="2020-03-05" calcext:value-type="date">
            <text:p>05/03</text:p>
          </table:table-cell>
          <table:table-cell table:style-name="ce68" table:formula="of:=[Hoja1.I23]/[Hoja1.C23]*100" office:value-type="float" office:value="3.83618455158113" calcext:value-type="float">
            <text:p>3.8</text:p>
          </table:table-cell>
          <table:table-cell table:style-name="ce68" table:formula="of:=[Hoja1.J23]/[Hoja1.D23]*100" office:value-type="float" office:value="1.06382978723404" calcext:value-type="float">
            <text:p>1.1</text:p>
          </table:table-cell>
          <table:table-cell table:style-name="ce68" table:formula="of:=[Hoja1.K23]/[Hoja1.E23]*100" office:value-type="float" office:value="1.6548463356974" calcext:value-type="float">
            <text:p>1.7</text:p>
          </table:table-cell>
          <table:table-cell table:style-name="ce47"/>
          <table:table-cell/>
          <table:table-cell office:value-type="string" calcext:value-type="string">
            <text:p>Malformaciones congénitas</text:p>
          </table:table-cell>
          <table:table-cell table:style-name="ce58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46" office:value-type="date" office:date-value="2020-03-06" calcext:value-type="date">
            <text:p>06/03</text:p>
          </table:table-cell>
          <table:table-cell table:style-name="ce58" table:formula="of:=[Hoja1.C24]/[.C$4]" office:value-type="float" office:value="74.4778749142484" calcext:value-type="float">
            <text:p>74</text:p>
          </table:table-cell>
          <table:table-cell table:style-name="ce68" table:formula="of:=[Hoja1.D24]/[.D$4]" office:value-type="float" office:value="7.81199837339212" calcext:value-type="float">
            <text:p>7.8</text:p>
          </table:table-cell>
          <table:table-cell table:style-name="ce68" table:formula="of:=[Hoja1.E24]/[.E$4]" office:value-type="float" office:value="9.09976770059573" calcext:value-type="float">
            <text:p>9.1</text:p>
          </table:table-cell>
          <table:table-cell table:style-name="ce68" table:formula="of:=[Hoja1.F24]/[.F$4]" office:value-type="float" office:value="6.63702485194183" calcext:value-type="float">
            <text:p>6.6</text:p>
          </table:table-cell>
          <table:table-cell/>
          <table:table-cell table:style-name="ce46" office:value-type="date" office:date-value="2020-03-06" calcext:value-type="date">
            <text:p>06/03</text:p>
          </table:table-cell>
          <table:table-cell table:style-name="ce58" table:formula="of:=[Hoja1.I24]/[.I$4]" office:value-type="float" office:value="14.5911842731031" calcext:value-type="float">
            <text:p>15</text:p>
          </table:table-cell>
          <table:table-cell table:style-name="ce68" table:formula="of:=[Hoja1.J24]/[.J$4]" office:value-type="float" office:value="0.898053928362912" calcext:value-type="float">
            <text:p>0.9</text:p>
          </table:table-cell>
          <table:table-cell table:style-name="ce68" table:formula="of:=[Hoja1.K24]/[.K$4]" office:value-type="float" office:value="0.674075729735331" calcext:value-type="float">
            <text:p>0.7</text:p>
          </table:table-cell>
          <table:table-cell table:number-columns-repeated="2"/>
          <table:table-cell table:style-name="ce46" office:value-type="date" office:date-value="2020-03-06" calcext:value-type="date">
            <text:p>06/03</text:p>
          </table:table-cell>
          <table:table-cell table:style-name="ce68" table:formula="of:=[Hoja1.I24]/[Hoja1.C24]*100" office:value-type="float" office:value="4.24935289042278" calcext:value-type="float">
            <text:p>4.2</text:p>
          </table:table-cell>
          <table:table-cell table:style-name="ce68" table:formula="of:=[Hoja1.J24]/[Hoja1.D24]*100" office:value-type="float" office:value="2.19178082191781" calcext:value-type="float">
            <text:p>2.2</text:p>
          </table:table-cell>
          <table:table-cell table:style-name="ce68" table:formula="of:=[Hoja1.K24]/[Hoja1.E24]*100" office:value-type="float" office:value="1.46818923327896" calcext:value-type="float">
            <text:p>1.5</text:p>
          </table:table-cell>
          <table:table-cell table:style-name="ce47"/>
          <table:table-cell table:number-columns-repeated="2"/>
          <table:table-cell table:style-name="ce47"/>
        </table:table-row>
        <table:table-row table:style-name="ro1">
          <table:table-cell/>
          <table:table-cell table:style-name="ce46" office:value-type="date" office:date-value="2020-03-07" calcext:value-type="date">
            <text:p>07/03</text:p>
          </table:table-cell>
          <table:table-cell table:style-name="ce58" table:formula="of:=[Hoja1.C25]/[.C$4]" office:value-type="float" office:value="94.5110737964891" calcext:value-type="float">
            <text:p>95</text:p>
          </table:table-cell>
          <table:table-cell table:style-name="ce58" table:formula="of:=[Hoja1.D25]/[.D$4]" office:value-type="float" office:value="9.203176165914" calcext:value-type="float">
            <text:p>9</text:p>
          </table:table-cell>
          <table:table-cell table:style-name="ce68" table:formula="of:=[Hoja1.E25]/[.E$4]" office:value-type="float" office:value="14.0875685935813" calcext:value-type="float">
            <text:p>14.1</text:p>
          </table:table-cell>
          <table:table-cell table:style-name="ce68" table:formula="of:=[Hoja1.F25]/[.F$4]" office:value-type="float" office:value="8.501357675521" calcext:value-type="float">
            <text:p>8.5</text:p>
          </table:table-cell>
          <table:table-cell/>
          <table:table-cell table:style-name="ce46" office:value-type="date" office:date-value="2020-03-07" calcext:value-type="date">
            <text:p>07/03</text:p>
          </table:table-cell>
          <table:table-cell table:style-name="ce58" table:formula="of:=[Hoja1.I25]/[.I$4]" office:value-type="float" office:value="17.2575935818935" calcext:value-type="float">
            <text:p>17</text:p>
          </table:table-cell>
          <table:table-cell table:style-name="ce68" table:formula="of:=[Hoja1.J25]/[.J$4]" office:value-type="float" office:value="1.12256741045364" calcext:value-type="float">
            <text:p>1.1</text:p>
          </table:table-cell>
          <table:table-cell table:style-name="ce68" table:formula="of:=[Hoja1.K25]/[.K$4]" office:value-type="float" office:value="1.19835685286281" calcext:value-type="float">
            <text:p>1.2</text:p>
          </table:table-cell>
          <table:table-cell table:number-columns-repeated="2"/>
          <table:table-cell table:style-name="ce46" office:value-type="date" office:date-value="2020-03-07" calcext:value-type="date">
            <text:p>07/03</text:p>
          </table:table-cell>
          <table:table-cell table:style-name="ce68" table:formula="of:=[Hoja1.I25]/[Hoja1.C25]*100" office:value-type="float" office:value="3.96056433792283" calcext:value-type="float">
            <text:p>4.0</text:p>
          </table:table-cell>
          <table:table-cell table:style-name="ce68" table:formula="of:=[Hoja1.J25]/[Hoja1.D25]*100" office:value-type="float" office:value="2.32558139534884" calcext:value-type="float">
            <text:p>2.3</text:p>
          </table:table-cell>
          <table:table-cell table:style-name="ce68" table:formula="of:=[Hoja1.K25]/[Hoja1.E25]*100" office:value-type="float" office:value="1.68598524762908" calcext:value-type="float">
            <text:p>1.7</text:p>
          </table:table-cell>
          <table:table-cell table:style-name="ce47"/>
          <table:table-cell/>
          <table:table-cell office:value-type="string" calcext:value-type="string">
            <text:p>Covid-19 – 18 de marzo</text:p>
          </table:table-cell>
          <table:table-cell table:style-name="ce47" office:value-type="float" office:value="612" calcext:value-type="float">
            <text:p>612</text:p>
          </table:table-cell>
        </table:table-row>
        <table:table-row table:style-name="ro1">
          <table:table-cell/>
          <table:table-cell table:style-name="ce46" office:value-type="date" office:date-value="2020-03-08" calcext:value-type="date">
            <text:p>08/03</text:p>
          </table:table-cell>
          <table:table-cell table:style-name="ce58" table:formula="of:=[Hoja1.C26]/[.C$4]" office:value-type="float" office:value="118.480225947494" calcext:value-type="float">
            <text:p>118</text:p>
          </table:table-cell>
          <table:table-cell table:style-name="ce58" table:formula="of:=[Hoja1.D26]/[.D$4]" office:value-type="float" office:value="14.4254435716885" calcext:value-type="float">
            <text:p>14</text:p>
          </table:table-cell>
          <table:table-cell table:style-name="ce58" table:formula="of:=[Hoja1.E26]/[.E$4]" office:value-type="float" office:value="16.7150708497077" calcext:value-type="float">
            <text:p>17</text:p>
          </table:table-cell>
          <table:table-cell table:style-name="ce68" table:formula="of:=[Hoja1.F26]/[.F$4]" office:value-type="float" office:value="10.527266010477" calcext:value-type="float">
            <text:p>10.5</text:p>
          </table:table-cell>
          <table:table-cell/>
          <table:table-cell table:style-name="ce46" office:value-type="date" office:date-value="2020-03-08" calcext:value-type="date">
            <text:p>08/03</text:p>
          </table:table-cell>
          <table:table-cell table:style-name="ce58" table:formula="of:=[Hoja1.I26]/[.I$4]" office:value-type="float" office:value="27.1084946393692" calcext:value-type="float">
            <text:p>27</text:p>
          </table:table-cell>
          <table:table-cell table:style-name="ce68" table:formula="of:=[Hoja1.J26]/[.J$4]" office:value-type="float" office:value="1.90836459777119" calcext:value-type="float">
            <text:p>1.9</text:p>
          </table:table-cell>
          <table:table-cell table:style-name="ce68" table:formula="of:=[Hoja1.K26]/[.K$4]" office:value-type="float" office:value="1.42304876277459" calcext:value-type="float">
            <text:p>1.4</text:p>
          </table:table-cell>
          <table:table-cell table:number-columns-repeated="2"/>
          <table:table-cell table:style-name="ce46" office:value-type="date" office:date-value="2020-03-08" calcext:value-type="date">
            <text:p>08/03</text:p>
          </table:table-cell>
          <table:table-cell table:style-name="ce68" table:formula="of:=[Hoja1.I26]/[Hoja1.C26]*100" office:value-type="float" office:value="4.96271186440678" calcext:value-type="float">
            <text:p>5.0</text:p>
          </table:table-cell>
          <table:table-cell table:style-name="ce68" table:formula="of:=[Hoja1.J26]/[Hoja1.D26]*100" office:value-type="float" office:value="2.52225519287834" calcext:value-type="float">
            <text:p>2.5</text:p>
          </table:table-cell>
          <table:table-cell table:style-name="ce68" table:formula="of:=[Hoja1.K26]/[Hoja1.E26]*100" office:value-type="float" office:value="1.68738898756661" calcext:value-type="float">
            <text:p>1.7</text:p>
          </table:table-cell>
          <table:table-cell table:style-name="ce47"/>
          <table:table-cell/>
          <table:table-cell office:value-type="string" calcext:value-type="string">
            <text:p>Covid-19 – 15 de marzo</text:p>
          </table:table-cell>
          <table:table-cell table:style-name="ce58" office:value-type="float" office:value="293" calcext:value-type="float">
            <text:p>293</text:p>
          </table:table-cell>
        </table:table-row>
        <table:table-row table:style-name="ro1">
          <table:table-cell/>
          <table:table-cell table:style-name="ce46" office:value-type="date" office:date-value="2020-03-09" calcext:value-type="date">
            <text:p>09/03</text:p>
          </table:table-cell>
          <table:table-cell table:style-name="ce58" table:formula="of:=[Hoja1.C27]/[.C$4]" office:value-type="float" office:value="147.349238290226" calcext:value-type="float">
            <text:p>147</text:p>
          </table:table-cell>
          <table:table-cell table:style-name="ce58" table:formula="of:=[Hoja1.D27]/[.D$4]" office:value-type="float" office:value="26.3467671168375" calcext:value-type="float">
            <text:p>26</text:p>
          </table:table-cell>
          <table:table-cell table:style-name="ce58" table:formula="of:=[Hoja1.E27]/[.E$4]" office:value-type="float" office:value="20.9606394669513" calcext:value-type="float">
            <text:p>21</text:p>
          </table:table-cell>
          <table:table-cell table:style-name="ce68" table:formula="of:=[Hoja1.F27]/[.F$4]" office:value-type="float" office:value="13.8209206654669" calcext:value-type="float">
            <text:p>13.8</text:p>
          </table:table-cell>
          <table:table-cell/>
          <table:table-cell table:style-name="ce46" office:value-type="date" office:date-value="2020-03-09" calcext:value-type="date">
            <text:p>09/03</text:p>
          </table:table-cell>
          <table:table-cell table:style-name="ce58" table:formula="of:=[Hoja1.I27]/[.I$4]" office:value-type="float" office:value="34.2929863880545" calcext:value-type="float">
            <text:p>34</text:p>
          </table:table-cell>
          <table:table-cell table:style-name="ce68" table:formula="of:=[Hoja1.J27]/[.J$4]" office:value-type="float" office:value="3.36770223136092" calcext:value-type="float">
            <text:p>3.4</text:p>
          </table:table-cell>
          <table:table-cell table:style-name="ce68" table:formula="of:=[Hoja1.K27]/[.K$4]" office:value-type="float" office:value="1.57284336938244" calcext:value-type="float">
            <text:p>1.6</text:p>
          </table:table-cell>
          <table:table-cell table:style-name="ce68" table:formula="of:=[Hoja1.L27]/[.L$4]" office:value-type="float" office:value="0.111170710964489" calcext:value-type="float">
            <text:p>0.1</text:p>
          </table:table-cell>
          <table:table-cell/>
          <table:table-cell table:style-name="ce46" office:value-type="date" office:date-value="2020-03-09" calcext:value-type="date">
            <text:p>09/03</text:p>
          </table:table-cell>
          <table:table-cell table:style-name="ce68" table:formula="of:=[Hoja1.I27]/[Hoja1.C27]*100" office:value-type="float" office:value="5.04797208896642" calcext:value-type="float">
            <text:p>5.0</text:p>
          </table:table-cell>
          <table:table-cell table:style-name="ce68" table:formula="of:=[Hoja1.J27]/[Hoja1.D27]*100" office:value-type="float" office:value="2.43704305442729" calcext:value-type="float">
            <text:p>2.4</text:p>
          </table:table-cell>
          <table:table-cell table:style-name="ce68" table:formula="of:=[Hoja1.K27]/[Hoja1.E27]*100" office:value-type="float" office:value="1.48725212464589" calcext:value-type="float">
            <text:p>1.5</text:p>
          </table:table-cell>
          <table:table-cell table:style-name="ce68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8 de marzo</text:p>
          </table:table-cell>
          <table:table-cell table:style-name="ce47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46" office:value-type="date" office:date-value="2020-03-10" calcext:value-type="date">
            <text:p>10/03</text:p>
          </table:table-cell>
          <table:table-cell table:style-name="ce58" table:formula="of:=[Hoja1.C28]/[.C$4]" office:value-type="float" office:value="163.044856019134" calcext:value-type="float">
            <text:p>163</text:p>
          </table:table-cell>
          <table:table-cell table:style-name="ce58" table:formula="of:=[Hoja1.D28]/[.D$4]" office:value-type="float" office:value="36.2776362819168" calcext:value-type="float">
            <text:p>36</text:p>
          </table:table-cell>
          <table:table-cell table:style-name="ce58" table:formula="of:=[Hoja1.E28]/[.E$4]" office:value-type="float" office:value="26.4828475984711" calcext:value-type="float">
            <text:p>26</text:p>
          </table:table-cell>
          <table:table-cell table:style-name="ce68" table:formula="of:=[Hoja1.F28]/[.F$4]" office:value-type="float" office:value="19.451205792676" calcext:value-type="float">
            <text:p>19.5</text:p>
          </table:table-cell>
          <table:table-cell/>
          <table:table-cell table:style-name="ce46" office:value-type="date" office:date-value="2020-03-10" calcext:value-type="date">
            <text:p>10/03</text:p>
          </table:table-cell>
          <table:table-cell table:style-name="ce58" table:formula="of:=[Hoja1.I28]/[.I$4]" office:value-type="float" office:value="46.7362298290765" calcext:value-type="float">
            <text:p>47</text:p>
          </table:table-cell>
          <table:table-cell table:style-name="ce68" table:formula="of:=[Hoja1.J28]/[.J$4]" office:value-type="float" office:value="4.0412426776331" calcext:value-type="float">
            <text:p>4.0</text:p>
          </table:table-cell>
          <table:table-cell table:style-name="ce68" table:formula="of:=[Hoja1.K28]/[.K$4]" office:value-type="float" office:value="2.24691909911777" calcext:value-type="float">
            <text:p>2.2</text:p>
          </table:table-cell>
          <table:table-cell table:style-name="ce68" table:formula="of:=[Hoja1.L28]/[.L$4]" office:value-type="float" office:value="0.111170710964489" calcext:value-type="float">
            <text:p>0.1</text:p>
          </table:table-cell>
          <table:table-cell/>
          <table:table-cell table:style-name="ce46" office:value-type="date" office:date-value="2020-03-10" calcext:value-type="date">
            <text:p>10/03</text:p>
          </table:table-cell>
          <table:table-cell table:style-name="ce68" table:formula="of:=[Hoja1.I28]/[Hoja1.C28]*100" office:value-type="float" office:value="6.21736131638585" calcext:value-type="float">
            <text:p>6.2</text:p>
          </table:table-cell>
          <table:table-cell table:style-name="ce68" table:formula="of:=[Hoja1.J28]/[Hoja1.D28]*100" office:value-type="float" office:value="2.12389380530973" calcext:value-type="float">
            <text:p>2.1</text:p>
          </table:table-cell>
          <table:table-cell table:style-name="ce68" table:formula="of:=[Hoja1.K28]/[Hoja1.E28]*100" office:value-type="float" office:value="1.68161434977578" calcext:value-type="float">
            <text:p>1.7</text:p>
          </table:table-cell>
          <table:table-cell table:style-name="ce68" table:formula="of:=[Hoja1.L28]/[Hoja1.F28]*100" office:value-type="float" office:value="0.12779552715655" calcext:value-type="float">
            <text:p>0.1</text:p>
          </table:table-cell>
          <table:table-cell/>
          <table:table-cell office:value-type="string" calcext:value-type="string">
            <text:p>Covid-19 – 1 de marzo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6" office:value-type="date" office:date-value="2020-03-11" calcext:value-type="date">
            <text:p>11/03</text:p>
          </table:table-cell>
          <table:table-cell table:style-name="ce58" table:formula="of:=[Hoja1.C29]/[.C$4]" office:value-type="float" office:value="200.203467899345" calcext:value-type="float">
            <text:p>200</text:p>
          </table:table-cell>
          <table:table-cell table:style-name="ce58" table:formula="of:=[Hoja1.D29]/[.D$4]" office:value-type="float" office:value="48.7340282088051" calcext:value-type="float">
            <text:p>49</text:p>
          </table:table-cell>
          <table:table-cell table:style-name="ce58" table:formula="of:=[Hoja1.E29]/[.E$4]" office:value-type="float" office:value="33.8606364193456" calcext:value-type="float">
            <text:p>34</text:p>
          </table:table-cell>
          <table:table-cell table:style-name="ce68" table:formula="of:=[Hoja1.F29]/[.F$4]" office:value-type="float" office:value="24.4351888743776" calcext:value-type="float">
            <text:p>24.4</text:p>
          </table:table-cell>
          <table:table-cell/>
          <table:table-cell table:style-name="ce46" office:value-type="date" office:date-value="2020-03-11" calcext:value-type="date">
            <text:p>11/03</text:p>
          </table:table-cell>
          <table:table-cell table:style-name="ce58" table:formula="of:=[Hoja1.I29]/[.I$4]" office:value-type="float" office:value="61.2533471769354" calcext:value-type="float">
            <text:p>61</text:p>
          </table:table-cell>
          <table:table-cell table:style-name="ce68" table:formula="of:=[Hoja1.J29]/[.J$4]" office:value-type="float" office:value="5.27606682913211" calcext:value-type="float">
            <text:p>5.3</text:p>
          </table:table-cell>
          <table:table-cell table:style-name="ce68" table:formula="of:=[Hoja1.K29]/[.K$4]" office:value-type="float" office:value="3.59507055858843" calcext:value-type="float">
            <text:p>3.6</text:p>
          </table:table-cell>
          <table:table-cell table:style-name="ce68" table:formula="of:=[Hoja1.L29]/[.L$4]" office:value-type="float" office:value="0.166756066446734" calcext:value-type="float">
            <text:p>0.2</text:p>
          </table:table-cell>
          <table:table-cell/>
          <table:table-cell table:style-name="ce46" office:value-type="date" office:date-value="2020-03-11" calcext:value-type="date">
            <text:p>11/03</text:p>
          </table:table-cell>
          <table:table-cell table:style-name="ce68" table:formula="of:=[Hoja1.I29]/[Hoja1.C29]*100" office:value-type="float" office:value="6.63617396886535" calcext:value-type="float">
            <text:p>6.6</text:p>
          </table:table-cell>
          <table:table-cell table:style-name="ce68" table:formula="of:=[Hoja1.J29]/[Hoja1.D29]*100" office:value-type="float" office:value="2.0641194554238" calcext:value-type="float">
            <text:p>2.1</text:p>
          </table:table-cell>
          <table:table-cell table:style-name="ce68" table:formula="of:=[Hoja1.K29]/[Hoja1.E29]*100" office:value-type="float" office:value="2.10434020166594" calcext:value-type="float">
            <text:p>2.1</text:p>
          </table:table-cell>
          <table:table-cell table:style-name="ce68" table:formula="of:=[Hoja1.L29]/[Hoja1.F29]*100" office:value-type="float" office:value="0.15259409969481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date" office:date-value="2020-03-12" calcext:value-type="date">
            <text:p>12/03</text:p>
          </table:table-cell>
          <table:table-cell table:style-name="ce58" table:formula="of:=[Hoja1.C30]/[.C$4]" office:value-type="float" office:value="242.792088778912" calcext:value-type="float">
            <text:p>243</text:p>
          </table:table-cell>
          <table:table-cell table:style-name="ce58" table:formula="of:=[Hoja1.D30]/[.D$4]" office:value-type="float" office:value="67.3330051580592" calcext:value-type="float">
            <text:p>67</text:p>
          </table:table-cell>
          <table:table-cell table:style-name="ce58" table:formula="of:=[Hoja1.E30]/[.E$4]" office:value-type="float" office:value="42.6932005006743" calcext:value-type="float">
            <text:p>43</text:p>
          </table:table-cell>
          <table:table-cell table:style-name="ce68" table:formula="of:=[Hoja1.F30]/[.F$4]" office:value-type="float" office:value="34.1172906714988" calcext:value-type="float">
            <text:p>34.1</text:p>
          </table:table-cell>
          <table:table-cell/>
          <table:table-cell table:style-name="ce46" office:value-type="date" office:date-value="2020-03-12" calcext:value-type="date">
            <text:p>12/03</text:p>
          </table:table-cell>
          <table:table-cell table:style-name="ce58" table:formula="of:=[Hoja1.I30]/[.I$4]" office:value-type="float" office:value="75.2519960480851" calcext:value-type="float">
            <text:p>75</text:p>
          </table:table-cell>
          <table:table-cell table:style-name="ce68" table:formula="of:=[Hoja1.J30]/[.J$4]" office:value-type="float" office:value="8.86828254258375" calcext:value-type="float">
            <text:p>8.9</text:p>
          </table:table-cell>
          <table:table-cell table:style-name="ce68" table:formula="of:=[Hoja1.K30]/[.K$4]" office:value-type="float" office:value="4.56873550153946" calcext:value-type="float">
            <text:p>4.6</text:p>
          </table:table-cell>
          <table:table-cell table:style-name="ce68" table:formula="of:=[Hoja1.L30]/[.L$4]" office:value-type="float" office:value="0.277926777411223" calcext:value-type="float">
            <text:p>0.3</text:p>
          </table:table-cell>
          <table:table-cell/>
          <table:table-cell table:style-name="ce46" office:value-type="date" office:date-value="2020-03-12" calcext:value-type="date">
            <text:p>12/03</text:p>
          </table:table-cell>
          <table:table-cell table:style-name="ce68" table:formula="of:=[Hoja1.I30]/[Hoja1.C30]*100" office:value-type="float" office:value="6.72268907563025" calcext:value-type="float">
            <text:p>6.7</text:p>
          </table:table-cell>
          <table:table-cell table:style-name="ce68" table:formula="of:=[Hoja1.J30]/[Hoja1.D30]*100" office:value-type="float" office:value="2.51112523839797" calcext:value-type="float">
            <text:p>2.5</text:p>
          </table:table-cell>
          <table:table-cell table:style-name="ce68" table:formula="of:=[Hoja1.K30]/[Hoja1.E30]*100" office:value-type="float" office:value="2.12100139082058" calcext:value-type="float">
            <text:p>2.1</text:p>
          </table:table-cell>
          <table:table-cell table:style-name="ce68" table:formula="of:=[Hoja1.L30]/[Hoja1.F30]*100" office:value-type="float" office:value="0.18214936247723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date" office:date-value="2020-03-13" calcext:value-type="date">
            <text:p>13/03</text:p>
          </table:table-cell>
          <table:table-cell table:style-name="ce58" table:formula="of:=[Hoja1.C31]/[.C$4]" office:value-type="float" office:value="283.709937658677" calcext:value-type="float">
            <text:p>284</text:p>
          </table:table-cell>
          <table:table-cell table:style-name="ce58" table:formula="of:=[Hoja1.D31]/[.D$4]" office:value-type="float" office:value="111.979110930377" calcext:value-type="float">
            <text:p>112</text:p>
          </table:table-cell>
          <table:table-cell table:style-name="ce58" table:formula="of:=[Hoja1.E31]/[.E$4]" office:value-type="float" office:value="54.3462472298222" calcext:value-type="float">
            <text:p>54</text:p>
          </table:table-cell>
          <table:table-cell table:style-name="ce68" table:formula="of:=[Hoja1.F31]/[.F$4]" office:value-type="float" office:value="45.6761541776896" calcext:value-type="float">
            <text:p>45.7</text:p>
          </table:table-cell>
          <table:table-cell/>
          <table:table-cell table:style-name="ce46" office:value-type="date" office:date-value="2020-03-13" calcext:value-type="date">
            <text:p>13/03</text:p>
          </table:table-cell>
          <table:table-cell table:style-name="ce58" table:formula="of:=[Hoja1.I31]/[.I$4]" office:value-type="float" office:value="93.7687273591297" calcext:value-type="float">
            <text:p>94</text:p>
          </table:table-cell>
          <table:table-cell table:style-name="ce68" table:formula="of:=[Hoja1.J31]/[.J$4]" office:value-type="float" office:value="14.0320926306705" calcext:value-type="float">
            <text:p>14.0</text:p>
          </table:table-cell>
          <table:table-cell table:style-name="ce68" table:formula="of:=[Hoja1.K31]/[.K$4]" office:value-type="float" office:value="5.91688696101013" calcext:value-type="float">
            <text:p>5.9</text:p>
          </table:table-cell>
          <table:table-cell table:style-name="ce68" table:formula="of:=[Hoja1.L31]/[.L$4]" office:value-type="float" office:value="0.444682843857957" calcext:value-type="float">
            <text:p>0.4</text:p>
          </table:table-cell>
          <table:table-cell/>
          <table:table-cell table:style-name="ce46" office:value-type="date" office:date-value="2020-03-13" calcext:value-type="date">
            <text:p>13/03</text:p>
          </table:table-cell>
          <table:table-cell table:style-name="ce68" table:formula="of:=[Hoja1.I31]/[Hoja1.C31]*100" office:value-type="float" office:value="7.1687429218573" calcext:value-type="float">
            <text:p>7.2</text:p>
          </table:table-cell>
          <table:table-cell table:style-name="ce68" table:formula="of:=[Hoja1.J31]/[Hoja1.D31]*100" office:value-type="float" office:value="2.38914373088685" calcext:value-type="float">
            <text:p>2.4</text:p>
          </table:table-cell>
          <table:table-cell table:style-name="ce68" table:formula="of:=[Hoja1.K31]/[Hoja1.E31]*100" office:value-type="float" office:value="2.15788036055722" calcext:value-type="float">
            <text:p>2.2</text:p>
          </table:table-cell>
          <table:table-cell table:style-name="ce68" table:formula="of:=[Hoja1.L31]/[Hoja1.F31]*100" office:value-type="float" office:value="0.21768707482993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date" office:date-value="2020-03-14" calcext:value-type="date">
            <text:p>14/03</text:p>
          </table:table-cell>
          <table:table-cell table:style-name="ce58" table:formula="of:=[Hoja1.C32]/[.C$4]" office:value-type="float" office:value="339.889646152018" calcext:value-type="float">
            <text:p>340</text:p>
          </table:table-cell>
          <table:table-cell table:style-name="ce58" table:formula="of:=[Hoja1.D32]/[.D$4]" office:value-type="float" office:value="135.115467756779" calcext:value-type="float">
            <text:p>135</text:p>
          </table:table-cell>
          <table:table-cell table:style-name="ce58" table:formula="of:=[Hoja1.E32]/[.E$4]" office:value-type="float" office:value="66.8009048167713" calcext:value-type="float">
            <text:p>67</text:p>
          </table:table-cell>
          <table:table-cell table:style-name="ce68" table:formula="of:=[Hoja1.F32]/[.F$4]" office:value-type="float" office:value="56.9864399740699" calcext:value-type="float">
            <text:p>57.0</text:p>
          </table:table-cell>
          <table:table-cell/>
          <table:table-cell table:style-name="ce46" office:value-type="date" office:date-value="2020-03-14" calcext:value-type="date">
            <text:p>14/03</text:p>
          </table:table-cell>
          <table:table-cell table:style-name="ce58" table:formula="of:=[Hoja1.I32]/[.I$4]" office:value-type="float" office:value="106.730439276861" calcext:value-type="float">
            <text:p>107</text:p>
          </table:table-cell>
          <table:table-cell table:style-name="ce68" table:formula="of:=[Hoja1.J32]/[.J$4]" office:value-type="float" office:value="21.6655510217552" calcext:value-type="float">
            <text:p>21.7</text:p>
          </table:table-cell>
          <table:table-cell table:style-name="ce68" table:formula="of:=[Hoja1.K32]/[.K$4]" office:value-type="float" office:value="6.81565460065723" calcext:value-type="float">
            <text:p>6.8</text:p>
          </table:table-cell>
          <table:table-cell table:style-name="ce68" table:formula="of:=[Hoja1.L32]/[.L$4]" office:value-type="float" office:value="0.444682843857957" calcext:value-type="float">
            <text:p>0.4</text:p>
          </table:table-cell>
          <table:table-cell/>
          <table:table-cell table:style-name="ce46" office:value-type="date" office:date-value="2020-03-14" calcext:value-type="date">
            <text:p>14/03</text:p>
          </table:table-cell>
          <table:table-cell table:style-name="ce68" table:formula="of:=[Hoja1.I32]/[Hoja1.C32]*100" office:value-type="float" office:value="6.81098454412251" calcext:value-type="float">
            <text:p>6.8</text:p>
          </table:table-cell>
          <table:table-cell table:style-name="ce68" table:formula="of:=[Hoja1.J32]/[Hoja1.D32]*100" office:value-type="float" office:value="3.05718358941866" calcext:value-type="float">
            <text:p>3.1</text:p>
          </table:table-cell>
          <table:table-cell table:style-name="ce68" table:formula="of:=[Hoja1.K32]/[Hoja1.E32]*100" office:value-type="float" office:value="2.02222222222222" calcext:value-type="float">
            <text:p>2.0</text:p>
          </table:table-cell>
          <table:table-cell table:style-name="ce68" table:formula="of:=[Hoja1.L32]/[Hoja1.F32]*100" office:value-type="float" office:value="0.17448200654307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date" office:date-value="2020-03-15" calcext:value-type="date">
            <text:p>15/03</text:p>
          </table:table-cell>
          <table:table-cell table:style-name="ce58" table:formula="of:=[Hoja1.C33]/[.C$4]" office:value-type="float" office:value="397.56341037595" calcext:value-type="float">
            <text:p>398</text:p>
          </table:table-cell>
          <table:table-cell table:style-name="ce58" table:formula="of:=[Hoja1.D33]/[.D$4]" office:value-type="float" office:value="166.898529632087" calcext:value-type="float">
            <text:p>167</text:p>
          </table:table-cell>
          <table:table-cell table:style-name="ce58" table:formula="of:=[Hoja1.E33]/[.E$4]" office:value-type="float" office:value="80.1610857801255" calcext:value-type="float">
            <text:p>80</text:p>
          </table:table-cell>
          <table:table-cell table:style-name="ce68" table:formula="of:=[Hoja1.F33]/[.F$4]" office:value-type="float" office:value="72.249111356438" calcext:value-type="float">
            <text:p>72.2</text:p>
          </table:table-cell>
          <table:table-cell/>
          <table:table-cell table:style-name="ce46" office:value-type="date" office:date-value="2020-03-15" calcext:value-type="date">
            <text:p>15/03</text:p>
          </table:table-cell>
          <table:table-cell table:style-name="ce58" table:formula="of:=[Hoja1.I33]/[.I$4]" office:value-type="float" office:value="133.987067766719" calcext:value-type="float">
            <text:p>134</text:p>
          </table:table-cell>
          <table:table-cell table:style-name="ce68" table:formula="of:=[Hoja1.J33]/[.J$4]" office:value-type="float" office:value="32.8912251262916" calcext:value-type="float">
            <text:p>32.9</text:p>
          </table:table-cell>
          <table:table-cell table:style-name="ce68" table:formula="of:=[Hoja1.K33]/[.K$4]" office:value-type="float" office:value="8.98767639647108" calcext:value-type="float">
            <text:p>9.0</text:p>
          </table:table-cell>
          <table:table-cell table:style-name="ce68" table:formula="of:=[Hoja1.L33]/[.L$4]" office:value-type="float" office:value="0.667024265786936" calcext:value-type="float">
            <text:p>0.7</text:p>
          </table:table-cell>
          <table:table-cell/>
          <table:table-cell table:style-name="ce46" office:value-type="date" office:date-value="2020-03-15" calcext:value-type="date">
            <text:p>15/03</text:p>
          </table:table-cell>
          <table:table-cell table:style-name="ce68" table:formula="of:=[Hoja1.I33]/[Hoja1.C33]*100" office:value-type="float" office:value="7.30997696690508" calcext:value-type="float">
            <text:p>7.3</text:p>
          </table:table-cell>
          <table:table-cell table:style-name="ce68" table:formula="of:=[Hoja1.J33]/[Hoja1.D33]*100" office:value-type="float" office:value="3.7573736855604" calcext:value-type="float">
            <text:p>3.8</text:p>
          </table:table-cell>
          <table:table-cell table:style-name="ce68" table:formula="of:=[Hoja1.K33]/[Hoja1.E33]*100" office:value-type="float" office:value="2.22222222222222" calcext:value-type="float">
            <text:p>2.2</text:p>
          </table:table-cell>
          <table:table-cell table:style-name="ce68" table:formula="of:=[Hoja1.L33]/[Hoja1.F33]*100" office:value-type="float" office:value="0.20643385515224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date" office:date-value="2020-03-16" calcext:value-type="date">
            <text:p>16/03</text:p>
          </table:table-cell>
          <table:table-cell table:style-name="ce58" table:formula="of:=[Hoja1.C34]/[.C$4]" office:value-type="float" office:value="449.501928408255" calcext:value-type="float">
            <text:p>450</text:p>
          </table:table-cell>
          <table:table-cell table:style-name="ce58" table:formula="of:=[Hoja1.D34]/[.D$4]" office:value-type="float" office:value="212.593369432613" calcext:value-type="float">
            <text:p>213</text:p>
          </table:table-cell>
          <table:table-cell table:style-name="ce58" table:formula="of:=[Hoja1.E34]/[.E$4]" office:value-type="float" office:value="98.4645336999209" calcext:value-type="float">
            <text:p>98</text:p>
          </table:table-cell>
          <table:table-cell table:style-name="ce68" table:formula="of:=[Hoja1.F34]/[.F$4]" office:value-type="float" office:value="74.722459569053" calcext:value-type="float">
            <text:p>74.7</text:p>
          </table:table-cell>
          <table:table-cell/>
          <table:table-cell table:style-name="ce46" office:value-type="date" office:date-value="2020-03-16" calcext:value-type="date">
            <text:p>16/03</text:p>
          </table:table-cell>
          <table:table-cell table:style-name="ce58" table:formula="of:=[Hoja1.I34]/[.I$4]" office:value-type="float" office:value="159.836424676937" calcext:value-type="float">
            <text:p>160</text:p>
          </table:table-cell>
          <table:table-cell table:style-name="ce68" table:formula="of:=[Hoja1.J34]/[.J$4]" office:value-type="float" office:value="48.4949121315972" calcext:value-type="float">
            <text:p>48.5</text:p>
          </table:table-cell>
          <table:table-cell table:style-name="ce68" table:formula="of:=[Hoja1.K34]/[.K$4]" office:value-type="float" office:value="11.084800888981" calcext:value-type="float">
            <text:p>11.1</text:p>
          </table:table-cell>
          <table:table-cell table:style-name="ce68" table:formula="of:=[Hoja1.L34]/[.L$4]" office:value-type="float" office:value="0.778194976751425" calcext:value-type="float">
            <text:p>0.8</text:p>
          </table:table-cell>
          <table:table-cell/>
          <table:table-cell table:style-name="ce46" office:value-type="date" office:date-value="2020-03-16" calcext:value-type="date">
            <text:p>16/03</text:p>
          </table:table-cell>
          <table:table-cell table:style-name="ce68" table:formula="of:=[Hoja1.I34]/[Hoja1.C34]*100" office:value-type="float" office:value="7.71265189421015" calcext:value-type="float">
            <text:p>7.7</text:p>
          </table:table-cell>
          <table:table-cell table:style-name="ce68" table:formula="of:=[Hoja1.J34]/[Hoja1.D34]*100" office:value-type="float" office:value="4.34913923286016" calcext:value-type="float">
            <text:p>4.3</text:p>
          </table:table-cell>
          <table:table-cell table:style-name="ce68" table:formula="of:=[Hoja1.K34]/[Hoja1.E34]*100" office:value-type="float" office:value="2.23126790290969" calcext:value-type="float">
            <text:p>2.2</text:p>
          </table:table-cell>
          <table:table-cell table:style-name="ce68" table:formula="of:=[Hoja1.L34]/[Hoja1.F34]*100" office:value-type="float" office:value="0.232867598137059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date" office:date-value="2020-03-17" calcext:value-type="date">
            <text:p>17/03</text:p>
          </table:table-cell>
          <table:table-cell table:style-name="ce58" table:formula="of:=[Hoja1.C35]/[.C$4]" office:value-type="float" office:value="506.147525247694" calcext:value-type="float">
            <text:p>506</text:p>
          </table:table-cell>
          <table:table-cell table:style-name="ce58" table:formula="of:=[Hoja1.D35]/[.D$4]" office:value-type="float" office:value="252.209832416583" calcext:value-type="float">
            <text:p>252</text:p>
          </table:table-cell>
          <table:table-cell table:style-name="ce58" table:formula="of:=[Hoja1.E35]/[.E$4]" office:value-type="float" office:value="114.749109829698" calcext:value-type="float">
            <text:p>115</text:p>
          </table:table-cell>
          <table:table-cell table:style-name="ce68" table:formula="of:=[Hoja1.F35]/[.F$4]" office:value-type="float" office:value="88.9411045702168" calcext:value-type="float">
            <text:p>88.9</text:p>
          </table:table-cell>
          <table:table-cell/>
          <table:table-cell table:style-name="ce46" office:value-type="date" office:date-value="2020-03-17" calcext:value-type="date">
            <text:p>17/03</text:p>
          </table:table-cell>
          <table:table-cell table:style-name="ce58" table:formula="of:=[Hoja1.I35]/[.I$4]" office:value-type="float" office:value="185.389513886178" calcext:value-type="float">
            <text:p>185</text:p>
          </table:table-cell>
          <table:table-cell table:style-name="ce68" table:formula="of:=[Hoja1.J35]/[.J$4]" office:value-type="float" office:value="55.1180598532737" calcext:value-type="float">
            <text:p>55.1</text:p>
          </table:table-cell>
          <table:table-cell table:style-name="ce68" table:formula="of:=[Hoja1.K35]/[.K$4]" office:value-type="float" office:value="13.107028078187" calcext:value-type="float">
            <text:p>13.1</text:p>
          </table:table-cell>
          <table:table-cell table:style-name="ce68" table:formula="of:=[Hoja1.L35]/[.L$4]" office:value-type="float" office:value="1.27846317609163" calcext:value-type="float">
            <text:p>1.3</text:p>
          </table:table-cell>
          <table:table-cell/>
          <table:table-cell table:style-name="ce46" office:value-type="date" office:date-value="2020-03-17" calcext:value-type="date">
            <text:p>17/03</text:p>
          </table:table-cell>
          <table:table-cell table:style-name="ce68" table:formula="of:=[Hoja1.I35]/[Hoja1.C35]*100" office:value-type="float" office:value="7.94451850441186" calcext:value-type="float">
            <text:p>7.9</text:p>
          </table:table-cell>
          <table:table-cell table:style-name="ce68" table:formula="of:=[Hoja1.J35]/[Hoja1.D35]*100" office:value-type="float" office:value="4.16666666666667" calcext:value-type="float">
            <text:p>4.2</text:p>
          </table:table-cell>
          <table:table-cell table:style-name="ce68" table:formula="of:=[Hoja1.K35]/[Hoja1.E35]*100" office:value-type="float" office:value="2.26390685640362" calcext:value-type="float">
            <text:p>2.3</text:p>
          </table:table-cell>
          <table:table-cell table:style-name="ce68" table:formula="of:=[Hoja1.L35]/[Hoja1.F35]*100" office:value-type="float" office:value="0.321408608160984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date" office:date-value="2020-03-18" calcext:value-type="date">
            <text:p>18/03</text:p>
          </table:table-cell>
          <table:table-cell table:style-name="ce58" table:formula="of:=[Hoja1.C36]/[.C$4]" office:value-type="float" office:value="573.73346566276" calcext:value-type="float">
            <text:p>574</text:p>
          </table:table-cell>
          <table:table-cell table:style-name="ce58" table:formula="of:=[Hoja1.D36]/[.D$4]" office:value-type="float" office:value="311.944866553946" calcext:value-type="float">
            <text:p>312</text:p>
          </table:table-cell>
          <table:table-cell table:style-name="ce58" table:formula="of:=[Hoja1.E36]/[.E$4]" office:value-type="float" office:value="135.590992132531" calcext:value-type="float">
            <text:p>136</text:p>
          </table:table-cell>
          <table:table-cell table:style-name="ce68" table:formula="of:=[Hoja1.F36]/[.F$4]" office:value-type="float" office:value="101.892003251347" calcext:value-type="float">
            <text:p>101.9</text:p>
          </table:table-cell>
          <table:table-cell/>
          <table:table-cell table:style-name="ce46" office:value-type="date" office:date-value="2020-03-18" calcext:value-type="date">
            <text:p>18/03</text:p>
          </table:table-cell>
          <table:table-cell table:style-name="ce58" table:formula="of:=[Hoja1.I36]/[.I$4]" office:value-type="float" office:value="220.571303377163" calcext:value-type="float">
            <text:p>221</text:p>
          </table:table-cell>
          <table:table-cell table:style-name="ce68" table:formula="of:=[Hoja1.J36]/[.J$4]" office:value-type="float" office:value="68.7011255197627" calcext:value-type="float">
            <text:p>68.7</text:p>
          </table:table-cell>
          <table:table-cell table:style-name="ce68" table:formula="of:=[Hoja1.K36]/[.K$4]" office:value-type="float" office:value="18.2749420061579" calcext:value-type="float">
            <text:p>18.3</text:p>
          </table:table-cell>
          <table:table-cell table:style-name="ce68" table:formula="of:=[Hoja1.L36]/[.L$4]" office:value-type="float" office:value="1.50080459802061" calcext:value-type="float">
            <text:p>1.5</text:p>
          </table:table-cell>
          <table:table-cell/>
          <table:table-cell table:style-name="ce46" office:value-type="date" office:date-value="2020-03-18" calcext:value-type="date">
            <text:p>18/03</text:p>
          </table:table-cell>
          <table:table-cell table:style-name="ce68" table:formula="of:=[Hoja1.I36]/[Hoja1.C36]*100" office:value-type="float" office:value="8.33870019320696" calcext:value-type="float">
            <text:p>8.3</text:p>
          </table:table-cell>
          <table:table-cell table:style-name="ce68" table:formula="of:=[Hoja1.J36]/[Hoja1.D36]*100" office:value-type="float" office:value="4.19897084048028" calcext:value-type="float">
            <text:p>4.2</text:p>
          </table:table-cell>
          <table:table-cell table:style-name="ce68" table:formula="of:=[Hoja1.K36]/[Hoja1.E36]*100" office:value-type="float" office:value="2.67133785855047" calcext:value-type="float">
            <text:p>2.7</text:p>
          </table:table-cell>
          <table:table-cell table:style-name="ce68" table:formula="of:=[Hoja1.L36]/[Hoja1.F36]*100" office:value-type="float" office:value="0.329348621615028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46"/>
          <table:table-cell table:number-columns-repeated="5"/>
          <table:table-cell table:style-name="ce46"/>
          <table:table-cell table:number-columns-repeated="3"/>
          <table:table-cell table:style-name="ce70"/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/>
          <table:table-cell table:number-columns-repeated="3"/>
          <table:table-cell table:style-name="ce66"/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54" office:value-type="string" calcext:value-type="string">
            <text:p>Muertes diarias por millón de habitantes de más de 65 años</text:p>
          </table:table-cell>
          <table:table-cell table:number-columns-repeated="5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64"/>
          <table:table-cell table:number-columns-repeated="5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5"/>
          <table:table-cell table:style-name="ce48" office:value-type="string" calcext:value-type="string">
            <text:p>Italia</text:p>
          </table:table-cell>
          <table:table-cell table:style-name="ce48" office:value-type="string" calcext:value-type="string">
            <text:p>España</text:p>
          </table:table-cell>
          <table:table-cell table:style-name="ce48" office:value-type="string" calcext:value-type="string">
            <text:p>Francia</text:p>
          </table:table-cell>
          <table:table-cell table:style-name="ce48" office:value-type="string" calcext:value-type="string">
            <text:p>Alemania</text:p>
          </table:table-cell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2-20" calcext:value-type="date">
            <text:p>20/02</text:p>
          </table:table-cell>
          <table:table-cell table:number-columns-repeated="5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2-21" calcext:value-type="date">
            <text:p>21/02</text:p>
          </table:table-cell>
          <table:table-cell table:style-name="ce68" table:formula="of:=[.I10]-[.I9]" office:value-type="float" office:value="0.0740669252441783" calcext:value-type="float">
            <text:p>0.1</text:p>
          </table:table-cell>
          <table:table-cell table:style-name="ce68" table:formula="of:=[.J10]-[.J9]" office:value-type="float" office:value="0.112256741045364" calcext:value-type="float">
            <text:p>0.1</text:p>
          </table:table-cell>
          <table:table-cell table:style-name="ce68" table:formula="of:=[.K10]-[.K9]" office:value-type="float" office:value="0.0748973033039256" calcext:value-type="float">
            <text:p>0.1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2-22" calcext:value-type="date">
            <text:p>22/02</text:p>
          </table:table-cell>
          <table:table-cell table:style-name="ce68" table:formula="of:=[.I11]-[.I10]" office:value-type="float" office:value="0.0740669252441787" calcext:value-type="float">
            <text:p>0.1</text:p>
          </table:table-cell>
          <table:table-cell table:style-name="ce68" table:formula="of:=[.J11]-[.J10]" office:value-type="float" office:value="0" calcext:value-type="float">
            <text:p>0.0</text:p>
          </table:table-cell>
          <table:table-cell table:style-name="ce68" table:formula="of:=[.K11]-[.K10]" office:value-type="float" office:value="0" calcext:value-type="float">
            <text:p>0.0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2-23" calcext:value-type="date">
            <text:p>23/02</text:p>
          </table:table-cell>
          <table:table-cell table:style-name="ce68" table:formula="of:=[.I12]-[.I11]" office:value-type="float" office:value="0.074066925244178" calcext:value-type="float">
            <text:p>0.1</text:p>
          </table:table-cell>
          <table:table-cell table:style-name="ce68" table:formula="of:=[.J12]-[.J11]" office:value-type="float" office:value="0" calcext:value-type="float">
            <text:p>0.0</text:p>
          </table:table-cell>
          <table:table-cell table:style-name="ce68" table:formula="of:=[.K12]-[.K11]" office:value-type="float" office:value="0" calcext:value-type="float">
            <text:p>0.0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2-24" calcext:value-type="date">
            <text:p>24/02</text:p>
          </table:table-cell>
          <table:table-cell table:style-name="ce68" table:formula="of:=[.I13]-[.I12]" office:value-type="float" office:value="0.296267700976713" calcext:value-type="float">
            <text:p>0.3</text:p>
          </table:table-cell>
          <table:table-cell table:style-name="ce68" table:formula="of:=[.J13]-[.J12]" office:value-type="float" office:value="0" calcext:value-type="float">
            <text:p>0.0</text:p>
          </table:table-cell>
          <table:table-cell table:style-name="ce68" table:formula="of:=[.K13]-[.K12]" office:value-type="float" office:value="0" calcext:value-type="float">
            <text:p>0.0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2-25" calcext:value-type="date">
            <text:p>25/02</text:p>
          </table:table-cell>
          <table:table-cell table:style-name="ce68" table:formula="of:=[.I14]-[.I13]" office:value-type="float" office:value="0.222200775732535" calcext:value-type="float">
            <text:p>0.2</text:p>
          </table:table-cell>
          <table:table-cell table:style-name="ce68" table:formula="of:=[.J14]-[.J13]" office:value-type="float" office:value="0" calcext:value-type="float">
            <text:p>0.0</text:p>
          </table:table-cell>
          <table:table-cell table:style-name="ce68" table:formula="of:=[.K14]-[.K13]" office:value-type="float" office:value="0" calcext:value-type="float">
            <text:p>0.0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2-26" calcext:value-type="date">
            <text:p>26/02</text:p>
          </table:table-cell>
          <table:table-cell table:style-name="ce68" table:formula="of:=[.I15]-[.I14]" office:value-type="float" office:value="0.148133850488356" calcext:value-type="float">
            <text:p>0.1</text:p>
          </table:table-cell>
          <table:table-cell table:style-name="ce68" table:formula="of:=[.J15]-[.J14]" office:value-type="float" office:value="0" calcext:value-type="float">
            <text:p>0.0</text:p>
          </table:table-cell>
          <table:table-cell table:style-name="ce68" table:formula="of:=[.K15]-[.K14]" office:value-type="float" office:value="0.0748973033039254" calcext:value-type="float">
            <text:p>0.1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2-27" calcext:value-type="date">
            <text:p>27/02</text:p>
          </table:table-cell>
          <table:table-cell table:style-name="ce68" table:formula="of:=[.I16]-[.I15]" office:value-type="float" office:value="0.370334626220891" calcext:value-type="float">
            <text:p>0.4</text:p>
          </table:table-cell>
          <table:table-cell table:style-name="ce68" table:formula="of:=[.J16]-[.J15]" office:value-type="float" office:value="0" calcext:value-type="float">
            <text:p>0.0</text:p>
          </table:table-cell>
          <table:table-cell table:style-name="ce68" table:formula="of:=[.K16]-[.K15]" office:value-type="float" office:value="0" calcext:value-type="float">
            <text:p>0.0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2-28" calcext:value-type="date">
            <text:p>28/02</text:p>
          </table:table-cell>
          <table:table-cell table:style-name="ce68" table:formula="of:=[.I17]-[.I16]" office:value-type="float" office:value="0.29626770097671" calcext:value-type="float">
            <text:p>0.3</text:p>
          </table:table-cell>
          <table:table-cell table:style-name="ce68" table:formula="of:=[.J17]-[.J16]" office:value-type="float" office:value="0" calcext:value-type="float">
            <text:p>0.0</text:p>
          </table:table-cell>
          <table:table-cell table:style-name="ce68" table:formula="of:=[.K17]-[.K16]" office:value-type="float" office:value="0" calcext:value-type="float">
            <text:p>0.0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2-29" calcext:value-type="date">
            <text:p>29/02</text:p>
          </table:table-cell>
          <table:table-cell table:style-name="ce68" table:formula="of:=[.I18]-[.I17]" office:value-type="float" office:value="0.59253540195343" calcext:value-type="float">
            <text:p>0.6</text:p>
          </table:table-cell>
          <table:table-cell table:style-name="ce68" table:formula="of:=[.J18]-[.J17]" office:value-type="float" office:value="0" calcext:value-type="float">
            <text:p>0.0</text:p>
          </table:table-cell>
          <table:table-cell table:style-name="ce68" table:formula="of:=[.K18]-[.K17]" office:value-type="float" office:value="0" calcext:value-type="float">
            <text:p>0.0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01" calcext:value-type="date">
            <text:p>01/03</text:p>
          </table:table-cell>
          <table:table-cell table:style-name="ce68" table:formula="of:=[.I19]-[.I18]" office:value-type="float" office:value="0.37033462622089" calcext:value-type="float">
            <text:p>0.4</text:p>
          </table:table-cell>
          <table:table-cell table:style-name="ce68" table:formula="of:=[.J19]-[.J18]" office:value-type="float" office:value="0" calcext:value-type="float">
            <text:p>0.0</text:p>
          </table:table-cell>
          <table:table-cell table:style-name="ce68" table:formula="of:=[.K19]-[.K18]" office:value-type="float" office:value="0" calcext:value-type="float">
            <text:p>0.0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02" calcext:value-type="date">
            <text:p>02/03</text:p>
          </table:table-cell>
          <table:table-cell table:style-name="ce68" table:formula="of:=[.I20]-[.I19]" office:value-type="float" office:value="1.33320465439521" calcext:value-type="float">
            <text:p>1.3</text:p>
          </table:table-cell>
          <table:table-cell table:style-name="ce68" table:formula="of:=[.J20]-[.J19]" office:value-type="float" office:value="0" calcext:value-type="float">
            <text:p>0.0</text:p>
          </table:table-cell>
          <table:table-cell table:style-name="ce68" table:formula="of:=[.K20]-[.K19]" office:value-type="float" office:value="0.074897303303926" calcext:value-type="float">
            <text:p>0.1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03" calcext:value-type="date">
            <text:p>03/03</text:p>
          </table:table-cell>
          <table:table-cell table:style-name="ce68" table:formula="of:=[.I21]-[.I20]" office:value-type="float" office:value="1.99980698159281" calcext:value-type="float">
            <text:p>2.0</text:p>
          </table:table-cell>
          <table:table-cell table:style-name="ce68" table:formula="of:=[.J21]-[.J20]" office:value-type="float" office:value="0.112256741045364" calcext:value-type="float">
            <text:p>0.1</text:p>
          </table:table-cell>
          <table:table-cell table:style-name="ce68" table:formula="of:=[.K21]-[.K20]" office:value-type="float" office:value="0.074897303303926" calcext:value-type="float">
            <text:p>0.1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04" calcext:value-type="date">
            <text:p>04/03</text:p>
          </table:table-cell>
          <table:table-cell table:style-name="ce68" table:formula="of:=[.I22]-[.I21]" office:value-type="float" office:value="2.073873906837" calcext:value-type="float">
            <text:p>2.1</text:p>
          </table:table-cell>
          <table:table-cell table:style-name="ce68" table:formula="of:=[.J22]-[.J21]" office:value-type="float" office:value="0.112256741045364" calcext:value-type="float">
            <text:p>0.1</text:p>
          </table:table-cell>
          <table:table-cell table:style-name="ce68" table:formula="of:=[.K22]-[.K21]" office:value-type="float" office:value="0" calcext:value-type="float">
            <text:p>0.0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05" calcext:value-type="date">
            <text:p>05/03</text:p>
          </table:table-cell>
          <table:table-cell table:style-name="ce68" table:formula="of:=[.I23]-[.I22]" office:value-type="float" office:value="3.03674393501132" calcext:value-type="float">
            <text:p>3.0</text:p>
          </table:table-cell>
          <table:table-cell table:style-name="ce68" table:formula="of:=[.J23]-[.J22]" office:value-type="float" office:value="0" calcext:value-type="float">
            <text:p>0.0</text:p>
          </table:table-cell>
          <table:table-cell table:style-name="ce68" table:formula="of:=[.K23]-[.K22]" office:value-type="float" office:value="0.224691909911776" calcext:value-type="float">
            <text:p>0.2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06" calcext:value-type="date">
            <text:p>06/03</text:p>
          </table:table-cell>
          <table:table-cell table:style-name="ce68" table:formula="of:=[.I24]-[.I23]" office:value-type="float" office:value="3.6292793369647" calcext:value-type="float">
            <text:p>3.6</text:p>
          </table:table-cell>
          <table:table-cell table:style-name="ce68" table:formula="of:=[.J24]-[.J23]" office:value-type="float" office:value="0.56128370522682" calcext:value-type="float">
            <text:p>0.6</text:p>
          </table:table-cell>
          <table:table-cell table:style-name="ce68" table:formula="of:=[.K24]-[.K23]" office:value-type="float" office:value="0.149794606607852" calcext:value-type="float">
            <text:p>0.1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07" calcext:value-type="date">
            <text:p>07/03</text:p>
          </table:table-cell>
          <table:table-cell table:style-name="ce68" table:formula="of:=[.I25]-[.I24]" office:value-type="float" office:value="2.6664093087904" calcext:value-type="float">
            <text:p>2.7</text:p>
          </table:table-cell>
          <table:table-cell table:style-name="ce68" table:formula="of:=[.J25]-[.J24]" office:value-type="float" office:value="0.224513482090728" calcext:value-type="float">
            <text:p>0.2</text:p>
          </table:table-cell>
          <table:table-cell table:style-name="ce68" table:formula="of:=[.K25]-[.K24]" office:value-type="float" office:value="0.524281123127479" calcext:value-type="float">
            <text:p>0.5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08" calcext:value-type="date">
            <text:p>08/03</text:p>
          </table:table-cell>
          <table:table-cell table:style-name="ce68" table:formula="of:=[.I26]-[.I25]" office:value-type="float" office:value="9.8509010574757" calcext:value-type="float">
            <text:p>9.9</text:p>
          </table:table-cell>
          <table:table-cell table:style-name="ce68" table:formula="of:=[.J26]-[.J25]" office:value-type="float" office:value="0.78579718731755" calcext:value-type="float">
            <text:p>0.8</text:p>
          </table:table-cell>
          <table:table-cell table:style-name="ce68" table:formula="of:=[.K26]-[.K25]" office:value-type="float" office:value="0.22469190991178" calcext:value-type="float">
            <text:p>0.2</text:p>
          </table:table-cell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09" calcext:value-type="date">
            <text:p>09/03</text:p>
          </table:table-cell>
          <table:table-cell table:style-name="ce68" table:formula="of:=[.I27]-[.I26]" office:value-type="float" office:value="7.1844917486853" calcext:value-type="float">
            <text:p>7.2</text:p>
          </table:table-cell>
          <table:table-cell table:style-name="ce68" table:formula="of:=[.J27]-[.J26]" office:value-type="float" office:value="1.45933763358973" calcext:value-type="float">
            <text:p>1.5</text:p>
          </table:table-cell>
          <table:table-cell table:style-name="ce68" table:formula="of:=[.K27]-[.K26]" office:value-type="float" office:value="0.14979460660785" calcext:value-type="float">
            <text:p>0.1</text:p>
          </table:table-cell>
          <table:table-cell table:style-name="ce68" table:formula="of:=[.L27]-[.L26]" office:value-type="float" office:value="0.111170710964489" calcext:value-type="float">
            <text:p>0.1</text:p>
          </table:table-cell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10" calcext:value-type="date">
            <text:p>10/03</text:p>
          </table:table-cell>
          <table:table-cell table:style-name="ce68" table:formula="of:=[.I28]-[.I27]" office:value-type="float" office:value="12.443243441022" calcext:value-type="float">
            <text:p>12.4</text:p>
          </table:table-cell>
          <table:table-cell table:style-name="ce68" table:formula="of:=[.J28]-[.J27]" office:value-type="float" office:value="0.67354044627218" calcext:value-type="float">
            <text:p>0.7</text:p>
          </table:table-cell>
          <table:table-cell table:style-name="ce68" table:formula="of:=[.K28]-[.K27]" office:value-type="float" office:value="0.67407572973533" calcext:value-type="float">
            <text:p>0.7</text:p>
          </table:table-cell>
          <table:table-cell table:style-name="ce68" table:formula="of:=[.L28]-[.L27]" office:value-type="float" office:value="0" calcext:value-type="float">
            <text:p>0.0</text:p>
          </table:table-cell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11" calcext:value-type="date">
            <text:p>11/03</text:p>
          </table:table-cell>
          <table:table-cell table:style-name="ce68" table:formula="of:=[.I29]-[.I28]" office:value-type="float" office:value="14.5171173478589" calcext:value-type="float">
            <text:p>14.5</text:p>
          </table:table-cell>
          <table:table-cell table:style-name="ce68" table:formula="of:=[.J29]-[.J28]" office:value-type="float" office:value="1.23482415149901" calcext:value-type="float">
            <text:p>1.2</text:p>
          </table:table-cell>
          <table:table-cell table:style-name="ce68" table:formula="of:=[.K29]-[.K28]" office:value-type="float" office:value="1.34815145947066" calcext:value-type="float">
            <text:p>1.3</text:p>
          </table:table-cell>
          <table:table-cell table:style-name="ce68" table:formula="of:=[.L29]-[.L28]" office:value-type="float" office:value="0.055585355482245" calcext:value-type="float">
            <text:p>0.1</text:p>
          </table:table-cell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12" calcext:value-type="date">
            <text:p>12/03</text:p>
          </table:table-cell>
          <table:table-cell table:style-name="ce68" table:formula="of:=[.I30]-[.I29]" office:value-type="float" office:value="13.9986488711497" calcext:value-type="float">
            <text:p>14.0</text:p>
          </table:table-cell>
          <table:table-cell table:style-name="ce68" table:formula="of:=[.J30]-[.J29]" office:value-type="float" office:value="3.59221571345164" calcext:value-type="float">
            <text:p>3.6</text:p>
          </table:table-cell>
          <table:table-cell table:style-name="ce68" table:formula="of:=[.K30]-[.K29]" office:value-type="float" office:value="0.97366494295103" calcext:value-type="float">
            <text:p>1.0</text:p>
          </table:table-cell>
          <table:table-cell table:style-name="ce68" table:formula="of:=[.L30]-[.L29]" office:value-type="float" office:value="0.111170710964489" calcext:value-type="float">
            <text:p>0.1</text:p>
          </table:table-cell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13" calcext:value-type="date">
            <text:p>13/03</text:p>
          </table:table-cell>
          <table:table-cell table:style-name="ce68" table:formula="of:=[.I31]-[.I30]" office:value-type="float" office:value="18.5167313110446" calcext:value-type="float">
            <text:p>18.5</text:p>
          </table:table-cell>
          <table:table-cell table:style-name="ce68" table:formula="of:=[.J31]-[.J30]" office:value-type="float" office:value="5.16381008808675" calcext:value-type="float">
            <text:p>5.2</text:p>
          </table:table-cell>
          <table:table-cell table:style-name="ce68" table:formula="of:=[.K31]-[.K30]" office:value-type="float" office:value="1.34815145947067" calcext:value-type="float">
            <text:p>1.3</text:p>
          </table:table-cell>
          <table:table-cell table:style-name="ce68" table:formula="of:=[.L31]-[.L30]" office:value-type="float" office:value="0.166756066446734" calcext:value-type="float">
            <text:p>0.2</text:p>
          </table:table-cell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14" calcext:value-type="date">
            <text:p>14/03</text:p>
          </table:table-cell>
          <table:table-cell table:style-name="ce68" table:formula="of:=[.I32]-[.I31]" office:value-type="float" office:value="12.9617119177313" calcext:value-type="float">
            <text:p>13.0</text:p>
          </table:table-cell>
          <table:table-cell table:style-name="ce68" table:formula="of:=[.J32]-[.J31]" office:value-type="float" office:value="7.6334583910847" calcext:value-type="float">
            <text:p>7.6</text:p>
          </table:table-cell>
          <table:table-cell table:style-name="ce68" table:formula="of:=[.K32]-[.K31]" office:value-type="float" office:value="0.8987676396471" calcext:value-type="float">
            <text:p>0.9</text:p>
          </table:table-cell>
          <table:table-cell table:style-name="ce68" table:formula="of:=[.L32]-[.L31]" office:value-type="float" office:value="0" calcext:value-type="float">
            <text:p>0.0</text:p>
          </table:table-cell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15" calcext:value-type="date">
            <text:p>15/03</text:p>
          </table:table-cell>
          <table:table-cell table:style-name="ce68" table:formula="of:=[.I33]-[.I32]" office:value-type="float" office:value="27.256628489858" calcext:value-type="float">
            <text:p>27.3</text:p>
          </table:table-cell>
          <table:table-cell table:style-name="ce68" table:formula="of:=[.J33]-[.J32]" office:value-type="float" office:value="11.2256741045364" calcext:value-type="float">
            <text:p>11.2</text:p>
          </table:table-cell>
          <table:table-cell table:style-name="ce68" table:formula="of:=[.K33]-[.K32]" office:value-type="float" office:value="2.17202179581385" calcext:value-type="float">
            <text:p>2.2</text:p>
          </table:table-cell>
          <table:table-cell table:style-name="ce68" table:formula="of:=[.L33]-[.L32]" office:value-type="float" office:value="0.222341421928979" calcext:value-type="float">
            <text:p>0.2</text:p>
          </table:table-cell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16" calcext:value-type="date">
            <text:p>16/03</text:p>
          </table:table-cell>
          <table:table-cell table:style-name="ce68" table:formula="of:=[.I34]-[.I33]" office:value-type="float" office:value="25.849356910218" calcext:value-type="float">
            <text:p>25.8</text:p>
          </table:table-cell>
          <table:table-cell table:style-name="ce68" table:formula="of:=[.J34]-[.J33]" office:value-type="float" office:value="15.6036870053056" calcext:value-type="float">
            <text:p>15.6</text:p>
          </table:table-cell>
          <table:table-cell table:style-name="ce68" table:formula="of:=[.K34]-[.K33]" office:value-type="float" office:value="2.09712449250992" calcext:value-type="float">
            <text:p>2.1</text:p>
          </table:table-cell>
          <table:table-cell table:style-name="ce68" table:formula="of:=[.L34]-[.L33]" office:value-type="float" office:value="0.111170710964489" calcext:value-type="float">
            <text:p>0.1</text:p>
          </table:table-cell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17" calcext:value-type="date">
            <text:p>17/03</text:p>
          </table:table-cell>
          <table:table-cell table:style-name="ce68" table:formula="of:=[.I35]-[.I34]" office:value-type="float" office:value="25.553089209241" calcext:value-type="float">
            <text:p>25.6</text:p>
          </table:table-cell>
          <table:table-cell table:style-name="ce68" table:formula="of:=[.J35]-[.J34]" office:value-type="float" office:value="6.6231477216765" calcext:value-type="float">
            <text:p>6.6</text:p>
          </table:table-cell>
          <table:table-cell table:style-name="ce68" table:formula="of:=[.K35]-[.K34]" office:value-type="float" office:value="2.022227189206" calcext:value-type="float">
            <text:p>2.0</text:p>
          </table:table-cell>
          <table:table-cell table:style-name="ce68" table:formula="of:=[.L35]-[.L34]" office:value-type="float" office:value="0.500268199340205" calcext:value-type="float">
            <text:p>0.5</text:p>
          </table:table-cell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 office:value-type="date" office:date-value="2020-03-18" calcext:value-type="date">
            <text:p>18/03</text:p>
          </table:table-cell>
          <table:table-cell table:style-name="ce68" table:formula="of:=[.I36]-[.I35]" office:value-type="float" office:value="35.1817894909849" calcext:value-type="float">
            <text:p>35.2</text:p>
          </table:table-cell>
          <table:table-cell table:style-name="ce68" table:formula="of:=[.J36]-[.J35]" office:value-type="float" office:value="13.583065666489" calcext:value-type="float">
            <text:p>13.6</text:p>
          </table:table-cell>
          <table:table-cell table:style-name="ce68" table:formula="of:=[.K36]-[.K35]" office:value-type="float" office:value="5.16791392797085" calcext:value-type="float">
            <text:p>5.2</text:p>
          </table:table-cell>
          <table:table-cell table:style-name="ce68" table:formula="of:=[.L36]-[.L35]" office:value-type="float" office:value="0.222341421928975" calcext:value-type="float">
            <text:p>0.2</text:p>
          </table:table-cell>
          <table:table-cell/>
          <table:table-cell table:style-name="ce46"/>
          <table:table-cell table:number-columns-repeated="7"/>
        </table:table-row>
        <table:table-row table:style-name="ro1">
          <table:table-cell/>
          <table:table-cell table:style-name="ce54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46"/>
          <table:table-cell/>
          <table:table-cell table:style-name="ce70"/>
          <table:table-cell table:number-columns-repeated="3"/>
          <table:table-cell table:style-name="ce46"/>
          <table:table-cell table:number-columns-repeated="7"/>
        </table:table-row>
        <table:table-row table:style-name="ro1">
          <table:table-cell/>
          <table:table-cell table:style-name="ce46"/>
          <table:table-cell table:number-columns-repeated="5"/>
          <table:table-cell table:style-name="ce46"/>
          <table:table-cell/>
          <table:table-cell table:style-name="ce66"/>
          <table:table-cell table:number-columns-repeated="3"/>
          <table:table-cell table:style-name="ce46"/>
          <table:table-cell table:number-columns-repeated="7"/>
        </table:table-row>
        <table:table-row table:style-name="ro1">
          <table:table-cell/>
          <table:table-cell table:style-name="ce65"/>
          <table:table-cell table:style-name="ce65" office:value-type="string" calcext:value-type="string">
            <text:p>España</text:p>
          </table:table-cell>
          <table:table-cell table:style-name="ce65" office:value-type="string" calcext:value-type="string">
            <text:p>Madrid</text:p>
          </table:table-cell>
          <table:table-cell table:style-name="ce65" office:value-type="string" calcext:value-type="string">
            <text:p>La Rioja</text:p>
          </table:table-cell>
          <table:table-cell table:style-name="ce65" office:value-type="string" calcext:value-type="string">
            <text:p>País Vasco</text:p>
          </table:table-cell>
          <table:table-cell table:style-name="ce65" office:value-type="string" calcext:value-type="string">
            <text:p>Castilla–La Mancha</text:p>
          </table:table-cell>
          <table:table-cell table:style-name="ce46"/>
          <table:table-cell table:number-columns-repeated="5"/>
          <table:table-cell table:style-name="ce46"/>
          <table:table-cell table:number-columns-repeated="7"/>
        </table:table-row>
        <table:table-row table:style-name="ro1">
          <table:table-cell/>
          <table:table-cell table:style-name="ce46" table:formula="of:=[Hoja2.B60]" office:value-type="date" office:date-value="2020-03-01" calcext:value-type="date">
            <text:p>01/03</text:p>
          </table:table-cell>
          <table:table-cell table:style-name="ce58" table:number-columns-repeated="5"/>
          <table:table-cell table:style-name="ce46"/>
          <table:table-cell table:number-columns-repeated="5"/>
          <table:table-cell table:style-name="ce46"/>
          <table:table-cell table:number-columns-repeated="7"/>
        </table:table-row>
        <table:table-row table:style-name="ro1">
          <table:table-cell/>
          <table:table-cell table:style-name="ce46" table:formula="of:=[Hoja2.B61]" office:value-type="date" office:date-value="2020-03-02" calcext:value-type="date">
            <text:p>02/03</text:p>
          </table:table-cell>
          <table:table-cell table:style-name="ce58" table:number-columns-repeated="5"/>
          <table:table-cell table:style-name="ce46"/>
          <table:table-cell table:number-columns-repeated="5"/>
          <table:table-cell table:style-name="ce46"/>
          <table:table-cell table:number-columns-repeated="7"/>
        </table:table-row>
        <table:table-row table:style-name="ro1">
          <table:table-cell/>
          <table:table-cell table:style-name="ce46" table:formula="of:=[Hoja2.B62]" office:value-type="date" office:date-value="2020-03-03" calcext:value-type="date">
            <text:p>03/03</text:p>
          </table:table-cell>
          <table:table-cell table:style-name="ce58" table:number-columns-repeated="5"/>
          <table:table-cell table:style-name="ce46"/>
          <table:table-cell table:number-columns-repeated="5"/>
          <table:table-cell table:style-name="ce46"/>
          <table:table-cell table:number-columns-repeated="2"/>
          <table:table-cell table:style-name="ce46"/>
          <table:table-cell table:number-columns-repeated="4"/>
        </table:table-row>
        <table:table-row table:style-name="ro1">
          <table:table-cell/>
          <table:table-cell table:style-name="ce46" table:formula="of:=[Hoja2.B63]" office:value-type="date" office:date-value="2020-03-04" calcext:value-type="date">
            <text:p>04/03</text:p>
          </table:table-cell>
          <table:table-cell table:style-name="ce58" table:number-columns-repeated="3"/>
          <table:table-cell table:style-name="ce58" office:value-type="float" office:value="2.06568464018872" calcext:value-type="float">
            <text:p>2</text:p>
          </table:table-cell>
          <table:table-cell table:style-name="ce58"/>
          <table:table-cell table:style-name="ce46"/>
          <table:table-cell table:number-columns-repeated="5"/>
          <table:table-cell table:style-name="ce46"/>
          <table:table-cell table:number-columns-repeated="2"/>
          <table:table-cell table:style-name="ce58"/>
          <table:table-cell table:number-columns-repeated="4"/>
        </table:table-row>
        <table:table-row table:style-name="ro1">
          <table:table-cell/>
          <table:table-cell table:style-name="ce46" table:formula="of:=[Hoja2.B64]" office:value-type="date" office:date-value="2020-03-05" calcext:value-type="date">
            <text:p>05/03</text:p>
          </table:table-cell>
          <table:table-cell table:style-name="ce58"/>
          <table:table-cell table:style-name="ce58" office:value-type="float" office:value="0.866359686551065" calcext:value-type="float">
            <text:p>1</text:p>
          </table:table-cell>
          <table:table-cell table:style-name="ce58"/>
          <table:table-cell table:style-name="ce58" office:value-type="float" office:value="2.06568464018872" calcext:value-type="float">
            <text:p>2</text:p>
          </table:table-cell>
          <table:table-cell table:style-name="ce58"/>
          <table:table-cell table:style-name="ce46"/>
          <table:table-cell table:number-columns-repeated="5"/>
          <table:table-cell table:style-name="ce46"/>
          <table:table-cell table:number-columns-repeated="2"/>
          <table:table-cell table:style-name="ce58"/>
          <table:table-cell table:number-columns-repeated="4"/>
        </table:table-row>
        <table:table-row table:style-name="ro1">
          <table:table-cell/>
          <table:table-cell table:style-name="ce46" table:formula="of:=[Hoja2.B65]" office:value-type="date" office:date-value="2020-03-06" calcext:value-type="date">
            <text:p>06/03</text:p>
          </table:table-cell>
          <table:table-cell table:style-name="ce58" office:value-type="float" office:value="0.898053928362912" calcext:value-type="float">
            <text:p>1</text:p>
          </table:table-cell>
          <table:table-cell table:style-name="ce58" office:value-type="float" office:value="3.46543874620426" calcext:value-type="float">
            <text:p>3</text:p>
          </table:table-cell>
          <table:table-cell table:style-name="ce58"/>
          <table:table-cell table:style-name="ce58" office:value-type="float" office:value="2.06568464018872" calcext:value-type="float">
            <text:p>2</text:p>
          </table:table-cell>
          <table:table-cell table:style-name="ce58"/>
          <table:table-cell table:style-name="ce46"/>
          <table:table-cell table:number-columns-repeated="5"/>
          <table:table-cell table:style-name="ce46"/>
          <table:table-cell table:number-columns-repeated="2"/>
          <table:table-cell table:style-name="ce58"/>
          <table:table-cell table:number-columns-repeated="4"/>
        </table:table-row>
        <table:table-row table:style-name="ro1">
          <table:table-cell/>
          <table:table-cell table:style-name="ce46" table:formula="of:=[Hoja2.B66]" office:value-type="date" office:date-value="2020-03-07" calcext:value-type="date">
            <text:p>07/03</text:p>
          </table:table-cell>
          <table:table-cell table:style-name="ce58" office:value-type="float" office:value="1.12256741045364" calcext:value-type="float">
            <text:p>1</text:p>
          </table:table-cell>
          <table:table-cell table:style-name="ce58" office:value-type="float" office:value="4.33179843275533" calcext:value-type="float">
            <text:p>4</text:p>
          </table:table-cell>
          <table:table-cell table:style-name="ce58"/>
          <table:table-cell table:style-name="ce58" office:value-type="float" office:value="4.13136928037744" calcext:value-type="float">
            <text:p>4</text:p>
          </table:table-cell>
          <table:table-cell table:style-name="ce58"/>
          <table:table-cell table:style-name="ce46"/>
          <table:table-cell table:number-columns-repeated="5"/>
          <table:table-cell table:style-name="ce46"/>
          <table:table-cell table:number-columns-repeated="2"/>
          <table:table-cell table:style-name="ce68"/>
          <table:table-cell table:number-columns-repeated="4"/>
        </table:table-row>
        <table:table-row table:style-name="ro1">
          <table:table-cell/>
          <table:table-cell table:style-name="ce46" table:formula="of:=[Hoja2.B67]" office:value-type="date" office:date-value="2020-03-08" calcext:value-type="date">
            <text:p>08/03</text:p>
          </table:table-cell>
          <table:table-cell table:style-name="ce58" office:value-type="float" office:value="1.90836459777119" calcext:value-type="float">
            <text:p>2</text:p>
          </table:table-cell>
          <table:table-cell table:style-name="ce58" office:value-type="float" office:value="6.93087749240852" calcext:value-type="float">
            <text:p>7</text:p>
          </table:table-cell>
          <table:table-cell table:style-name="ce58"/>
          <table:table-cell table:style-name="ce58" office:value-type="float" office:value="10.3284232009436" calcext:value-type="float">
            <text:p>10</text:p>
          </table:table-cell>
          <table:table-cell table:style-name="ce58"/>
          <table:table-cell table:style-name="ce46"/>
          <table:table-cell table:number-columns-repeated="5"/>
          <table:table-cell table:style-name="ce46"/>
          <table:table-cell table:number-columns-repeated="2"/>
          <table:table-cell table:style-name="ce68"/>
          <table:table-cell table:number-columns-repeated="4"/>
        </table:table-row>
        <table:table-row table:style-name="ro1">
          <table:table-cell/>
          <table:table-cell table:style-name="ce46" table:formula="of:=[Hoja2.B68]" office:value-type="date" office:date-value="2020-03-09" calcext:value-type="date">
            <text:p>09/03</text:p>
          </table:table-cell>
          <table:table-cell table:style-name="ce58" office:value-type="float" office:value="3.36770223136092" calcext:value-type="float">
            <text:p>3</text:p>
          </table:table-cell>
          <table:table-cell table:style-name="ce58" office:value-type="float" office:value="14.7281146713681" calcext:value-type="float">
            <text:p>15</text:p>
          </table:table-cell>
          <table:table-cell table:style-name="ce58"/>
          <table:table-cell table:style-name="ce58" office:value-type="float" office:value="12.3941078411323" calcext:value-type="float">
            <text:p>12</text:p>
          </table:table-cell>
          <table:table-cell table:style-name="ce58"/>
          <table:table-cell table:style-name="ce46"/>
          <table:table-cell table:number-columns-repeated="5"/>
          <table:table-cell table:style-name="ce46"/>
          <table:table-cell table:number-columns-repeated="2"/>
          <table:table-cell table:style-name="ce68"/>
          <table:table-cell table:number-columns-repeated="4"/>
        </table:table-row>
        <table:table-row table:style-name="ro1">
          <table:table-cell/>
          <table:table-cell table:style-name="ce46" table:formula="of:=[Hoja2.B69]" office:value-type="date" office:date-value="2020-03-10" calcext:value-type="date">
            <text:p>10/03</text:p>
          </table:table-cell>
          <table:table-cell table:style-name="ce58" office:value-type="float" office:value="4.0412426776331" calcext:value-type="float">
            <text:p>4</text:p>
          </table:table-cell>
          <table:table-cell table:style-name="ce58" office:value-type="float" office:value="18.1935534175724" calcext:value-type="float">
            <text:p>18</text:p>
          </table:table-cell>
          <table:table-cell table:style-name="ce58" office:value-type="float" office:value="15.2940276821901" calcext:value-type="float">
            <text:p>15</text:p>
          </table:table-cell>
          <table:table-cell table:style-name="ce58" office:value-type="float" office:value="12.3941078411323" calcext:value-type="float">
            <text:p>12</text:p>
          </table:table-cell>
          <table:table-cell table:style-name="ce58"/>
          <table:table-cell table:style-name="ce46"/>
          <table:table-cell table:number-columns-repeated="5"/>
          <table:table-cell table:style-name="ce46"/>
          <table:table-cell table:number-columns-repeated="2"/>
          <table:table-cell table:style-name="ce68"/>
          <table:table-cell table:number-columns-repeated="4"/>
        </table:table-row>
        <table:table-row table:style-name="ro1">
          <table:table-cell/>
          <table:table-cell table:style-name="ce46" table:formula="of:=[Hoja2.B70]" office:value-type="date" office:date-value="2020-03-11" calcext:value-type="date">
            <text:p>11/03</text:p>
          </table:table-cell>
          <table:table-cell table:style-name="ce58" office:value-type="float" office:value="6.06186401644965" calcext:value-type="float">
            <text:p>6</text:p>
          </table:table-cell>
          <table:table-cell table:style-name="ce58" office:value-type="float" office:value="26.857150283083" calcext:value-type="float">
            <text:p>27</text:p>
          </table:table-cell>
          <table:table-cell table:style-name="ce58" office:value-type="float" office:value="30.5880553643802" calcext:value-type="float">
            <text:p>31</text:p>
          </table:table-cell>
          <table:table-cell table:style-name="ce58" office:value-type="float" office:value="18.5911617616985" calcext:value-type="float">
            <text:p>19</text:p>
          </table:table-cell>
          <table:table-cell table:style-name="ce58"/>
          <table:table-cell table:style-name="ce46"/>
          <table:table-cell table:number-columns-repeated="5"/>
          <table:table-cell table:style-name="ce46"/>
          <table:table-cell table:number-columns-repeated="2"/>
          <table:table-cell table:style-name="ce58"/>
          <table:table-cell table:number-columns-repeated="4"/>
        </table:table-row>
        <table:table-row table:style-name="ro1">
          <table:table-cell/>
          <table:table-cell table:style-name="ce46" table:formula="of:=[Hoja2.B71]" office:value-type="date" office:date-value="2020-03-12" calcext:value-type="date">
            <text:p>12/03</text:p>
          </table:table-cell>
          <table:table-cell table:style-name="ce58" office:value-type="float" office:value="9.76633647094667" calcext:value-type="float">
            <text:p>10</text:p>
          </table:table-cell>
          <table:table-cell table:style-name="ce58" office:value-type="float" office:value="48.5161424468597" calcext:value-type="float">
            <text:p>49</text:p>
          </table:table-cell>
          <table:table-cell table:style-name="ce58" office:value-type="float" office:value="30.5880553643802" calcext:value-type="float">
            <text:p>31</text:p>
          </table:table-cell>
          <table:table-cell table:style-name="ce58" office:value-type="float" office:value="22.7225310420759" calcext:value-type="float">
            <text:p>23</text:p>
          </table:table-cell>
          <table:table-cell table:style-name="ce58" office:value-type="float" office:value="2.61377774525077" calcext:value-type="float">
            <text:p>3</text:p>
          </table:table-cell>
          <table:table-cell table:style-name="ce46"/>
          <table:table-cell table:number-columns-repeated="5"/>
          <table:table-cell table:style-name="ce46"/>
          <table:table-cell table:number-columns-repeated="2"/>
          <table:table-cell table:style-name="ce58"/>
          <table:table-cell table:number-columns-repeated="4"/>
        </table:table-row>
        <table:table-row table:style-name="ro1">
          <table:table-cell/>
          <table:table-cell table:style-name="ce46" table:formula="of:=[Hoja2.B72]" office:value-type="date" office:date-value="2020-03-13" calcext:value-type="date">
            <text:p>13/03</text:p>
          </table:table-cell>
          <table:table-cell table:style-name="ce58" office:value-type="float" office:value="14.9301465590334" calcext:value-type="float">
            <text:p>15</text:p>
          </table:table-cell>
          <table:table-cell table:style-name="ce58" office:value-type="float" office:value="77.1060121030448" calcext:value-type="float">
            <text:p>77</text:p>
          </table:table-cell>
          <table:table-cell table:style-name="ce58" office:value-type="float" office:value="45.8820830465703" calcext:value-type="float">
            <text:p>46</text:p>
          </table:table-cell>
          <table:table-cell table:style-name="ce58" office:value-type="float" office:value="28.9195849626421" calcext:value-type="float">
            <text:p>29</text:p>
          </table:table-cell>
          <table:table-cell table:style-name="ce58" office:value-type="float" office:value="13.0688887262538" calcext:value-type="float">
            <text:p>13</text:p>
          </table:table-cell>
          <table:table-cell table:number-columns-repeated="9"/>
          <table:table-cell table:style-name="ce58"/>
          <table:table-cell table:number-columns-repeated="4"/>
        </table:table-row>
        <table:table-row table:style-name="ro1">
          <table:table-cell/>
          <table:table-cell table:style-name="ce46" office:value-type="date" office:date-value="2020-03-14" calcext:value-type="date">
            <text:p>14/03</text:p>
          </table:table-cell>
          <table:table-cell table:style-name="ce58" office:value-type="float" office:value="21.6655510217552" calcext:value-type="float">
            <text:p>22</text:p>
          </table:table-cell>
          <table:table-cell table:style-name="ce58" office:value-type="float" office:value="115.225838311292" calcext:value-type="float">
            <text:p>115</text:p>
          </table:table-cell>
          <table:table-cell table:style-name="ce58" office:value-type="float" office:value="45.8820830465703" calcext:value-type="float">
            <text:p>46</text:p>
          </table:table-cell>
          <table:table-cell table:style-name="ce58" office:value-type="float" office:value="39.2480081635857" calcext:value-type="float">
            <text:p>39</text:p>
          </table:table-cell>
          <table:table-cell table:style-name="ce58" office:value-type="float" office:value="15.6826664715046" calcext:value-type="float">
            <text:p>16</text:p>
          </table:table-cell>
          <table:table-cell table:number-columns-repeated="9"/>
          <table:table-cell table:style-name="ce58"/>
          <table:table-cell table:number-columns-repeated="4"/>
        </table:table-row>
        <table:table-row table:style-name="ro1">
          <table:table-cell/>
          <table:table-cell table:style-name="ce46" office:value-type="date" office:date-value="2020-03-15" calcext:value-type="date">
            <text:p>15/03</text:p>
          </table:table-cell>
          <table:table-cell table:style-name="ce58" office:value-type="float" office:value="32.4421981621102" calcext:value-type="float">
            <text:p>32</text:p>
          </table:table-cell>
          <table:table-cell table:style-name="ce58" office:value-type="float" office:value="184.534613235377" calcext:value-type="float">
            <text:p>185</text:p>
          </table:table-cell>
          <table:table-cell table:style-name="ce58" office:value-type="float" office:value="45.8820830465703" calcext:value-type="float">
            <text:p>46</text:p>
          </table:table-cell>
          <table:table-cell table:style-name="ce58" office:value-type="float" office:value="45.4450620841519" calcext:value-type="float">
            <text:p>45</text:p>
          </table:table-cell>
          <table:table-cell table:style-name="ce58" office:value-type="float" office:value="26.1377774525077" calcext:value-type="float">
            <text:p>26</text:p>
          </table:table-cell>
          <table:table-cell table:number-columns-repeated="9"/>
          <table:table-cell table:style-name="ce58"/>
          <table:table-cell table:number-columns-repeated="4"/>
        </table:table-row>
        <table:table-row table:style-name="ro1">
          <table:table-cell/>
          <table:table-cell table:style-name="ce46" office:value-type="date" office:date-value="2020-03-16" calcext:value-type="date">
            <text:p>16/03</text:p>
          </table:table-cell>
          <table:table-cell table:style-name="ce58" office:value-type="float" office:value="38.3918054375145" calcext:value-type="float">
            <text:p>38</text:p>
          </table:table-cell>
          <table:table-cell table:style-name="ce58" office:value-type="float" office:value="184.534613235377" calcext:value-type="float">
            <text:p>185</text:p>
          </table:table-cell>
          <table:table-cell table:style-name="ce58" office:value-type="float" office:value="61.1761107287604" calcext:value-type="float">
            <text:p>61</text:p>
          </table:table-cell>
          <table:table-cell table:style-name="ce58" office:value-type="float" office:value="74.364647046794" calcext:value-type="float">
            <text:p>74</text:p>
          </table:table-cell>
          <table:table-cell table:style-name="ce58" office:value-type="float" office:value="44.434221669263" calcext:value-type="float">
            <text:p>44</text:p>
          </table:table-cell>
          <table:table-cell table:number-columns-repeated="9"/>
          <table:table-cell table:style-name="ce58"/>
          <table:table-cell table:number-columns-repeated="4"/>
        </table:table-row>
        <table:table-row table:style-name="ro1">
          <table:table-cell/>
          <table:table-cell table:style-name="ce46" office:value-type="date" office:date-value="2020-03-17" calcext:value-type="date">
            <text:p>17/03</text:p>
          </table:table-cell>
          <table:table-cell table:style-name="ce58" office:value-type="float" office:value="59.832842977179" calcext:value-type="float">
            <text:p>60</text:p>
          </table:table-cell>
          <table:table-cell table:style-name="ce58" office:value-type="float" office:value="307.557688725628" calcext:value-type="float">
            <text:p>308</text:p>
          </table:table-cell>
          <table:table-cell table:style-name="ce58" office:value-type="float" office:value="76.4701384109505" calcext:value-type="float">
            <text:p>76</text:p>
          </table:table-cell>
          <table:table-cell table:style-name="ce58" office:value-type="float" office:value="74.364647046794" calcext:value-type="float">
            <text:p>74</text:p>
          </table:table-cell>
          <table:table-cell table:style-name="ce58" office:value-type="float" office:value="60.1168881407676" calcext:value-type="float">
            <text:p>60</text:p>
          </table:table-cell>
          <table:table-cell table:number-columns-repeated="14"/>
        </table:table-row>
        <table:table-row table:style-name="ro1">
          <table:table-cell/>
          <table:table-cell table:style-name="ce55" office:value-type="date" office:date-value="2020-03-18" calcext:value-type="date">
            <text:p>18/03/20</text:p>
          </table:table-cell>
          <table:table-cell table:style-name="ce58" office:value-type="float" office:value="68.7011255197627" calcext:value-type="float">
            <text:p>69</text:p>
          </table:table-cell>
          <table:table-cell table:style-name="ce58" office:value-type="float" office:value="337.880277754916" calcext:value-type="float">
            <text:p>338</text:p>
          </table:table-cell>
          <table:table-cell table:style-name="ce58" office:value-type="float" office:value="76.4701384109505" calcext:value-type="float">
            <text:p>76</text:p>
          </table:table-cell>
          <table:table-cell table:style-name="ce58" office:value-type="float" office:value="82.6273856075489" calcext:value-type="float">
            <text:p>83</text:p>
          </table:table-cell>
          <table:table-cell table:style-name="ce58" office:value-type="float" office:value="57.5031103955168" calcext:value-type="float">
            <text:p>58</text:p>
          </table:table-cell>
          <table:table-cell table:number-columns-repeated="14"/>
        </table:table-row>
        <table:table-row table:style-name="ro1" table:number-rows-repeated="104848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áficas" table:style-name="ta1">
        <table:shapes>
          <draw:frame draw:z-index="0" draw:style-name="gr2" draw:text-style-name="P1" svg:width="15cm" svg:height="12cm" svg:x="2.954cm" svg:y="0.258cm">
            <draw:object draw:notify-on-update-of-ranges="Hoja1.B9:Hoja1.B36 Hoja1.C8:Hoja1.C8 Hoja1.C9:Hoja1.C36 Hoja1.D8:Hoja1.D8 Hoja1.D9:Hoja1.D36 Hoja1.E8:Hoja1.E8 Hoja1.E9:Hoja1.E36 Hoja1.F8:Hoja1.F8 Hoja1.F9:Hoja1.F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20.241cm" svg:y="0.337cm">
            <draw:object draw:notify-on-update-of-ranges="Hoja1.H9:Hoja1.H36 Hoja1.I8:Hoja1.I8 Hoja1.I9:Hoja1.I36 Hoja1.J8:Hoja1.J8 Hoja1.J9:Hoja1.J36 Hoja1.K8:Hoja1.K8 Hoja1.K9:Hoja1.K36 Hoja1.L8:Hoja1.L8 Hoja1.L9:Hoja1.L3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3.083cm" svg:y="12.614cm">
            <draw:object draw:notify-on-update-of-ranges="Hoja3.B9:Hoja3.B37 Hoja3.C8:Hoja3.C8 Hoja3.C9:Hoja3.C37 Hoja3.D8:Hoja3.D8 Hoja3.D9:Hoja3.D37 Hoja3.E8:Hoja3.E8 Hoja3.E9:Hoja3.E37 Hoja3.F8:Hoja3.F8 Hoja3.F9:Hoja3.F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20.472cm" svg:y="12.704cm">
            <draw:object draw:notify-on-update-of-ranges="Hoja3.H9:Hoja3.H37 Hoja3.I8:Hoja3.I8 Hoja3.I9:Hoja3.I37 Hoja3.J8:Hoja3.J8 Hoja3.J9:Hoja3.J37 Hoja3.K8:Hoja3.K8 Hoja3.K9:Hoja3.K37 Hoja3.L8:Hoja3.L8 Hoja3.L9:Hoja3.L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3.053cm" svg:y="25.266cm">
            <draw:object draw:notify-on-update-of-ranges="Hoja3.N9:Hoja3.N36 Hoja3.O8:Hoja3.O8 Hoja3.O9:Hoja3.O36 Hoja3.P8:Hoja3.P8 Hoja3.P9:Hoja3.P36 Hoja3.Q8:Hoja3.Q8 Hoja3.Q9:Hoja3.Q36 Hoja3.R8:Hoja3.R8 Hoja3.R9:Hoja3.R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20cm" svg:x="37.801cm" svg:y="25.94cm">
            <draw:object draw:notify-on-update-of-ranges="Hoja3.T9:Hoja3.T28 Hoja3.U9:Hoja3.U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3.077cm" svg:y="37.957cm">
            <draw:object draw:notify-on-update-of-ranges="Hoja3.H9:Hoja3.H36 Hoja3.I8:Hoja3.I8 Hoja3.I9:Hoja3.I36 Hoja3.J8:Hoja3.J8 Hoja3.J9:Hoja3.J3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7.786cm" svg:y="0.18cm">
            <draw:object draw:notify-on-update-of-ranges="Hoja3.B73:Hoja3.B90 Hoja3.C72:Hoja3.C72 Hoja3.C73:Hoja3.C90 Hoja3.D72:Hoja3.D72 Hoja3.D73:Hoja3.D90 Hoja3.E72:Hoja3.E72 Hoja3.E73:Hoja3.E90 Hoja3.F72:Hoja3.F72 Hoja3.F73:Hoja3.F90 Hoja3.G72:Hoja3.G72 Hoja3.G73:Hoja3.G9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7.785cm" svg:y="13.126cm">
            <draw:object draw:notify-on-update-of-ranges="Hoja3.B73:Hoja3.B90 Hoja3.C72:Hoja3.C72 Hoja3.C73:Hoja3.C90 Hoja3.D72:Hoja3.D72 Hoja3.D73:Hoja3.D90 Hoja3.E72:Hoja3.E72 Hoja3.E73:Hoja3.E90 Hoja3.F72:Hoja3.F72 Hoja3.F73:Hoja3.F90 Hoja3.G72:Hoja3.G72 Hoja3.G73:Hoja3.G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style-name="gr2" draw:text-style-name="P1" svg:width="15cm" svg:height="12cm" svg:x="20.367cm" svg:y="25.378cm">
            <draw:object draw:notify-on-update-of-ranges="Hoja3.H42:Hoja3.H69 Hoja3.I41:Hoja3.I41 Hoja3.I42:Hoja3.I69 Hoja3.J41:Hoja3.J41 Hoja3.J42:Hoja3.J69 Hoja3.K41:Hoja3.K41 Hoja3.K42:Hoja3.K69 Hoja3.L41:Hoja3.L41 Hoja3.L42:Hoja3.L6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68"/>
        </table:table-row>
      </table:table>
      <table:table table:name="CCAA1 W" table:style-name="ta1">
        <table:table-column table:style-name="co3" table:default-cell-style-name="Default"/>
        <table:table-column table:style-name="co18" table:number-columns-repeated="27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Muertes y casos declarados por Comunidades Autónomas (wikipedia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4"/>
          <table:table-cell table:style-name="ce71" office:value-type="date" office:date-value="2020-03-01" calcext:value-type="date">
            <text:p>01/03</text:p>
          </table:table-cell>
          <table:table-cell table:style-name="ce71"/>
          <table:table-cell table:style-name="ce72" office:value-type="date" office:date-value="2020-03-02" calcext:value-type="date">
            <text:p>02/03</text:p>
          </table:table-cell>
          <table:table-cell table:style-name="ce75"/>
          <table:table-cell table:style-name="ce71" office:value-type="date" office:date-value="2020-03-03" calcext:value-type="date">
            <text:p>03/03</text:p>
          </table:table-cell>
          <table:table-cell table:style-name="ce71"/>
          <table:table-cell table:style-name="ce72" office:value-type="date" office:date-value="2020-03-04" calcext:value-type="date">
            <text:p>04/03</text:p>
          </table:table-cell>
          <table:table-cell table:style-name="ce75"/>
          <table:table-cell table:style-name="ce71" office:value-type="date" office:date-value="2020-03-05" calcext:value-type="date">
            <text:p>05/03</text:p>
          </table:table-cell>
          <table:table-cell table:style-name="ce71"/>
          <table:table-cell table:style-name="ce72" office:value-type="date" office:date-value="2020-03-06" calcext:value-type="date">
            <text:p>06/03</text:p>
          </table:table-cell>
          <table:table-cell table:style-name="ce75"/>
          <table:table-cell table:style-name="ce71" office:value-type="date" office:date-value="2020-03-07" calcext:value-type="date">
            <text:p>07/03</text:p>
          </table:table-cell>
          <table:table-cell table:style-name="ce71"/>
          <table:table-cell table:style-name="ce72" office:value-type="date" office:date-value="2020-03-08" calcext:value-type="date">
            <text:p>08/03</text:p>
          </table:table-cell>
          <table:table-cell table:style-name="ce75"/>
          <table:table-cell table:style-name="ce71" office:value-type="date" office:date-value="2020-03-09" calcext:value-type="date">
            <text:p>09/03</text:p>
          </table:table-cell>
          <table:table-cell table:style-name="ce71"/>
          <table:table-cell table:style-name="ce72" office:value-type="date" office:date-value="2020-03-10" calcext:value-type="date">
            <text:p>10/03</text:p>
          </table:table-cell>
          <table:table-cell table:style-name="ce75"/>
          <table:table-cell table:style-name="ce71" office:value-type="date" office:date-value="2020-03-11" calcext:value-type="date">
            <text:p>11/03</text:p>
          </table:table-cell>
          <table:table-cell table:style-name="ce71"/>
          <table:table-cell table:style-name="ce72" office:value-type="date" office:date-value="2020-03-12" calcext:value-type="date">
            <text:p>12/03</text:p>
          </table:table-cell>
          <table:table-cell table:style-name="ce75"/>
          <table:table-cell table:style-name="ce71" office:value-type="date" office:date-value="2020-03-13" calcext:value-type="date">
            <text:p>13/03</text:p>
          </table:table-cell>
          <table:table-cell table:style-name="ce71"/>
          <table:table-cell table:style-name="ce72" office:value-type="date" office:date-value="2020-03-14" calcext:value-type="date">
            <text:p>14/03</text:p>
          </table:table-cell>
          <table:table-cell table:style-name="ce75"/>
          <table:table-cell table:style-name="ce71" office:value-type="date" office:date-value="2020-03-15" calcext:value-type="date">
            <text:p>15/03</text:p>
          </table:table-cell>
          <table:table-cell table:style-name="ce64"/>
          <table:table-cell table:style-name="ce72" office:value-type="date" office:date-value="2020-03-16" calcext:value-type="date">
            <text:p>16/03</text:p>
          </table:table-cell>
          <table:table-cell table:style-name="ce78"/>
          <table:table-cell table:style-name="ce71" office:value-type="date" office:date-value="2020-03-17" calcext:value-type="date">
            <text:p>17/03</text:p>
          </table:table-cell>
          <table:table-cell table:style-name="ce64"/>
          <table:table-cell table:style-name="ce72" office:value-type="date" office:date-value="2020-03-17" calcext:value-type="date">
            <text:p>17/03</text:p>
          </table:table-cell>
          <table:table-cell table:style-name="ce64" table:number-columns-repeated="28"/>
        </table:table-row>
        <table:table-row table:style-name="ro1">
          <table:table-cell table:style-name="ce52" office:value-type="string" calcext:value-type="string">
            <text:p>Comunidad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73" office:value-type="string" calcext:value-type="string">
            <text:p>Muertes</text:p>
          </table:table-cell>
          <table:table-cell table:style-name="ce51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73" office:value-type="string" calcext:value-type="string">
            <text:p>Muertes</text:p>
          </table:table-cell>
          <table:table-cell table:style-name="ce51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73" office:value-type="string" calcext:value-type="string">
            <text:p>Muertes</text:p>
          </table:table-cell>
          <table:table-cell table:style-name="ce51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73" office:value-type="string" calcext:value-type="string">
            <text:p>Muertes</text:p>
          </table:table-cell>
          <table:table-cell table:style-name="ce51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73" office:value-type="string" calcext:value-type="string">
            <text:p>Muertes</text:p>
          </table:table-cell>
          <table:table-cell table:style-name="ce51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73" office:value-type="string" calcext:value-type="string">
            <text:p>Muertes</text:p>
          </table:table-cell>
          <table:table-cell table:style-name="ce51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73" office:value-type="string" calcext:value-type="string">
            <text:p>Muertes</text:p>
          </table:table-cell>
          <table:table-cell table:style-name="ce51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73" office:value-type="string" calcext:value-type="string">
            <text:p>Muertes</text:p>
          </table:table-cell>
          <table:table-cell table:style-name="ce51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73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74" office:value-type="float" office:value="3" calcext:value-type="float">
            <text:p>3</text:p>
          </table:table-cell>
          <table:table-cell table:style-name="ce76"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table:style-name="ce74" office:value-type="float" office:value="7" calcext:value-type="float">
            <text:p>7</text:p>
          </table:table-cell>
          <table:table-cell table:style-name="ce76"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float" office:value="683" calcext:value-type="float">
            <text:p>683</text:p>
          </table:table-cell>
          <table:table-cell table:style-name="ce74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74" office:value-type="float" office:value="2" calcext:value-type="float">
            <text:p>2</text:p>
          </table:table-cell>
          <table:table-cell table:style-name="ce76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74" office:value-type="float" office:value="3" calcext:value-type="float">
            <text:p>3</text:p>
          </table:table-cell>
          <table:table-cell table:style-name="ce76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74" office:value-type="float" office:value="6" calcext:value-type="float">
            <text:p>6</text:p>
          </table:table-cell>
          <table:table-cell table:style-name="ce76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74" office:value-type="float" office:value="7" calcext:value-type="float">
            <text:p>7</text:p>
          </table:table-cell>
          <table:table-cell table:style-name="ce76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style-name="ce74" office:value-type="float" office:value="11" calcext:value-type="float">
            <text:p>11</text:p>
          </table:table-cell>
          <table:table-cell table:style-name="ce76"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style-name="ce74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style-name="ce74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74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74" office:value-type="float" office:value="5" calcext:value-type="float">
            <text:p>5</text:p>
          </table:table-cell>
          <table:table-cell table:style-name="ce76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style-name="ce74" office:value-type="float" office:value="6" calcext:value-type="float">
            <text:p>6</text:p>
          </table:table-cell>
          <table:table-cell table:style-name="ce76"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style-name="ce74" office:value-type="float" office:value="11" calcext:value-type="float">
            <text:p>11</text:p>
          </table:table-cell>
          <table:table-cell table:style-name="ce76"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74" office:value-type="float" office:value="19" calcext:value-type="float">
            <text:p>19</text:p>
          </table:table-cell>
          <table:table-cell table:style-name="ce76"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630" calcext:value-type="float">
            <text:p>630</text:p>
          </table:table-cell>
          <table:table-cell table:style-name="ce74" office:value-type="float" office:value="36" calcext:value-type="float">
            <text:p>36</text:p>
          </table:table-cell>
          <table:table-cell table:style-name="ce76" office:value-type="float" office:value="727" calcext:value-type="float">
            <text:p>727</text:p>
          </table:table-cell>
          <table:table-cell office:value-type="float" office:value="36" calcext:value-type="float">
            <text:p>36</text:p>
          </table:table-cell>
          <table:table-cell office:value-type="float" office:value="765" calcext:value-type="float">
            <text:p>765</text:p>
          </table:table-cell>
          <table:table-cell table:style-name="ce74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style-name="ce74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74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style-name="ce74" office:value-type="float" office:value="6" calcext:value-type="float">
            <text:p>6</text:p>
          </table:table-cell>
          <table:table-cell table:style-name="ce76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style-name="ce74" office:value-type="float" office:value="17" calcext:value-type="float">
            <text:p>17</text:p>
          </table:table-cell>
          <table:table-cell table:style-name="ce76"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office:value-type="float" office:value="662" calcext:value-type="float">
            <text:p>662</text:p>
          </table:table-cell>
          <table:table-cell table:style-name="ce74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style-name="ce74" office:value-type="float" office:value="5" calcext:value-type="float">
            <text:p>5</text:p>
          </table:table-cell>
          <table:table-cell table:style-name="ce76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style-name="ce74" office:value-type="float" office:value="12" calcext:value-type="float">
            <text:p>12</text:p>
          </table:table-cell>
          <table:table-cell table:style-name="ce76"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431" calcext:value-type="float">
            <text:p>431</text:p>
          </table:table-cell>
          <table:table-cell table:style-name="ce74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style-name="ce74" office:value-type="float" office:value="3" calcext:value-type="float">
            <text:p>3</text:p>
          </table:table-cell>
          <table:table-cell table:style-name="ce76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style-name="ce74" office:value-type="float" office:value="6" calcext:value-type="float">
            <text:p>6</text:p>
          </table:table-cell>
          <table:table-cell table:style-name="ce76"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74" office:value-type="float" office:value="8" calcext:value-type="float">
            <text:p>8</text:p>
          </table:table-cell>
          <table:table-cell table:style-name="ce76"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74" office:value-type="float" office:value="18" calcext:value-type="float">
            <text:p>18</text:p>
          </table:table-cell>
          <table:table-cell table:style-name="ce76" office:value-type="float" office:value="1394" calcext:value-type="float">
            <text:p>1394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74"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74" office:value-type="float" office:value="2" calcext:value-type="float">
            <text:p>2</text:p>
          </table:table-cell>
          <table:table-cell table:style-name="ce76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74" office:value-type="float" office:value="3" calcext:value-type="float">
            <text:p>3</text:p>
          </table:table-cell>
          <table:table-cell table:style-name="ce76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style-name="ce74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style-name="ce74" office:value-type="float" office:value="3" calcext:value-type="float">
            <text:p>3</text:p>
          </table:table-cell>
          <table:table-cell table:style-name="ce76"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table:style-name="ce74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74" office:value-type="float" office:value="4" calcext:value-type="float">
            <text:p>4</text:p>
          </table:table-cell>
          <table:table-cell table:style-name="ce76"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style-name="ce74" office:value-type="float" office:value="8" calcext:value-type="float">
            <text:p>8</text:p>
          </table:table-cell>
          <table:table-cell table:style-name="ce76"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table:style-name="ce74" office:value-type="float" office:value="21" calcext:value-type="float">
            <text:p>21</text:p>
          </table:table-cell>
          <table:table-cell table:style-name="ce76"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table:style-name="ce74" office:value-type="float" office:value="56" calcext:value-type="float">
            <text:p>56</text:p>
          </table:table-cell>
          <table:table-cell table:style-name="ce76"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table:style-name="ce74" office:value-type="float" office:value="133" calcext:value-type="float">
            <text:p>133</text:p>
          </table:table-cell>
          <table:table-cell table:style-name="ce76" office:value-type="float" office:value="2940" calcext:value-type="float">
            <text:p>294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style-name="ce74" office:value-type="float" office:value="213" calcext:value-type="float">
            <text:p>213</text:p>
          </table:table-cell>
          <table:table-cell table:style-name="ce76" office:value-type="float" office:value="4165" calcext:value-type="float">
            <text:p>4165</text:p>
          </table:table-cell>
          <table:table-cell office:value-type="float" office:value="355" calcext:value-type="float">
            <text:p>355</text:p>
          </table:table-cell>
          <table:table-cell office:value-type="float" office:value="4871" calcext:value-type="float">
            <text:p>4871</text:p>
          </table:table-cell>
          <table:table-cell table:style-name="ce74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style-name="ce74" office:value-type="float" office:value="2" calcext:value-type="float">
            <text:p>2</text:p>
          </table:table-cell>
          <table:table-cell table:style-name="ce76"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ce74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style-name="ce74" office:value-type="float" office:value="2" calcext:value-type="float">
            <text:p>2</text:p>
          </table:table-cell>
          <table:table-cell table:style-name="ce76"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74" office:value-type="float" office:value="3" calcext:value-type="float">
            <text:p>3</text:p>
          </table:table-cell>
          <table:table-cell table:style-name="ce76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74" office:value-type="float" office:value="4" calcext:value-type="float">
            <text:p>4</text:p>
          </table:table-cell>
          <table:table-cell table:style-name="ce76"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style-name="ce74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6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74" office:value-type="float" office:value="3" calcext:value-type="float">
            <text:p>3</text:p>
          </table:table-cell>
          <table:table-cell table:style-name="ce76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style-name="ce74" office:value-type="float" office:value="13" calcext:value-type="float">
            <text:p>13</text:p>
          </table:table-cell>
          <table:table-cell table:style-name="ce76"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541" calcext:value-type="float">
            <text:p>541</text:p>
          </table:table-cell>
          <table:table-cell table:style-name="ce74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74" office:value-type="float" office:value="2" calcext:value-type="float">
            <text:p>2</text:p>
          </table:table-cell>
          <table:table-cell table:style-name="ce76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style-name="ce74" office:value-type="float" office:value="8" calcext:value-type="float">
            <text:p>8</text:p>
          </table:table-cell>
          <table:table-cell table:style-name="ce76"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style-name="ce74" office:value-type="float" office:value="17" calcext:value-type="float">
            <text:p>17</text:p>
          </table:table-cell>
          <table:table-cell table:style-name="ce76"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table:style-name="ce74" office:value-type="float" office:value="36" calcext:value-type="float">
            <text:p>36</text:p>
          </table:table-cell>
          <table:table-cell table:style-name="ce76"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table:style-name="ce74" office:value-type="float" office:value="87" calcext:value-type="float">
            <text:p>87</text:p>
          </table:table-cell>
          <table:table-cell table:style-name="ce76"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table:style-name="ce74" office:value-type="float" office:value="193" calcext:value-type="float">
            <text:p>193</text:p>
          </table:table-cell>
          <table:table-cell table:style-name="ce76" office:value-type="float" office:value="6313" calcext:value-type="float">
            <text:p>6313</text:p>
          </table:table-cell>
          <table:table-cell office:value-type="float" office:value="289" calcext:value-type="float">
            <text:p>289</text:p>
          </table:table-cell>
          <table:table-cell office:value-type="float" office:value="7798" calcext:value-type="float">
            <text:p>7798</text:p>
          </table:table-cell>
          <table:table-cell table:style-name="ce74" office:value-type="float" office:value="342" calcext:value-type="float">
            <text:p>342</text:p>
          </table:table-cell>
          <table:table-cell table:style-name="ce76" office:value-type="float" office:value="9942" calcext:value-type="float">
            <text:p>9942</text:p>
          </table:table-cell>
          <table:table-cell office:value-type="float" office:value="533" calcext:value-type="float">
            <text:p>533</text:p>
          </table:table-cell>
          <table:table-cell office:value-type="float" office:value="11748" calcext:value-type="float">
            <text:p>11748</text:p>
          </table:table-cell>
          <table:table-cell table:style-name="ce74" office:value-type="float" office:value="612" calcext:value-type="float">
            <text:p>612</text:p>
          </table:table-cell>
          <table:table-cell office:value-type="float" office:value="14552" calcext:value-type="float">
            <text:p>1455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74"/>
          <table:table-cell table:style-name="ce76"/>
          <table:table-cell table:number-columns-repeated="2"/>
          <table:table-cell table:style-name="ce74"/>
          <table:table-cell table:style-name="ce76"/>
          <table:table-cell table:number-columns-repeated="2"/>
          <table:table-cell table:style-name="ce74"/>
          <table:table-cell table:style-name="ce76"/>
          <table:table-cell table:number-columns-repeated="2"/>
          <table:table-cell table:style-name="ce74"/>
          <table:table-cell table:style-name="ce76"/>
          <table:table-cell table:number-columns-repeated="2"/>
          <table:table-cell table:style-name="ce74"/>
          <table:table-cell table:style-name="ce76"/>
          <table:table-cell table:number-columns-repeated="2"/>
          <table:table-cell table:style-name="ce74"/>
          <table:table-cell table:style-name="ce76"/>
          <table:table-cell table:number-columns-repeated="2"/>
          <table:table-cell table:style-name="ce74"/>
          <table:table-cell table:style-name="ce76"/>
          <table:table-cell table:number-columns-repeated="2"/>
          <table:table-cell table:style-name="ce74"/>
          <table:table-cell table:style-name="ce76"/>
          <table:table-cell table:number-columns-repeated="2"/>
          <table:table-cell table:style-name="ce74"/>
          <table:table-cell table:number-columns-repeated="28"/>
        </table:table-row>
        <table:table-row table:style-name="ro1">
          <table:table-cell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83" calcext:value-type="float">
            <text:p>83</text:p>
          </table:table-cell>
          <table:table-cell table:style-name="ce74" table:formula="of:=SUM([.D5:.D23])" office:value-type="float" office:value="0" calcext:value-type="float">
            <text:p>0</text:p>
          </table:table-cell>
          <table:table-cell table:style-name="ce76" table:formula="of:=SUM([.E5:.E23])" office:value-type="float" office:value="126" calcext:value-type="float">
            <text:p>126</text:p>
          </table:table-cell>
          <table:table-cell table:formula="of:=SUM([.F5:.F23])" office:value-type="float" office:value="1" calcext:value-type="float">
            <text:p>1</text:p>
          </table:table-cell>
          <table:table-cell table:formula="of:=SUM([.G5:.G23])" office:value-type="float" office:value="168" calcext:value-type="float">
            <text:p>168</text:p>
          </table:table-cell>
          <table:table-cell table:style-name="ce74" table:formula="of:=SUM([.H5:.H23])" office:value-type="float" office:value="2" calcext:value-type="float">
            <text:p>2</text:p>
          </table:table-cell>
          <table:table-cell table:style-name="ce76" table:formula="of:=SUM([.I5:.I23])" office:value-type="float" office:value="228" calcext:value-type="float">
            <text:p>228</text:p>
          </table:table-cell>
          <table:table-cell table:formula="of:=SUM([.J5:.J23])" office:value-type="float" office:value="3" calcext:value-type="float">
            <text:p>3</text:p>
          </table:table-cell>
          <table:table-cell table:formula="of:=SUM([.K5:.K23])" office:value-type="float" office:value="283" calcext:value-type="float">
            <text:p>283</text:p>
          </table:table-cell>
          <table:table-cell table:style-name="ce74" table:formula="of:=SUM([.L5:.L23])" office:value-type="float" office:value="8" calcext:value-type="float">
            <text:p>8</text:p>
          </table:table-cell>
          <table:table-cell table:style-name="ce76" table:formula="of:=SUM([.M5:.M23])" office:value-type="float" office:value="402" calcext:value-type="float">
            <text:p>402</text:p>
          </table:table-cell>
          <table:table-cell table:formula="of:=SUM([.N5:.N23])" office:value-type="float" office:value="10" calcext:value-type="float">
            <text:p>10</text:p>
          </table:table-cell>
          <table:table-cell table:formula="of:=SUM([.O5:.O23])" office:value-type="float" office:value="515" calcext:value-type="float">
            <text:p>515</text:p>
          </table:table-cell>
          <table:table-cell table:style-name="ce74" table:formula="of:=SUM([.P5:.P23])" office:value-type="float" office:value="17" calcext:value-type="float">
            <text:p>17</text:p>
          </table:table-cell>
          <table:table-cell table:style-name="ce76" table:formula="of:=SUM([.Q5:.Q23])" office:value-type="float" office:value="676" calcext:value-type="float">
            <text:p>676</text:p>
          </table:table-cell>
          <table:table-cell table:formula="of:=SUM([.R5:.R23])" office:value-type="float" office:value="30" calcext:value-type="float">
            <text:p>30</text:p>
          </table:table-cell>
          <table:table-cell table:formula="of:=SUM([.S5:.S23])" office:value-type="float" office:value="1231" calcext:value-type="float">
            <text:p>1231</text:p>
          </table:table-cell>
          <table:table-cell table:style-name="ce74" table:formula="of:=SUM([.T5:.T23])" office:value-type="float" office:value="35" calcext:value-type="float">
            <text:p>35</text:p>
          </table:table-cell>
          <table:table-cell table:style-name="ce76" table:formula="of:=SUM([.U5:.U23])" office:value-type="float" office:value="1695" calcext:value-type="float">
            <text:p>1695</text:p>
          </table:table-cell>
          <table:table-cell table:formula="of:=SUM([.V5:.V23])" office:value-type="float" office:value="54" calcext:value-type="float">
            <text:p>54</text:p>
          </table:table-cell>
          <table:table-cell table:formula="of:=SUM([.W5:.W23])" office:value-type="float" office:value="2277" calcext:value-type="float">
            <text:p>2277</text:p>
          </table:table-cell>
          <table:table-cell table:style-name="ce74" table:formula="of:=SUM([.X5:.X23])" office:value-type="float" office:value="87" calcext:value-type="float">
            <text:p>87</text:p>
          </table:table-cell>
          <table:table-cell table:style-name="ce76" table:formula="of:=SUM([.Y5:.Y23])" office:value-type="float" office:value="3146" calcext:value-type="float">
            <text:p>3146</text:p>
          </table:table-cell>
          <table:table-cell table:formula="of:=SUM([.Z5:.Z23])" office:value-type="float" office:value="125" calcext:value-type="float">
            <text:p>125</text:p>
          </table:table-cell>
          <table:table-cell table:formula="of:=SUM([.AA5:.AA23])" office:value-type="float" office:value="4619" calcext:value-type="float">
            <text:p>4619</text:p>
          </table:table-cell>
          <table:table-cell table:style-name="ce74" table:formula="of:=SUM([.AB5:.AB23])" office:value-type="float" office:value="193" calcext:value-type="float">
            <text:p>193</text:p>
          </table:table-cell>
          <table:table-cell table:style-name="ce76" table:formula="of:=SUM([.AC5:.AC23])" office:value-type="float" office:value="6313" calcext:value-type="float">
            <text:p>6313</text:p>
          </table:table-cell>
          <table:table-cell table:formula="of:=SUM([.AD5:.AD23])" office:value-type="float" office:value="289" calcext:value-type="float">
            <text:p>289</text:p>
          </table:table-cell>
          <table:table-cell table:formula="of:=SUM([.AE5:.AE23])" office:value-type="float" office:value="7798" calcext:value-type="float">
            <text:p>7798</text:p>
          </table:table-cell>
          <table:table-cell table:style-name="ce74" table:formula="of:=SUM([.AF5:.AF23])" office:value-type="float" office:value="342" calcext:value-type="float">
            <text:p>342</text:p>
          </table:table-cell>
          <table:table-cell table:style-name="ce76" table:formula="of:=SUM([.AG5:.AG23])" office:value-type="float" office:value="9933" calcext:value-type="float">
            <text:p>9933</text:p>
          </table:table-cell>
          <table:table-cell table:formula="of:=SUM([.AH5:.AH23])" office:value-type="float" office:value="533" calcext:value-type="float">
            <text:p>533</text:p>
          </table:table-cell>
          <table:table-cell table:formula="of:=SUM([.AI5:.AI23])" office:value-type="float" office:value="11784" calcext:value-type="float">
            <text:p>11784</text:p>
          </table:table-cell>
          <table:table-cell table:formula="of:=SUM([.AJ5:.AJ23])" office:value-type="float" office:value="612" calcext:value-type="float">
            <text:p>612</text:p>
          </table:table-cell>
          <table:table-cell table:formula="of:=SUM([.AK5:.AK23])" office:value-type="float" office:value="14575" calcext:value-type="float">
            <text:p>14575</text:p>
          </table:table-cell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53" office:value-type="date" office:date-value="2020-03-01" calcext:value-type="date">
            <text:p>01/03</text:p>
          </table:table-cell>
          <table:table-cell table:style-name="ce53" office:value-type="date" office:date-value="2020-03-02" calcext:value-type="date">
            <text:p>02/03</text:p>
          </table:table-cell>
          <table:table-cell table:style-name="ce53" office:value-type="date" office:date-value="2020-03-03" calcext:value-type="date">
            <text:p>03/03</text:p>
          </table:table-cell>
          <table:table-cell table:style-name="ce53" office:value-type="date" office:date-value="2020-03-04" calcext:value-type="date">
            <text:p>04/03</text:p>
          </table:table-cell>
          <table:table-cell table:style-name="ce53" office:value-type="date" office:date-value="2020-03-05" calcext:value-type="date">
            <text:p>05/03</text:p>
          </table:table-cell>
          <table:table-cell table:style-name="ce53" office:value-type="date" office:date-value="2020-03-06" calcext:value-type="date">
            <text:p>06/03</text:p>
          </table:table-cell>
          <table:table-cell table:style-name="ce53" office:value-type="date" office:date-value="2020-03-07" calcext:value-type="date">
            <text:p>07/03</text:p>
          </table:table-cell>
          <table:table-cell table:style-name="ce53" office:value-type="date" office:date-value="2020-03-08" calcext:value-type="date">
            <text:p>08/03</text:p>
          </table:table-cell>
          <table:table-cell table:style-name="ce53" office:value-type="date" office:date-value="2020-03-09" calcext:value-type="date">
            <text:p>09/03</text:p>
          </table:table-cell>
          <table:table-cell table:style-name="ce53" office:value-type="date" office:date-value="2020-03-10" calcext:value-type="date">
            <text:p>10/03</text:p>
          </table:table-cell>
          <table:table-cell table:style-name="ce53" office:value-type="date" office:date-value="2020-03-11" calcext:value-type="date">
            <text:p>11/03</text:p>
          </table:table-cell>
          <table:table-cell table:style-name="ce53" office:value-type="date" office:date-value="2020-03-12" calcext:value-type="date">
            <text:p>12/03</text:p>
          </table:table-cell>
          <table:table-cell table:style-name="ce53" office:value-type="date" office:date-value="2020-03-13" calcext:value-type="date">
            <text:p>13/03</text:p>
          </table:table-cell>
          <table:table-cell table:style-name="ce53" office:value-type="date" office:date-value="2020-03-14" calcext:value-type="date">
            <text:p>14/03</text:p>
          </table:table-cell>
          <table:table-cell table:style-name="ce53" office:value-type="date" office:date-value="2020-03-15" calcext:value-type="date">
            <text:p>15/03</text:p>
          </table:table-cell>
          <table:table-cell table:style-name="ce53" office:value-type="date" office:date-value="2020-03-16" calcext:value-type="date">
            <text:p>16/03</text:p>
          </table:table-cell>
          <table:table-cell table:style-name="ce53" office:value-type="date" office:date-value="2020-03-17" calcext:value-type="date">
            <text:p>17/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office:value-type="float" office:value="289" calcext:value-type="float">
            <text:p>289</text:p>
          </table:table-cell>
          <table:table-cell office:value-type="float" office:value="342" calcext:value-type="float">
            <text:p>342</text:p>
          </table:table-cell>
          <table:table-cell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30:.B48])" office:value-type="float" office:value="0" calcext:value-type="float">
            <text:p>0</text:p>
          </table:table-cell>
          <table:table-cell table:formula="of:=SUM([.C30:.C48])" office:value-type="float" office:value="0" calcext:value-type="float">
            <text:p>0</text:p>
          </table:table-cell>
          <table:table-cell table:formula="of:=SUM([.D30:.D48])" office:value-type="float" office:value="1" calcext:value-type="float">
            <text:p>1</text:p>
          </table:table-cell>
          <table:table-cell table:formula="of:=SUM([.E30:.E48])" office:value-type="float" office:value="2" calcext:value-type="float">
            <text:p>2</text:p>
          </table:table-cell>
          <table:table-cell table:formula="of:=SUM([.F30:.F48])" office:value-type="float" office:value="3" calcext:value-type="float">
            <text:p>3</text:p>
          </table:table-cell>
          <table:table-cell table:formula="of:=SUM([.G30:.G48])" office:value-type="float" office:value="8" calcext:value-type="float">
            <text:p>8</text:p>
          </table:table-cell>
          <table:table-cell table:formula="of:=SUM([.H30:.H48])" office:value-type="float" office:value="10" calcext:value-type="float">
            <text:p>10</text:p>
          </table:table-cell>
          <table:table-cell table:formula="of:=SUM([.I30:.I48])" office:value-type="float" office:value="17" calcext:value-type="float">
            <text:p>17</text:p>
          </table:table-cell>
          <table:table-cell table:formula="of:=SUM([.J30:.J48])" office:value-type="float" office:value="30" calcext:value-type="float">
            <text:p>30</text:p>
          </table:table-cell>
          <table:table-cell table:formula="of:=SUM([.K30:.K48])" office:value-type="float" office:value="35" calcext:value-type="float">
            <text:p>35</text:p>
          </table:table-cell>
          <table:table-cell table:formula="of:=SUM([.L30:.L48])" office:value-type="float" office:value="54" calcext:value-type="float">
            <text:p>54</text:p>
          </table:table-cell>
          <table:table-cell table:formula="of:=SUM([.M30:.M48])" office:value-type="float" office:value="87" calcext:value-type="float">
            <text:p>87</text:p>
          </table:table-cell>
          <table:table-cell table:formula="of:=SUM([.N30:.N48])" office:value-type="float" office:value="125" calcext:value-type="float">
            <text:p>125</text:p>
          </table:table-cell>
          <table:table-cell table:formula="of:=SUM([.O30:.O48])" office:value-type="float" office:value="193" calcext:value-type="float">
            <text:p>193</text:p>
          </table:table-cell>
          <table:table-cell table:formula="of:=SUM([.P30:.P48])" office:value-type="float" office:value="289" calcext:value-type="float">
            <text:p>289</text:p>
          </table:table-cell>
          <table:table-cell table:formula="of:=SUM([.Q30:.Q48])" office:value-type="float" office:value="342" calcext:value-type="float">
            <text:p>342</text:p>
          </table:table-cell>
          <table:table-cell table:formula="of:=SUM([.R30:.R48])"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53" office:value-type="date" office:date-value="2020-03-01" calcext:value-type="date">
            <text:p>01/03</text:p>
          </table:table-cell>
          <table:table-cell table:style-name="ce53" office:value-type="date" office:date-value="2020-03-02" calcext:value-type="date">
            <text:p>02/03</text:p>
          </table:table-cell>
          <table:table-cell table:style-name="ce53" office:value-type="date" office:date-value="2020-03-03" calcext:value-type="date">
            <text:p>03/03</text:p>
          </table:table-cell>
          <table:table-cell table:style-name="ce53" office:value-type="date" office:date-value="2020-03-04" calcext:value-type="date">
            <text:p>04/03</text:p>
          </table:table-cell>
          <table:table-cell table:style-name="ce53" office:value-type="date" office:date-value="2020-03-05" calcext:value-type="date">
            <text:p>05/03</text:p>
          </table:table-cell>
          <table:table-cell table:style-name="ce53" office:value-type="date" office:date-value="2020-03-06" calcext:value-type="date">
            <text:p>06/03</text:p>
          </table:table-cell>
          <table:table-cell table:style-name="ce53" office:value-type="date" office:date-value="2020-03-07" calcext:value-type="date">
            <text:p>07/03</text:p>
          </table:table-cell>
          <table:table-cell table:style-name="ce53" office:value-type="date" office:date-value="2020-03-08" calcext:value-type="date">
            <text:p>08/03</text:p>
          </table:table-cell>
          <table:table-cell table:style-name="ce53" office:value-type="date" office:date-value="2020-03-09" calcext:value-type="date">
            <text:p>09/03</text:p>
          </table:table-cell>
          <table:table-cell table:style-name="ce53" office:value-type="date" office:date-value="2020-03-10" calcext:value-type="date">
            <text:p>10/03</text:p>
          </table:table-cell>
          <table:table-cell table:style-name="ce53" office:value-type="date" office:date-value="2020-03-11" calcext:value-type="date">
            <text:p>11/03</text:p>
          </table:table-cell>
          <table:table-cell table:style-name="ce53" office:value-type="date" office:date-value="2020-03-12" calcext:value-type="date">
            <text:p>12/03</text:p>
          </table:table-cell>
          <table:table-cell table:style-name="ce53" office:value-type="date" office:date-value="2020-03-13" calcext:value-type="date">
            <text:p>13/03</text:p>
          </table:table-cell>
          <table:table-cell table:style-name="ce53" office:value-type="date" office:date-value="2020-03-14" calcext:value-type="date">
            <text:p>14/03</text:p>
          </table:table-cell>
          <table:table-cell table:style-name="ce53"/>
          <table:table-cell table:number-columns-repeated="48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77" office:value-type="string" calcext:value-type="string">
            <text:p>Andalucí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77" office:value-type="string" calcext:value-type="string">
            <text:p>Arag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Astu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Baleare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office:value-type="float" office:value="521" calcext:value-type="float">
            <text:p>52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77" office:value-type="string" calcext:value-type="string">
            <text:p>País Vasco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Cana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Cantabr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77" office:value-type="string" calcext:value-type="string">
            <text:p>Castilla-La Manch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77" office:value-type="string" calcext:value-type="string">
            <text:p>Castilla y Le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style-name="ce77" office:value-type="string" calcext:value-type="string">
            <text:p>Cataluñ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77" office:value-type="string" calcext:value-type="string">
            <text:p>Extremadu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Gali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office:value-type="float" office:value="2940" calcext:value-type="float">
            <text:p>2940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table:style-name="ce77" office:value-type="string" calcext:value-type="string">
            <text:p>Madrid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Melill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Mur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Navar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77" office:value-type="string" calcext:value-type="string">
            <text:p>La Rioj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77" office:value-type="string" calcext:value-type="string">
            <text:p>C. Valencian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office:value-type="float" office:value="6313" calcext:value-type="float">
            <text:p>6313</text:p>
          </table:table-cell>
          <table:table-cell table:number-columns-repeated="4"/>
          <table:table-cell office:value-type="float" office:value="598" calcext:value-type="float">
            <text:p>598</text:p>
          </table:table-cell>
          <table:table-cell office:value-type="string" calcext:value-type="string">
            <text:p>TOTAL </text:p>
          </table:table-cell>
          <table:table-cell table:number-columns-repeated="43"/>
        </table:table-row>
      </table:table>
      <table:table table:name="CCAA1 M" table:style-name="ta1">
        <table:table-column table:style-name="co22" table:default-cell-style-name="ce77"/>
        <table:table-column table:style-name="co23" table:number-columns-repeated="26" table:default-cell-style-name="Default"/>
        <table:table-column table:style-name="co24" table:number-columns-repeated="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number-columns-repeated="4" table:default-cell-style-name="Default"/>
        <table:table-row table:style-name="ro1">
          <table:table-cell table:style-name="Default" office:value-type="string" calcext:value-type="string">
            <text:p>Muertes y casos declarados por Comunidades Autónomas (wikipedia)</text:p>
          </table:table-cell>
          <table:table-cell table:number-columns-repeated="41"/>
        </table:table-row>
        <table:table-row table:style-name="ro1">
          <table:table-cell table:style-name="Default"/>
          <table:table-cell table:number-columns-repeated="41"/>
        </table:table-row>
        <table:table-row table:style-name="ro1">
          <table:table-cell table:style-name="Default"/>
          <table:table-cell table:style-name="ce53" office:value-type="date" office:date-value="2020-03-01" calcext:value-type="date">
            <text:p>01/03</text:p>
          </table:table-cell>
          <table:table-cell table:style-name="ce53"/>
          <table:table-cell table:style-name="ce53" office:value-type="date" office:date-value="2020-03-02" calcext:value-type="date">
            <text:p>02/03</text:p>
          </table:table-cell>
          <table:table-cell table:style-name="ce53"/>
          <table:table-cell table:style-name="ce53" office:value-type="date" office:date-value="2020-03-03" calcext:value-type="date">
            <text:p>03/03</text:p>
          </table:table-cell>
          <table:table-cell table:style-name="ce53"/>
          <table:table-cell table:style-name="ce53" office:value-type="date" office:date-value="2020-03-04" calcext:value-type="date">
            <text:p>04/03</text:p>
          </table:table-cell>
          <table:table-cell table:style-name="ce53"/>
          <table:table-cell table:style-name="ce53" office:value-type="date" office:date-value="2020-03-05" calcext:value-type="date">
            <text:p>05/03</text:p>
          </table:table-cell>
          <table:table-cell table:style-name="ce53"/>
          <table:table-cell table:style-name="ce53" office:value-type="date" office:date-value="2020-03-06" calcext:value-type="date">
            <text:p>06/03</text:p>
          </table:table-cell>
          <table:table-cell table:style-name="ce53"/>
          <table:table-cell table:style-name="ce53" office:value-type="date" office:date-value="2020-03-07" calcext:value-type="date">
            <text:p>07/03</text:p>
          </table:table-cell>
          <table:table-cell table:style-name="ce53"/>
          <table:table-cell table:style-name="ce53" office:value-type="date" office:date-value="2020-03-08" calcext:value-type="date">
            <text:p>08/03</text:p>
          </table:table-cell>
          <table:table-cell table:style-name="ce53"/>
          <table:table-cell table:style-name="ce53" office:value-type="date" office:date-value="2020-03-09" calcext:value-type="date">
            <text:p>09/03</text:p>
          </table:table-cell>
          <table:table-cell table:style-name="ce53"/>
          <table:table-cell table:style-name="ce53" office:value-type="date" office:date-value="2020-03-10" calcext:value-type="date">
            <text:p>10/03</text:p>
          </table:table-cell>
          <table:table-cell table:style-name="ce53"/>
          <table:table-cell table:style-name="ce53" office:value-type="date" office:date-value="2020-03-11" calcext:value-type="date">
            <text:p>11/03</text:p>
          </table:table-cell>
          <table:table-cell table:style-name="ce53"/>
          <table:table-cell table:style-name="ce53" office:value-type="date" office:date-value="2020-03-12" calcext:value-type="date">
            <text:p>12/03</text:p>
          </table:table-cell>
          <table:table-cell table:style-name="ce53"/>
          <table:table-cell table:style-name="ce53" office:value-type="date" office:date-value="2020-03-13" calcext:value-type="date">
            <text:p>13/03</text:p>
          </table:table-cell>
          <table:table-cell table:style-name="ce53"/>
          <table:table-cell table:style-name="ce53" office:value-type="date" office:date-value="2020-03-14" calcext:value-type="date">
            <text:p>14/03</text:p>
          </table:table-cell>
          <table:table-cell table:style-name="ce53"/>
          <table:table-cell table:style-name="ce53" office:value-type="date" office:date-value="2020-03-15" calcext:value-type="date">
            <text:p>15/03</text:p>
          </table:table-cell>
          <table:table-cell/>
          <table:table-cell table:style-name="ce53" office:value-type="date" office:date-value="2020-03-16" calcext:value-type="date">
            <text:p>16/03</text:p>
          </table:table-cell>
          <table:table-cell/>
          <table:table-cell table:style-name="ce53" office:value-type="date" office:date-value="2020-03-17" calcext:value-type="date">
            <text:p>17/03</text:p>
          </table:table-cell>
          <table:table-cell/>
          <table:table-cell table:style-name="ce53" office:value-type="date" office:date-value="2020-03-18" calcext:value-type="date">
            <text:p>18/03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Comunidad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style-name="ce52" office:value-type="string" calcext:value-type="string">
            <text:p>Muertes</text:p>
          </table:table-cell>
          <table:table-cell table:style-name="ce52" office:value-type="string" calcext:value-type="string">
            <text:p>Cas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alucía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683" calcext:value-type="float">
            <text:p>683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ón 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es 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ias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-La Mancha 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567" calcext:value-type="float">
            <text:p>567</text:p>
          </table:table-cell>
          <table:table-cell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 y León 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431" calcext:value-type="float">
            <text:p>431</text:p>
          </table:table-cell>
          <table:table-cell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uña 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394" calcext:value-type="float">
            <text:p>1394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uta </text:p>
          </table:table-cell>
          <table:table-cell table:number-columns-repeated="2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. Valenciana 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541" calcext:value-type="float">
            <text:p>541</text:p>
          </table:table-cell>
          <table:table-cell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rid </text:p>
          </table:table-cell>
          <table:table-cell table:number-columns-repeated="26"/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table:style-name="ce79" office:value-type="float" office:value="355" calcext:value-type="float">
            <text:p>355</text:p>
          </table:table-cell>
          <table:table-cell table:style-name="ce79" office:value-type="float" office:value="4871" calcext:value-type="float">
            <text:p>4871</text:p>
          </table:table-cell>
          <table:table-cell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lla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cia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a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ís Vasco </text:p>
          </table:table-cell>
          <table:table-cell table:number-columns-repeated="26"/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style-name="ce79" office:value-type="float" office:value="36" calcext:value-type="float">
            <text:p>36</text:p>
          </table:table-cell>
          <table:table-cell table:style-name="ce79" office:value-type="float" office:value="765" calcext:value-type="float">
            <text:p>765</text:p>
          </table:table-cell>
          <table:table-cell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table:number-columns-repeated="26"/>
          <table:table-cell office:value-type="float" office:value="120" calcext:value-type="float">
            <text:p>120</text:p>
          </table:table-cell>
          <table:table-cell office:value-type="float" office:value="4.209" calcext:value-type="float">
            <text:p>4.209</text:p>
          </table:table-cell>
          <table:table-cell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table:style-name="ce79" office:value-type="float" office:value="491" calcext:value-type="float">
            <text:p>491</text:p>
          </table:table-cell>
          <table:table-cell table:style-name="ce79" office:value-type="float" office:value="11178" calcext:value-type="float">
            <text:p>11178</text:p>
          </table:table-cell>
          <table:table-cell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41"/>
        </table:table-row>
        <table:table-row table:style-name="ro1">
          <table:table-cell table:style-name="Default"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0" calcext:value-type="float">
            <text:p>0</text:p>
          </table:table-cell>
          <table:table-cell table:formula="of:=SUM([.D5:.D23])" office:value-type="float" office:value="0" calcext:value-type="float">
            <text:p>0</text:p>
          </table:table-cell>
          <table:table-cell table:formula="of:=SUM([.E5:.E23])" office:value-type="float" office:value="0" calcext:value-type="float">
            <text:p>0</text:p>
          </table:table-cell>
          <table:table-cell table:formula="of:=SUM([.F5:.F23])" office:value-type="float" office:value="0" calcext:value-type="float">
            <text:p>0</text:p>
          </table:table-cell>
          <table:table-cell table:formula="of:=SUM([.G5:.G23])" office:value-type="float" office:value="0" calcext:value-type="float">
            <text:p>0</text:p>
          </table:table-cell>
          <table:table-cell table:formula="of:=SUM([.H5:.H23])" office:value-type="float" office:value="0" calcext:value-type="float">
            <text:p>0</text:p>
          </table:table-cell>
          <table:table-cell table:formula="of:=SUM([.I5:.I23])" office:value-type="float" office:value="0" calcext:value-type="float">
            <text:p>0</text:p>
          </table:table-cell>
          <table:table-cell table:formula="of:=SUM([.J5:.J23])" office:value-type="float" office:value="0" calcext:value-type="float">
            <text:p>0</text:p>
          </table:table-cell>
          <table:table-cell table:formula="of:=SUM([.K5:.K23])" office:value-type="float" office:value="0" calcext:value-type="float">
            <text:p>0</text:p>
          </table:table-cell>
          <table:table-cell table:formula="of:=SUM([.L5:.L23])" office:value-type="float" office:value="0" calcext:value-type="float">
            <text:p>0</text:p>
          </table:table-cell>
          <table:table-cell table:formula="of:=SUM([.M5:.M23])" office:value-type="float" office:value="0" calcext:value-type="float">
            <text:p>0</text:p>
          </table:table-cell>
          <table:table-cell table:formula="of:=SUM([.N5:.N23])" office:value-type="float" office:value="0" calcext:value-type="float">
            <text:p>0</text:p>
          </table:table-cell>
          <table:table-cell table:formula="of:=SUM([.O5:.O23])" office:value-type="float" office:value="0" calcext:value-type="float">
            <text:p>0</text:p>
          </table:table-cell>
          <table:table-cell table:formula="of:=SUM([.P5:.P23])" office:value-type="float" office:value="0" calcext:value-type="float">
            <text:p>0</text:p>
          </table:table-cell>
          <table:table-cell table:formula="of:=SUM([.Q5:.Q23])" office:value-type="float" office:value="0" calcext:value-type="float">
            <text:p>0</text:p>
          </table:table-cell>
          <table:table-cell table:formula="of:=SUM([.R5:.R23])" office:value-type="float" office:value="0" calcext:value-type="float">
            <text:p>0</text:p>
          </table:table-cell>
          <table:table-cell table:formula="of:=SUM([.S5:.S23])" office:value-type="float" office:value="0" calcext:value-type="float">
            <text:p>0</text:p>
          </table:table-cell>
          <table:table-cell table:formula="of:=SUM([.T5:.T23])" office:value-type="float" office:value="0" calcext:value-type="float">
            <text:p>0</text:p>
          </table:table-cell>
          <table:table-cell table:formula="of:=SUM([.U5:.U23])" office:value-type="float" office:value="0" calcext:value-type="float">
            <text:p>0</text:p>
          </table:table-cell>
          <table:table-cell table:formula="of:=SUM([.V5:.V23])" office:value-type="float" office:value="0" calcext:value-type="float">
            <text:p>0</text:p>
          </table:table-cell>
          <table:table-cell table:formula="of:=SUM([.W5:.W23])" office:value-type="float" office:value="0" calcext:value-type="float">
            <text:p>0</text:p>
          </table:table-cell>
          <table:table-cell table:formula="of:=SUM([.X5:.X23])" office:value-type="float" office:value="0" calcext:value-type="float">
            <text:p>0</text:p>
          </table:table-cell>
          <table:table-cell table:formula="of:=SUM([.Y5:.Y23])" office:value-type="float" office:value="0" calcext:value-type="float">
            <text:p>0</text:p>
          </table:table-cell>
          <table:table-cell table:formula="of:=SUM([.Z5:.Z23])" office:value-type="float" office:value="0" calcext:value-type="float">
            <text:p>0</text:p>
          </table:table-cell>
          <table:table-cell table:formula="of:=SUM([.AA5:.AA23])" office:value-type="float" office:value="0" calcext:value-type="float">
            <text:p>0</text:p>
          </table:table-cell>
          <table:table-cell table:formula="of:=SUM([.AB5:.AB23])" office:value-type="float" office:value="118" calcext:value-type="float">
            <text:p>118</text:p>
          </table:table-cell>
          <table:table-cell table:formula="of:=SUM([.AC5:.AC23])" office:value-type="float" office:value="4209" calcext:value-type="float">
            <text:p>4209</text:p>
          </table:table-cell>
          <table:table-cell table:formula="of:=SUM([.AD5:.AD23])" office:value-type="float" office:value="288" calcext:value-type="float">
            <text:p>288</text:p>
          </table:table-cell>
          <table:table-cell table:formula="of:=SUM([.AE5:.AE23])" office:value-type="float" office:value="7753" calcext:value-type="float">
            <text:p>7753</text:p>
          </table:table-cell>
          <table:table-cell table:formula="of:=SUM([.AF5:.AF23])" office:value-type="float" office:value="309" calcext:value-type="float">
            <text:p>309</text:p>
          </table:table-cell>
          <table:table-cell table:formula="of:=SUM([.AG5:.AG23])" office:value-type="float" office:value="9191" calcext:value-type="float">
            <text:p>9191</text:p>
          </table:table-cell>
          <table:table-cell table:formula="of:=SUM([.AH5:.AH23])" office:value-type="float" office:value="491" calcext:value-type="float">
            <text:p>491</text:p>
          </table:table-cell>
          <table:table-cell table:formula="of:=SUM([.AI5:.AI23])" office:value-type="float" office:value="11178" calcext:value-type="float">
            <text:p>11178</text:p>
          </table:table-cell>
          <table:table-cell table:formula="of:=SUM([.AJ5:.AJ23])" office:value-type="float" office:value="598" calcext:value-type="float">
            <text:p>598</text:p>
          </table:table-cell>
          <table:table-cell table:formula="of:=SUM([.AK5:.AK23])" office:value-type="float" office:value="13716" calcext:value-type="float">
            <text:p>13716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1"/>
        </table:table-row>
        <table:table-row table:style-name="ro1">
          <table:table-cell table:style-name="Default"/>
          <table:table-cell table:style-name="ce53" office:value-type="date" office:date-value="2020-03-01" calcext:value-type="date">
            <text:p>01/03</text:p>
          </table:table-cell>
          <table:table-cell table:style-name="ce53" office:value-type="date" office:date-value="2020-03-02" calcext:value-type="date">
            <text:p>02/03</text:p>
          </table:table-cell>
          <table:table-cell table:style-name="ce53" office:value-type="date" office:date-value="2020-03-03" calcext:value-type="date">
            <text:p>03/03</text:p>
          </table:table-cell>
          <table:table-cell table:style-name="ce53" office:value-type="date" office:date-value="2020-03-04" calcext:value-type="date">
            <text:p>04/03</text:p>
          </table:table-cell>
          <table:table-cell table:style-name="ce53" office:value-type="date" office:date-value="2020-03-05" calcext:value-type="date">
            <text:p>05/03</text:p>
          </table:table-cell>
          <table:table-cell table:style-name="ce53" office:value-type="date" office:date-value="2020-03-06" calcext:value-type="date">
            <text:p>06/03</text:p>
          </table:table-cell>
          <table:table-cell table:style-name="ce53" office:value-type="date" office:date-value="2020-03-07" calcext:value-type="date">
            <text:p>07/03</text:p>
          </table:table-cell>
          <table:table-cell table:style-name="ce53" office:value-type="date" office:date-value="2020-03-08" calcext:value-type="date">
            <text:p>08/03</text:p>
          </table:table-cell>
          <table:table-cell table:style-name="ce53" office:value-type="date" office:date-value="2020-03-09" calcext:value-type="date">
            <text:p>09/03</text:p>
          </table:table-cell>
          <table:table-cell table:style-name="ce53" office:value-type="date" office:date-value="2020-03-10" calcext:value-type="date">
            <text:p>10/03</text:p>
          </table:table-cell>
          <table:table-cell table:style-name="ce53" office:value-type="date" office:date-value="2020-03-11" calcext:value-type="date">
            <text:p>11/03</text:p>
          </table:table-cell>
          <table:table-cell table:style-name="ce53" office:value-type="date" office:date-value="2020-03-12" calcext:value-type="date">
            <text:p>12/03</text:p>
          </table:table-cell>
          <table:table-cell table:style-name="ce53" office:value-type="date" office:date-value="2020-03-13" calcext:value-type="date">
            <text:p>13/03</text:p>
          </table:table-cell>
          <table:table-cell table:style-name="ce53" office:value-type="date" office:date-value="2020-03-14" calcext:value-type="date">
            <text:p>14/03</text:p>
          </table:table-cell>
          <table:table-cell table:style-name="ce53" office:value-type="date" office:date-value="2020-03-15" calcext:value-type="date">
            <text:p>15/03</text:p>
          </table:table-cell>
          <table:table-cell table:style-name="ce53" office:value-type="date" office:date-value="2020-03-16" calcext:value-type="date">
            <text:p>16/03</text:p>
          </table:table-cell>
          <table:table-cell table:style-name="ce53" office:value-type="date" office:date-value="2020-03-17" calcext:value-type="date">
            <text:p>17/03</text:p>
          </table:table-cell>
          <table:table-cell table:style-name="ce53" office:value-type="date" office:date-value="2020-03-18" calcext:value-type="date">
            <text:p>18/03</text:p>
          </table:table-cell>
          <table:table-cell table:number-columns-repeated="23"/>
        </table:table-row>
        <table:table-row table:style-name="ro1">
          <table:table-cell table:style-name="ce52" office:value-type="string" calcext:value-type="string">
            <text:p>Comunidad</text:p>
          </table:table-cell>
          <table:table-cell table:number-columns-repeated="18" table:style-name="ce52" office:value-type="string" calcext:value-type="string">
            <text:p>Muertes</text:p>
          </table:table-cell>
          <table:table-cell table:style-name="ce52"/>
          <table:table-cell table:number-columns-repeated="22"/>
        </table:table-row>
        <table:table-row table:style-name="ro1">
          <table:table-cell office:value-type="string" calcext:value-type="string">
            <text:p>Andalucía 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79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77" office:value-type="string" calcext:value-type="string">
            <text:p>Andalucía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ragón </text:p>
          </table:table-cell>
          <table:table-cell table:number-columns-repeated="13"/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79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77" office:value-type="string" calcext:value-type="string">
            <text:p>Aragón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3"/>
          <table:table-cell table:number-columns-repeated="3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Asturias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aleares </text:p>
          </table:table-cell>
          <table:table-cell table:number-columns-repeated="13"/>
          <table:table-cell table:number-columns-repeated="3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Baleares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anarias 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Canarias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antabria </text:p>
          </table:table-cell>
          <table:table-cell table:number-columns-repeated="13"/>
          <table:table-cell table:number-columns-repeated="3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Cantabria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astilla-La Mancha 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79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style-name="ce77" office:value-type="string" calcext:value-type="string">
            <text:p>Castilla-La Mancha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astilla y León 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79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77" office:value-type="string" calcext:value-type="string">
            <text:p>Castilla y León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ataluña 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79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style-name="ce77" office:value-type="string" calcext:value-type="string">
            <text:p>Cataluña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euta </text:p>
          </table:table-cell>
          <table:table-cell table:number-columns-repeated="13"/>
          <table:table-cell table:number-columns-repeated="3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Ceuta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. Valenciana 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9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style-name="ce77" office:value-type="string" calcext:value-type="string">
            <text:p>C. Valenciana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xtremadura 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7" office:value-type="string" calcext:value-type="string">
            <text:p>Extremadura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alicia 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Galicia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drid </text:p>
          </table:table-cell>
          <table:table-cell table:number-columns-repeated="13"/>
          <table:table-cell office:value-type="float" office:value="81" calcext:value-type="float">
            <text:p>81</text:p>
          </table:table-cell>
          <table:table-cell table:number-columns-repeated="2" office:value-type="float" office:value="213" calcext:value-type="float">
            <text:p>213</text:p>
          </table:table-cell>
          <table:table-cell table:style-name="ce79"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table:style-name="ce77" office:value-type="string" calcext:value-type="string">
            <text:p>Madrid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elilla </text:p>
          </table:table-cell>
          <table:table-cell table:number-columns-repeated="13"/>
          <table:table-cell table:number-columns-repeated="3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Melilla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urcia </text:p>
          </table:table-cell>
          <table:table-cell table:number-columns-repeated="13"/>
          <table:table-cell table:number-columns-repeated="3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Murcia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varra </text:p>
          </table:table-cell>
          <table:table-cell table:number-columns-repeated="1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Navarra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aís Vasco 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79"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style-name="ce77" office:value-type="string" calcext:value-type="string">
            <text:p>País Vasco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a Rioja 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77" office:value-type="string" calcext:value-type="string">
            <text:p>La Rioja 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table:number-columns-repeated="13"/>
          <table:table-cell office:value-type="float" office:value="120" calcext:value-type="float">
            <text:p>120</text:p>
          </table:table-cell>
          <table:table-cell office:value-type="float" office:value="288" calcext:value-type="float">
            <text:p>288</text:p>
          </table:table-cell>
          <table:table-cell office:value-type="float" office:value="309" calcext:value-type="float">
            <text:p>309</text:p>
          </table:table-cell>
          <table:table-cell table:style-name="ce79" office:value-type="float" office:value="491" calcext:value-type="float">
            <text:p>49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TOTAL 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41"/>
        </table:table-row>
        <table:table-row table:style-name="ro1">
          <table:table-cell table:style-name="Default"/>
          <table:table-cell table:formula="of:=SUM([.B31:.B49])" office:value-type="float" office:value="0" calcext:value-type="float">
            <text:p>0</text:p>
          </table:table-cell>
          <table:table-cell table:formula="of:=SUM([.C31:.C49])" office:value-type="float" office:value="0" calcext:value-type="float">
            <text:p>0</text:p>
          </table:table-cell>
          <table:table-cell table:formula="of:=SUM([.D31:.D49])" office:value-type="float" office:value="0" calcext:value-type="float">
            <text:p>0</text:p>
          </table:table-cell>
          <table:table-cell table:formula="of:=SUM([.E31:.E49])" office:value-type="float" office:value="0" calcext:value-type="float">
            <text:p>0</text:p>
          </table:table-cell>
          <table:table-cell table:formula="of:=SUM([.F31:.F49])" office:value-type="float" office:value="0" calcext:value-type="float">
            <text:p>0</text:p>
          </table:table-cell>
          <table:table-cell table:formula="of:=SUM([.G31:.G49])" office:value-type="float" office:value="0" calcext:value-type="float">
            <text:p>0</text:p>
          </table:table-cell>
          <table:table-cell table:formula="of:=SUM([.H31:.H49])" office:value-type="float" office:value="0" calcext:value-type="float">
            <text:p>0</text:p>
          </table:table-cell>
          <table:table-cell table:formula="of:=SUM([.I31:.I49])" office:value-type="float" office:value="0" calcext:value-type="float">
            <text:p>0</text:p>
          </table:table-cell>
          <table:table-cell table:formula="of:=SUM([.J31:.J49])" office:value-type="float" office:value="0" calcext:value-type="float">
            <text:p>0</text:p>
          </table:table-cell>
          <table:table-cell table:formula="of:=SUM([.K31:.K49])" office:value-type="float" office:value="0" calcext:value-type="float">
            <text:p>0</text:p>
          </table:table-cell>
          <table:table-cell table:formula="of:=SUM([.L31:.L49])" office:value-type="float" office:value="0" calcext:value-type="float">
            <text:p>0</text:p>
          </table:table-cell>
          <table:table-cell table:formula="of:=SUM([.M31:.M49])" office:value-type="float" office:value="0" calcext:value-type="float">
            <text:p>0</text:p>
          </table:table-cell>
          <table:table-cell table:formula="of:=SUM([.N31:.N49])" office:value-type="float" office:value="0" calcext:value-type="float">
            <text:p>0</text:p>
          </table:table-cell>
          <table:table-cell table:formula="of:=SUM([.O31:.O49])" office:value-type="float" office:value="118" calcext:value-type="float">
            <text:p>118</text:p>
          </table:table-cell>
          <table:table-cell table:formula="of:=SUM([.P31:.P49])" office:value-type="float" office:value="288" calcext:value-type="float">
            <text:p>288</text:p>
          </table:table-cell>
          <table:table-cell table:formula="of:=SUM([.Q31:.Q49])" office:value-type="float" office:value="309" calcext:value-type="float">
            <text:p>309</text:p>
          </table:table-cell>
          <table:table-cell table:formula="of:=SUM([.R31:.R49])" office:value-type="float" office:value="491" calcext:value-type="float">
            <text:p>491</text:p>
          </table:table-cell>
          <table:table-cell table:formula="of:=SUM([.S31:.S49])" office:value-type="float" office:value="598" calcext:value-type="float">
            <text:p>598</text:p>
          </table:table-cell>
          <table:table-cell table:number-columns-repeated="23"/>
        </table:table-row>
      </table:table>
      <table:table table:name="CCAA2" table:style-name="ta1">
        <table:table-column table:style-name="co3" table:number-columns-repeated="2" table:default-cell-style-name="Default"/>
        <table:table-column table:style-name="co3" table:number-columns-repeated="8" table:default-cell-style-name="ce80"/>
        <table:table-column table:style-name="co3" table:default-cell-style-name="Default"/>
        <table:table-column table:style-name="co3" table:default-cell-style-name="ce80"/>
        <table:table-row table:style-name="ro1" table:number-rows-repeated="6">
          <table:table-cell table:number-columns-repeated="2"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65-69 años</text:p>
          </table:table-cell>
          <table:table-cell table:style-name="Default" office:value-type="string" calcext:value-type="string">
            <text:p>70-74 años</text:p>
          </table:table-cell>
          <table:table-cell table:style-name="Default" office:value-type="string" calcext:value-type="string">
            <text:p>75-79 años</text:p>
          </table:table-cell>
          <table:table-cell table:style-name="Default" office:value-type="string" calcext:value-type="string">
            <text:p>80-84 años</text:p>
          </table:table-cell>
          <table:table-cell table:style-name="Default" office:value-type="string" calcext:value-type="string">
            <text:p>85-89 años</text:p>
          </table:table-cell>
          <table:table-cell table:style-name="Default" office:value-type="string" calcext:value-type="string">
            <text:p>90-94 años</text:p>
          </table:table-cell>
          <table:table-cell table:style-name="Default" office:value-type="string" calcext:value-type="string">
            <text:p>95-99 años</text:p>
          </table:table-cell>
          <table:table-cell table:style-name="Default"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s/>ESPAÑA</text:p>
          </table:table-cell>
          <table:table-cell office:value-type="float" office:value="2396644" calcext:value-type="float">
            <text:p>2.396.644</text:p>
          </table:table-cell>
          <table:table-cell office:value-type="float" office:value="2114482" calcext:value-type="float">
            <text:p>2.114.482</text:p>
          </table:table-cell>
          <table:table-cell office:value-type="float" office:value="1525430" calcext:value-type="float">
            <text:p>1.525.430</text:p>
          </table:table-cell>
          <table:table-cell office:value-type="float" office:value="1413284" calcext:value-type="float">
            <text:p>1.413.284</text:p>
          </table:table-cell>
          <table:table-cell office:value-type="float" office:value="948377" calcext:value-type="float">
            <text:p>948.377</text:p>
          </table:table-cell>
          <table:table-cell office:value-type="float" office:value="397134" calcext:value-type="float">
            <text:p>397.134</text:p>
          </table:table-cell>
          <table:table-cell office:value-type="float" office:value="97293" calcext:value-type="float">
            <text:p>97.293</text:p>
          </table:table-cell>
          <table:table-cell office:value-type="float" office:value="15507" calcext:value-type="float">
            <text:p>15.507</text:p>
          </table:table-cell>
          <table:table-cell/>
          <table:table-cell table:formula="of:=SUM([.C8:.J8])" office:value-type="float" office:value="8908151" calcext:value-type="float">
            <text:p>8.908.151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office:value-type="float" office:value="397204" calcext:value-type="float">
            <text:p>397.204</text:p>
          </table:table-cell>
          <table:table-cell office:value-type="float" office:value="351747" calcext:value-type="float">
            <text:p>351.747</text:p>
          </table:table-cell>
          <table:table-cell office:value-type="float" office:value="250818" calcext:value-type="float">
            <text:p>250.818</text:p>
          </table:table-cell>
          <table:table-cell office:value-type="float" office:value="216408" calcext:value-type="float">
            <text:p>216.408</text:p>
          </table:table-cell>
          <table:table-cell office:value-type="float" office:value="133680" calcext:value-type="float">
            <text:p>133.680</text:p>
          </table:table-cell>
          <table:table-cell office:value-type="float" office:value="48065" calcext:value-type="float">
            <text:p>48.065</text:p>
          </table:table-cell>
          <table:table-cell office:value-type="float" office:value="10763" calcext:value-type="float">
            <text:p>10.763</text:p>
          </table:table-cell>
          <table:table-cell office:value-type="float" office:value="2260" calcext:value-type="float">
            <text:p>2.260</text:p>
          </table:table-cell>
          <table:table-cell/>
          <table:table-cell table:formula="of:=SUM([.C9:.J9])" office:value-type="float" office:value="1410945" calcext:value-type="float">
            <text:p>1.410.945</text:p>
          </table:table-cell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office:value-type="float" office:value="70355" calcext:value-type="float">
            <text:p>70.355</text:p>
          </table:table-cell>
          <table:table-cell office:value-type="float" office:value="63231" calcext:value-type="float">
            <text:p>63.231</text:p>
          </table:table-cell>
          <table:table-cell office:value-type="float" office:value="46725" calcext:value-type="float">
            <text:p>46.725</text:p>
          </table:table-cell>
          <table:table-cell office:value-type="float" office:value="47401" calcext:value-type="float">
            <text:p>47.401</text:p>
          </table:table-cell>
          <table:table-cell office:value-type="float" office:value="34954" calcext:value-type="float">
            <text:p>34.954</text:p>
          </table:table-cell>
          <table:table-cell office:value-type="float" office:value="15658" calcext:value-type="float">
            <text:p>15.658</text:p>
          </table:table-cell>
          <table:table-cell office:value-type="float" office:value="4046" calcext:value-type="float">
            <text:p>4.046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C10:.J10])" office:value-type="float" office:value="282920" calcext:value-type="float">
            <text:p>282.920</text:p>
          </table:table-cell>
        </table:table-row>
        <table:table-row table:style-name="ro1">
          <table:table-cell/>
          <table:table-cell office:value-type="string" calcext:value-type="string">
            <text:p>Asturias </text:p>
          </table:table-cell>
          <table:table-cell office:value-type="float" office:value="68781" calcext:value-type="float">
            <text:p>68.781</text:p>
          </table:table-cell>
          <table:table-cell office:value-type="float" office:value="59862" calcext:value-type="float">
            <text:p>59.862</text:p>
          </table:table-cell>
          <table:table-cell office:value-type="float" office:value="39862" calcext:value-type="float">
            <text:p>39.862</text:p>
          </table:table-cell>
          <table:table-cell office:value-type="float" office:value="42529" calcext:value-type="float">
            <text:p>42.529</text:p>
          </table:table-cell>
          <table:table-cell office:value-type="float" office:value="31322" calcext:value-type="float">
            <text:p>31.322</text:p>
          </table:table-cell>
          <table:table-cell office:value-type="float" office:value="13469" calcext:value-type="float">
            <text:p>13.469</text:p>
          </table:table-cell>
          <table:table-cell office:value-type="float" office:value="3322" calcext:value-type="float">
            <text:p>3.322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SUM([.C11:.J11])" office:value-type="float" office:value="259614" calcext:value-type="float">
            <text:p>259.614</text:p>
          </table:table-cell>
        </table:table-row>
        <table:table-row table:style-name="ro1">
          <table:table-cell/>
          <table:table-cell office:value-type="string" calcext:value-type="string">
            <text:p>Baleares</text:p>
          </table:table-cell>
          <table:table-cell office:value-type="float" office:value="52112" calcext:value-type="float">
            <text:p>52.112</text:p>
          </table:table-cell>
          <table:table-cell office:value-type="float" office:value="43692" calcext:value-type="float">
            <text:p>43.692</text:p>
          </table:table-cell>
          <table:table-cell office:value-type="float" office:value="29832" calcext:value-type="float">
            <text:p>29.832</text:p>
          </table:table-cell>
          <table:table-cell office:value-type="float" office:value="24781" calcext:value-type="float">
            <text:p>24.781</text:p>
          </table:table-cell>
          <table:table-cell office:value-type="float" office:value="15737" calcext:value-type="float">
            <text:p>15.737</text:p>
          </table:table-cell>
          <table:table-cell office:value-type="float" office:value="6784" calcext:value-type="float">
            <text:p>6.784</text:p>
          </table:table-cell>
          <table:table-cell office:value-type="float" office:value="1662" calcext:value-type="float">
            <text:p>1.662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SUM([.C12:.J12])" office:value-type="float" office:value="174839" calcext:value-type="float">
            <text:p>174.839</text:p>
          </table:table-cell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office:value-type="float" office:value="100232" calcext:value-type="float">
            <text:p>100.232</text:p>
          </table:table-cell>
          <table:table-cell office:value-type="float" office:value="83590" calcext:value-type="float">
            <text:p>83.590</text:p>
          </table:table-cell>
          <table:table-cell office:value-type="float" office:value="59291" calcext:value-type="float">
            <text:p>59.291</text:p>
          </table:table-cell>
          <table:table-cell office:value-type="float" office:value="47715" calcext:value-type="float">
            <text:p>47.715</text:p>
          </table:table-cell>
          <table:table-cell office:value-type="float" office:value="27744" calcext:value-type="float">
            <text:p>27.744</text:p>
          </table:table-cell>
          <table:table-cell office:value-type="float" office:value="9926" calcext:value-type="float">
            <text:p>9.926</text:p>
          </table:table-cell>
          <table:table-cell office:value-type="float" office:value="2388" calcext:value-type="float">
            <text:p>2.388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SUM([.C13:.J13])" office:value-type="float" office:value="331530" calcext:value-type="float">
            <text:p>331.530</text:p>
          </table:table-cell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office:value-type="float" office:value="34554" calcext:value-type="float">
            <text:p>34.554</text:p>
          </table:table-cell>
          <table:table-cell office:value-type="float" office:value="28165" calcext:value-type="float">
            <text:p>28.165</text:p>
          </table:table-cell>
          <table:table-cell office:value-type="float" office:value="19559" calcext:value-type="float">
            <text:p>19.559</text:p>
          </table:table-cell>
          <table:table-cell office:value-type="float" office:value="19693" calcext:value-type="float">
            <text:p>19.693</text:p>
          </table:table-cell>
          <table:table-cell office:value-type="float" office:value="14394" calcext:value-type="float">
            <text:p>14.394</text:p>
          </table:table-cell>
          <table:table-cell office:value-type="float" office:value="6381" calcext:value-type="float">
            <text:p>6.381</text:p>
          </table:table-cell>
          <table:table-cell office:value-type="float" office:value="1580" calcext:value-type="float">
            <text:p>1.58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SUM([.C14:.J14])" office:value-type="float" office:value="124586" calcext:value-type="float">
            <text:p>124.586</text:p>
          </table:table-cell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office:value-type="float" office:value="143336" calcext:value-type="float">
            <text:p>143.336</text:p>
          </table:table-cell>
          <table:table-cell office:value-type="float" office:value="128680" calcext:value-type="float">
            <text:p>128.680</text:p>
          </table:table-cell>
          <table:table-cell office:value-type="float" office:value="100378" calcext:value-type="float">
            <text:p>100.378</text:p>
          </table:table-cell>
          <table:table-cell office:value-type="float" office:value="103957" calcext:value-type="float">
            <text:p>103.957</text:p>
          </table:table-cell>
          <table:table-cell office:value-type="float" office:value="78619" calcext:value-type="float">
            <text:p>78.619</text:p>
          </table:table-cell>
          <table:table-cell office:value-type="float" office:value="37317" calcext:value-type="float">
            <text:p>37.317</text:p>
          </table:table-cell>
          <table:table-cell office:value-type="float" office:value="9988" calcext:value-type="float">
            <text:p>9.988</text:p>
          </table:table-cell>
          <table:table-cell office:value-type="float" office:value="1564" calcext:value-type="float">
            <text:p>1.564</text:p>
          </table:table-cell>
          <table:table-cell/>
          <table:table-cell table:formula="of:=SUM([.C15:.J15])" office:value-type="float" office:value="603839" calcext:value-type="float">
            <text:p>603.839</text:p>
          </table:table-cell>
        </table:table-row>
        <table:table-row table:style-name="ro1">
          <table:table-cell/>
          <table:table-cell office:value-type="string" calcext:value-type="string">
            <text:p>Castilla–La Mancha</text:p>
          </table:table-cell>
          <table:table-cell office:value-type="float" office:value="94558" calcext:value-type="float">
            <text:p>94.558</text:p>
          </table:table-cell>
          <table:table-cell office:value-type="float" office:value="82351" calcext:value-type="float">
            <text:p>82.351</text:p>
          </table:table-cell>
          <table:table-cell office:value-type="float" office:value="64700" calcext:value-type="float">
            <text:p>64.700</text:p>
          </table:table-cell>
          <table:table-cell office:value-type="float" office:value="66723" calcext:value-type="float">
            <text:p>66.723</text:p>
          </table:table-cell>
          <table:table-cell office:value-type="float" office:value="48156" calcext:value-type="float">
            <text:p>48.156</text:p>
          </table:table-cell>
          <table:table-cell office:value-type="float" office:value="20605" calcext:value-type="float">
            <text:p>20.605</text:p>
          </table:table-cell>
          <table:table-cell office:value-type="float" office:value="4805" calcext:value-type="float">
            <text:p>4.805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SUM([.C16:.J16])" office:value-type="float" office:value="382588" calcext:value-type="float">
            <text:p>382.588</text:p>
          </table:table-cell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office:value-type="float" office:value="385648" calcext:value-type="float">
            <text:p>385.648</text:p>
          </table:table-cell>
          <table:table-cell office:value-type="float" office:value="338892" calcext:value-type="float">
            <text:p>338.892</text:p>
          </table:table-cell>
          <table:table-cell office:value-type="float" office:value="236415" calcext:value-type="float">
            <text:p>236.415</text:p>
          </table:table-cell>
          <table:table-cell office:value-type="float" office:value="224363" calcext:value-type="float">
            <text:p>224.363</text:p>
          </table:table-cell>
          <table:table-cell office:value-type="float" office:value="151188" calcext:value-type="float">
            <text:p>151.188</text:p>
          </table:table-cell>
          <table:table-cell office:value-type="float" office:value="66359" calcext:value-type="float">
            <text:p>66.359</text:p>
          </table:table-cell>
          <table:table-cell office:value-type="float" office:value="16317" calcext:value-type="float">
            <text:p>16.317</text:p>
          </table:table-cell>
          <table:table-cell office:value-type="float" office:value="2239" calcext:value-type="float">
            <text:p>2.239</text:p>
          </table:table-cell>
          <table:table-cell/>
          <table:table-cell table:formula="of:=SUM([.C17:.J17])" office:value-type="float" office:value="1421421" calcext:value-type="float">
            <text:p>1.421.421</text:p>
          </table:table-cell>
        </table:table-row>
        <table:table-row table:style-name="ro1">
          <table:table-cell/>
          <table:table-cell office:value-type="string" calcext:value-type="string">
            <text:p>Comunidad Valenciana</text:p>
          </table:table-cell>
          <table:table-cell office:value-type="float" office:value="264348" calcext:value-type="float">
            <text:p>264.348</text:p>
          </table:table-cell>
          <table:table-cell office:value-type="float" office:value="232627" calcext:value-type="float">
            <text:p>232.627</text:p>
          </table:table-cell>
          <table:table-cell office:value-type="float" office:value="172254" calcext:value-type="float">
            <text:p>172.254</text:p>
          </table:table-cell>
          <table:table-cell office:value-type="float" office:value="143263" calcext:value-type="float">
            <text:p>143.263</text:p>
          </table:table-cell>
          <table:table-cell office:value-type="float" office:value="89533" calcext:value-type="float">
            <text:p>89.533</text:p>
          </table:table-cell>
          <table:table-cell office:value-type="float" office:value="35332" calcext:value-type="float">
            <text:p>35.332</text:p>
          </table:table-cell>
          <table:table-cell office:value-type="float" office:value="8004" calcext:value-type="float">
            <text:p>8.004</text:p>
          </table:table-cell>
          <table:table-cell office:value-type="float" office:value="1277" calcext:value-type="float">
            <text:p>1.277</text:p>
          </table:table-cell>
          <table:table-cell/>
          <table:table-cell table:formula="of:=SUM([.C18:.J18])" office:value-type="float" office:value="946638" calcext:value-type="float">
            <text:p>946.638</text:p>
          </table:table-cell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office:value-type="float" office:value="54429" calcext:value-type="float">
            <text:p>54.429</text:p>
          </table:table-cell>
          <table:table-cell office:value-type="float" office:value="49563" calcext:value-type="float">
            <text:p>49.563</text:p>
          </table:table-cell>
          <table:table-cell office:value-type="float" office:value="37091" calcext:value-type="float">
            <text:p>37.091</text:p>
          </table:table-cell>
          <table:table-cell office:value-type="float" office:value="39038" calcext:value-type="float">
            <text:p>39.038</text:p>
          </table:table-cell>
          <table:table-cell office:value-type="float" office:value="26093" calcext:value-type="float">
            <text:p>26.093</text:p>
          </table:table-cell>
          <table:table-cell office:value-type="float" office:value="10271" calcext:value-type="float">
            <text:p>10.271</text:p>
          </table:table-cell>
          <table:table-cell office:value-type="float" office:value="2352" calcext:value-type="float">
            <text:p>2.352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SUM([.C19:.J19])" office:value-type="float" office:value="219198" calcext:value-type="float">
            <text:p>219.198</text:p>
          </table:table-cell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office:value-type="float" office:value="165222" calcext:value-type="float">
            <text:p>165.222</text:p>
          </table:table-cell>
          <table:table-cell office:value-type="float" office:value="154632" calcext:value-type="float">
            <text:p>154.632</text:p>
          </table:table-cell>
          <table:table-cell office:value-type="float" office:value="114284" calcext:value-type="float">
            <text:p>114.284</text:p>
          </table:table-cell>
          <table:table-cell office:value-type="float" office:value="116687" calcext:value-type="float">
            <text:p>116.687</text:p>
          </table:table-cell>
          <table:table-cell office:value-type="float" office:value="78482" calcext:value-type="float">
            <text:p>78.482</text:p>
          </table:table-cell>
          <table:table-cell office:value-type="float" office:value="33170" calcext:value-type="float">
            <text:p>33.170</text:p>
          </table:table-cell>
          <table:table-cell office:value-type="float" office:value="8831" calcext:value-type="float">
            <text:p>8.831</text:p>
          </table:table-cell>
          <table:table-cell office:value-type="float" office:value="1622" calcext:value-type="float">
            <text:p>1.622</text:p>
          </table:table-cell>
          <table:table-cell/>
          <table:table-cell table:formula="of:=SUM([.C20:.J20])" office:value-type="float" office:value="672930" calcext:value-type="float">
            <text:p>672.930</text:p>
          </table:table-cell>
        </table:table-row>
        <table:table-row table:style-name="ro1">
          <table:table-cell/>
          <table:table-cell office:value-type="string" calcext:value-type="string">
            <text:p>Madrid</text:p>
          </table:table-cell>
          <table:table-cell office:value-type="float" office:value="317844" calcext:value-type="float">
            <text:p>317.844</text:p>
          </table:table-cell>
          <table:table-cell office:value-type="float" office:value="278879" calcext:value-type="float">
            <text:p>278.879</text:p>
          </table:table-cell>
          <table:table-cell office:value-type="float" office:value="196917" calcext:value-type="float">
            <text:p>196.917</text:p>
          </table:table-cell>
          <table:table-cell office:value-type="float" office:value="174724" calcext:value-type="float">
            <text:p>174.724</text:p>
          </table:table-cell>
          <table:table-cell office:value-type="float" office:value="118499" calcext:value-type="float">
            <text:p>118.499</text:p>
          </table:table-cell>
          <table:table-cell office:value-type="float" office:value="51852" calcext:value-type="float">
            <text:p>51.852</text:p>
          </table:table-cell>
          <table:table-cell office:value-type="float" office:value="13440" calcext:value-type="float">
            <text:p>13.440</text:p>
          </table:table-cell>
          <table:table-cell office:value-type="float" office:value="2100" calcext:value-type="float">
            <text:p>2.100</text:p>
          </table:table-cell>
          <table:table-cell/>
          <table:table-cell table:formula="of:=SUM([.C21:.J21])" office:value-type="float" office:value="1154255" calcext:value-type="float">
            <text:p>1.154.255</text:p>
          </table:table-cell>
        </table:table-row>
        <table:table-row table:style-name="ro1">
          <table:table-cell/>
          <table:table-cell office:value-type="string" calcext:value-type="string">
            <text:p>Murcia</text:p>
          </table:table-cell>
          <table:table-cell office:value-type="float" office:value="63437" calcext:value-type="float">
            <text:p>63.437</text:p>
          </table:table-cell>
          <table:table-cell office:value-type="float" office:value="54377" calcext:value-type="float">
            <text:p>54.377</text:p>
          </table:table-cell>
          <table:table-cell office:value-type="float" office:value="41210" calcext:value-type="float">
            <text:p>41.210</text:p>
          </table:table-cell>
          <table:table-cell office:value-type="float" office:value="35906" calcext:value-type="float">
            <text:p>35.906</text:p>
          </table:table-cell>
          <table:table-cell office:value-type="float" office:value="22913" calcext:value-type="float">
            <text:p>22.913</text:p>
          </table:table-cell>
          <table:table-cell office:value-type="float" office:value="8681" calcext:value-type="float">
            <text:p>8.681</text:p>
          </table:table-cell>
          <table:table-cell office:value-type="float" office:value="1799" calcext:value-type="float">
            <text:p>1.799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SUM([.C22:.J22])" office:value-type="float" office:value="228510" calcext:value-type="float">
            <text:p>228.510</text:p>
          </table:table-cell>
        </table:table-row>
        <table:table-row table:style-name="ro1">
          <table:table-cell/>
          <table:table-cell office:value-type="string" calcext:value-type="string">
            <text:p>Navarra</text:p>
          </table:table-cell>
          <table:table-cell office:value-type="float" office:value="33473" calcext:value-type="float">
            <text:p>33.473</text:p>
          </table:table-cell>
          <table:table-cell office:value-type="float" office:value="29847" calcext:value-type="float">
            <text:p>29.847</text:p>
          </table:table-cell>
          <table:table-cell office:value-type="float" office:value="21276" calcext:value-type="float">
            <text:p>21.276</text:p>
          </table:table-cell>
          <table:table-cell office:value-type="float" office:value="19413" calcext:value-type="float">
            <text:p>19.413</text:p>
          </table:table-cell>
          <table:table-cell office:value-type="float" office:value="14072" calcext:value-type="float">
            <text:p>14.072</text:p>
          </table:table-cell>
          <table:table-cell office:value-type="float" office:value="6415" calcext:value-type="float">
            <text:p>6.415</text:p>
          </table:table-cell>
          <table:table-cell office:value-type="float" office:value="1707" calcext:value-type="float">
            <text:p>1.707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SUM([.C23:.J23])" office:value-type="float" office:value="126436" calcext:value-type="float">
            <text:p>126.436</text:p>
          </table:table-cell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office:value-type="float" office:value="128831" calcext:value-type="float">
            <text:p>128.831</text:p>
          </table:table-cell>
          <table:table-cell office:value-type="float" office:value="115074" calcext:value-type="float">
            <text:p>115.074</text:p>
          </table:table-cell>
          <table:table-cell office:value-type="float" office:value="80555" calcext:value-type="float">
            <text:p>80.555</text:p>
          </table:table-cell>
          <table:table-cell office:value-type="float" office:value="77392" calcext:value-type="float">
            <text:p>77.392</text:p>
          </table:table-cell>
          <table:table-cell office:value-type="float" office:value="53677" calcext:value-type="float">
            <text:p>53.677</text:p>
          </table:table-cell>
          <table:table-cell office:value-type="float" office:value="22679" calcext:value-type="float">
            <text:p>22.679</text:p>
          </table:table-cell>
          <table:table-cell office:value-type="float" office:value="5213" calcext:value-type="float">
            <text:p>5.21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SUM([.C24:.J24])" office:value-type="float" office:value="484101" calcext:value-type="float">
            <text:p>484.101</text:p>
          </table:table-cell>
        </table:table-row>
        <table:table-row table:style-name="ro1">
          <table:table-cell/>
          <table:table-cell office:value-type="string" calcext:value-type="string">
            <text:p>La Rioja</text:p>
          </table:table-cell>
          <table:table-cell office:value-type="float" office:value="16595" calcext:value-type="float">
            <text:p>16.595</text:p>
          </table:table-cell>
          <table:table-cell office:value-type="float" office:value="14863" calcext:value-type="float">
            <text:p>14.863</text:p>
          </table:table-cell>
          <table:table-cell office:value-type="float" office:value="10860" calcext:value-type="float">
            <text:p>10.860</text:p>
          </table:table-cell>
          <table:table-cell office:value-type="float" office:value="10618" calcext:value-type="float">
            <text:p>10.618</text:p>
          </table:table-cell>
          <table:table-cell office:value-type="float" office:value="7787" calcext:value-type="float">
            <text:p>7.787</text:p>
          </table:table-cell>
          <table:table-cell office:value-type="float" office:value="3598" calcext:value-type="float">
            <text:p>3.598</text:p>
          </table:table-cell>
          <table:table-cell office:value-type="float" office:value="962" calcext:value-type="float">
            <text:p>962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M([.C25:.J25])" office:value-type="float" office:value="65385" calcext:value-type="float">
            <text:p>65.385</text:p>
          </table:table-cell>
        </table:table-row>
        <table:table-row table:style-name="ro1">
          <table:table-cell/>
          <table:table-cell office:value-type="string" calcext:value-type="string">
            <text:p>Ceuta</text:p>
          </table:table-cell>
          <table:table-cell office:value-type="float" office:value="2945" calcext:value-type="float">
            <text:p>2.945</text:p>
          </table:table-cell>
          <table:table-cell office:value-type="float" office:value="2395" calcext:value-type="float">
            <text:p>2.395</text:p>
          </table:table-cell>
          <table:table-cell office:value-type="float" office:value="1836" calcext:value-type="float">
            <text:p>1.836</text:p>
          </table:table-cell>
          <table:table-cell office:value-type="float" office:value="1407" calcext:value-type="float">
            <text:p>1.407</text:p>
          </table:table-cell>
          <table:table-cell office:value-type="float" office:value="806" calcext:value-type="float">
            <text:p>806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C26:.J26])" office:value-type="float" office:value="9743" calcext:value-type="float">
            <text:p>9.743</text:p>
          </table:table-cell>
        </table:table-row>
        <table:table-row table:style-name="ro1">
          <table:table-cell/>
          <table:table-cell office:value-type="string" calcext:value-type="string">
            <text:p>Melilla</text:p>
          </table:table-cell>
          <table:table-cell office:value-type="float" office:value="2740" calcext:value-type="float">
            <text:p>2.740</text:p>
          </table:table-cell>
          <table:table-cell office:value-type="float" office:value="2015" calcext:value-type="float">
            <text:p>2.015</text:p>
          </table:table-cell>
          <table:table-cell office:value-type="float" office:value="1567" calcext:value-type="float">
            <text:p>1.567</text:p>
          </table:table-cell>
          <table:table-cell office:value-type="float" office:value="1266" calcext:value-type="float">
            <text:p>1.266</text:p>
          </table:table-cell>
          <table:table-cell office:value-type="float" office:value="721" calcext:value-type="float">
            <text:p>721</text:p>
          </table:table-cell>
          <table:table-cell office:value-type="float" office:value="293" calcext:value-type="float">
            <text:p>293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C27:.J27])" office:value-type="float" office:value="8673" calcext:value-type="float">
            <text:p>8.673</text:p>
          </table:table-cell>
        </table:table-row>
      </table:table>
      <table:table table:name="Fuentes" table:style-name="ta1"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44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45"/>
          <table:table-cell table:style-name="ce48" office:value-type="string" calcext:value-type="string">
            <text:p>Fecha</text:p>
          </table:table-cell>
          <table:table-cell table:style-name="ce48" office:value-type="string" calcext:value-type="string">
            <text:p>Población </text:p>
          </table:table-cell>
          <table:table-cell table:style-name="ce48" office:value-type="string" calcext:value-type="string">
            <text:p>% &gt; 65</text:p>
          </table:table-cell>
          <table:table-cell table:style-name="ce48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63" office:value-type="string" calcext:value-type="string">
            <text:p>Italia</text:p>
          </table:table-cell>
          <table:table-cell table:style-name="ce47" office:value-type="string" calcext:value-type="string">
            <text:p>julio 2018</text:p>
          </table:table-cell>
          <table:table-cell table:style-name="ce69" office:value-type="float" office:value="62246674" calcext:value-type="float">
            <text:p>62.246.674</text:p>
          </table:table-cell>
          <table:table-cell table:style-name="ce82" office:value-type="float" office:value="21.69" calcext:value-type="float">
            <text:p>21.69</text:p>
          </table:table-cell>
          <table:table-cell table:style-name="ce69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63" office:value-type="string" calcext:value-type="string">
            <text:p>Francia</text:p>
          </table:table-cell>
          <table:table-cell table:style-name="ce47" office:value-type="string" calcext:value-type="string">
            <text:p>julio 2018</text:p>
          </table:table-cell>
          <table:table-cell table:style-name="ce69" office:value-type="float" office:value="67364357" calcext:value-type="float">
            <text:p>67.364.357</text:p>
          </table:table-cell>
          <table:table-cell table:style-name="ce47" office:value-type="float" office:value="19.82" calcext:value-type="float">
            <text:p>19.82</text:p>
          </table:table-cell>
          <table:table-cell table:style-name="ce69" table:formula="of:=[.J6]*[.K6]/100" office:value-type="float" office:value="13351615.5574" calcext:value-type="float">
            <text:p>13.351.616</text:p>
          </table:table-cell>
          <table:table-cell table:style-name="ce47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63" office:value-type="string" calcext:value-type="string">
            <text:p>España</text:p>
          </table:table-cell>
          <table:table-cell table:style-name="ce47" office:value-type="string" calcext:value-type="string">
            <text:p>enero 2018</text:p>
          </table:table-cell>
          <table:table-cell table:style-name="ce69" office:value-type="float" office:value="46723000" calcext:value-type="float">
            <text:p>46.723.000</text:p>
          </table:table-cell>
          <table:table-cell table:style-name="ce47" office:value-type="float" office:value="18.15" calcext:value-type="float">
            <text:p>18.15</text:p>
          </table:table-cell>
          <table:table-cell table:style-name="ce69" table:formula="of:=[.J7]*[.K7]/100" office:value-type="float" office:value="8480224.5" calcext:value-type="float">
            <text:p>8.480.225</text:p>
          </table:table-cell>
          <table:table-cell table:style-name="ce80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47" office:value-type="string" calcext:value-type="string">
            <text:p>Alemania</text:p>
          </table:table-cell>
          <table:table-cell table:style-name="ce81" office:value-type="string" calcext:value-type="string">
            <text:p>julio 2018</text:p>
          </table:table-cell>
          <table:table-cell table:style-name="ce69" office:value-type="float" office:value="80457737" calcext:value-type="float">
            <text:p>80.457.737</text:p>
          </table:table-cell>
          <table:table-cell table:style-name="ce47" office:value-type="float" office:value="22.36" calcext:value-type="float">
            <text:p>22.36</text:p>
          </table:table-cell>
          <table:table-cell table:style-name="ce69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55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5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5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5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5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5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5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5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5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5" office:value-type="date" office:date-value="2020-03-15" calcext:value-type="date">
            <text:p>15/03/20</text:p>
          </table:table-cell>
          <table:table-cell office:value-type="string" calcext:value-type="string">
            <text:p>Cuarentena España </text:p>
          </table:table-cell>
          <table:table-cell table:number-columns-repeated="9"/>
        </table:table-row>
      </table:table>
      <table:table table:name="Fuentes_CCAA" table:style-name="ta1">
        <table:table-column table:style-name="co3" table:default-cell-style-name="ce64"/>
        <table:table-column table:style-name="co3" table:number-columns-repeated="8" table:default-cell-style-name="Default"/>
        <table:table-column table:style-name="co3" table:default-cell-style-name="ce64"/>
        <table:table-column table:style-name="co3" table:number-columns-repeated="5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uente wikipedia al final del día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7"/>
          <table:table-cell table:style-name="ce124" office:value-type="date" office:date-value="2020-03-06" calcext:value-type="date">
            <text:p>06/03/20</text:p>
          </table:table-cell>
          <table:table-cell office:value-type="string" calcext:value-type="string">
            <text:p>Actualización 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8">IA (</text:span><text:span text:style-name="T10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0 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3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59 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,05 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1 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,42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24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7"/>
          <table:table-cell table:style-name="ce124" office:value-type="date" office:date-value="2020-03-07" calcext:value-type="date">
            <text:p>07/03/20</text:p>
          </table:table-cell>
          <table:table-cell office:value-type="string" calcext:value-type="string">
            <text:p>Actualización 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8">IA (</text:span><text:span text:style-name="T10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1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3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,51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7"/>
          <table:table-cell table:style-name="ce124" office:value-type="date" office:date-value="2020-03-08" calcext:value-type="date">
            <text:p>08/03/20</text:p>
          </table:table-cell>
          <table:table-cell office:value-type="string" calcext:value-type="string">
            <text:p>Actualización 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8">IA (</text:span><text:span text:style-name="T10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,2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5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,5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,06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0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,78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7"/>
          <table:table-cell table:style-name="ce124" office:value-type="date" office:date-value="2020-03-09" calcext:value-type="date">
            <text:p>09/03/20</text:p>
          </table:table-cell>
          <table:table-cell office:value-type="string" calcext:value-type="string">
            <text:p>Actualización 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8">IA (</text:span><text:span text:style-name="T10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99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9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0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,9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,9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7,04 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2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6,75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5,57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,14 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7"/>
          <table:table-cell table:style-name="ce124" office:value-type="date" office:date-value="2020-03-10" calcext:value-type="date">
            <text:p>10/03/20</text:p>
          </table:table-cell>
          <table:table-cell office:value-type="string" calcext:value-type="string">
            <text:p>Actualización 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Total*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,88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13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1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92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,3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,6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0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,81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1,74 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,83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5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3,48 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7"/>
          <table:table-cell table:style-name="ce124" office:value-type="date" office:date-value="2020-03-11" calcext:value-type="date">
            <text:p>11/03/20</text:p>
          </table:table-cell>
          <table:table-cell office:value-type="string" calcext:value-type="string">
            <text:p>Actualización 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07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41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3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,4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49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,9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,0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,2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44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5,34 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,03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,19 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56,50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4,55 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7"/>
          <table:table-cell table:style-name="ce124" office:value-type="date" office:date-value="2020-03-12" calcext:value-type="date">
            <text:p>12/03/20</text:p>
          </table:table-cell>
          <table:table-cell office:value-type="string" calcext:value-type="string">
            <text:p>Actualización 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,35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,85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,60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,66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,83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,36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,4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7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30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20,77 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,16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5,67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4,71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6,29 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7"/>
          <table:table-cell table:style-name="ce124" office:value-type="date" office:date-value="2020-03-13" calcext:value-type="date">
            <text:p>13/03/20</text:p>
          </table:table-cell>
          <table:table-cell office:value-type="string" calcext:value-type="string">
            <text:p>Actualización 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,5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06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5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5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9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9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,54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,96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4,08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,7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6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9,79 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3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,8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8,89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6,71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4.209" calcext:value-type="float">
            <text:p>4.209</text:p>
          </table:table-cell>
          <table:table-cell office:value-type="string" calcext:value-type="string">
            <text:p>8,99 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7"/>
          <table:table-cell table:style-name="ce124" office:value-type="date" office:date-value="2020-03-14" calcext:value-type="date">
            <text:p>14/03/20</text:p>
          </table:table-cell>
          <table:table-cell office:value-type="string" calcext:value-type="string">
            <text:p>Actualización 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,5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06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5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5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9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9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,54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,96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4,08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,7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6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9,79 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3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,8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8,89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6,71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4.209" calcext:value-type="float">
            <text:p>4.209</text:p>
          </table:table-cell>
          <table:table-cell office:value-type="string" calcext:value-type="string">
            <text:p>8,99 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14" calcext:value-type="date">
            <text:p>14/03/20</text:p>
          </table:table-cell>
          <table:table-cell office:value-type="string" calcext:value-type="string">
            <text:p>https://en.wikipedia.org/w/index.php?title=2020_coronavirus_pandemic_in_Spain&amp;oldid=945595818</text:p>
          </table:table-cell>
          <table:table-cell table:number-columns-repeated="7"/>
          <table:table-cell table:style-name="ce124" office:value-type="date" office:date-value="2020-03-15" calcext:value-type="date">
            <text:p>15/03/20</text:p>
          </table:table-cell>
          <table:table-cell office:value-type="string" calcext:value-type="string">
            <text:p>Actualización 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<text:span text:style-name="T7"> </text:span><text:span text:style-name="T8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6][2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2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7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68" calcext:value-type="float">
            <text:p>2968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[6][229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0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970" calcext:value-type="float">
            <text:p>59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7[Note 1] 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7753" calcext:value-type="float">
            <text:p>7753</text:p>
          </table:table-cell>
          <table:table-cell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15" calcext:value-type="date">
            <text:p>15/03/20</text:p>
          </table:table-cell>
          <table:table-cell office:value-type="string" calcext:value-type="string">
            <text:p>https://en.wikipedia.org/w/index.php?title=2020_coronavirus_pandemic_in_Spain&amp;oldid=945753684</text:p>
          </table:table-cell>
          <table:table-cell table:number-columns-repeated="7"/>
          <table:table-cell table:style-name="ce125" office:value-type="date" office:date-value="2020-03-16" calcext:value-type="date">
            <text:p>16/03/20</text:p>
          </table:table-cell>
          <table:table-cell office:value-type="string" calcext:value-type="string">
            <text:p>Actualización 46</text:p>
          </table:table-cell>
          <table:table-cell table:number-columns-repeated="4"/>
          <table:table-cell table:style-name="ce55"/>
          <table:table-cell table:number-columns-repeated="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table:style-name="ce55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6,44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3,19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7,21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18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6][230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,20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74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231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3,79 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1,57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[232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7,87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83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9,08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222" calcext:value-type="float">
            <text:p>322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[6][234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.165" calcext:value-type="float">
            <text:p>4.165</text:p>
          </table:table-cell>
          <table:table-cell office:value-type="string" calcext:value-type="string">
            <text:p>62,07 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5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1,73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8,13 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8,17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7534" calcext:value-type="float">
            <text:p>75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517[Note 1] 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9.191" calcext:value-type="float">
            <text:p>9.191</text:p>
          </table:table-cell>
          <table:table-cell office:value-type="string" calcext:value-type="string">
            <text:p>19,30 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SUM([.C312:.C330])" office:value-type="float" office:value="293" calcext:value-type="float">
            <text:p>293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16" calcext:value-type="date">
            <text:p>16/03/20</text:p>
          </table:table-cell>
          <table:table-cell office:value-type="string" calcext:value-type="string">
            <text:p>https://en.wikipedia.org/w/index.php?title=2020_coronavirus_pandemic_in_Spain&amp;oldid=945898174</text:p>
          </table:table-cell>
          <table:table-cell table:number-columns-repeated="6"/>
          <table:table-cell table:style-name="ce55"/>
          <table:table-cell table:style-name="ce124" office:value-type="date" office:date-value="2020-03-17" calcext:value-type="date">
            <text:p>17/03/20</text:p>
          </table:table-cell>
          <table:table-cell office:value-type="string" calcext:value-type="string">
            <text:p>Actualización 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77" office:value-type="string" calcext:value-type="string">
            <text:p><text:span text:style-name="T7"> </text:span><text:span text:style-name="T9">CCAA </text:span></text:p>
          </table:table-cell>
          <table:table-cell table:style-name="ce79" office:value-type="string" calcext:value-type="string">
            <text:p>Total casos </text:p>
          </table:table-cell>
          <table:table-cell table:style-name="ce79" office:value-type="string" calcext:value-type="string">
            <text:p>IA últimos 14 días </text:p>
          </table:table-cell>
          <table:table-cell table:style-name="ce79" office:value-type="string" calcext:value-type="string">
            <text:p>Ingreso en UCI </text:p>
          </table:table-cell>
          <table:table-cell table:style-name="ce79"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77" office:value-type="string" calcext:value-type="string">
            <text:p>Andalucía </text:p>
          </table:table-cell>
          <table:table-cell table:style-name="ce79" office:value-type="float" office:value="683" calcext:value-type="float">
            <text:p>683</text:p>
          </table:table-cell>
          <table:table-cell table:style-name="ce79" office:value-type="string" calcext:value-type="string">
            <text:p>7,97 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77" office:value-type="string" calcext:value-type="string">
            <text:p>Aragón </text:p>
          </table:table-cell>
          <table:table-cell table:style-name="ce79" office:value-type="float" office:value="207" calcext:value-type="float">
            <text:p>207</text:p>
          </table:table-cell>
          <table:table-cell table:style-name="ce79" office:value-type="string" calcext:value-type="string">
            <text:p>15,69 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77" office:value-type="string" calcext:value-type="string">
            <text:p>Asturias </text:p>
          </table:table-cell>
          <table:table-cell table:style-name="ce79" office:value-type="float" office:value="193" calcext:value-type="float">
            <text:p>193</text:p>
          </table:table-cell>
          <table:table-cell table:style-name="ce79" office:value-type="string" calcext:value-type="string">
            <text:p>18,77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77" office:value-type="string" calcext:value-type="string">
            <text:p>Baleares </text:p>
          </table:table-cell>
          <table:table-cell table:style-name="ce79" office:value-type="float" office:value="92" calcext:value-type="float">
            <text:p>92</text:p>
          </table:table-cell>
          <table:table-cell table:style-name="ce79" office:value-type="string" calcext:value-type="string">
            <text:p>7,83 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2" calcext:value-type="float">
            <text:p>68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[6][264]</text:p>
          </table:table-cell>
          <table:table-cell table:number-columns-repeated="3"/>
          <table:table-cell table:style-name="ce77" office:value-type="string" calcext:value-type="string">
            <text:p>Canarias </text:p>
          </table:table-cell>
          <table:table-cell table:style-name="ce79" office:value-type="float" office:value="148" calcext:value-type="float">
            <text:p>148</text:p>
          </table:table-cell>
          <table:table-cell table:style-name="ce79" office:value-type="string" calcext:value-type="string">
            <text:p>6,55 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77" office:value-type="string" calcext:value-type="string">
            <text:p>Cantabria </text:p>
          </table:table-cell>
          <table:table-cell table:style-name="ce79" office:value-type="float" office:value="58" calcext:value-type="float">
            <text:p>58</text:p>
          </table:table-cell>
          <table:table-cell table:style-name="ce79" office:value-type="string" calcext:value-type="string">
            <text:p>8,26 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6][111]</text:p>
          </table:table-cell>
          <table:table-cell table:number-columns-repeated="3"/>
          <table:table-cell table:style-name="ce77" office:value-type="string" calcext:value-type="string">
            <text:p>Castilla-La Mancha </text:p>
          </table:table-cell>
          <table:table-cell table:style-name="ce79" office:value-type="float" office:value="567" calcext:value-type="float">
            <text:p>567</text:p>
          </table:table-cell>
          <table:table-cell table:style-name="ce79" office:value-type="string" calcext:value-type="string">
            <text:p>27,55 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[265]</text:p>
          </table:table-cell>
          <table:table-cell table:number-columns-repeated="3"/>
          <table:table-cell table:style-name="ce77" office:value-type="string" calcext:value-type="string">
            <text:p>Castilla y León </text:p>
          </table:table-cell>
          <table:table-cell table:style-name="ce79" office:value-type="float" office:value="431" calcext:value-type="float">
            <text:p>431</text:p>
          </table:table-cell>
          <table:table-cell table:style-name="ce79" office:value-type="string" calcext:value-type="string">
            <text:p>17,63 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77" office:value-type="string" calcext:value-type="string">
            <text:p>Cataluña </text:p>
          </table:table-cell>
          <table:table-cell table:style-name="ce79" office:value-type="float" office:value="1.394" calcext:value-type="float">
            <text:p>1.394</text:p>
          </table:table-cell>
          <table:table-cell table:style-name="ce79" office:value-type="string" calcext:value-type="string">
            <text:p>17,97 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373" calcext:value-type="float">
            <text:p>13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[266][6]</text:p>
          </table:table-cell>
          <table:table-cell table:number-columns-repeated="3"/>
          <table:table-cell table:style-name="ce77" office:value-type="string" calcext:value-type="string">
            <text:p>Ceuta 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1,18 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77" office:value-type="string" calcext:value-type="string">
            <text:p>C. Valenciana </text:p>
          </table:table-cell>
          <table:table-cell table:style-name="ce79" office:value-type="float" office:value="541" calcext:value-type="float">
            <text:p>541</text:p>
          </table:table-cell>
          <table:table-cell table:style-name="ce79" office:value-type="string" calcext:value-type="string">
            <text:p>10,51 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77" office:value-type="string" calcext:value-type="string">
            <text:p>Extremadura </text:p>
          </table:table-cell>
          <table:table-cell table:style-name="ce79" office:value-type="float" office:value="153" calcext:value-type="float">
            <text:p>153</text:p>
          </table:table-cell>
          <table:table-cell table:style-name="ce79" office:value-type="string" calcext:value-type="string">
            <text:p>13,77 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table:style-name="ce77" office:value-type="string" calcext:value-type="string">
            <text:p>Galicia </text:p>
          </table:table-cell>
          <table:table-cell table:style-name="ce79" office:value-type="float" office:value="292" calcext:value-type="float">
            <text:p>292</text:p>
          </table:table-cell>
          <table:table-cell table:style-name="ce79" office:value-type="string" calcext:value-type="string">
            <text:p>10,82 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843" calcext:value-type="float">
            <text:p>3843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[6][268]</text:p>
          </table:table-cell>
          <table:table-cell table:number-columns-repeated="3"/>
          <table:table-cell table:style-name="ce77" office:value-type="string" calcext:value-type="string">
            <text:p>Madrid </text:p>
          </table:table-cell>
          <table:table-cell table:style-name="ce79" office:value-type="float" office:value="4.871" calcext:value-type="float">
            <text:p>4.871</text:p>
          </table:table-cell>
          <table:table-cell table:style-name="ce79" office:value-type="string" calcext:value-type="string">
            <text:p>72,37 </text:p>
          </table:table-cell>
          <table:table-cell table:style-name="ce79" office:value-type="float" office:value="340" calcext:value-type="float">
            <text:p>340</text:p>
          </table:table-cell>
          <table:table-cell table:style-name="ce79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69]</text:p>
          </table:table-cell>
          <table:table-cell table:number-columns-repeated="3"/>
          <table:table-cell table:style-name="ce77" office:value-type="string" calcext:value-type="string">
            <text:p>Melilla 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string" calcext:value-type="string">
            <text:p>19,66 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77" office:value-type="string" calcext:value-type="string">
            <text:p>Murcia </text:p>
          </table:table-cell>
          <table:table-cell table:style-name="ce79" office:value-type="float" office:value="97" calcext:value-type="float">
            <text:p>97</text:p>
          </table:table-cell>
          <table:table-cell table:style-name="ce79" office:value-type="string" calcext:value-type="string">
            <text:p>6,49 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77" office:value-type="string" calcext:value-type="string">
            <text:p>Navarra </text:p>
          </table:table-cell>
          <table:table-cell table:style-name="ce79" office:value-type="float" office:value="313" calcext:value-type="float">
            <text:p>313</text:p>
          </table:table-cell>
          <table:table-cell table:style-name="ce79" office:value-type="string" calcext:value-type="string">
            <text:p>47,69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table:style-name="ce77" office:value-type="string" calcext:value-type="string">
            <text:p>País Vasco </text:p>
          </table:table-cell>
          <table:table-cell table:style-name="ce79" office:value-type="float" office:value="765" calcext:value-type="float">
            <text:p>765</text:p>
          </table:table-cell>
          <table:table-cell table:style-name="ce79" office:value-type="string" calcext:value-type="string">
            <text:p>34,06 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77" office:value-type="string" calcext:value-type="string">
            <text:p>La Rioja </text:p>
          </table:table-cell>
          <table:table-cell table:style-name="ce79" office:value-type="float" office:value="355" calcext:value-type="float">
            <text:p>355</text:p>
          </table:table-cell>
          <table:table-cell table:style-name="ce79" office:value-type="string" calcext:value-type="string">
            <text:p>111,11 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9430" calcext:value-type="float">
            <text:p>943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30[Note 1] 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77" office:value-type="string" calcext:value-type="string">
            <text:p>Total </text:p>
          </table:table-cell>
          <table:table-cell table:style-name="ce79" office:value-type="float" office:value="11.178" calcext:value-type="float">
            <text:p>11.178</text:p>
          </table:table-cell>
          <table:table-cell table:style-name="ce79" office:value-type="string" calcext:value-type="string">
            <text:p>23,45 </text:p>
          </table:table-cell>
          <table:table-cell table:style-name="ce79" office:value-type="float" office:value="563" calcext:value-type="float">
            <text:p>563</text:p>
          </table:table-cell>
          <table:table-cell table:style-name="ce79"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SUM([.C337:.C355])" office:value-type="float" office:value="342" calcext:value-type="float">
            <text:p>342</text:p>
          </table:table-cell>
          <table:table-cell/>
          <table:table-cell table:formula="of:=SUM([.E337:.E355])" office:value-type="float" office:value="9933" calcext:value-type="float">
            <text:p>993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124" office:value-type="date" office:date-value="2020-03-17" calcext:value-type="date">
            <text:p>17/03/20</text:p>
          </table:table-cell>
          <table:table-cell office:value-type="string" calcext:value-type="string">
            <text:p>https://en.wikipedia.org/w/index.php?title=2020_coronavirus_pandemic_in_Spain&amp;oldid=946076853</text:p>
          </table:table-cell>
          <table:table-cell table:number-columns-repeated="7"/>
          <table:table-cell table:style-name="ce124" office:value-type="date" office:date-value="2020-03-18" calcext:value-type="date">
            <text:p>18/03/20</text:p>
          </table:table-cell>
          <table:table-cell office:value-type="string" calcext:value-type="string">
            <text:p>Actualización 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table:style-name="Default" office:value-type="string" calcext:value-type="string">
            <text:p><text:span text:style-name="T7"> </text:span><text:span text:style-name="T8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ndalusia Andalusia 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Andalucía 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0,07 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ndalusia Andalusia 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Aragón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7,13 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ragon Aragon 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Asturias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3,46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Baleares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31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765" calcext:value-type="float">
            <text:p>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Canarias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8,08 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nary Islands Canary Islands 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Cantabria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,98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Castilla-La Mancha 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2,61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astile and León Castile and León </text:p>
          </table:table-cell>
          <table:table-cell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Castilla y León 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7,38 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astilla–La Mancha Castilla–La Mancha </text:p>
          </table:table-cell>
          <table:table-cell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62" calcext:value-type="float">
            <text:p>6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Cataluña </text:p>
          </table:table-cell>
          <table:table-cell office:value-type="float" office:value="1.866" calcext:value-type="float">
            <text:p>1.866</text:p>
          </table:table-cell>
          <table:table-cell office:value-type="string" calcext:value-type="string">
            <text:p>24,12 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atalonia Catalonia 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1866" calcext:value-type="float">
            <text:p>18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uta 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C. Valenciana 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4,13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4871" calcext:value-type="float">
            <text:p>48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Extremadur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7,61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Galicia 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2,59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licia (Spain) Galicia 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Madrid 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83,55 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Community of Madrid Community of Madrid </text:p>
          </table:table-cell>
          <table:table-cell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Melill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,12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Melilla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Murcia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1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Navarra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58,54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gion of Murcia Murcia 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País Vasco 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43,30 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sque Country (autonomous community) Basque Country </text:p>
          </table:table-cell>
          <table:table-cell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La Rioja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30,05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Rioja (Spain) La Rioja 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1826" calcext:value-type="float">
            <text:p>118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Total </text:p>
          </table:table-cell>
          <table:table-cell office:value-type="float" office:value="13.716" calcext:value-type="float">
            <text:p>13.716</text:p>
          </table:table-cell>
          <table:table-cell office:value-type="string" calcext:value-type="string">
            <text:p>28,75 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612" calcext:value-type="float">
            <text:p>612</text:p>
          </table:table-cell>
          <table:table-cell office:value-type="float" office:value="14552" calcext:value-type="float">
            <text:p>14552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/>
          <table:table-cell table:formula="of:=SUM([.B362:.B380])" office:value-type="float" office:value="11826" calcext:value-type="float">
            <text:p>11826</text:p>
          </table:table-cell>
          <table:table-cell table:formula="of:=SUM([.C362:.C380])" office:value-type="float" office:value="533" calcext:value-type="float">
            <text:p>533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]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table:style-name="Default" office:value-type="string" calcext:value-type="string">
            <text:p>PROVISIONAL</text:p>
          </table:table-cell>
          <table:table-cell/>
          <table:table-cell table:style-name="ce64"/>
          <table:table-cell table:number-columns-repeated="6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sia Andalusia 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973" calcext:value-type="float">
            <text:p>9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on Aragon 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Asturias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ic Islands Balearic Island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sque Country (autonomous community) Basque Country </text:p>
          </table:table-cell>
          <table:table-cell office:value-type="float" office:value="765" calcext:value-type="float">
            <text:p>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75" calcext:value-type="float">
            <text:p>6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y Islands Canary Islands 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2702" calcext:value-type="float">
            <text:p>27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Cantabria 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–La Mancha Castilla–La Mancha </text:p>
          </table:table-cell>
          <table:table-cell office:value-type="float" office:value="662" calcext:value-type="float">
            <text:p>6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5637" calcext:value-type="float">
            <text:p>563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e and León Castile and León </text:p>
          </table:table-cell>
          <table:table-cell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onia Catalonia </text:p>
          </table:table-cell>
          <table:table-cell office:value-type="float" office:value="1866" calcext:value-type="float">
            <text:p>18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Extremadura 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(Spain) Galicia 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ommunity of Madrid Community of Madrid </text:p>
          </table:table-cell>
          <table:table-cell office:value-type="float" office:value="4871" calcext:value-type="float">
            <text:p>48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Region of Murcia Murcia 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4552" calcext:value-type="float">
            <text:p>145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e Navarre 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La Rioja (Spain) La Rioja 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SUM([.B386:.B404])" office:value-type="float" office:value="14575" calcext:value-type="float">
            <text:p>14575</text:p>
          </table:table-cell>
          <table:table-cell table:formula="of:=SUM([.C386:.C404])" office:value-type="float" office:value="612" calcext:value-type="float">
            <text:p>612</text:p>
          </table:table-cell>
          <table:table-cell table:number-columns-repeated="6"/>
          <table:table-cell office:value-type="string" calcext:value-type="string">
            <text:p>Valencian Community Valencian Community </text:p>
          </table:table-cell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OTAL </text:p>
          </table:table-cell>
          <table:table-cell office:value-type="float" office:value="11748" calcext:value-type="float">
            <text:p>1174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ce64"/>
          <table:table-cell table:number-columns-repeated="15"/>
        </table:table-row>
        <table:table-row table:style-name="ro1" table:number-rows-repeated="104816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1" table:target-range-address="Hoja2.B59:Hoja2.U72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23:15:18.15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18T23:04:22.119000000</dc:date>
    <meta:editing-duration>P2DT9H38M42S</meta:editing-duration>
    <meta:editing-cycles>146</meta:editing-cycles>
    <meta:generator>LibreOffice/6.4.0.3$Windows_X86_64 LibreOffice_project/b0a288ab3d2d4774cb44b62f04d5d28733ac6df8</meta:generator>
    <meta:document-statistic meta:table-count="9" meta:cell-count="8238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49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9:Hoja1.F36 Hoja1.C8:Hoja1.F8" chart:data-source-has-labels="both" svg:x="0.077cm" svg:y="0.827cm" svg:width="14.609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36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6" chart:label-cell-address="Hoja1.C8:Hoja1.C8" chart:class="chart:line">
            <chart:data-point chart:repeated="28"/>
          </chart:series>
          <chart:series chart:style-name="ch9" chart:values-cell-range-address="Hoja1.D9:Hoja1.D36" chart:label-cell-address="Hoja1.D8:Hoja1.D8" chart:class="chart:line">
            <chart:data-point chart:repeated="28"/>
          </chart:series>
          <chart:series chart:style-name="ch10" chart:values-cell-range-address="Hoja1.E9:Hoja1.E36" chart:label-cell-address="Hoja1.E8:Hoja1.E8" chart:class="chart:line">
            <chart:data-point chart:repeated="28"/>
          </chart:series>
          <chart:series chart:style-name="ch11" chart:values-cell-range-address="Hoja1.F9:Hoja1.F36" chart:label-cell-address="Hoja1.F8:Hoja1.F8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6</svg:desc>
                </draw:g>
              </table:table-cell>
              <table:table-cell office:value-type="float" office:value="3">
                <text:p>3</text:p>
                <draw:g>
                  <svg:desc>Hoja1.C9:Hoja1.C36</svg:desc>
                </draw:g>
              </table:table-cell>
              <table:table-cell office:value-type="float" office:value="NaN">
                <text:p>NaN</text:p>
                <draw:g>
                  <svg:desc>Hoja1.D9:Hoja1.D36</svg:desc>
                </draw:g>
              </table:table-cell>
              <table:table-cell office:value-type="float" office:value="NaN">
                <text:p>NaN</text:p>
                <draw:g>
                  <svg:desc>Hoja1.E9:Hoja1.E36</svg:desc>
                </draw:g>
              </table:table-cell>
              <table:table-cell office:value-type="float" office:value="NaN">
                <text:p>NaN</text:p>
                <draw:g>
                  <svg:desc>Hoja1.F9:Hoja1.F3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25">
                <text:p>125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69">
                <text:p>169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228">
                <text:p>22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82">
                <text:p>282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1231">
                <text:p>1231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95">
                <text:p>1695</text:p>
              </table:table-cell>
              <table:table-cell office:value-type="float" office:value="1784">
                <text:p>178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277">
                <text:p>2277</text:p>
              </table:table-cell>
              <table:table-cell office:value-type="float" office:value="2281">
                <text:p>228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3146">
                <text:p>3146</text:p>
              </table:table-cell>
              <table:table-cell office:value-type="float" office:value="2876">
                <text:p>287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5232">
                <text:p>5232</text:p>
              </table:table-cell>
              <table:table-cell office:value-type="float" office:value="3661">
                <text:p>366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6313">
                <text:p>6313</text:p>
              </table:table-cell>
              <table:table-cell office:value-type="float" office:value="4500">
                <text:p>45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4747">
                <text:p>24747</text:p>
              </table:table-cell>
              <table:table-cell office:value-type="float" office:value="7798">
                <text:p>7798</text:p>
              </table:table-cell>
              <table:table-cell office:value-type="float" office:value="5400">
                <text:p>54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7980">
                <text:p>27980</text:p>
              </table:table-cell>
              <table:table-cell office:value-type="float" office:value="9933">
                <text:p>9933</text:p>
              </table:table-cell>
              <table:table-cell office:value-type="float" office:value="6633">
                <text:p>663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506">
                <text:p>31506</text:p>
              </table:table-cell>
              <table:table-cell office:value-type="float" office:value="11784">
                <text:p>11784</text:p>
              </table:table-cell>
              <table:table-cell office:value-type="float" office:value="7730">
                <text:p>7730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713">
                <text:p>35713</text:p>
              </table:table-cell>
              <table:table-cell office:value-type="float" office:value="14575">
                <text:p>14575</text:p>
              </table:table-cell>
              <table:table-cell office:value-type="float" office:value="9134">
                <text:p>9134</text:p>
              </table:table-cell>
              <table:table-cell office:value-type="float" office:value="8198">
                <text:p>8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0.821cm" svg:y="0.159cm" chart:style-name="ch2">
          <text:p>Covid-19 (muertes diaria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H42:Hoja3.L69 Hoja3.I41:Hoja3.L41" chart:data-source-has-labels="both" svg:x="0.264cm" svg:y="0.83cm" svg:width="14.427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H42:Hoja3.H69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42:Hoja3.I69" chart:label-cell-address="Hoja3.I41:Hoja3.I41" chart:class="chart:line">
            <chart:data-point chart:repeated="28"/>
          </chart:series>
          <chart:series chart:style-name="ch9" chart:values-cell-range-address="Hoja3.J42:Hoja3.J69" chart:label-cell-address="Hoja3.J41:Hoja3.J41" chart:class="chart:line">
            <chart:data-point chart:repeated="28"/>
          </chart:series>
          <chart:series chart:style-name="ch10" chart:values-cell-range-address="Hoja3.K42:Hoja3.K69" chart:label-cell-address="Hoja3.K41:Hoja3.K41" chart:class="chart:line">
            <chart:data-point chart:repeated="28"/>
          </chart:series>
          <chart:series chart:style-name="ch11" chart:values-cell-range-address="Hoja3.L42:Hoja3.L69" chart:label-cell-address="Hoja3.L41:Hoja3.L41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41:Hoja3.I41</svg:desc>
                </draw:g>
              </table:table-cell>
              <table:table-cell office:value-type="string">
                <text:p>España</text:p>
                <draw:g>
                  <svg:desc>Hoja3.J41:Hoja3.J41</svg:desc>
                </draw:g>
              </table:table-cell>
              <table:table-cell office:value-type="string">
                <text:p>Francia</text:p>
                <draw:g>
                  <svg:desc>Hoja3.K41:Hoja3.K41</svg:desc>
                </draw:g>
              </table:table-cell>
              <table:table-cell office:value-type="string">
                <text:p>Alemania</text:p>
                <draw:g>
                  <svg:desc>Hoja3.L41:Hoja3.L41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42:Hoja3.H69</svg:desc>
                </draw:g>
              </table:table-cell>
              <table:table-cell office:value-type="float" office:value="NaN">
                <text:p>NaN</text:p>
                <draw:g>
                  <svg:desc>Hoja3.I42:Hoja3.I69</svg:desc>
                </draw:g>
              </table:table-cell>
              <table:table-cell office:value-type="float" office:value="NaN">
                <text:p>NaN</text:p>
                <draw:g>
                  <svg:desc>Hoja3.J42:Hoja3.J69</svg:desc>
                </draw:g>
              </table:table-cell>
              <table:table-cell office:value-type="float" office:value="NaN">
                <text:p>NaN</text:p>
                <draw:g>
                  <svg:desc>Hoja3.K42:Hoja3.K69</svg:desc>
                </draw:g>
              </table:table-cell>
              <table:table-cell office:value-type="float" office:value="NaN">
                <text:p>NaN</text:p>
                <draw:g>
                  <svg:desc>Hoja3.L42:Hoja3.L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0740669252441787">
                <text:p>0.0740669252441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074066925244178">
                <text:p>0.074066925244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148133850488356">
                <text:p>0.148133850488356</text:p>
              </table:table-cell>
              <table:table-cell office:value-type="float" office:value="0">
                <text:p>0</text:p>
              </table:table-cell>
              <table:table-cell office:value-type="float" office:value="0.0748973033039254">
                <text:p>0.0748973033039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29626770097671">
                <text:p>0.29626770097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59253540195343">
                <text:p>0.59253540195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37033462622089">
                <text:p>0.37033462622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3320465439521">
                <text:p>1.33320465439521</text:p>
              </table:table-cell>
              <table:table-cell office:value-type="float" office:value="0">
                <text:p>0</text:p>
              </table:table-cell>
              <table:table-cell office:value-type="float" office:value="0.074897303303926">
                <text:p>0.074897303303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99980698159281">
                <text:p>1.99980698159281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6">
                <text:p>0.074897303303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.073873906837">
                <text:p>2.07387390683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03674393501132">
                <text:p>3.03674393501132</text:p>
              </table:table-cell>
              <table:table-cell office:value-type="float" office:value="0">
                <text:p>0</text:p>
              </table:table-cell>
              <table:table-cell office:value-type="float" office:value="0.224691909911776">
                <text:p>0.22469190991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3.6292793369647">
                <text:p>3.6292793369647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0.149794606607852">
                <text:p>0.149794606607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.6664093087904">
                <text:p>2.6664093087904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9.8509010574757">
                <text:p>9.8509010574757</text:p>
              </table:table-cell>
              <table:table-cell office:value-type="float" office:value="0.78579718731755">
                <text:p>0.78579718731755</text:p>
              </table:table-cell>
              <table:table-cell office:value-type="float" office:value="0.22469190991178">
                <text:p>0.2246919099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7.1844917486853">
                <text:p>7.1844917486853</text:p>
              </table:table-cell>
              <table:table-cell office:value-type="float" office:value="1.45933763358973">
                <text:p>1.45933763358973</text:p>
              </table:table-cell>
              <table:table-cell office:value-type="float" office:value="0.14979460660785">
                <text:p>0.14979460660785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2.443243441022">
                <text:p>12.443243441022</text:p>
              </table:table-cell>
              <table:table-cell office:value-type="float" office:value="0.67354044627218">
                <text:p>0.67354044627218</text:p>
              </table:table-cell>
              <table:table-cell office:value-type="float" office:value="0.67407572973533">
                <text:p>0.67407572973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4.5171173478589">
                <text:p>14.5171173478589</text:p>
              </table:table-cell>
              <table:table-cell office:value-type="float" office:value="1.23482415149901">
                <text:p>1.23482415149901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055585355482245">
                <text:p>0.05558535548224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3.9986488711497">
                <text:p>13.9986488711497</text:p>
              </table:table-cell>
              <table:table-cell office:value-type="float" office:value="3.59221571345164">
                <text:p>3.59221571345164</text:p>
              </table:table-cell>
              <table:table-cell office:value-type="float" office:value="0.97366494295103">
                <text:p>0.97366494295103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8.5167313110446">
                <text:p>18.5167313110446</text:p>
              </table:table-cell>
              <table:table-cell office:value-type="float" office:value="5.16381008808675">
                <text:p>5.16381008808675</text:p>
              </table:table-cell>
              <table:table-cell office:value-type="float" office:value="1.34815145947067">
                <text:p>1.34815145947067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.9617119177313">
                <text:p>12.9617119177313</text:p>
              </table:table-cell>
              <table:table-cell office:value-type="float" office:value="7.6334583910847">
                <text:p>7.6334583910847</text:p>
              </table:table-cell>
              <table:table-cell office:value-type="float" office:value="0.8987676396471">
                <text:p>0.898767639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7.256628489858">
                <text:p>27.256628489858</text:p>
              </table:table-cell>
              <table:table-cell office:value-type="float" office:value="11.2256741045364">
                <text:p>11.2256741045364</text:p>
              </table:table-cell>
              <table:table-cell office:value-type="float" office:value="2.17202179581385">
                <text:p>2.17202179581385</text:p>
              </table:table-cell>
              <table:table-cell office:value-type="float" office:value="0.222341421928979">
                <text:p>0.22234142192897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5.849356910218">
                <text:p>25.849356910218</text:p>
              </table:table-cell>
              <table:table-cell office:value-type="float" office:value="15.6036870053056">
                <text:p>15.6036870053056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.553089209241">
                <text:p>25.553089209241</text:p>
              </table:table-cell>
              <table:table-cell office:value-type="float" office:value="6.6231477216765">
                <text:p>6.6231477216765</text:p>
              </table:table-cell>
              <table:table-cell office:value-type="float" office:value="2.022227189206">
                <text:p>2.022227189206</text:p>
              </table:table-cell>
              <table:table-cell office:value-type="float" office:value="0.500268199340205">
                <text:p>0.50026819934020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.1817894909849">
                <text:p>35.1817894909849</text:p>
              </table:table-cell>
              <table:table-cell office:value-type="float" office:value="13.583065666489">
                <text:p>13.583065666489</text:p>
              </table:table-cell>
              <table:table-cell office:value-type="float" office:value="5.16791392797085">
                <text:p>5.16791392797085</text:p>
              </table:table-cell>
              <table:table-cell office:value-type="float" office:value="0.222341421928975">
                <text:p>0.2223414219289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H9:Hoja3.L37 Hoja3.I8:Hoja3.L8" chart:data-source-has-labels="both" svg:x="-0.027cm" svg:y="0.829cm" svg:width="14.71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H9:Hoja3.H37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9:Hoja3.I37" chart:label-cell-address="Hoja3.I8:Hoja3.I8" chart:class="chart:line">
            <chart:data-point chart:repeated="29"/>
          </chart:series>
          <chart:series chart:style-name="ch9" chart:values-cell-range-address="Hoja3.J9:Hoja3.J37" chart:label-cell-address="Hoja3.J8:Hoja3.J8" chart:class="chart:line">
            <chart:data-point chart:repeated="29"/>
          </chart:series>
          <chart:series chart:style-name="ch10" chart:values-cell-range-address="Hoja3.K9:Hoja3.K37" chart:label-cell-address="Hoja3.K8:Hoja3.K8" chart:class="chart:line">
            <chart:data-point chart:repeated="29"/>
          </chart:series>
          <chart:series chart:style-name="ch11" chart:values-cell-range-address="Hoja3.L9:Hoja3.L37" chart:label-cell-address="Hoja3.L8:Hoja3.L8" chart:class="chart:line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8:Hoja3.I8</svg:desc>
                </draw:g>
              </table:table-cell>
              <table:table-cell office:value-type="string">
                <text:p>España</text:p>
                <draw:g>
                  <svg:desc>Hoja3.J8:Hoja3.J8</svg:desc>
                </draw:g>
              </table:table-cell>
              <table:table-cell office:value-type="string">
                <text:p>Francia</text:p>
                <draw:g>
                  <svg:desc>Hoja3.K8:Hoja3.K8</svg:desc>
                </draw:g>
              </table:table-cell>
              <table:table-cell office:value-type="string">
                <text:p>Alemania</text:p>
                <draw:g>
                  <svg:desc>Hoja3.L8:Hoja3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9:Hoja3.H37</svg:desc>
                </draw:g>
              </table:table-cell>
              <table:table-cell office:value-type="float" office:value="NaN">
                <text:p>NaN</text:p>
                <draw:g>
                  <svg:desc>Hoja3.I9:Hoja3.I37</svg:desc>
                </draw:g>
              </table:table-cell>
              <table:table-cell office:value-type="float" office:value="NaN">
                <text:p>NaN</text:p>
                <draw:g>
                  <svg:desc>Hoja3.J9:Hoja3.J37</svg:desc>
                </draw:g>
              </table:table-cell>
              <table:table-cell office:value-type="float" office:value="NaN">
                <text:p>NaN</text:p>
                <draw:g>
                  <svg:desc>Hoja3.K9:Hoja3.K37</svg:desc>
                </draw:g>
              </table:table-cell>
              <table:table-cell office:value-type="float" office:value="NaN">
                <text:p>NaN</text:p>
                <draw:g>
                  <svg:desc>Hoja3.L9:Hoja3.L3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8.86828254258375">
                <text:p>8.86828254258375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0320926306705">
                <text:p>14.0320926306705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8912251262916">
                <text:p>32.891225126291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48.4949121315972">
                <text:p>48.4949121315972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0.778194976751425">
                <text:p>0.7781949767514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.27846317609163">
                <text:p>1.2784631760916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8.7011255197627">
                <text:p>68.7011255197627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1.50080459802061">
                <text:p>1.50080459802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20.001cm" xlink:href=".." xlink:type="simple" chart:class="chart:bar" chart:style-name="ch1">
        <chart:title svg:x="1.161cm" svg:y="0.536cm" chart:style-name="ch2">
          <text:p>Muertes Covid-19 frente al total de muertes por otras enfermedades de mayores de 65 años (2018) - España</text:p>
        </chart:title>
        <chart:plot-area chart:style-name="ch3" table:cell-range-address="Hoja3.T9:Hoja3.U28" chart:data-source-has-labels="column" svg:x="0.399cm" svg:y="1.714cm" svg:width="23.434cm" svg:height="17.773cm">
          <chartooo:coordinate-region svg:x="7.106cm" svg:y="1.714cm" svg:width="15.971cm" svg:height="17.126cm"/>
          <chart:axis chart:dimension="x" chart:name="primary-x" chart:style-name="ch4" chartooo:axis-type="auto">
            <chartooo:date-scale/>
            <chart:categories table:cell-range-address="Hoja3.T9:Hoja3.T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U9:Hoja3.U28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U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T9:Hoja3.T28</svg:desc>
                </draw:g>
              </table:table-cell>
              <table:table-cell office:value-type="float" office:value="109984">
                <text:p>109984</text:p>
                <draw:g>
                  <svg:desc>Hoja3.U9:Hoja3.U28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18 de marzo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Covid-19 – 15 de marzo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Covid-19 – 8 de marz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vid-19 – 1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59cm" svg:y="0.122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N9:Hoja3.R36 Hoja3.O8:Hoja3.R8" chart:data-source-has-labels="both" svg:x="0.926cm" svg:y="0.829cm" svg:width="13.765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N9:Hoja3.N36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O9:Hoja3.O36" chart:label-cell-address="Hoja3.O8:Hoja3.O8" chart:class="chart:line">
            <chart:data-point chart:repeated="28"/>
          </chart:series>
          <chart:series chart:style-name="ch9" chart:values-cell-range-address="Hoja3.P9:Hoja3.P36" chart:label-cell-address="Hoja3.P8:Hoja3.P8" chart:class="chart:line">
            <chart:data-point chart:repeated="28"/>
          </chart:series>
          <chart:series chart:style-name="ch10" chart:values-cell-range-address="Hoja3.Q9:Hoja3.Q36" chart:label-cell-address="Hoja3.Q8:Hoja3.Q8" chart:class="chart:line">
            <chart:data-point chart:repeated="28"/>
          </chart:series>
          <chart:series chart:style-name="ch11" chart:values-cell-range-address="Hoja3.R9:Hoja3.R36" chart:label-cell-address="Hoja3.R8:Hoja3.R8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O8:Hoja3.O8</svg:desc>
                </draw:g>
              </table:table-cell>
              <table:table-cell office:value-type="string">
                <text:p>España</text:p>
                <draw:g>
                  <svg:desc>Hoja3.P8:Hoja3.P8</svg:desc>
                </draw:g>
              </table:table-cell>
              <table:table-cell office:value-type="string">
                <text:p>Francia</text:p>
                <draw:g>
                  <svg:desc>Hoja3.Q8:Hoja3.Q8</svg:desc>
                </draw:g>
              </table:table-cell>
              <table:table-cell office:value-type="string">
                <text:p>Alemania</text:p>
                <draw:g>
                  <svg:desc>Hoja3.R8:Hoja3.R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N9:Hoja3.N36</svg:desc>
                </draw:g>
              </table:table-cell>
              <table:table-cell office:value-type="float" office:value="NaN">
                <text:p>NaN</text:p>
                <draw:g>
                  <svg:desc>Hoja3.O9:Hoja3.O36</svg:desc>
                </draw:g>
              </table:table-cell>
              <table:table-cell office:value-type="float" office:value="NaN">
                <text:p>NaN</text:p>
                <draw:g>
                  <svg:desc>Hoja3.P9:Hoja3.P36</svg:desc>
                </draw:g>
              </table:table-cell>
              <table:table-cell office:value-type="float" office:value="NaN">
                <text:p>NaN</text:p>
                <draw:g>
                  <svg:desc>Hoja3.Q9:Hoja3.Q36</svg:desc>
                </draw:g>
              </table:table-cell>
              <table:table-cell office:value-type="float" office:value="NaN">
                <text:p>NaN</text:p>
                <draw:g>
                  <svg:desc>Hoja3.R9:Hoja3.R3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12.5">
                <text:p>12.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">
                <text:p>0.8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1.18343195266272">
                <text:p>1.18343195266272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2.19178082191781">
                <text:p>2.19178082191781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2.52225519287834">
                <text:p>2.52225519287834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2.43704305442729">
                <text:p>2.43704305442729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2389380530973">
                <text:p>2.12389380530973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2779552715655">
                <text:p>0.1277955271565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0641194554238">
                <text:p>2.0641194554238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2594099694812">
                <text:p>0.15259409969481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51112523839797">
                <text:p>2.51112523839797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182149362477231">
                <text:p>0.1821493624772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38914373088685">
                <text:p>2.38914373088685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3.05718358941866">
                <text:p>3.05718358941866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174482006543075">
                <text:p>0.1744820065430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.30997696690508">
                <text:p>7.30997696690508</text:p>
              </table:table-cell>
              <table:table-cell office:value-type="float" office:value="3.7573736855604">
                <text:p>3.757373685560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206433855152245">
                <text:p>0.20643385515224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71265189421015">
                <text:p>7.71265189421015</text:p>
              </table:table-cell>
              <table:table-cell office:value-type="float" office:value="4.34913923286016">
                <text:p>4.34913923286016</text:p>
              </table:table-cell>
              <table:table-cell office:value-type="float" office:value="2.23126790290969">
                <text:p>2.23126790290969</text:p>
              </table:table-cell>
              <table:table-cell office:value-type="float" office:value="0.232867598137059">
                <text:p>0.23286759813705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.94451850441186">
                <text:p>7.9445185044118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.26390685640362">
                <text:p>2.26390685640362</text:p>
              </table:table-cell>
              <table:table-cell office:value-type="float" office:value="0.321408608160984">
                <text:p>0.3214086081609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.33870019320696">
                <text:p>8.33870019320696</text:p>
              </table:table-cell>
              <table:table-cell office:value-type="float" office:value="4.19897084048028">
                <text:p>4.19897084048028</text:p>
              </table:table-cell>
              <table:table-cell office:value-type="float" office:value="2.67133785855047">
                <text:p>2.67133785855047</text:p>
              </table:table-cell>
              <table:table-cell office:value-type="float" office:value="0.329348621615028">
                <text:p>0.3293486216150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0.643cm" svg:y="10.879cm" style:legend-expansion="custom" chartooo:width="14.159cm" chartooo:height="1.096cm" style:legend-expansion-aspect-ratio="12.918795620438" chart:style-name="ch3"/>
        <chart:plot-area chart:style-name="ch4" table:cell-range-address="Hoja3.B73:Hoja3.G90 Hoja3.C72:Hoja3.G72" chart:data-source-has-labels="both" svg:x="-0.028cm" svg:y="0.829cm" svg:width="14.77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73:Hoja3.B9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73:Hoja3.C90" chart:label-cell-address="Hoja3.C72:Hoja3.C72" chart:class="chart:line">
            <chart:data-point chart:repeated="18"/>
          </chart:series>
          <chart:series chart:style-name="ch9" chart:values-cell-range-address="Hoja3.D73:Hoja3.D90" chart:label-cell-address="Hoja3.D72:Hoja3.D72" chart:class="chart:line">
            <chart:data-point chart:repeated="18"/>
          </chart:series>
          <chart:series chart:style-name="ch10" chart:values-cell-range-address="Hoja3.E73:Hoja3.E90" chart:label-cell-address="Hoja3.E72:Hoja3.E72" chart:class="chart:line">
            <chart:data-point chart:repeated="18"/>
          </chart:series>
          <chart:series chart:style-name="ch11" chart:values-cell-range-address="Hoja3.F73:Hoja3.F90" chart:label-cell-address="Hoja3.F72:Hoja3.F72" chart:class="chart:line">
            <chart:data-point chart:repeated="18"/>
          </chart:series>
          <chart:series chart:style-name="ch12" chart:values-cell-range-address="Hoja3.G73:Hoja3.G90" chart:label-cell-address="Hoja3.G72:Hoja3.G72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72:Hoja3.C72</svg:desc>
                </draw:g>
              </table:table-cell>
              <table:table-cell office:value-type="string">
                <text:p>Madrid</text:p>
                <draw:g>
                  <svg:desc>Hoja3.D72:Hoja3.D72</svg:desc>
                </draw:g>
              </table:table-cell>
              <table:table-cell office:value-type="string">
                <text:p>La Rioja</text:p>
                <draw:g>
                  <svg:desc>Hoja3.E72:Hoja3.E72</svg:desc>
                </draw:g>
              </table:table-cell>
              <table:table-cell office:value-type="string">
                <text:p>País Vasco</text:p>
                <draw:g>
                  <svg:desc>Hoja3.F72:Hoja3.F72</svg:desc>
                </draw:g>
              </table:table-cell>
              <table:table-cell office:value-type="string">
                <text:p>Castilla–La Mancha</text:p>
                <draw:g>
                  <svg:desc>Hoja3.G72:Hoja3.G72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73:Hoja3.B90</svg:desc>
                </draw:g>
              </table:table-cell>
              <table:table-cell office:value-type="float" office:value="NaN">
                <text:p>NaN</text:p>
                <draw:g>
                  <svg:desc>Hoja3.C73:Hoja3.C90</svg:desc>
                </draw:g>
              </table:table-cell>
              <table:table-cell office:value-type="float" office:value="NaN">
                <text:p>NaN</text:p>
                <draw:g>
                  <svg:desc>Hoja3.D73:Hoja3.D90</svg:desc>
                </draw:g>
              </table:table-cell>
              <table:table-cell office:value-type="float" office:value="NaN">
                <text:p>NaN</text:p>
                <draw:g>
                  <svg:desc>Hoja3.E73:Hoja3.E90</svg:desc>
                </draw:g>
              </table:table-cell>
              <table:table-cell office:value-type="float" office:value="NaN">
                <text:p>NaN</text:p>
                <draw:g>
                  <svg:desc>Hoja3.F73:Hoja3.F90</svg:desc>
                </draw:g>
              </table:table-cell>
              <table:table-cell office:value-type="float" office:value="NaN">
                <text:p>NaN</text:p>
                <draw:g>
                  <svg:desc>Hoja3.G73:Hoja3.G90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186401644965">
                <text:p>6.06186401644965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6633647094667">
                <text:p>9.7663364709466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301465590334">
                <text:p>14.9301465590334</text:p>
              </table:table-cell>
              <table:table-cell office:value-type="float" office:value="77.1060121030448">
                <text:p>77.1060121030448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115.225838311292">
                <text:p>115.225838311292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39.2480081635857">
                <text:p>39.2480081635857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4421981621102">
                <text:p>32.4421981621102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45.4450620841519">
                <text:p>45.4450620841519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8.3918054375145">
                <text:p>38.391805437514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9.832842977179">
                <text:p>59.832842977179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60.1168881407676">
                <text:p>60.116888140767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8.7011255197627">
                <text:p>68.7011255197627</text:p>
              </table:table-cell>
              <table:table-cell office:value-type="float" office:value="337.880277754916">
                <text:p>337.880277754916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82.6273856075489">
                <text:p>82.6273856075489</text:p>
              </table:table-cell>
              <table:table-cell office:value-type="float" office:value="57.5031103955168">
                <text:p>57.50311039551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88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9:Hoja3.F37 Hoja3.C8:Hoja3.F8" chart:data-source-has-labels="both" svg:x="0.449cm" svg:y="0.829cm" svg:width="14.242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37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37" chart:label-cell-address="Hoja3.C8:Hoja3.C8" chart:class="chart:line">
            <chart:data-point chart:repeated="29"/>
          </chart:series>
          <chart:series chart:style-name="ch9" chart:values-cell-range-address="Hoja3.D9:Hoja3.D37" chart:label-cell-address="Hoja3.D8:Hoja3.D8" chart:class="chart:line">
            <chart:data-point chart:repeated="29"/>
          </chart:series>
          <chart:series chart:style-name="ch10" chart:values-cell-range-address="Hoja3.E9:Hoja3.E37" chart:label-cell-address="Hoja3.E8:Hoja3.E8" chart:class="chart:line">
            <chart:data-point chart:repeated="29"/>
          </chart:series>
          <chart:series chart:style-name="ch11" chart:values-cell-range-address="Hoja3.F9:Hoja3.F37" chart:label-cell-address="Hoja3.F8:Hoja3.F8" chart:class="chart:line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37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37</svg:desc>
                </draw:g>
              </table:table-cell>
              <table:table-cell office:value-type="float" office:value="NaN">
                <text:p>NaN</text:p>
                <draw:g>
                  <svg:desc>Hoja3.D9:Hoja3.D37</svg:desc>
                </draw:g>
              </table:table-cell>
              <table:table-cell office:value-type="float" office:value="NaN">
                <text:p>NaN</text:p>
                <draw:g>
                  <svg:desc>Hoja3.E9:Hoja3.E37</svg:desc>
                </draw:g>
              </table:table-cell>
              <table:table-cell office:value-type="float" office:value="NaN">
                <text:p>NaN</text:p>
                <draw:g>
                  <svg:desc>Hoja3.F9:Hoja3.F3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17122188215654">
                <text:p>0.1712218821565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99638293773944">
                <text:p>0.29963829377394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556471117008754">
                <text:p>0.556471117008754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963123087130535">
                <text:p>0.963123087130535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67534190869593">
                <text:p>2.67534190869593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6170622605569">
                <text:p>3.6170622605569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87982364146138">
                <text:p>4.87982364146138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6.03557134601802">
                <text:p>6.03557134601802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6.3467671168375">
                <text:p>26.3467671168375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6.2776362819168">
                <text:p>36.2776362819168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9.451205792676">
                <text:p>19.45120579267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8.7340282088051">
                <text:p>48.7340282088051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4.4351888743776">
                <text:p>24.435188874377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7.3330051580592">
                <text:p>67.3330051580592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34.1172906714988">
                <text:p>34.117290671498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111.979110930377">
                <text:p>111.979110930377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45.6761541776896">
                <text:p>45.676154177689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35.115467756779">
                <text:p>135.115467756779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56.9864399740699">
                <text:p>56.986439974069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7.56341037595">
                <text:p>397.56341037595</text:p>
              </table:table-cell>
              <table:table-cell office:value-type="float" office:value="166.898529632087">
                <text:p>166.898529632087</text:p>
              </table:table-cell>
              <table:table-cell office:value-type="float" office:value="80.1610857801255">
                <text:p>80.1610857801255</text:p>
              </table:table-cell>
              <table:table-cell office:value-type="float" office:value="72.249111356438">
                <text:p>72.24911135643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49.501928408255">
                <text:p>449.501928408255</text:p>
              </table:table-cell>
              <table:table-cell office:value-type="float" office:value="212.593369432613">
                <text:p>212.593369432613</text:p>
              </table:table-cell>
              <table:table-cell office:value-type="float" office:value="98.4645336999209">
                <text:p>98.4645336999209</text:p>
              </table:table-cell>
              <table:table-cell office:value-type="float" office:value="74.722459569053">
                <text:p>74.72245956905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06.147525247694">
                <text:p>506.147525247694</text:p>
              </table:table-cell>
              <table:table-cell office:value-type="float" office:value="252.209832416583">
                <text:p>252.209832416583</text:p>
              </table:table-cell>
              <table:table-cell office:value-type="float" office:value="114.749109829698">
                <text:p>114.749109829698</text:p>
              </table:table-cell>
              <table:table-cell office:value-type="float" office:value="88.9411045702168">
                <text:p>88.94110457021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73.73346566276">
                <text:p>573.73346566276</text:p>
              </table:table-cell>
              <table:table-cell office:value-type="float" office:value="311.944866553946">
                <text:p>311.944866553946</text:p>
              </table:table-cell>
              <table:table-cell office:value-type="float" office:value="135.590992132531">
                <text:p>135.590992132531</text:p>
              </table:table-cell>
              <table:table-cell office:value-type="float" office:value="101.892003251347">
                <text:p>101.892003251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53cm" svg:y="0.149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9:Hoja1.L36 Hoja1.I8:Hoja1.L8" chart:data-source-has-labels="both" svg:x="0.264cm" svg:y="0.83cm" svg:width="14.427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36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6" chart:label-cell-address="Hoja1.I8:Hoja1.I8" chart:class="chart:line">
            <chart:data-point chart:repeated="28"/>
          </chart:series>
          <chart:series chart:style-name="ch9" chart:values-cell-range-address="Hoja1.J9:Hoja1.J36" chart:label-cell-address="Hoja1.J8:Hoja1.J8" chart:class="chart:line">
            <chart:data-point chart:repeated="28"/>
          </chart:series>
          <chart:series chart:style-name="ch10" chart:values-cell-range-address="Hoja1.K9:Hoja1.K36" chart:label-cell-address="Hoja1.K8:Hoja1.K8" chart:class="chart:line">
            <chart:data-point chart:repeated="28"/>
          </chart:series>
          <chart:series chart:style-name="ch11" chart:values-cell-range-address="Hoja1.L9:Hoja1.L36" chart:label-cell-address="Hoja1.L8:Hoja1.L8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6</svg:desc>
                </draw:g>
              </table:table-cell>
              <table:table-cell office:value-type="float" office:value="NaN">
                <text:p>NaN</text:p>
                <draw:g>
                  <svg:desc>Hoja1.I9:Hoja1.I36</svg:desc>
                </draw:g>
              </table:table-cell>
              <table:table-cell office:value-type="float" office:value="NaN">
                <text:p>NaN</text:p>
                <draw:g>
                  <svg:desc>Hoja1.J9:Hoja1.J36</svg:desc>
                </draw:g>
              </table:table-cell>
              <table:table-cell office:value-type="float" office:value="NaN">
                <text:p>NaN</text:p>
                <draw:g>
                  <svg:desc>Hoja1.K9:Hoja1.K36</svg:desc>
                </draw:g>
              </table:table-cell>
              <table:table-cell office:value-type="float" office:value="NaN">
                <text:p>NaN</text:p>
                <draw:g>
                  <svg:desc>Hoja1.L9:Hoja1.L3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25">
                <text:p>125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93">
                <text:p>193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809">
                <text:p>1809</text:p>
              </table:table-cell>
              <table:table-cell office:value-type="float" office:value="293">
                <text:p>293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58">
                <text:p>2158</text:p>
              </table:table-cell>
              <table:table-cell office:value-type="float" office:value="432">
                <text:p>432</text:p>
              </table:table-cell>
              <table:table-cell office:value-type="float" office:value="148">
                <text:p>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03">
                <text:p>2503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978">
                <text:p>2978</text:p>
              </table:table-cell>
              <table:table-cell office:value-type="float" office:value="612">
                <text:p>612</text:p>
              </table:table-cell>
              <table:table-cell office:value-type="float" office:value="244">
                <text:p>244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minimum="0.0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H9:Hoja3.J36 Hoja3.I8:Hoja3.J8" chart:data-source-has-labels="both" svg:x="-0.027cm" svg:y="0.829cm" svg:width="14.71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H9:Hoja3.H36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9:Hoja3.I36" chart:label-cell-address="Hoja3.I8:Hoja3.I8" chart:class="chart:line">
            <chart:data-point chart:repeated="28"/>
          </chart:series>
          <chart:series chart:style-name="ch9" chart:values-cell-range-address="Hoja3.J9:Hoja3.J36" chart:label-cell-address="Hoja3.J8:Hoja3.J8" chart:class="chart:line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8:Hoja3.I8</svg:desc>
                </draw:g>
              </table:table-cell>
              <table:table-cell office:value-type="string">
                <text:p>España</text:p>
                <draw:g>
                  <svg:desc>Hoja3.J8:Hoja3.J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9:Hoja3.H36</svg:desc>
                </draw:g>
              </table:table-cell>
              <table:table-cell office:value-type="float" office:value="NaN">
                <text:p>NaN</text:p>
                <draw:g>
                  <svg:desc>Hoja3.I9:Hoja3.I36</svg:desc>
                </draw:g>
              </table:table-cell>
              <table:table-cell office:value-type="float" office:value="NaN">
                <text:p>NaN</text:p>
                <draw:g>
                  <svg:desc>Hoja3.J9:Hoja3.J3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24513482090728">
                <text:p>0.22451348209072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90836459777119">
                <text:p>1.908364597771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36770223136092">
                <text:p>3.3677022313609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0412426776331">
                <text:p>4.041242677633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8.86828254258375">
                <text:p>8.8682825425837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0320926306705">
                <text:p>14.032092630670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21.6655510217552">
                <text:p>21.665551021755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8912251262916">
                <text:p>32.891225126291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48.4949121315972">
                <text:p>48.494912131597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8.7011255197627">
                <text:p>68.70112551976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55cm" svg:y="0.149cm" chart:style-name="ch2">
          <text:p>Covid-19 (muertes declaradas)</text:p>
        </chart:title>
        <chart:legend chart:legend-position="bottom" svg:x="2.769cm" svg:y="10.904cm" style:legend-expansion="wide" chart:style-name="ch3"/>
        <chart:plot-area chart:style-name="ch4" table:cell-range-address="Hoja3.B73:Hoja3.G90 Hoja3.C72:Hoja3.G72" chart:data-source-has-labels="both" svg:x="0.448cm" svg:y="0.829cm" svg:width="14.302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73:Hoja3.B9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73:Hoja3.C90" chart:label-cell-address="Hoja3.C72:Hoja3.C72" chart:class="chart:line">
            <chart:data-point chart:repeated="18"/>
          </chart:series>
          <chart:series chart:style-name="ch9" chart:values-cell-range-address="Hoja3.D73:Hoja3.D90" chart:label-cell-address="Hoja3.D72:Hoja3.D72" chart:class="chart:line">
            <chart:data-point chart:repeated="18"/>
          </chart:series>
          <chart:series chart:style-name="ch10" chart:values-cell-range-address="Hoja3.E73:Hoja3.E90" chart:label-cell-address="Hoja3.E72:Hoja3.E72" chart:class="chart:line">
            <chart:data-point chart:repeated="18"/>
          </chart:series>
          <chart:series chart:style-name="ch11" chart:values-cell-range-address="Hoja3.F73:Hoja3.F90" chart:label-cell-address="Hoja3.F72:Hoja3.F72" chart:class="chart:line">
            <chart:data-point chart:repeated="18"/>
          </chart:series>
          <chart:series chart:style-name="ch12" chart:values-cell-range-address="Hoja3.G73:Hoja3.G90" chart:label-cell-address="Hoja3.G72:Hoja3.G72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72:Hoja3.C72</svg:desc>
                </draw:g>
              </table:table-cell>
              <table:table-cell office:value-type="string">
                <text:p>Madrid</text:p>
                <draw:g>
                  <svg:desc>Hoja3.D72:Hoja3.D72</svg:desc>
                </draw:g>
              </table:table-cell>
              <table:table-cell office:value-type="string">
                <text:p>La Rioja</text:p>
                <draw:g>
                  <svg:desc>Hoja3.E72:Hoja3.E72</svg:desc>
                </draw:g>
              </table:table-cell>
              <table:table-cell office:value-type="string">
                <text:p>País Vasco</text:p>
                <draw:g>
                  <svg:desc>Hoja3.F72:Hoja3.F72</svg:desc>
                </draw:g>
              </table:table-cell>
              <table:table-cell office:value-type="string">
                <text:p>Castilla–La Mancha</text:p>
                <draw:g>
                  <svg:desc>Hoja3.G72:Hoja3.G72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73:Hoja3.B90</svg:desc>
                </draw:g>
              </table:table-cell>
              <table:table-cell office:value-type="float" office:value="NaN">
                <text:p>NaN</text:p>
                <draw:g>
                  <svg:desc>Hoja3.C73:Hoja3.C90</svg:desc>
                </draw:g>
              </table:table-cell>
              <table:table-cell office:value-type="float" office:value="NaN">
                <text:p>NaN</text:p>
                <draw:g>
                  <svg:desc>Hoja3.D73:Hoja3.D90</svg:desc>
                </draw:g>
              </table:table-cell>
              <table:table-cell office:value-type="float" office:value="NaN">
                <text:p>NaN</text:p>
                <draw:g>
                  <svg:desc>Hoja3.E73:Hoja3.E90</svg:desc>
                </draw:g>
              </table:table-cell>
              <table:table-cell office:value-type="float" office:value="NaN">
                <text:p>NaN</text:p>
                <draw:g>
                  <svg:desc>Hoja3.F73:Hoja3.F90</svg:desc>
                </draw:g>
              </table:table-cell>
              <table:table-cell office:value-type="float" office:value="NaN">
                <text:p>NaN</text:p>
                <draw:g>
                  <svg:desc>Hoja3.G73:Hoja3.G90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186401644965">
                <text:p>6.06186401644965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6633647094667">
                <text:p>9.7663364709466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301465590334">
                <text:p>14.9301465590334</text:p>
              </table:table-cell>
              <table:table-cell office:value-type="float" office:value="77.1060121030448">
                <text:p>77.1060121030448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115.225838311292">
                <text:p>115.225838311292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39.2480081635857">
                <text:p>39.2480081635857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4421981621102">
                <text:p>32.4421981621102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45.4450620841519">
                <text:p>45.4450620841519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8.3918054375145">
                <text:p>38.391805437514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9.832842977179">
                <text:p>59.832842977179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60.1168881407676">
                <text:p>60.116888140767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8.7011255197627">
                <text:p>68.7011255197627</text:p>
              </table:table-cell>
              <table:table-cell office:value-type="float" office:value="337.880277754916">
                <text:p>337.880277754916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82.6273856075489">
                <text:p>82.6273856075489</text:p>
              </table:table-cell>
              <table:table-cell office:value-type="float" office:value="57.5031103955168">
                <text:p>57.5031103955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